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49.4622mm" fo:page-width="98.9362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path svg:d="M 6532.822 14916.99 C 6402.804 14888.319 6340.0835 14850.212 6362.6953 14813.625 C 6370.6704 14800.72 6361.6094 14790.149 6342.5605 14790.131 C 6282.1597 14790.075 6154.9053 14662.663 6171.655 14619.015 C 6180.206 14596.73 6180.3784 14560.714 6172.0376 14538.978 C 6159.2295 14505.6 6144.9688 14507.935 6080.264 14554.009 L 6003.6553 14608.558 L 6003.6553 14508.266 L 6003.6553 14407.973 L 5958.8867 14473.391 C 5890.0894 14573.922 5864.662 14580.234 5826.307 14506.305 C 5796.446 14448.749 5797.3438 14413.232 5832.108 14276.842 C 5887.594 14059.15 6062.037 13728.477 6100.893 13767.332 C 6112.6484 13779.087 5974.7866 14030.8 5945.536 14050.988 C 5918.076 14069.942 5844.9053 14348.631 5844.9053 14434.267 C 5844.9053 14560.93 5899.9824 14495.291 6040.246 14201.466 C 6166.743 13936.477 6293.4414 13727.491 6260.8003 13837.664 C 6210.1714 14008.551 6209.9077 14012.987 6253.6396 13958.284 C 6327.4155 13865.997 6296.798 13956.357 6199.849 14117.033 C 6094.625 14291.423 6030.114 14433.197 6030.114 14490.055 C 6030.114 14540.843 6132.646 14486.996 6154.693 14424.63 C 6163.3584 14400.116 6185.314 14362.2 6203.484 14340.372 C 6221.653 14318.544 6268.871 14241.153 6308.413 14168.393 C 6383.0024 14031.144 6491.5703 13894.34 6429.1484 14016.258 C 6409.157 14055.304 6408.0933 14075.789 6426.0576 14075.789 C 6441.1216 14075.789 6453.447 14063.882 6453.447 14049.33 C 6453.447 14034.778 6464.825 14022.872 6478.732 14022.872 C 6507.938 14022.872 6457.8823 14176.089 6376.6714 14335.275 C 6314.0483 14458.028 6310.81 14472.663 6346.2725 14472.663 C 6395.7324 14472.663 6533.7837 14298.493 6576.959 14181.622 C 6625.7393 14049.577 6665.114 13990.868 6665.114 14050.18 C 6665.114 14071.021 6694.809 14044.371 6731.104 13990.959 C 6768.4424 13936.011 6817.265 13895.331 6843.552 13897.268 C 6901.525 13901.537 7035.908 13815.525 7034.44 13775.09 C 7033.84 13758.573 7007.051 13691.48 6974.9087 13625.997 C 6903.904 13481.337 6773.875 13423.37 6615.6206 13465.826 C 6529.9697 13488.803 6524.9727 13487.538 6569.3745 13454.111 C 6596.7544 13433.501 6681.509 13403.693 6757.718 13387.872 C 6833.927 13372.051 6918.6816 13341.781 6946.061 13320.605 C 6991.581 13285.4 6986.782 13283.149 6890.0093 13294.309 C 6831.8013 13301.021 6649.588 13321.043 6485.0913 13338.802 C 6320.5947 13356.561 6181.27 13378.753 6175.4824 13388.119 C 6169.694 13397.483 6171.9565 13431.91 6180.5107 13464.619 C 6193.057 13512.598 6208.7485 13520.91 6261.696 13507.621 C 6430.6924 13465.206 6487.6953 13459.695 6470.552 13487.435 C 6460.883 13503.08 6391.8105 13528.997 6317.0596 13545.028 C 6057.304 13600.737 5845.9497 13823.713 5741.253 14152.497 C 5704.5415 14267.784 5704.145 14472.663 5740.634 14472.663 C 5756.0444 14472.663 5761.295 14484.57 5752.3013 14499.122 C 5723.4756 14545.763 5692.0493 14527.64 5664.446 14448.455 C 5649.6587 14406.035 5641.4214 14367.341 5646.1416 14362.465 C 5650.862 14357.59 5661.0103 14317.883 5668.6943 14274.227 C 5676.378 14230.569 5695.064 14154.278 5710.218 14104.688 C 5731.705 14034.376 5729.7656 14008.163 5701.406 13985.626 C 5681.405 13969.73 5658.3286 13932.913 5650.125 13903.81 C 5637.697 13859.713 5664.8154 13836.219 5812.8184 13762.857 C 5910.5024 13714.4375 6024.341 13634.069 6065.7925 13584.264 C 6137.0913 13498.594 6138.162 13493.705 6085.636 13493.705 C 6053.9214 13493.705 6030.114 13476.6875 6030.114 13454.018 C 6030.114 13432.189 6016.6035 13414.33 6000.0913 13414.33 C 5956.945 13414.33 5622.086 13474.761 5609.1475 13484.883 C 5603.1733 13489.557 5618.8315 13516.084 5643.9443 13543.833 C 5677.804 13581.248 5681.3823 13599.366 5657.79 13613.946 C 5638.8013 13625.682 5606.84 13608.236 5578.5015 13570.666 C 5552.3887 13536.049 5522.5605 13516.189 5512.2153 13526.534 C 5501.87 13536.879 5508.7056 13563.778 5527.4053 13586.31 C 5568.694 13636.06 5551.039 13659.862 5490.175 13636.508 C 5465.5327 13627.052 5438.409 13584.507 5429.9004 13541.963 C 5416.5854 13475.39 5404.79 13466.442 5345.2407 13477.758 C 5307.1865 13484.989 5212.3125 13498.774 5134.409 13508.393 C 4992.9785 13525.856 4992.792 13526.003 5009.047 13607.275 C 5018.0 13652.044 5043.0435 13708.248 5064.699 13732.178 C 5115.0254 13787.788 5114.568 13811.205 5063.154 13811.205 C 5040.649 13811.205 5001.9536 13775.562 4977.1646 13731.998 C 4952.375 13688.434 4917.21 13652.715 4899.02 13652.623 C 4851.372 13652.381 4858.1567 13688.332 4920.784 13767.95 C 4965.6235 13824.954 4968.1465 13837.664 4934.623 13837.664 C 4883.563 13837.664 4819.018 13741.925 4797.4814 13634.242 C 4780.1206 13547.439 4685.5854 13483.354 4614.9062 13510.476 C 4592.906 13518.919 4574.9053 13513.296 4574.9053 13497.9795 C 4574.9053 13482.664 4542.1636 13454.514 4502.145 13435.422 C 4453.5967 13412.262 4426.599 13376.5625 4421.013 13328.1455 C 4411.398 13244.808 4455.973 13229.09 4476.739 13308.497 C 4484.3496 13337.601 4503.5977 13361.414 4519.5117 13361.414 C 4562.232 13361.414 4554.65 13293.666 4507.5557 13254.581 C 4485.065 13235.916 4472.7856 13204.692 4480.2666 13185.195 C 4505.2 13120.219 4468.954 13148.665 4415.8657 13235.736 C 4387.0293 13283.03 4363.392 13360.147 4363.338 13407.105 C 4363.266 13468.507 4344.989 13504.442 4298.2563 13535.064 C 4213.7324 13590.447 4178.0303 13565.398 4178.0303 13450.717 C 4178.0303 13399.687 4166.453 13336.304 4152.3037 13309.865 C 4110.872 13232.447 4186.742 12927.451 4275.0156 12816.566 C 4426.615 12626.134 4502.44 12568.846 4707.603 12489.726 C 4868.627 12427.629 4959.4976 12408.914 5099.988 12408.914 C 5202.6484 12408.914 5324.468 12391.512 5377.8037 12369.227 C 5486.398 12323.853 5701.2456 12316.198 5726.3447 12356.81 C 5748.3125 12392.3545 5902.669 12366.232 6065.1 12299.48 C 6135.275 12270.642 6236.478 12243.077 6289.996 12238.229 C 6343.5137 12233.377 6414.0903 12220.784 6446.8325 12210.242 C 6491.199 12195.958 6506.364 12201.517 6506.364 12232.065 C 6506.364 12254.611 6481.9243 12280.8125 6452.054 12290.294 C 6408.679 12304.061 6404.0044 12315.074 6428.8354 12344.993 C 6445.9355 12365.598 6479.3047 12382.851 6502.989 12383.336 C 6557.8276 12384.456 6678.552 12483.67 6654.429 12507.793 C 6644.43 12517.793 6612.493 12511.138 6583.459 12493.006 C 6554.425 12474.874 6519.095 12467.191 6504.948 12475.935 C 6490.801 12484.678 6429.6113 12449.361 6368.97 12397.456 C 6253.9062 12298.966 6225.554 12289.021 6166.506 12326.444 C 6140.4985 12342.928 6150.912 12354.018 6205.192 12367.641 C 6277.3335 12385.746 6652.495 12747.852 6626.277 12774.07 C 6619.215 12781.133 6529.838 12708.046 6427.6606 12611.658 C 6325.484 12515.2705 6214.705 12429.584 6181.485 12421.246 C 6148.2656 12412.909 6044.062 12409.7 5949.9224 12414.115 L 5778.76 12422.143 L 5944.124 12587.508 C 6035.0747 12678.458 6129.3325 12752.872 6153.586 12752.872 C 6177.8394 12752.872 6190.643 12759.913 6182.0386 12768.517 C 6146.3306 12804.224 6042.2373 12737.377 5842.107 12550.218 C 5632.1084 12353.83 5628.9473 12352.066 5519.1875 12370.151 C 5375.2896 12393.859 5301.126 12433.44 5398.489 12434.567 C 5436.725 12435.011 5483.2993 12453.795 5501.9863 12476.312 C 5529.2866 12509.206 5540.718 12510.506 5560.1567 12482.926 C 5579.26 12455.823 5587.1743 12455.56 5597.77 12481.674 C 5605.1514 12499.864 5629.4434 12514.747 5651.753 12514.747 C 5674.0625 12514.747 5773.698 12598.092 5873.1665 12699.955 C 5972.635 12801.819 6039.71 12885.12 6022.222 12885.065 C 5968.8955 12884.898 5823.5903 12785.462 5792.9136 12728.142 C 5777.0127 12698.431 5735.0693 12666.859 5699.706 12657.984 C 5664.343 12649.109 5621.557 12625.155 5604.6255 12604.756 C 5587.6953 12584.355 5555.7773 12567.664 5533.697 12567.664 C 5511.617 12567.664 5480.333 12551.035 5464.1763 12530.712 C 5448.02 12510.389 5364.7505 12485.5205 5279.1333 12475.45 L 5123.465 12457.139 L 5143.347 12532.246 C 5154.2817 12573.553 5164.8013 12666.883 5166.723 12739.643 L 5170.218 12871.935 L 5289.2803 12889.461 C 5354.765 12899.101 5494.2896 12908.029 5599.3354 12909.305 C 5751.8223 12911.155 5787.453 12919.112 5776.071 12948.775 C 5767.481 12971.161 5733.6304 12982.639 5690.9116 12977.651 C 5651.9155 12973.1 5482.086 12960.921 5313.5127 12950.589 L 5007.016 12931.805 L 4947.7656 13057.856 C 4880.2085 13201.577 4909.106 13254.072 5016.8975 13183.443 C 5051.3716 13160.855 5141.473 13138.667 5217.1235 13134.134 C 5292.774 13129.603 5384.6055 13118.067 5421.194 13108.501 C 5457.782 13098.935 5523.437 13086.648 5567.093 13081.198 C 5610.749 13075.748 5682.187 13065.949 5725.843 13059.425 C 5769.499 13052.898 5851.2026 13046.739 5907.406 13045.737 L 6009.5933 13043.914 L 5867.7183 12947.502 C 5789.6865 12894.475 5720.683 12846.651 5714.3774 12841.228 C 5708.0713 12835.803 5716.131 12818.147 5732.2866 12801.99 C 5753.813 12780.464 5793.7124 12798.88 5881.635 12870.927 C 5984.135 12954.917 6029.6216 12972.754 6193.9365 12993.386 C 6325.2065 13009.868 6414.322 13008.274 6474.644 12988.368 C 6539.5073 12966.961 6594.81 12967.203 6682.48 12989.278 C 6770.6465 13011.479 6857.573 13011.74 7014.351 12990.273 C 7226.7256 12961.196 7300.114 12967.366 7300.114 13014.3 C 7300.114 13039.676 7224.8423 13054.983 6945.868 13086.335 C 6826.0215 13099.804 6800.617 13109.753 6835.8013 13129.443 C 6860.959 13143.521 6931.3325 13147.575 6992.1875 13138.449 C 7067.429 13127.166 7118.842 13133.5625 7152.864 13158.439 C 7195.593 13189.685 7217.41 13189.321 7302.3604 13155.951 C 7359.6777 13133.437 7396.5835 13103.217 7389.4536 13084.637 C 7382.6484 13066.901 7395.4814 13037.12 7417.9717 13018.455 C 7468.332 12976.66 7470.8784 12938.08 7423.277 12938.08 C 7375.382 12938.08 7300.6377 12852.155 7244.266 12732.295 C 7200.048 12638.273 7198.497 12637.407 7210.0615 12713.185 C 7224.0425 12804.802 7188.27 12874.467 7141.946 12845.836 C 7121.4736 12833.184 7116.1367 12794.291 7126.957 12736.613 C 7141.497 12659.11 7136.6406 12647.039 7090.917 12647.039 C 7058.64 12647.039 7007.6675 12603.273 6959.952 12534.591 C 6867.2783 12401.194 6720.1934 12256.084 6634.198 12213.21 C 6564.242 12178.333 6551.878 12109.341 6613.4585 12097.48 C 6652.9707 12089.873 6959.683 12390.208 7080.3623 12554.68 C 7177.436 12686.979 7148.032 12583.296 7046.7026 12435.989 C 6994.6387 12360.301 6957.505 12292.911 6964.183 12286.233 C 6981.9854 12268.432 7167.822 12491.961 7167.822 12531.177 C 7167.822 12549.526 7181.568 12573.036 7198.368 12583.42 C 7217.294 12595.117 7221.7324 12590.678 7210.036 12571.753 C 7199.653 12554.951 7203.766 12541.205 7219.1772 12541.205 C 7234.588 12541.205 7247.197 12499.533 7247.197 12448.602 C 7247.197 12373.535 7237.1426 12355.997 7194.1055 12355.997 C 7164.9053 12355.997 7116.3228 12327.6 7086.145 12292.892 C 7054.722 12256.752 6988.6636 12222.974 6931.55 12213.842 C 6820.5723 12196.096 6691.572 12107.918 6691.572 12049.806 C 6691.572 11994.889 6764.5347 12003.536 6795.916 12062.173 C 6821.135 12109.295 6978.297 12183.926 7002.127 12160.095 C 7008.14 12154.081 6990.0977 12141.874 6962.032 12132.967 C 6933.9673 12124.059 6879.8125 12084.276 6841.6885 12044.561 C 6803.5645 12004.846 6748.2393 11949.433 6718.7427 11921.419 C 6650.614 11856.717 6651.311 11847.294 6731.2593 11752.28 C 6767.6396 11709.045 6797.4053 11650.422 6797.4053 11622.008 C 6797.4053 11593.592 6821.218 11542.888 6850.322 11509.33 C 6879.4263 11475.773 6903.239 11432.279 6903.239 11412.678 C 6903.239 11352.428 6975.2754 11373.118 7032.485 11449.799 L 7086.7705 11522.56 L 7087.609 11455.091 C 7088.556 11378.807 7044.498 11322.341 6997.9634 11340.198 C 6980.848 11346.766 6939.029 11322.531 6905.032 11286.344 C 6844.5537 11221.968 6844.1904 11218.504 6888.194 11125.773 C 6912.929 11073.648 6951.01 10968.96 6972.8174 10893.134 C 7037.5015 10668.223 7093.937 10530.372 7121.3306 10530.372 C 7135.463 10530.372 7138.9746 10551.207 7129.1357 10576.674 C 7119.2964 10602.14 7100.0024 10682.508 7086.26 10755.268 C 7072.517 10828.028 7048.452 10926.716 7032.7827 10974.573 C 7010.8516 11041.554 7012.351 11071.297 7039.2944 11103.763 C 7070.583 11141.462 7076.172 11139.248 7091.964 11082.895 C 7101.6807 11048.22 7111.6543 10954.366 7114.128 10874.33 C 7116.601 10794.293 7129.796 10704.996 7143.45 10675.893 C 7171.8066 10615.447 7153.371 11341.419 7124.6484 11416.2705 C 7106.1323 11464.522 7152.463 11508.808 7220.739 11508.121 C 7251.5044 11507.811 7249.892 11501.589 7213.568 11480.441 C 7154.8716 11446.2705 7177.1357 11403.967 7244.5396 11421.594 C 7283.2744 11431.724 7291.973 11452.315 7282.612 11511.714 C 7275.6416 11555.94 7282.4136 11588.705 7298.525 11588.705 C 7313.9507 11588.705 7326.572 11571.838 7326.572 11551.223 C 7326.572 11530.608 7341.4546 11507.701 7359.645 11500.319 C 7384.52 11490.227 7382.88 11480.039 7353.0303 11459.221 C 7321.0933 11436.944 7331.069 11427.968 7404.111 11413.254 C 7491.8477 11395.581 7492.747 11394.183 7431.0425 11371.355 C 7389.5195 11355.997 7363.9575 11357.485 7357.913 11375.619 C 7346.036 11411.25 7255.5566 11411.971 7233.701 11376.607 C 7224.5605 11361.816 7205.9985 11356.566 7192.4517 11364.94 C 7178.906 11373.312 7167.822 11362.301 7167.822 11340.475 C 7167.822 11318.6455 7180.9995 11292.643 7197.105 11282.688 C 7217.603 11270.0205 7215.848 11258.076 7191.257 11242.879 C 7171.934 11230.937 7164.4224 11212.869 7174.5635 11202.728 C 7184.7046 11192.586 7209.2676 11197.789 7229.148 11214.289 C 7249.029 11230.788 7272.5625 11237.02 7281.4443 11228.138 C 7290.3267 11219.256 7317.2437 11231.639 7341.26 11255.655 C 7365.276 11279.671 7437.281 11313.323 7501.2695 11330.4375 C 7615.17 11360.901 7658.6533 11403.497 7575.8516 11403.497 C 7552.883 11403.497 7488.3315 11451.122 7432.4053 11509.33 C 7316.397 11630.072 7294.13 11635.639 7220.739 11562.247 C 7191.6343 11533.144 7155.916 11509.33 7141.364 11509.33 C 7104.8633 11509.33 7108.1274 11571.344 7146.6553 11609.872 C 7169.047 11632.264 7169.62 11641.622 7148.601 11641.622 C 7128.372 11641.622 7118.224 11737.256 7117.016 11939.278 L 7115.2354 12236.935 L 7433.079 12324.606 C 7607.893 12372.827 7774.987 12414.093 7804.3984 12416.307 C 7833.8096 12418.522 7876.0776 12440.451 7898.327 12465.036 C 7935.267 12505.854 7932.302 12511.152 7864.187 12526.032 C 7798.357 12540.412 7508.814 12479.321 7371.5303 12422.085 C 7330.923 12405.156 7326.369 12412.124 7340.7065 12469.249 C 7349.9595 12506.114 7343.6953 12562.126 7326.786 12593.722 C 7302.1836 12639.692 7305.1577 12670.571 7341.6772 12748.321 C 7396.791 12865.659 7426.7275 12887.598 7504.946 12867.965 C 7540.057 12859.152 7564.697 12865.063 7564.697 12882.296 C 7564.697 12940.852 7724.679 12911.062 7833.4795 12832.247 C 7893.745 12788.59 7956.1494 12753.349 7972.1562 12753.932 C 7988.163 12754.515 7965.5405 12775.35 7921.8843 12800.233 L 7842.5093 12845.477 L 7943.5522 12853.796 C 8027.9272 12860.745 8039.395 12868.382 8013.0728 12900.098 C 7995.736 12920.988 7950.2666 12939.268 7912.0303 12940.718 L 7842.5093 12943.3545 L 7908.6553 12964.539 L 7974.8013 12985.723 L 7908.6553 12987.207 C 7872.275 12988.024 7789.592 12978.4795 7724.915 12965.998 C 7562.834 12934.718 7492.2637 12966.777 7470.7485 13081.463 C 7452.4077 13179.227 7398.6504 13244.087 7357.1973 13218.469 C 7343.662 13210.104 7327.11 13224.208 7320.414 13249.812 C 7311.395 13284.303 7248.5605 13309.44 7077.9365 13346.821 C 6873.373 13391.637 6757.609 13440.789 6856.62 13440.789 C 6899.4883 13440.789 7073.8003 13619.0625 7097.7954 13687.445 C 7107.1016 13713.965 7101.887 13759.634 7086.2085 13788.93 C 7070.5293 13818.227 7063.8477 13848.343 7071.3604 13855.854 C 7096.4585 13880.952 7348.1943 13782.596 7363.9507 13741.536 C 7398.165 13652.375 7378.057 13498.928 7322.4077 13424.514 C 7266.5835 13349.865 7267.2563 13350.033 7352.9497 13432.152 C 7441.286 13516.803 7460.22 13602.512 7419.1616 13731.877 C 7409.54 13762.19 7414.4297 13784.747 7430.6226 13784.747 C 7446.1553 13784.747 7458.864 13794.382 7458.864 13806.155 C 7458.864 13817.93 7348.7305 13848.924 7214.124 13875.032 C 6944.036 13927.418 6832.183 13969.083 6768.1123 14041.174 C 6744.7256 14067.488 6699.168 14110.516 6666.8745 14136.791 C 6619.976 14174.947 6614.486 14192.187 6639.596 14222.443 C 6682.7036 14274.385 6652.1587 14340.372 6585.0073 14340.372 C 6550.332 14340.372 6536.6562 14351.629 6548.3477 14370.546 C 6578.734 14419.713 7127.472 14378.385 7644.072 14288.022 C 8495.6455 14139.068 8822.502 14056.309 8990.712 13947.055 C 9087.874 13883.946 9205.113 13706.215 9205.113 13622.027 C 9205.113 13580.554 9216.601 13546.622 9230.641 13546.622 C 9273.159 13546.622 9309.774 13640.788 9306.025 13740.492 C 9303.176 13816.297 9276.301 13860.424 9167.812 13967.425 C 9052.562 14081.094 8994.969 14113.276 8768.551 14190.531 C 8477.402 14289.871 8313.925 14329.407 8093.864 14353.701 C 8013.827 14362.536 7885.5527 14381.915 7808.8086 14396.762 C 7732.0654 14411.611 7633.4224 14428.296 7589.603 14433.842 C 7331.374 14466.523 6952.787 14524.273 6863.5513 14544.597 L 6784.1763 14562.673 L 6876.7803 14578.125 L 6969.3843 14593.578 L 6863.5513 14653.433 C 6765.679 14708.786 6763.689 14712.058 6837.093 14696.9375 C 6889.3804 14686.166 6907.4385 14689.49 6890.0093 14706.676 C 6875.4575 14721.025 6833.7856 14738.964 6797.4053 14746.539 C 6761.025 14754.114 6838.416 14755.478 6969.3843 14749.566 C 7100.353 14743.656 7259.6826 14726.147 7323.449 14710.658 C 7387.216 14695.168 7445.475 14688.581 7452.913 14696.019 C 7495.495 14738.601 7014.7725 14816.531 6694.941 14818.8955 C 6464.425 14820.601 6407.2 14827.298 6466.6763 14845.615 C 6679.3203 14911.107 7044.4116 14870.34 7544.911 14725.216 C 7854.577 14635.425 7966.9824 14612.135 8186.468 14592.286 C 8743.456 14541.918 9175.615 14338.737 9258.236 14088.395 C 9293.77 13980.729 9337.405 13967.183 9337.405 14063.819 C 9337.405 14157.594 9108.742 14380.314 8932.396 14458.304 C 8705.86 14558.488 8440.019 14626.835 8199.697 14646.678 C 8076.004 14656.89 7820.0195 14705.622 7630.843 14754.971 C 7246.2783 14855.287 6785.4624 14950.393 6704.8535 14946.079 C 6675.7207 14944.521 6598.3066 14931.431 6532.822 14916.99 z M 6665.114 14541.813 C 6665.114 14520.085 6503.297 14509.138 6490.408 14529.992 C 6482.914 14542.116 6519.1567 14552.038 6570.9478 14552.038 C 6622.739 14552.038 6665.114 14547.437 6665.114 14541.813 z M 7194.2803 14445.364 C 7271.773 14425.212 7263.1377 14423.48 7141.364 14434.756 C 7061.327 14442.166 6900.593 14449.748 6784.1763 14451.605 C 6638.509 14453.931 6593.1343 14461.493 6638.6553 14475.857 C 6714.5923 14499.823 7057.1665 14481.0205 7194.2803 14445.364 z M 6228.5513 14446.205 C 6207.5977 14412.303 6188.864 14412.303 6188.864 14446.205 C 6188.864 14460.757 6201.4727 14472.663 6216.884 14472.663 C 6232.2944 14472.663 6237.545 14460.757 6228.5513 14446.205 z M 7386.103 14402.224 C 7367.913 14394.884 7338.1475 14394.884 7319.9575 14402.224 C 7301.767 14409.563 7316.65 14415.569 7353.0303 14415.569 C 7389.4106 14415.569 7404.2935 14409.563 7386.103 14402.224 z M 6082.0923 14249.091 C 6083.787 14203.658 6036.8115 14271.359 6018.7544 14340.372 L 6001.4478 14406.518 L 6041.302 14340.372 C 6063.2207 14303.992 6081.577 14262.915 6082.0923 14249.091 z M 7518.395 14375.766 C 7500.2046 14368.426 7470.439 14368.426 7452.249 14375.766 C 7434.059 14383.105 7448.942 14389.111 7485.322 14389.111 C 7521.702 14389.111 7536.585 14383.105 7518.395 14375.766 z M 7677.145 14349.307 C 7658.9546 14341.968 7629.189 14341.968 7610.999 14349.307 C 7592.809 14356.646 7607.692 14362.652 7644.072 14362.652 C 7680.452 14362.652 7695.335 14356.646 7677.145 14349.307 z M 6338.2 14273.8 C 6334.818 14214.783 6330.7266 14212.223 6302.159 14251.238 C 6269.784 14295.455 6278.7334 14340.372 6319.918 14340.372 C 6332.072 14340.372 6340.299 14310.414 6338.2 14273.8 z M 8166.1206 14269.12 C 8140.3774 14262.411 8104.6587 14262.853 8086.7456 14270.1 C 8068.8325 14277.348 8089.895 14282.837 8133.5513 14282.297 C 8177.2075 14281.758 8191.864 14275.828 8166.1206 14269.12 z M 8633.951 14180.48 C 8821.294 14113.798 8760.121 14119.358 8464.28 14195.897 C 8262.312 14248.152 8241.064 14257.731 8356.139 14244.659 C 8434.906 14235.709 8559.922 14206.829 8633.951 14180.48 z M 6426.989 14140.373 C 6426.989 14133.955 6415.0825 14128.705 6400.5303 14128.705 C 6385.978 14128.705 6374.072 14141.314 6374.072 14156.726 C 6374.072 14172.136 6385.978 14177.386 6400.5303 14168.393 C 6415.0825 14159.399 6426.989 14146.79 6426.989 14140.373 z M 6189.6523 14074.315 C 6204.7944 14046.021 6206.77 14022.872 6194.0415 14022.872 C 6181.3135 14022.872 6156.991 14053.396 6139.993 14090.704 C 6104.822 14167.897 6147.0225 14153.97 6189.6523 14074.315 z M 8906.883 14088.199 C 9033.203 14035.42 9170.183 13929.986 9207.996 13856.432 C 9229.135 13815.313 9207.66 13826.579 9135.592 13894.416 C 9079.24 13947.457 8973.604 14021.316 8900.843 14058.548 C 8753.705 14133.839 8757.152 14150.762 8906.883 14088.199 z M 5817.773 13878.068 L 5879.2397 13812.641 L 5797.918 13835.963 C 5753.1914 13848.79 5709.747 13852.437 5701.376 13844.065 C 5693.0044 13835.693 5686.1553 13840.3545 5686.1553 13854.42 C 5686.1553 13874.578 5737.858 13943.497 5752.981 13943.497 C 5754.8096 13943.497 5783.9663 13914.055 5817.773 13878.068 z M 4310.3223 13344.15 C 4310.3223 13278.027 4335.7705 13232.43 4418.2515 13150.77 C 4477.6123 13091.999 4542.2944 13043.914 4561.989 13043.914 C 4581.684 13043.914 4605.014 13021.176 4613.835 12993.387 C 4622.6543 12965.597 4647.948 12927.856 4670.041 12909.521 C 4705.43 12880.151 4708.1533 12893.249 4692.9233 13019.58 C 4683.4155 13098.447 4652.0117 13196.535 4623.1367 13237.552 C 4594.2617 13278.568 4577.177 13329.171 4585.1694 13350.0 C 4608.8296 13411.656 4679.4126 13393.285 4714.379 13316.369 C 4732.257 13277.044 4773.6733 13218.054 4806.416 13185.281 C 4839.158 13152.509 4865.9473 13108.751 4865.9473 13088.044 C 4865.9473 13067.336 4884.381 13035.095 4906.9116 13016.3955 C 4929.442 12997.697 4944.1143 12957.543 4939.516 12927.167 C 4934.9185 12896.789 4954.025 12851.1 4981.975 12825.633 C 5045.278 12767.957 5088.497 12765.724 5067.1973 12821.229 C 5057.0044 12847.79 5063.232 12859.149 5084.21 12852.262 C 5154.607 12829.146 5139.617 12606.989 5062.4546 12529.827 C 4966.8574 12434.229 4598.688 12519.32 4455.843 12670.026 C 4426.739 12700.733 4377.6494 12752.7705 4346.755 12785.666 C 4271.0327 12866.292 4183.061 13007.233 4224.3325 12981.797 C 4242.5225 12970.588 4257.4053 12973.322 4257.4053 12987.874 C 4257.4053 13002.426 4245.499 13021.691 4230.9473 13030.685 C 4216.3955 13039.678 4204.489 13065.87 4204.489 13088.889 C 4204.489 13113.778 4248.7 13080.512 4313.5825 13006.802 C 4373.584 12938.636 4428.259 12888.446 4435.082 12895.271 C 4441.905 12902.094 4407.696 12951.064 4359.061 13004.094 C 4251.633 13121.229 4203.935 13266.826 4223.994 13416.381 C 4237.6196 13517.969 4242.264 13523.749 4274.6587 13479.447 C 4294.2734 13452.622 4310.3223 13391.738 4310.3223 13344.15 z M 4258.7935 12954.517 C 4257.2075 12927.945 4434.4707 12723.791 4486.442 12692.333 C 4505.3887 12680.866 4494.348 12713.104 4461.9087 12763.975 C 4429.4688 12814.845 4389.496 12856.97 4373.0806 12857.586 C 4356.6655 12858.201 4324.548 12885.495 4301.7075 12918.236 C 4278.868 12950.979 4259.5566 12967.305 4258.7935 12954.517 z M 4454.899 12883.636 C 4435.2314 12851.8125 4540.8823 12725.918 4586.1323 12727.255 C 4601.785 12727.719 4593.757 12743.912 4568.291 12763.244 C 4542.8247 12782.576 4521.989 12817.214 4521.989 12840.217 C 4521.989 12893.342 4478.351 12921.583 4454.899 12883.636 z M 4798.2437 13401.942 C 4749.89 13365.37 4752.303 13363.023 4839.489 13361.842 C 4890.421 13361.152 5003.5303 13343.202 5090.843 13321.954 C 5178.1553 13300.705 5416.2803 13264.694 5620.01 13241.932 C 6006.198 13198.781 6421.646 13133.831 6497.3965 13104.763 C 6527.069 13093.376 6535.2417 13097.967 6522.3716 13118.793 C 6511.8496 13135.817 6478.1465 13149.747 6447.476 13149.747 C 6416.805 13149.747 6398.4907 13156.526 6406.7773 13164.813 C 6415.0645 13173.1 6495.8174 13165.327 6586.229 13147.539 C 6740.9575 13117.099 6746.9365 13113.227 6688.0195 13081.611 C 6623.0728 13046.763 6582.895 13049.76 6294.253 13110.994 C 6199.4204 13131.112 6008.9204 13154.567 5870.9194 13163.116 C 5732.9194 13171.664 5536.666 13191.429 5434.8013 13207.037 C 5332.9365 13222.643 5207.921 13238.564 5156.989 13242.416 C 5106.056 13246.268 5016.7593 13262.67 4958.5513 13278.867 C 4870.026 13303.501 4847.7246 13301.582 4822.185 13267.137 C 4786.9497 13219.613 4773.479 13235.509 4747.894 13354.799 C 4731.34 13431.981 4735.6045 13440.789 4789.5264 13440.789 C 4848.0312 13440.789 4848.2593 13439.772 4798.2437 13401.942 z M 5196.6763 13387.872 C 5249.593 13365.133 5249.593 13365.133 5196.6763 13365.133 C 5167.572 13365.133 5119.9473 13375.364 5090.843 13387.872 C 5037.9263 13410.611 5037.9263 13410.611 5090.843 13410.611 C 5119.9473 13410.611 5167.572 13400.379 5196.6763 13387.872 z M 5320.6997 13343.34 C 5301.6 13335.696 5278.78 13336.637 5269.988 13345.428 C 5261.196 13354.221 5276.823 13360.474 5304.7144 13359.325 C 5335.5366 13358.055 5341.806 13351.786 5320.6997 13343.34 z M 7247.197 13248.015 C 7281.4805 13235.304 7281.268 13233.016 7245.639 13231.212 C 7222.9546 13230.062 7181.282 13247.639 7153.035 13270.27 C 7102.498 13310.758 7102.523 13311.027 7154.593 13287.074 C 7183.6973 13273.685 7225.369 13256.108 7247.197 13248.015 z M 4654.2803 13124.851 C 4654.2803 13088.94 4607.594 13065.345 4590.682 13092.709 C 4574.869 13118.294 4597.7812 13149.747 4632.2314 13149.747 C 4644.3584 13149.747 4654.2803 13138.543 4654.2803 13124.851 z M 7061.989 12078.185 C 7061.989 12056.356 7050.0825 12038.497 7035.5303 12038.497 C 6980.218 12038.497 6968.1055 12033.568 6922.92 11992.676 C 6897.3647 11969.55 6869.202 11957.88 6860.3364 11966.747 C 6839.9785 11987.1045 6984.463 12115.911 7028.9155 12117.035 C 7047.106 12117.496 7061.989 12100.013 7061.989 12078.185 z M 6997.6533 11755.279 C 6960.2773 11717.903 6929.697 11677.04 6929.697 11664.473 C 6929.697 11651.905 6917.791 11641.622 6903.239 11641.622 C 6888.6865 11641.622 6876.7803 11661.807 6876.7803 11686.478 C 6876.7803 11711.146 6844.629 11764.89 6805.3325 11805.906 C 6738.0806 11876.103 6736.5264 11883.124 6778.874 11925.471 C 6821.221 11967.818 6823.864 11967.232 6823.864 11915.487 C 6823.864 11874.268 6838.758 11862.075 6883.395 11866.754 C 6916.137 11870.186 6957.007 11874.513 6974.2163 11876.37 C 6991.426 11878.228 7015.093 11906.536 7026.8096 11939.278 C 7046.0503 11993.046 7048.96 11990.311 7056.8613 11911.022 C 7063.4697 11844.71 7048.9854 11806.612 6997.6533 11755.279 z M 7027.88 11593.139 C 7006.7812 11568.871 6976.3896 11513.3 6960.343 11469.643 L 6931.167 11390.268 L 6935.5054 11496.102 C 6937.8916 11554.31 6964.35 11637.652 6994.302 11681.31 C 7047.755 11759.222 7048.9204 11759.546 7057.5 11698.972 C 7062.3076 11665.03 7048.9785 11617.403 7027.88 11593.139 z M 7355.5327 11330.736 C 7375.025 11305.27 7380.8706 11292.945 7368.523 11303.347 C 7356.1753 11313.75 7323.825 11310.354 7296.635 11295.802 C 7255.884 11273.993 7247.197 11278.805 7247.197 11323.19 C 7247.197 11389.249 7307.53 11393.452 7355.5327 11330.736 z M 2621.7617 14718.775 C 2637.883 14635.063 3178.684 14350.337 3556.2598 14226.7705 C 3796.2021 14148.247 4227.806 14063.288 4521.989 14036.671 C 4631.1294 14026.796 4756.145 14002.76 4799.8013 13983.256 C 4872.866 13950.613 4857.783 13947.625 4610.081 13945.646 C 4299.023 13943.161 3716.1191 14033.75 3259.9324 14155.472 C 2954.6355 14236.932 2851.545 14252.688 2896.124 14211.076 C 2918.6008 14190.097 3093.8284 14136.49 3543.0305 14013.173 C 4081.9197 13865.234 4996.8315 13785.83 4930.762 13892.733 C 4908.8286 13928.224 4952.015 13922.597 5065.4995 13875.181 C 5120.5996 13852.157 5291.718 13800.392 5445.762 13760.145 C 5599.8066 13719.896 5749.6553 13678.23 5778.76 13667.551 C 5831.6763 13648.136 5831.6763 13648.136 5778.76 13691.139 C 5749.6553 13714.79 5624.6396 13764.004 5500.9473 13800.503 C 5013.357 13944.382 4439.2695 14203.65 4337.948 14325.736 C 4319.1904 14348.338 4281.8613 14366.83 4254.996 14366.83 C 4175.699 14366.83 4224.427 14293.506 4354.304 14217.394 C 4418.7417 14179.631 4467.249 14144.521 4462.098 14139.37 C 4440.903 14118.175 3908.0864 14217.564 3659.9097 14289.007 C 3353.8818 14377.1045 3077.2983 14497.588 2821.0566 14654.426 C 2619.2239 14777.962 2609.776 14781.012 2621.7617 14718.775 z M 7525.0093 14657.872 C 7597.7456 14626.616 7639.5205 14626.616 7591.1553 14657.872 C 7569.327 14671.978 7533.6084 14682.865 7511.7803 14682.066 C 7485.6113 14681.106 7490.1177 14672.866 7525.0093 14657.872 z M 7621.826 14591.923 C 7628.9937 14584.756 7776.8296 14549.093 7950.3506 14512.673 C 8514.283 14394.31 8607.257 14371.354 8808.396 14300.823 C 8961.969 14246.974 9029.031 14206.307 9105.823 14120.47 C 9209.685 14004.373 9225.199 14002.757 9174.845 14113.273 C 9120.627 14232.268 8897.122 14347.013 8606.838 14404.879 C 8579.363 14410.356 8473.541 14434.391 8371.676 14458.289 C 8166.561 14506.411 7671.0503 14604.75 7633.0474 14604.874 C 7619.708 14604.92 7614.658 14599.092 7621.826 14591.923 z M 2286.2598 14311.881 C 2119.827 14253.049 1973.3387 14215.884 1944.1157 14225.075 C 1797.1948 14271.293 1256.623 14197.772 1145.4016 14116.445 C 1057.0276 14051.823 1266.5497 14034.945 1493.5336 14088.399 C 1604.4417 14114.517 1742.9038 14128.983 1815.267 14122.012 C 2000.888 14104.13 2797.5027 14236.378 2888.8748 14300.243 C 2930.261 14329.173 2920.797 14336.412 2809.4998 14360.963 C 2739.999 14376.295 2659.3223 14394.671 2630.218 14401.801 C 2601.1138 14408.929 2446.3323 14368.465 2286.2598 14311.881 z M 2793.664 14296.562 C 2764.3757 14267.272 2121.851 14174.732 1823.2389 14156.795 C 1626.7861 14144.993 1434.6088 14120.619 1396.1792 14102.631 C 1348.0895 14080.123 1311.677 14078.114 1279.3776 14096.189 C 1206.1302 14137.181 1458.2305 14181.281 1778.2393 14183.456 C 2006.7815 14185.01 2088.674 14198.36 2312.718 14270.585 C 2540.5425 14344.028 2592.9182 14352.345 2689.7104 14330.447 C 2751.535 14316.46 2798.3142 14301.211 2793.664 14296.562 z M 6866.725 14335.2705 C 6840.266 14320.464 6783.788 14315.313 6741.219 14323.827 C 6671.3154 14337.809 6666.45 14334.3955 6690.9688 14288.582 C 6710.8613 14251.412 6745.729 14238.238 6821.442 14239.283 C 6878.2705 14240.066 6940.759 14230.678 6960.3047 14218.419 C 6979.8506 14206.158 7091.093 14192.745 7207.5093 14188.609 C 7517.268 14177.609 7551.6934 14172.415 7604.6206 14128.705 C 7642.4175 14097.491 7655.1323 14096.313 7664.177 14123.195 C 7673.2417 14150.137 7683.8647 14150.576 7714.356 14125.2705 C 7764.9727 14083.263 7882.197 14071.308 7882.197 14108.152 C 7882.197 14123.967 7905.9966 14115.368 7935.0845 14089.044 C 7964.173 14062.72 8029.487 14038.661 8080.227 14035.581 C 8130.9673 14032.5 8188.4136 14016.758 8207.886 14000.598 C 8234.022 13978.905 8251.901 13979.706 8276.191 14003.658 C 8302.225 14029.328 8316.941 14025.467 8346.69 13985.163 C 8380.456 13939.419 8391.293 13937.974 8452.987 13970.992 C 8515.697 14004.553 8534.255 14000.958 8665.897 13929.746 C 8745.215 13886.84 8848.385 13813.229 8895.164 13766.164 C 8980.335 13680.476 9055.675 13656.223 9085.713 13704.824 C 9152.536 13812.946 8727.918 14055.457 8384.905 14105.076 C 8304.869 14116.653 8197.713 14133.206 8146.7803 14141.858 C 8095.8477 14150.511 7999.464 14161.156 7932.5933 14165.515 C 7865.722 14169.874 7799.987 14180.251 7786.513 14188.579 C 7773.04 14196.905 7709.092 14211.612 7644.406 14221.26 C 7579.7197 14230.908 7507.059 14249.363 7482.937 14262.272 C 7458.8154 14275.182 7351.2573 14288.149 7243.9194 14291.087 C 7136.5815 14294.026 7018.626 14311.227 6981.7964 14329.312 C 6934.748 14352.414 6900.526 14354.186 6866.725 14335.2705 z M 1955.5305 14055.907 C 1833.7534 14047.161 1293.8147 13970.271 1234.541 13953.238 C 1170.4728 13934.825 1176.5697 13872.229 1246.0527 13835.043 C 1313.0142 13799.207 1831.2238 13651.62 1844.2737 13664.67 C 1849.0901 13669.487 1718.3357 13717.958 1553.7075 13772.385 C 1389.0802 13826.812 1249.4238 13875.672 1243.3607 13880.962 C 1217.2238 13903.766 1273.4478 13918.013 1533.7726 13954.553 C 1926.1735 14009.632 2286.0886 14028.261 2400.0957 13999.393 C 3055.1702 13833.521 3222.5776 13784.473 3242.2495 13752.643 C 3250.52 13739.259 3253.1191 13724.445 3248.0234 13719.722 C 3229.2673 13702.336 2268.2036 13622.355 2127.4734 13626.47 C 2047.4564 13628.809 1955.1995 13631.561 1922.4576 13632.584 C 1889.7158 13633.609 1773.6295 13614.137 1664.4889 13589.314 C 1458.2023 13542.397 1400.5653 13531.265 898.95026 13441.456 C 560.79663 13380.913 383.20172 13337.425 401.08582 13319.538 C 407.65195 13312.972 471.3617 13320.2 542.6631 13335.602 C 951.6941 13423.947 1923.7964 13601.833 1968.7598 13596.564 C 2080.8838 13583.425 2403.809 13587.076 2669.9055 13604.491 L 2947.718 13622.675 L 2841.8848 13573.381 C 2783.676 13546.27 2694.3792 13523.023 2643.4473 13521.721 C 2520.824 13518.586 2477.9946 13487.923 2469.2483 13397.003 C 2465.2651 13355.602 2454.6255 13253.359 2445.6033 13169.801 C 2431.1716 13036.133 2459.1223 12699.8955 2499.7842 12518.0205 C 2512.6323 12460.553 2507.4705 12456.719 2439.7378 12473.424 C 2398.9814 12483.475 2341.8223 12491.483 2312.718 12491.218 C 2075.4402 12489.0625 2018.8495 12482.059 1983.1266 12450.426 C 1952.5616 12423.358 1825.9382 12412.689 1479.2806 12407.973 C 721.71783 12397.664 778.5078 12388.432 746.7842 12527.063 C 731.91425 12592.047 728.80963 12648.602 739.8854 12652.741 C 770.7733 12664.286 781.75134 12845.168 751.67645 12847.029 C 737.1247 12847.931 665.6296 12857.596 592.7981 12868.506 C 445.1028 12890.633 239.93689 12854.905 205.8361 12801.122 C 163.91844 12735.008 180.25304 12642.756 236.48103 12628.053 C 278.44632 12617.078 285.65356 12601.762 269.55396 12557.77 C 258.23196 12526.831 248.96815 12424.128 248.96815 12329.539 L 248.96815 12157.56 L 430.13522 12148.723 C 675.06213 12136.776 738.4473 12155.015 738.4473 12237.438 C 738.4473 12301.687 742.801 12303.077 943.4994 12302.948 L 1148.5514 12302.817 L 1080.1989 12243.417 C 991.4898 12166.328 901.4848 11868.982 892.6586 11623.847 C 888.8378 11517.715 884.5228 11512.435 780.49335 11486.549 C 720.9879 11471.744 568.0774 11445.19 440.69174 11427.539 C 313.30612 11409.891 195.76242 11379.401 179.48355 11359.785 C 140.41132 11312.706 198.70233 11313.869 407.71814 11364.339 C 495.03033 11385.422 578.3747 11401.95 592.92645 11401.07 C 632.1392 11398.699 441.61545 11328.483 389.59668 11326.134 C 329.19904 11323.408 199.0027 11272.664 213.97836 11257.688 C 220.5986 11251.067 264.99432 11256.831 312.63593 11270.495 C 381.4124 11290.219 396.4527 11288.026 385.6402 11259.852 C 365.81097 11208.177 441.80035 11112.455 502.6534 11112.455 C 579.3493 11112.455 598.9597 11033.29 535.07715 10981.5625 C 505.68292 10957.759 466.0463 10909.012 446.99545 10873.235 C 409.82236 10803.422 287.81268 10643.716 186.77315 10532.615 C 105.84705 10443.628 41.556732 10318.478 65.431244 10296.402 C 75.77218 10286.841 89.73128 10294.45 96.45164 10313.311 C 103.17118 10332.17 238.4633 10496.683 397.10025 10678.892 C 555.7372 10861.102 685.9093 11030.217 686.372 11054.704 C 687.1326 11094.942 690.6942 11094.635 723.38684 11051.522 C 750.47095 11015.805 763.0509 11012.4795 773.44836 11038.293 C 784.6711 11066.153 792.2045 11065.814 812.7168 11036.5205 C 833.43506 11006.934 843.3795 11009.364 866.843 11049.749 C 882.6528 11076.962 895.9506 11084.344 896.39307 11066.153 C 896.8356 11047.963 908.73004 11033.08 922.82556 11033.08 C 936.9203 11033.08 941.12146 11053.916 932.1604 11079.383 C 919.00555 11116.766 922.6116 11119.435 950.88184 11093.241 C 976.3454 11069.647 995.36554 11068.656 1020.6087 11089.606 C 1046.8224 11111.362 1059.2239 11106.348 1071.2621 11069.133 C 1080.0302 11042.028 1097.0656 10996.038 1109.1191 10966.935 C 1154.9891 10856.174 1160.1116 10747.132 1120.97 10714.648 C 1099.76 10697.045 1082.4056 10660.288 1082.4056 10632.966 C 1082.4056 10591.268 1062.0063 10583.289 955.40594 10583.289 C 816.511 10583.289 764.90564 10550.534 764.90564 10462.376 C 764.90564 10414.044 746.2626 10402.86 647.04297 10391.678 C 582.21814 10384.37 472.086 10350.079 402.30344 10315.476 C 301.8832 10265.679 261.85498 10225.165 210.34164 10121.182 C 90.41114 9879.101 125.56726 9628.129 293.77405 9525.575 C 396.83057 9462.743 586.1819 9455.042 690.4528 9509.443 L 761.5216 9546.52 L 760.1498 9447.168 C 759.3956 9392.523 767.1834 9321.334 777.45654 9288.969 C 790.21497 9248.77 780.7049 9213.073 747.4463 9176.323 C 720.669 9146.734 704.7131 9115.838 711.98895 9107.663 C 719.26483 9099.49 708.6776 9087.29 688.46246 9080.551 C 664.57745 9072.59 658.7873 9079.757 671.9284 9101.019 C 687.2852 9125.866 670.66315 9129.009 602.85077 9114.084 C 553.7364 9103.274 430.2079 9080.435 328.34314 9063.33 C 157.81255 9034.694 142.48645 9026.749 134.9538 8963.074 L 126.77358 8893.919 L 280.47464 8930.662 C 440.94366 8969.023 563.6017 9004.753 635.0121 9033.935 C 672.4089 9049.214 676.83124 9008.2705 674.6996 8666.452 C 672.40564 8298.523 669.9655 8281.765 618.6573 8281.593 C 491.39844 8281.167 341.57233 8077.3774 341.57233 7904.709 C 341.57233 7821.784 397.43372 7708.8213 458.9723 7667.3027 C 476.76514 7655.2974 469.43353 7635.7783 438.68927 7613.2974 C 393.231 7580.058 394.34607 7576.058 458.6614 7541.6367 C 496.12683 7521.5845 526.78064 7495.286 526.78064 7483.1924 C 526.78064 7448.0312 483.21417 7457.7466 447.40564 7500.893 C 429.28983 7522.7217 375.1184 7540.5806 327.02377 7540.5806 C 164.74123 7540.5806 70.43336 7319.762 171.246 7175.833 C 212.64447 7116.729 262.60428 7112.9404 381.18796 7159.9136 C 433.36743 7180.583 433.41022 7179.896 384.555 7105.3335 C 357.3417 7063.801 294.63477 6976.8384 245.20627 6912.083 C 147.51845 6784.1055 93.738625 6693.914 115.116516 6693.914 C 140.07945 6693.914 414.70898 7076.851 432.94754 7137.091 C 455.36948 7211.1484 500.3223 7215.182 500.3223 7143.137 C 500.3223 7113.721 442.7588 7015.4946 372.40457 6924.856 C 153.81085 6643.2427 32.535965 6451.651 98.79403 6492.6006 C 110.786194 6500.0117 118.04592 6456.067 114.92596 6394.9434 C 107.58144 6251.065 145.7784 6143.5776 188.92015 6186.72 C 205.93945 6203.7397 240.02167 6217.664 264.65842 6217.664 C 318.13788 6217.664 344.86426 6273.1846 360.1815 6416.1016 C 380.5961 6606.58 410.3286 6566.32 417.45996 6338.5425 C 424.12622 6125.613 421.47458 6113.7534 359.75113 6080.5195 C 277.51614 6036.241 166.37227 5903.4746 128.78978 5804.624 C 112.80561 5762.583 97.58771 5724.866 94.9724 5720.8105 C 92.357895 5716.754 197.37408 5709.5 328.34314 5704.69 C 509.43512 5698.038 583.9614 5705.9634 639.5047 5737.776 C 706.79065 5776.314 719.4126 5775.908 799.80096 5732.616 C 883.57733 5687.4995 921.21954 5687.15 1115.4785 5729.686 C 1160.8641 5739.624 1188.2389 5734.5225 1188.2389 5716.1265 C 1188.2389 5694.834 1202.9497 5694.509 1241.1556 5714.9556 C 1286.3724 5739.155 1294.7198 5772.977 1298.5197 5947.397 C 1300.9662 6059.663 1306.9971 6103.8926 1311.9216 6045.685 C 1329.8291 5834.027 1349.6333 5755.857 1375.1389 5796.161 C 1395.4283 5828.223 1399.1571 5827.74 1399.5002 5793.0073 C 1399.7861 5764.078 1426.4333 5751.997 1489.9526 5751.997 L 1579.9995 5751.997 L 1581.9132 6108.541 C 1583.9084 6480.2197 1606.5992 6569.088 1664.0756 6430.3276 C 1701.6968 6339.5034 1855.7733 6207.8213 1952.8499 6183.527 C 2137.0254 6137.434 2252.7144 6246.202 2200.494 6416.3535 C 2182.8682 6473.782 2181.8096 6508.7056 2197.6936 6508.7056 C 2211.7422 6508.7056 2214.7412 6522.4517 2204.3582 6539.252 C 2192.6616 6558.1777 2197.1 6562.616 2216.026 6550.9194 C 2237.168 6537.8525 2246.5723 6564.574 2246.5723 6637.7134 C 2246.5723 6767.703 2213.2837 6859.494 2139.3162 6933.462 C 2092.47 6980.307 2086.3665 7006.3765 2103.447 7086.6533 C 2119.7307 7163.1836 2126.1604 7170.956 2134.2253 7123.862 C 2139.832 7091.119 2162.2686 7064.3306 2184.085 7064.3306 C 2217.425 7064.3306 2220.9624 7097.0283 2206.267 7269.383 L 2188.7834 7474.4346 L 2302.3489 7547.1953 C 2433.8945 7631.4746 2475.4795 7636.4985 2542.1453 7576.168 C 2576.1943 7545.3525 2590.5305 7542.394 2590.5305 7566.178 C 2590.5305 7591.4043 2599.51 7592.5234 2625.9353 7570.5933 C 2664.582 7538.5186 2734.409 7331.6816 2713.6116 7310.884 C 2674.0244 7271.2964 2480.577 7272.611 2419.11 7312.886 C 2342.0042 7363.408 2329.3513 7331.5205 2400.8345 7266.8296 C 2440.178 7231.2236 2472.3894 7227.3223 2572.539 7246.032 C 2640.3418 7258.699 2714.1704 7284.2964 2736.6045 7302.914 C 2770.459 7331.0117 2783.8552 7328.2275 2815.4119 7286.5376 C 2865.3264 7220.5947 2864.4446 7201.7124 2811.6597 7206.177 C 2743.2554 7211.9614 2739.1357 7148.791 2807.2874 7139.131 C 2861.529 7131.4424 2868.9568 7114.6885 2873.8408 6989.011 C 2880.05 6829.2495 2913.6907 6772.166 2996.6184 6780.6753 C 3045.7983 6785.722 3054.6592 6771.204 3061.6873 6674.0703 L 3069.823 6561.6226 L 2744.1873 6559.5894 C 2565.0872 6558.47 2370.9268 6542.8613 2312.718 6524.9014 L 2206.8848 6492.2485 L 2295.6084 6445.467 C 2344.4062 6419.7373 2490.5867 6385.274 2620.4543 6368.8813 L 2856.577 6339.0776 L 2845.179 6266.759 C 2827.9983 6157.7437 2653.6106 5984.34 2526.5955 5949.9727 C 2362.0586 5905.452 2128.8743 5935.7046 2013.2983 6016.566 C 1809.0303 6159.481 1787.3965 6166.967 1906.3064 6053.5903 C 2117.3262 5852.3916 2422.1833 5794.9023 2709.0132 5902.2188 C 2879.7449 5966.098 2975.4207 6040.283 3078.029 6188.347 C 3164.3464 6312.903 3203.0916 6499.604 3137.3916 6474.3926 C 3097.104 6458.932 2881.2476 6432.3916 2688.3984 6419.185 C 2633.0845 6415.3975 2581.039 6423.2827 2572.741 6436.709 C 2564.4436 6450.1353 2524.4565 6454.48 2483.8816 6446.365 C 2431.4446 6435.8784 2405.4958 6443.633 2394.1577 6473.1787 C 2380.0903 6509.838 2418.0847 6513.938 2715.879 6507.894 C 3192.6304 6498.2188 3213.4512 6500.607 3296.8157 6574.56 L 3371.0513 6640.4146 L 3304.9055 6693.0337 C 3268.5254 6721.975 3219.4382 6745.9185 3195.8237 6746.242 C 3164.3738 6746.6733 3149.0574 6780.45 3138.5679 6872.508 C 3113.1626 7095.4795 3039.635 7386.3457 2963.3728 7565.5615 L 2888.9917 7740.3506 L 2984.5012 7944.288 L 3080.0098 8148.224 L 3080.0872 7967.4375 C 3080.138 7849.5024 3093.3438 7770.7715 3118.0735 7740.9736 C 3150.4165 7702.0034 3150.5593 7691.946 3119.048 7672.47 C 3088.16 7653.3804 3089.5215 7641.4595 3127.3638 7599.6436 C 3152.251 7572.1436 3172.6138 7536.4336 3172.6138 7520.288 C 3172.6138 7452.8955 3324.4795 7251.0303 3404.1243 7212.558 C 3451.4187 7189.7114 3490.1138 7175.5215 3490.1138 7181.0225 C 3490.1138 7186.5244 3454.441 7229.214 3410.8398 7275.889 C 3367.2395 7322.564 3337.6675 7370.625 3345.126 7382.693 C 3352.5835 7394.7593 3344.7449 7413.248 3327.707 7423.7773 C 3307.0557 7436.5415 3303.8647 7431.3784 3318.1348 7408.289 C 3332.4045 7385.199 3329.2136 7380.0366 3308.5625 7392.801 C 3291.5244 7403.3296 3284.898 7423.779 3293.8372 7438.2417 C 3302.7754 7452.7065 3288.0872 7488.8477 3261.1953 7518.5566 C 3234.3035 7548.2656 3209.9128 7598.1177 3206.994 7629.3364 C 3204.0752 7660.557 3196.2979 7715.867 3189.71 7752.247 C 3162.0815 7904.825 3147.7947 8160.6978 3170.505 8096.2056 L 3193.797 8030.0596 L 3198.2947 8096.2056 C 3200.7678 8132.586 3212.6106 8186.163 3224.6116 8215.268 C 3245.401 8265.684 3247.7344 8265.059 3273.9917 8202.039 C 3298.6172 8142.934 3302.0107 8149.9766 3305.8655 8268.185 C 3309.134 8368.398 3314.6482 8384.4375 3328.6047 8334.33 C 3344.8005 8276.187 3349.2827 8274.047 3365.6553 8316.65 C 3405.27 8419.734 3390.5786 8439.587 3298.291 8407.688 C 3250.9966 8391.343 3197.797 8359.219 3180.0698 8336.306 C 3150.9558 8298.672 3147.7566 8298.908 3146.9968 8338.741 C 3146.5342 8362.993 3160.5886 8387.647 3178.2288 8393.529 C 3198.2979 8400.218 3208.8938 8453.033 3206.5403 8534.64 C 3204.4707 8606.37 3208.7703 8644.223 3216.0947 8618.758 C 3233.3167 8558.873 3274.4536 8558.873 3277.5605 8618.758 C 3284.8179 8758.64 3293.699 8804.277 3311.52 8793.263 C 3322.4343 8786.517 3331.3638 8798.785 3331.3638 8820.525 C 3331.3638 8878.448 3383.3608 9005.528 3400.1782 8988.711 C 3408.1082 8980.78 3403.0107 8932.333 3388.8513 8881.051 C 3368.49 8807.312 3370.3545 8790.592 3397.764 8801.109 C 3431.0654 8813.89 3471.1719 8912.793 3476.7087 8995.789 C 3479.5823 9038.864 3550.178 9035.276 3565.9297 8991.253 C 3577.061 8960.144 3728.2388 9116.977 3728.2388 9159.634 C 3728.2388 9177.646 3764.2773 9181.864 3827.4575 9171.248 C 4066.5718 9131.068 4198.2554 9123.047 4213.5137 9147.737 C 4231.024 9176.068 3746.1438 9221.644 3704.0422 9195.623 C 3662.7334 9170.094 3407.0698 9236.18 3418.34 9269.474 C 3425.2915 9290.012 3532.2212 9301.382 3743.8306 9304.084 C 3917.1558 9306.298 4076.827 9309.0205 4098.6553 9310.135 C 4120.484 9311.248 4203.8276 9307.0 4283.864 9300.694 C 4452.8843 9287.381 4638.4795 9327.557 4611.2773 9371.57 C 4598.7104 9391.903 4618.79 9395.794 4676.625 9384.226 C 4790.4487 9361.461 4782.12 9404.686 4663.572 9451.969 L 4567.03 9490.475 L 4676.801 9508.028 L 4786.5723 9525.58 L 4786.5723 9694.007 C 4786.5723 9796.843 4773.6924 9872.853 4753.499 9889.186 C 4699.3877 9932.954 4389.6973 9959.807 4389.6973 9920.73 C 4389.6973 9902.715 4369.3105 9873.069 4344.394 9854.85 C 4306.229 9826.942 4304.6167 9815.063 4334.1626 9779.464 C 4353.4517 9756.221 4382.7686 9745.82 4399.3096 9756.352 C 4428.961 9775.2295 4443.4097 9779.716 4495.5303 9786.231 C 4541.558 9791.985 4524.2188 9833.225 4462.4575 9864.8955 C 4413.381 9890.061 4428.482 9892.568 4548.4473 9879.177 C 4628.4834 9870.241 4697.6753 9859.576 4702.2065 9855.478 C 4706.7383 9851.379 4716.9683 9784.265 4724.941 9706.335 L 4739.436 9564.643 L 4600.083 9556.907 C 4490.2554 9550.81 4465.89 9556.415 4485.081 9583.366 C 4525.5986 9640.264 4514.3013 9751.156 4469.0723 9740.503 C 4447.2437 9735.362 4402.604 9729.408 4369.872 9727.273 C 4282.345 9721.566 4297.414 9669.304 4396.3115 9635.577 L 4482.3013 9606.254 L 4393.8633 9621.161 C 4318.432 9633.877 4306.793 9628.969 4314.7227 9587.791 C 4319.8364 9561.239 4350.368 9526.378 4382.5713 9510.323 C 4427.3296 9488.009 4433.819 9473.826 4410.118 9450.126 C 4393.066 9433.073 4351.7295 9419.122 4318.2593 9419.122 C 4259.3086 9419.122 4257.4053 9426.502 4257.4053 9655.083 C 4257.4053 9784.862 4264.632 9909.877 4273.4653 9932.8955 C 4286.684 9967.345 4338.167 9974.747 4564.5073 9974.747 L 4839.489 9974.747 L 4839.489 9728.685 C 4839.489 9472.948 4864.687 9403.29 4942.7607 9443.19 C 5000.7295 9472.818 5233.9385 9504.525 5183.4473 9475.915 C 5142.924 9452.954 4904.847 9372.245 4667.51 9301.011 L 4535.218 9261.306 L 4696.6226 9273.248 C 4785.3945 9279.817 4952.082 9314.112 5067.039 9349.462 C 5332.202 9431.0 5420.4736 9446.057 5413.651 9408.588 C 5410.732 9392.554 5452.991 9375.74 5507.5615 9371.223 C 5616.2363 9362.229 5625.627 9338.966 5581.995 9186.832 C 5561.147 9114.138 5570.2256 9072.6 5639.1553 8925.299 C 5734.5015 8721.549 5762.8813 8520.861 5710.254 8422.524 C 5678.8125 8363.776 5679.9863 8351.361 5719.73 8322.3 C 5867.804 8214.024 5925.8223 7809.6567 5825.245 7586.883 C 5794.0386 7517.7607 5776.827 7461.2056 5786.9966 7461.2056 C 5797.1665 7461.2056 5832.2153 7530.1357 5864.884 7614.3843 C 5928.135 7777.504 5948.8887 8096.2056 5896.2603 8096.2056 C 5880.8496 8096.2056 5875.0933 8107.2935 5883.4683 8120.8438 C 5891.8438 8134.396 5871.44 8185.648 5838.126 8234.739 C 5790.801 8304.477 5779.7324 8351.359 5787.5093 8449.14 C 5796.1626 8557.937 5804.018 8572.204 5847.642 8558.357 C 5875.241 8549.599 5897.8223 8553.75 5897.8223 8567.587 C 5897.8223 8581.422 5871.033 8600.083 5838.291 8609.057 C 5788.6304 8622.666 5785.34 8629.69 5818.4473 8651.425 C 5841.443 8666.521 5845.109 8677.649 5827.1636 8677.884 C 5810.13 8678.106 5788.322 8714.128 5778.701 8757.931 C 5769.08 8801.732 5745.0015 8870.194 5725.192 8910.065 C 5701.893 8956.961 5694.8154 9024.295 5705.1484 9100.75 C 5717.5244 9192.324 5725.7036 9207.22 5741.4663 9166.8955 C 5757.6787 9125.423 5762.189 9132.318 5763.6704 9200.841 C 5764.778 9252.028 5778.105 9284.153 5796.6 9280.216 C 5813.8486 9276.544 5840.0303 9326.563 5855.457 9392.664 L 5883.2446 9511.727 L 5899.315 9352.977 C 5910.456 9242.914 5916.749 9223.992 5919.8325 9291.281 C 5925.347 9411.606 5948.843 9476.333 5980.0137 9457.068 C 5993.0654 9449.003 5999.212 9380.61 5993.6724 9305.085 C 5988.133 9229.561 5989.104 9196.633 5995.8306 9231.911 C 6004.191 9275.759 6014.574 9285.515 6028.648 9262.744 C 6039.9707 9244.424 6043.277 9292.949 6035.994 9370.58 C 6028.712 9448.21 6009.527 9520.475 5993.361 9531.165 C 5977.195 9541.855 6002.194 9550.785 6048.914 9551.009 C 6095.635 9551.231 6149.213 9570.3955 6167.9766 9593.593 C 6186.7407 9616.793 6230.339 9664.155 6264.8613 9698.847 C 6301.358 9735.5205 6322.4136 9781.87 6315.166 9809.583 C 6308.311 9835.799 6317.857 9871.404 6336.3794 9888.706 C 6387.94 9936.871 6409.759 10192.579 6377.7925 10374.054 C 6347.493 10546.068 6358.1377 10589.639 6450.9966 10673.676 C 6481.448 10701.233 6506.364 10745.046 6506.364 10771.036 C 6506.364 10797.025 6516.9507 10824.834 6529.891 10832.831 C 6593.4565 10872.116 6587.1562 10988.503 6515.8975 11091.329 C 6445.864 11192.388 6444.38 11201.645 6472.1875 11363.982 C 6494.49 11494.186 6492.7593 11578.622 6464.501 11738.959 C 6444.4414 11852.773 6427.6133 11957.8 6427.104 11972.352 C 6426.595 11986.903 6415.362 12015.903 6402.1416 12036.797 C 6382.221 12068.277 6370.9634 12068.855 6336.401 12040.17 C 6301.3486 12011.079 6294.697 12012.407 6294.697 12048.486 C 6294.697 12072.097 6282.791 12091.414 6268.239 12091.414 C 6251.6753 12091.414 6242.476 11940.519 6243.64 11687.924 C 6244.7925 11437.873 6254.147 11304.558 6268.239 11337.352 C 6280.745 11366.455 6291.815 11526.595 6292.837 11693.216 C 6294.084 11896.33 6303.4663 11987.394 6321.3066 11969.555 C 6356.0327 11934.828 6358.42 11589.451 6325.228 11402.203 C 6310.9146 11321.456 6308.454 11214.3 6319.7607 11164.078 L 6340.3174 11072.768 L 6368.747 11138.914 C 6386.4106 11180.011 6397.811 11188.877 6398.853 11162.325 C 6399.776 11138.821 6425.7046 11087.588 6456.4727 11048.472 C 6527.6694 10957.961 6509.9966 10853.332 6403.6025 10735.451 C 6360.9023 10688.142 6303.959 10621.937 6277.0625 10588.327 C 6232.804 10533.027 6217.444 10529.629 6115.371 10552.5625 C 5953.832 10588.858 5872.5093 10648.101 5890.3867 10716.464 C 5900.668 10755.778 5913.145 10763.758 5933.115 10743.788 C 5968.8345 10708.068 6065.2837 10706.537 6043.343 10742.039 C 6021.2695 10777.754 6065.186 10775.758 6101.5513 10739.392 C 6139.6045 10701.339 6347.614 10904.874 6347.614 10980.164 C 6347.614 11043.772 6337.664 11045.116 6257.1846 10992.385 C 6223.0244 10970.003 6188.2104 10917.365 6179.8203 10875.416 C 6165.5425 10804.024 6157.407 10799.678 6052.7256 10807.485 C 5988.683 10812.261 5927.61 10833.98 5909.8223 10858.308 C 5866.04 10918.183 5840.011 10911.058 5847.5366 10841.258 C 5856.2827 10760.142 5792.556 10557.541 5734.064 10480.501 C 5707.7144 10445.797 5686.0894 10404.125 5686.008 10387.896 C 5685.927 10371.671 5673.473 10313.79 5658.334 10259.276 C 5631.9863 10164.403 5628.758 10162.137 5582.926 10206.359 C 5556.591 10231.77 5490.5825 10318.043 5436.241 10398.08 C 5315.2056 10576.347 5314.972 10576.587 5327.7803 10510.081 C 5353.5054 10376.501 5531.2695 10107.039 5593.667 10107.039 C 5623.8755 10107.039 5622.395 10091.047 5585.706 10021.049 C 5560.9165 9973.754 5540.635 9933.5625 5540.635 9931.731 C 5540.635 9929.901 5510.869 9919.741 5474.489 9909.152 C 5409.923 9890.358 5409.607 9890.927 5461.26 9932.922 C 5512.061 9974.223 5510.475 9975.407 5421.5723 9962.547 C 5370.6396 9955.18 5257.5303 9935.79 5170.218 9919.46 C 4930.801 9874.683 4908.4556 9875.96 4897.2773 9935.06 C 4891.773 9964.163 4877.363 9998.442 4865.2544 10011.235 C 4853.1465 10024.028 4708.7505 10033.288 4544.3745 10031.8125 C 4272.9834 10029.376 4241.639 10023.998 4203.406 9973.312 C 4168.6025 9927.171 4123.745 9914.919 3944.6985 9902.647 C 3735.6997 9888.321 3725.8188 9890.256 3663.284 9957.732 C 3613.7844 10011.144 3573.174 10027.664 3491.3774 10027.664 C 3272.1821 10027.664 3427.8994 10110.703 3717.4238 10148.209 C 3818.6418 10161.32 3873.615 10154.547 3938.5554 10120.966 C 3986.6257 10096.107 4051.7244 10082.986 4085.2463 10091.4 C 4142.5996 10105.795 4143.869 10111.333 4111.4956 10206.001 C 4092.426 10261.765 4045.5837 10324.93 4004.8967 10349.743 C 3964.9758 10374.091 3924.5706 10406.541 3915.1057 10421.8545 C 3893.8867 10456.189 3552.614 10576.461 3364.4368 10615.923 C 3212.307 10647.826 3216.8125 10639.207 3222.4478 10887.56 C 3224.0989 10960.32 3226.287 11174.632 3227.311 11363.81 C 3228.3347 11552.987 3238.7686 11761.347 3250.4983 11826.83 L 3271.8237 11945.893 L 3278.007 11773.914 C 3281.408 11679.325 3293.0537 11530.497 3303.8872 11443.185 C 3321.349 11302.447 3324.5854 11321.961 3332.4102 11615.164 C 3337.264 11797.064 3343.0347 11981.611 3345.2324 12025.268 C 3347.4312 12068.925 3351.163 12155.244 3353.5256 12217.091 L 3357.8223 12329.539 L 3463.6555 12329.539 C 3521.8643 12329.539 3569.3064 12320.608 3569.0835 12309.695 C 3568.4722 12279.768 3517.444 12206.702 3516.9775 12235.086 C 3516.7546 12248.62 3480.8533 12219.6875 3437.1973 12170.789 C 3393.541 12121.89 3357.8223 12069.846 3357.8223 12055.134 C 3357.8223 12040.42 3376.6533 12051.495 3399.6697 12079.743 C 3429.189 12115.972 3437.7495 12118.818 3428.7278 12089.409 C 3421.6934 12066.4795 3408.2058 11965.276 3398.7563 11864.514 C 3389.306 11763.751 3376.0027 11654.5205 3369.194 11621.778 C 3362.385 11589.036 3367.0771 11562.247 3379.6199 11562.247 C 3392.1636 11562.247 3414.318 11687.76 3428.8538 11841.164 C 3443.3887 11994.568 3469.6814 12134.467 3487.2812 12152.05 C 3512.3057 12177.05 3516.0522 12158.065 3504.4695 12064.955 C 3490.566 11953.19 3492.7615 11955.933 3540.2876 12109.714 C 3604.6636 12318.017 3612.4473 12329.539 3688.7927 12329.539 C 3747.25 12329.539 3752.6592 12317.982 3759.9915 12177.403 L 3767.9263 12025.268 L 3886.9888 12016.622 C 3952.4734 12011.866 4068.5588 12015.698 4144.9575 12025.141 L 4283.864 12042.305 L 4283.864 12174.007 C 4283.864 12246.443 4265.6987 12340.837 4243.497 12383.77 C 4204.496 12459.188 4205.168 12461.817 4263.341 12461.425 C 4312.846 12461.093 4316.495 12456.135 4283.864 12433.544 C 4251.117 12410.874 4253.43 12407.514 4297.093 12414.332 C 4331.893 12419.766 4352.791 12446.555 4358.1357 12492.579 C 4365.113 12552.673 4352.026 12567.467 4265.5317 12597.263 C 4210.1294 12616.348 4087.411 12631.977 3992.822 12631.994 C 3780.2583 12632.035 3648.8638 12571.825 3648.8638 12474.38 C 3648.8638 12419.278 3661.431 12408.914 3728.2388 12408.914 C 3771.8948 12408.914 3807.6138 12397.007 3807.6138 12382.455 C 3807.6138 12352.882 3281.774 12345.673 3085.6248 12372.56 C 2967.9373 12388.69 2965.4897 12390.929 2991.6372 12458.549 C 3006.403 12496.734 3024.825 12664.897 3032.5747 12832.247 C 3040.3254 12999.597 3055.8008 13146.485 3066.9653 13158.666 C 3090.9683 13184.856 3611.5881 13186.182 3719.6047 13160.329 C 3839.0032 13131.752 3853.0566 13112.435 3767.9263 13093.907 L 3688.5513 13076.633 L 3772.9792 13073.502 C 3885.2964 13069.339 3905.0352 13110.245 3818.1711 13167.16 C 3760.2644 13205.103 3684.4827 13213.582 3394.032 13214.623 L 3040.3965 13215.893 L 3040.3594 13313.222 C 3040.3157 13427.542 2994.1558 13482.135 2875.2297 13508.519 L 2788.968 13527.658 L 2892.4163 13563.677 C 2955.165 13585.526 3090.4854 13597.974 3236.3745 13595.317 C 3514.581 13590.253 3662.307 13611.781 3847.235 13684.34 C 4054.8547 13765.803 4070.4805 13790.493 3935.8262 13824.328 C 3815.0916 13854.663 3661.9792 13820.394 3476.8848 13721.604 C 3363.128 13660.89 3279.747 13664.938 3296.8513 13730.348 C 3307.2827 13770.235 3287.4219 13791.892 3208.3853 13826.814 L 3106.468 13871.848 L 3283.3872 13914.287 C 3380.6921 13937.629 3469.989 13967.136 3481.8247 13979.856 C 3493.874 13992.81 3480.0588 13996.264 3450.4263 13987.704 C 3077.564 13880.022 3026.4792 13881.088 2554.969 14006.371 C 2315.7388 14069.937 2239.058 14076.273 1955.5305 14055.907 z M 3886.9888 13786.464 C 3943.4058 13769.859 3920.8296 13756.627 3733.488 13696.496 C 3560.631 13641.016 3467.632 13626.908 3296.9255 13630.274 L 3080.0098 13634.553 L 3265.218 13652.22 C 3372.36 13662.438 3517.34 13699.196 3609.1763 13739.427 C 3780.3997 13814.434 3787.7346 13815.675 3886.9888 13786.464 z M 2856.342 13461.953 L 2993.8982 13430.201 L 2980.9153 12992.318 C 2969.9866 12623.692 2956.4788 12512.586 2895.5168 12289.852 C 2823.1648 12025.502 2819.5063 11927.805 2871.5073 11648.697 C 2885.2517 11574.931 2878.4531 11559.752 2822.0732 11538.316 C 2786.12 11524.6455 2730.249 11479.791 2697.9158 11438.636 C 2659.3247 11389.517 2646.228 11381.99 2659.7964 11416.727 C 2701.3643 11523.1455 2701.4482 11837.006 2659.9521 11997.861 C 2576.9824 12319.481 2532.4631 12643.304 2515.3945 13049.348 L 2497.9263 13464.885 L 2590.5305 13474.847 C 2641.4624 13480.326 2691.1558 13486.812 2700.9597 13489.258 C 2710.764 13491.704 2780.6853 13479.417 2856.342 13461.953 z M 731.9288 12785.945 C 739.89746 12761.828 697.4784 12752.828 575.28784 12752.709 C 480.2541 12752.617 375.7054 12735.848 333.76352 12713.971 C 268.32742 12679.839 258.01718 12680.063 244.26076 12715.912 C 212.76479 12797.988 301.817 12829.093 551.12994 12823.101 C 660.4514 12820.473 724.89594 12807.2295 731.9288 12785.945 z M 671.2768 12589.319 C 693.668 12513.919 711.98895 12397.39 711.98895 12330.367 C 711.98895 12227.042 703.85394 12207.8955 658.5006 12204.479 C 626.73175 12202.085 612.0815 12211.888 622.42163 12228.619 C 634.3128 12247.859 584.181 12253.243 464.2433 12245.608 L 288.65564 12234.427 L 288.65564 12331.861 C 288.65564 12467.801 366.6281 12695.161 417.95007 12708.873 C 441.4265 12715.144 498.8689 12721.656 545.59973 12723.346 C 625.8258 12726.242 632.8344 12718.769 671.2768 12589.319 z M 738.4473 12699.955 C 738.4473 12685.403 726.5407 12673.497 711.98895 12673.497 C 697.4372 12673.497 685.53064 12685.403 685.53064 12699.955 C 685.53064 12714.507 697.4372 12726.414 711.98895 12726.414 C 726.5407 12726.414 738.4473 12714.507 738.4473 12699.955 z M 4268.912 12568.319 C 4306.2397 12554.126 4336.7803 12528.775 4336.7803 12511.984 C 4336.7803 12490.105 4284.6865 12486.585 4152.981 12499.5625 C 3945.8362 12519.975 3753.5747 12496.336 3811.6116 12457.591 C 3834.29 12442.452 3818.3633 12440.237 3767.9263 12451.52 C 3724.2703 12461.284 3683.878 12473.266 3678.1667 12478.143 C 3656.4731 12496.665 3734.5537 12564.969 3789.6917 12575.701 C 3904.704 12598.09 4202.6816 12593.5 4268.912 12568.319 z M 4091.6743 12472.487 C 4184.5117 12453.919 4257.4053 12326.646 4257.4053 12183.12 L 4257.4053 12091.414 L 4065.5825 12091.009 C 3931.965 12090.726 3885.8018 12082.821 3913.447 12064.955 C 3948.725 12042.156 3948.725 12039.308 3913.447 12039.308 C 3768.267 12039.308 3744.2285 12279.876 3875.2793 12421.282 C 3940.9036 12492.092 3965.0647 12497.809 4091.6743 12472.487 z M 2443.436 12398.055 C 2507.388 12389.929 2517.8284 12367.65 2583.359 12099.496 C 2627.0085 11920.88 2629.9766 11880.239 2600.2078 11868.815 C 2580.3333 11861.188 2564.0723 11867.063 2564.0723 11881.871 C 2564.0723 11896.678 2513.4705 11931.761 2451.6243 11959.834 C 2377.4314 11993.513 2357.1785 12011.645 2392.093 12013.135 C 2437.5103 12015.073 2435.6353 12019.215 2378.8638 12042.356 C 2342.4836 12057.187 2244.2573 12064.602 2160.5825 12058.835 C 2076.908 12053.068 2008.4473 12057.798 2008.4473 12069.347 C 2008.4473 12080.895 2025.9163 12135.232 2047.2667 12190.097 C 2068.6172 12244.962 2083.5 12313.076 2080.3396 12341.463 C 2075.78 12382.417 2093.2717 12394.719 2165.0325 12401.034 C 2214.7734 12405.411 2262.0962 12415.617 2270.1924 12423.714 C 2278.2896 12431.812 2309.0295 12430.818 2338.5037 12421.508 C 2367.978 12412.198 2415.1973 12401.644 2443.436 12398.055 z M 1954.6852 12277.99 C 1971.3912 12250.958 1978.4603 12251.41 1989.926 12280.242 C 2000.1927 12306.059 2004.8638 12303.592 2006.3584 12271.569 C 2007.5073 12246.961 1996.5406 12219.47 1981.9889 12210.477 C 1967.4371 12201.482 1955.5305 12160.497 1955.5305 12119.396 C 1955.5305 12067.878 1939.7039 12040.53 1904.5743 12031.343 C 1876.5488 12024.015 1822.9087 11957.415 1785.3746 11883.345 C 1743.2583 11800.231 1686.2786 11732.718 1636.5465 11707.001 C 1572.3507 11673.804 1559.354 11653.503 1572.6381 11607.173 C 1581.8091 11575.1875 1594.217 11531.039 1600.2098 11509.063 C 1606.2043 11487.09 1564.9634 11418.63 1508.5634 11356.929 C 1452.1633 11295.229 1411.2833 11244.747 1417.7178 11244.747 C 1424.1523 11244.747 1399.9727 11188.192 1363.9865 11119.07 C 1327.9995 11049.948 1287.1428 10963.627 1273.1934 10927.247 C 1248.614 10863.143 1246.9135 10864.447 1218.091 10969.553 C 1201.7346 11029.201 1158.9553 11118.498 1123.0273 11167.99 C 1087.0992 11217.482 1037.7903 11285.206 1013.4515 11318.489 C 940.7904 11417.851 965.46185 11898.874 1047.4222 11980.834 C 1077.0579 12010.471 1085.6241 12002.5625 1099.605 11932.655 C 1109.824 11881.561 1123.9115 11861.284 1135.8132 11880.542 C 1146.528 11897.879 1149.4122 11934.558 1142.2227 11962.052 C 1135.0332 11989.545 1142.4456 12012.039 1158.6946 12012.039 C 1174.9443 12012.039 1188.2389 11992.195 1188.2389 11967.941 C 1188.2389 11943.688 1195.7126 11931.316 1204.8464 11940.452 C 1223.1957 11958.801 1320.5306 11781.895 1320.5306 11730.193 C 1320.5306 11712.301 1334.295 11689.154 1351.119 11678.757 C 1403.3396 11646.482 1352.7864 11828.695 1278.2859 11941.272 C 1241.1322 11997.418 1219.2085 12051.19 1229.5671 12060.768 C 1239.925 12070.348 1252.8861 12065.789 1258.3695 12050.64 C 1263.852 12035.49 1298.4268 11970.007 1335.2026 11905.118 C 1371.9785 11840.232 1408.9231 11766.308 1417.302 11740.841 C 1425.68 11715.374 1442.4458 11694.539 1454.5582 11694.539 C 1479.3977 11694.539 1412.9596 11865.394 1357.1199 11945.116 C 1308.3721 12014.713 1310.5425 12053.266 1360.8575 12011.508 C 1431.4597 11952.913 1425.5605 11996.243 1345.4031 12125.027 C 1216.569 12332.02 1218.2557 12333.319 1600.7008 12321.819 C 1833.3643 12314.822 1940.0881 12301.607 1954.6852 12277.99 z M 1399.9056 11444.746 C 1399.9056 11405.028 1447.4067 11362.804 1468.4342 11383.831 C 1486.8883 11402.286 1450.3539 11482.872 1423.5331 11482.872 C 1410.538 11482.872 1399.9056 11465.716 1399.9056 11444.746 z M 3266.6125 12269.234 C 3244.8801 12236.065 3219.7427 12162.642 3210.752 12106.067 C 3201.761 12049.494 3183.6975 11975.045 3170.6113 11940.627 C 3147.7688 11880.545 3143.6873 11879.665 3068.426 11918.583 C 3025.31 11940.88 2980.5125 11958.596 2968.8755 11957.953 C 2957.2395 11957.311 2992.3665 11933.213 3046.9368 11904.403 C 3137.4795 11856.6045 3183.588 11773.914 3119.6973 11773.914 C 3105.1455 11773.914 3093.2388 11785.465 3093.2388 11799.582 C 3093.2388 11813.7 3045.7053 11852.3955 2987.609 11885.572 C 2871.95 11951.621 2857.0847 12007.018 2910.3608 12173.455 C 2926.1948 12222.921 2943.68 12278.275 2949.2183 12296.466 C 2955.937 12318.536 3016.979 12329.539 3132.7058 12329.539 L 3306.1255 12329.539 L 3266.6125 12269.234 z M 533.3952 12205.032 C 500.65335 12198.727 447.0746 12198.727 414.33273 12205.032 C 381.59088 12211.339 408.37946 12216.5 473.86398 12216.5 C 539.3485 12216.5 566.1371 12211.339 533.3952 12205.032 z M 3294.4321 12045.662 C 3285.6406 12036.871 3279.387 12052.498 3280.5361 12080.389 C 3281.8054 12111.212 3288.0752 12117.481 3296.521 12096.375 C 3304.1643 12077.275 3303.2244 12054.455 3294.4321 12045.662 z M 4024.2415 12046.882 C 4005.1414 12039.238 3982.3213 12040.178 3973.5298 12048.97 C 3964.7375 12057.763 3980.365 12064.016 4008.2563 12062.867 C 4039.079 12061.597 4045.348 12055.327 4024.2415 12046.882 z M 2325.9473 11963.356 C 2464.0984 11924.416 2499.6067 11903.486 2506.47 11856.949 C 2514.6833 11801.259 2510.6057 11802.025 2400.9934 11876.766 C 2295.0408 11949.01 2246.5723 11959.097 2246.5723 11908.9 C 2246.5723 11897.548 2294.5593 11865.509 2353.2104 11837.702 C 2423.761 11804.253 2455.7188 11773.712 2447.6436 11747.455 C 2391.6821 11565.496 2309.54 11351.74 2295.3774 11351.219 C 2285.8406 11350.868 2229.0999 11391.466 2169.2876 11441.4375 C 2058.3174 11534.151 1813.086 11641.622 1712.5004 11641.622 C 1665.7244 11641.622 1671.2529 11651.339 1746.5657 11701.502 C 1796.0118 11734.437 1858.2844 11805.874 1884.9495 11860.252 C 1930.5305 11953.208 1981.9889 11991.607 1981.9889 11932.664 C 1981.9889 11918.112 2035.1938 11906.205 2100.2214 11906.205 C 2192.3145 11906.205 2215.2175 11914.637 2203.8171 11944.346 C 2195.7678 11965.323 2163.399 11987.515 2131.887 11993.659 C 2100.3755 11999.805 2092.4521 12006.407 2114.2805 12008.333 C 2136.109 12010.258 2231.3584 11990.019 2325.9473 11963.356 z M 2669.9055 11672.0205 C 2669.9055 11587.212 2648.278 11502.995 2606.1545 11423.7705 L 2542.4028 11303.87 L 2599.54 11317.817 C 2630.9648 11325.488 2669.7078 11341.873 2685.6345 11354.227 C 2718.3376 11379.594 2662.566 11035.998 2617.2004 10932.616 C 2581.3506 10850.921 2583.5413 10759.61 2622.2808 10720.872 C 2646.9749 10696.178 2621.379 10689.122 2507.0989 10689.122 C 2426.2866 10689.122 2285.1123 10681.277 2193.377 10671.689 C 2070.0457 10658.798 2031.5239 10662.245 2045.5364 10684.919 C 2055.959 10701.783 2108.433 10715.711 2162.1443 10715.871 C 2333.9158 10716.383 2458.2388 10746.465 2458.2388 10787.514 C 2458.2388 10825.951 2400.1587 10824.096 2159.491 10777.969 C 2089.824 10764.615 2086.6418 10768.069 2103.343 10838.916 C 2178.3447 11157.081 2187.0684 11177.977 2262.302 11219.674 C 2324.859 11254.346 2351.0603 11302.584 2409.2988 11490.296 C 2495.8254 11769.186 2513.2493 11801.313 2540.6362 11732.469 C 2559.904 11684.035 2561.9397 11684.481 2578.8452 11740.841 C 2612.6812 11853.643 2669.9055 11810.394 2669.9055 11672.0205 z M 2984.9233 11754.07 C 3147.403 11598.061 3113.9812 11415.872 2812.9167 10816.417 C 2694.5237 10580.681 2640.5857 10523.0 2662.959 10656.049 C 2669.6882 10696.067 2678.6204 10794.293 2682.8086 10874.33 C 2686.9958 10954.366 2710.4739 11096.307 2734.9807 11189.752 C 2759.4873 11283.196 2773.667 11382.1045 2766.4905 11409.548 C 2757.2031 11445.06 2773.8179 11468.387 2824.1218 11490.464 C 2924.9424 11534.71 2937.9382 11561.368 2920.3845 11687.924 C 2903.1658 11812.07 2913.4944 11822.656 2984.9233 11754.07 z M 3190.137 11714.383 C 3182.7966 11696.192 3176.7915 11711.075 3176.7915 11747.455 C 3176.7915 11783.836 3182.7966 11798.719 3190.137 11780.528 C 3197.4766 11762.338 3197.4766 11732.572 3190.137 11714.383 z M 3113.6519 11679.674 C 3104.783 11670.805 3083.2644 11691.357 3065.8335 11725.346 C 3035.5356 11784.424 3036.2454 11785.133 3081.9587 11741.471 C 3108.258 11716.351 3122.52 11688.543 3113.6519 11679.674 z M 6404.18 11363.81 L 6380.525 11205.06 L 6377.2983 11327.43 C 6375.524 11394.733 6382.709 11489.982 6393.265 11539.096 C 6423.406 11679.328 6431.596 11547.796 6404.18 11363.81 z M 1873.3853 11523.536 C 2058.9827 11458.055 2151.8477 11404.653 2203.662 11333.616 C 2252.8508 11266.18 2252.8 11265.663 2198.6592 11282.847 C 2123.6816 11306.643 2098.8696 11251.544 2051.1982 10955.388 C 2029.4852 10820.498 1993.1906 10689.658 1970.5433 10664.634 C 1947.8962 10639.609 1913.4878 10566.421 1894.0801 10501.992 C 1841.1093 10326.142 1733.6724 10173.705 1627.0446 10123.105 C 1525.5326 10074.935 1499.9391 10039.514 1582.1853 10061.022 C 1609.678 10068.212 1646.4506 10065.27 1663.9027 10054.483 C 1707.7809 10027.366 1534.5089 9923.173 1412.6455 9903.396 C 1350.926 9893.381 1326.4427 9878.876 1343.1149 9862.204 C 1359.7877 9845.532 1420.7231 9860.22 1516.1694 9903.917 L 1663.4917 9971.362 L 1618.1449 9900.294 C 1583.9714 9846.736 1582.4647 9836.487 1612.0293 9858.693 C 1633.6058 9874.898 1673.588 9887.797 1700.8772 9887.355 C 1747.4142 9886.602 1749.3375 9869.167 1731.854 9606.535 C 1719.0996 9414.951 1700.5227 9312.422 1673.03 9281.883 C 1650.9294 9257.335 1640.3447 9225.116 1649.5092 9210.286 C 1658.6746 9195.459 1649.3203 9142.994 1628.724 9093.699 C 1608.1277 9044.405 1578.7407 8945.627 1563.4211 8874.194 C 1548.1023 8802.762 1526.8326 8721.554 1516.1566 8693.733 C 1504.1127 8662.347 1506.7935 8649.359 1523.2201 8659.511 C 1537.7808 8668.511 1564.5774 8742.376 1582.7667 8823.658 C 1621.436 8996.449 1740.5687 9225.947 1747.6605 9141.31 C 1756.2275 9039.055 1739.5287 8955.692 1702.1934 8914.331 C 1681.4557 8891.355 1665.4288 8849.685 1666.5778 8821.727 C 1667.7268 8793.768 1674.6716 8785.775 1682.0121 8803.966 C 1713.0995 8881.009 1735.0491 8828.204 1715.005 8724.591 C 1686.8584 8579.093 1687.8741 8516.839 1717.2086 8589.538 C 1729.8071 8620.76 1748.4656 8731.044 1758.6708 8834.613 C 1774.9086 8999.404 1781.6459 9017.096 1812.6202 8976.281 C 1845.6196 8932.799 1848.071 8933.555 1848.8558 8987.451 C 1849.3186 9019.247 1839.5339 9072.825 1827.113 9106.514 C 1782.1384 9228.497 1767.5002 9318.156 1795.3724 9300.93 C 1810.3165 9291.693 1840.9946 9220.67 1863.5449 9143.098 C 1902.0212 9010.744 1901.0482 8985.164 1847.7554 8727.726 C 1702.455 8025.84 1548.7595 7861.6206 1055.9473 7881.697 C 949.7143 7886.0244 929.206 7897.6533 865.6222 7989.626 C 826.42804 8046.3184 788.001 8138.139 780.2285 8193.674 C 772.45526 8249.207 752.8012 8372.033 736.55225 8466.622 C 699.8733 8680.133 697.958 8743.11 724.08203 8876.727 C 741.02625 8963.391 748.391 8972.976 764.74493 8929.643 C 775.72864 8900.538 774.3051 8856.673 761.58136 8832.163 C 748.85767 8807.654 739.6342 8748.123 741.0844 8699.872 C 743.5455 8618.012 745.09015 8616.567 764.1765 8678.289 C 782.8075 8738.54 786.4111 8734.413 804.60767 8631.986 C 815.59534 8570.14 832.61145 8519.539 842.4211 8519.539 C 852.2307 8519.539 848.9226 8588.075 835.0685 8671.842 C 820.78156 8758.232 819.26196 8881.325 831.55774 8956.27 C 851.9917 9080.814 854.31635 9083.841 872.08575 9009.018 L 890.93634 8929.643 L 894.4286 9009.018 C 896.3487 9052.673 903.8425 9118.158 911.0813 9154.539 C 918.32 9190.919 917.1654 9205.802 908.51526 9187.611 C 867.35657 9101.061 844.28064 9175.927 844.28064 9396.008 C 844.28064 9604.206 857.6325 9676.965 941.18524 9924.078 C 994.48303 10081.709 1047.1841 10205.06 1058.2993 10198.189 C 1069.4147 10191.319 1086.4009 10254.321 1096.0474 10338.192 C 1116.6033 10516.923 1157.363 10689.122 1179.114 10689.122 C 1187.526 10689.122 1188.8647 10660.125 1182.0902 10624.687 C 1175.3158 10589.248 1178.5868 10545.989 1189.3589 10528.561 C 1201.28 10509.272 1215.9084 10531.901 1226.7379 10586.381 C 1268.419 10796.078 1470.2662 11212.852 1596.8469 11350.58 C 1630.2823 11386.961 1678.4084 11449.468 1703.7944 11489.486 C 1729.1797 11529.505 1753.0365 11562.247 1756.8097 11562.247 C 1760.582 11562.247 1813.0417 11544.827 1873.3853 11523.536 z M 1855.0789 11337.352 C 1770.8633 11174.73 1749.7631 11157.303 1796.9348 11289.326 C 1821.758 11358.8 1820.8683 11360.355 1783.7057 11312.449 C 1761.7924 11284.204 1743.8639 11250.202 1743.8639 11236.8955 C 1743.8639 11223.587 1714.0983 11177.324 1677.7181 11134.089 C 1641.3379 11090.854 1611.9945 11041.509 1612.5096 11024.436 C 1613.0256 11007.361 1631.7075 11023.158 1654.0253 11059.539 C 1682.457 11105.886 1689.5406 11109.846 1677.693 11072.768 C 1668.3921 11043.663 1654.1754 10987.109 1646.0994 10947.091 C 1638.0233 10907.072 1622.1127 10874.33 1610.7422 10874.33 C 1599.371 10874.33 1595.0382 10901.12 1601.1134 10933.861 C 1607.5931 10968.785 1599.6746 10960.583 1581.9552 10914.018 C 1565.342 10870.361 1536.367 10816.784 1517.564 10794.955 C 1421.7188 10683.688 1337.793 10290.86 1397.1788 10231.474 C 1418.4534 10210.199 1427.3079 10244.96 1429.8473 10359.716 C 1432.9001 10497.726 1435.7344 10505.721 1452.8223 10424.539 C 1471.8279 10334.245 1472.507 10335.237 1480.0323 10464.227 C 1486.0785 10567.878 1490.0592 10577.901 1498.4203 10510.528 C 1509.6372 10420.143 1558.6556 10389.64 1558.6556 10473.045 C 1558.6556 10499.725 1567.5851 10530.406 1578.4994 10541.228 C 1589.4136 10552.049 1611.8113 10616.541 1628.2726 10684.544 L 1658.203 10808.185 L 1663.8857 10702.352 L 1669.5686 10596.518 L 1703.5732 10728.81 C 1725.2822 10813.267 1738.714 10837.446 1740.7206 10795.682 L 1743.8639 10730.265 L 1783.6079 10787.007 C 1845.4492 10875.298 1929.9071 11085.997 1903.4569 11085.997 C 1890.4021 11085.997 1872.9816 11064.76 1864.7432 11038.806 C 1846.4376 10981.128 1700.3701 10890.594 1679.6672 10924.093 C 1671.4596 10937.372 1682.0807 10988.164 1703.2688 11036.961 C 1724.457 11085.76 1742.2587 11113.967 1742.828 11099.646 C 1743.3981 11085.325 1791.8406 11155.707 1850.4789 11256.053 C 1909.1162 11356.397 1952.6375 11451.458 1947.1913 11467.3 C 1941.7458 11483.14 1900.2949 11424.663 1855.0789 11337.352 z M 1576.8942 10589.903 C 1570.2391 10564.437 1564.7938 10585.273 1564.7938 10636.205 C 1564.7938 10687.138 1570.2391 10707.973 1576.8942 10682.508 C 1583.5491 10657.041 1583.5491 10615.368 1576.8942 10589.903 z M 1241.1556 10045.507 C 1241.1556 9997.637 1297.4894 9974.747 1415.2987 9974.747 C 1530.0809 9974.747 1532.995 10017.973 1419.7494 10040.766 C 1372.455 10050.285 1312.9237 10063.939 1287.4576 10071.109 C 1258.5455 10079.25 1241.1556 10069.633 1241.1556 10045.507 z M 1055.9473 9363.375 C 1055.9473 9347.266 1039.0734 9340.562 1018.4496 9348.474 C 997.8258 9356.389 973.5282 9343.52 964.45496 9319.876 C 943.9814 9266.521 941.7722 8810.103 961.8905 8789.984 C 969.96576 8781.91 976.57227 8889.694 976.57227 9029.505 C 976.57227 9193.577 987.43726 9290.422 1007.2156 9302.6455 C 1029.9403 9316.691 1033.451 9270.946 1020.80084 9125.613 C 1002.161 8911.464 1037.4213 8923.245 1067.7836 9141.31 C 1077.9146 9214.07 1092.5923 9300.391 1100.402 9333.133 C 1108.6233 9367.603 1102.255 9392.664 1085.2737 9392.664 C 1069.1442 9392.664 1055.9473 9379.483 1055.9473 9363.375 z M 1563.4897 9122.672 C 1499.5757 9019.257 1399.9056 8792.302 1399.9056 8750.179 C 1399.9056 8699.636 1439.8402 8764.459 1477.8676 8876.727 C 1497.5837 8934.935 1542.5454 9028.334 1577.7823 9084.278 C 1613.02 9140.223 1636.3964 9191.45 1629.7292 9198.118 C 1623.063 9204.784 1593.2545 9170.833 1563.4897 9122.672 z M 857.50977 8786.33 C 857.50977 8714.789 866.43933 8647.32 877.3535 8636.403 C 888.26776 8625.485 897.19727 8684.021 897.19727 8766.482 C 897.19727 8848.945 888.26776 8916.412 877.3535 8916.41 C 866.43933 8916.409 857.50977 8857.872 857.50977 8786.33 z M 767.8367 8519.364 C 762.16675 8391.063 875.1912 8118.2974 916.7883 8159.8936 C 925.2374 8168.343 913.02075 8196.395 889.6396 8222.2295 C 866.2584 8248.066 829.9477 8340.412 808.9485 8427.445 C 787.94525 8514.492 769.4491 8555.847 767.8367 8519.364 z M 897.19727 11406.153 C 897.19727 11380.753 504.36276 11284.805 483.94894 11305.218 C 472.29593 11316.871 639.36743 11369.129 804.59314 11405.511 C 848.2492 11415.124 886.94434 11424.557 890.5827 11426.472 C 894.22107 11428.388 897.19727 11419.244 897.19727 11406.153 z M 923.65564 11284.116 C 923.65564 11238.724 744.6525 11185.728 691.6034 11215.416 C 664.72363 11230.459 688.06116 11243.519 768.4891 11258.441 C 863.8999 11276.144 872.4733 11282.115 817.82227 11292.805 L 751.67645 11305.741 L 817.82227 11323.993 C 895.5299 11345.436 923.65564 11334.837 923.65564 11284.116 z M 3188.5989 11172.537 C 3179.8074 11163.746 3173.5537 11179.373 3174.7026 11207.264 C 3175.972 11238.087 3182.2417 11244.356 3190.6877 11223.25 C 3198.331 11204.15 3197.391 11181.329 3188.5989 11172.537 z M 3063.1501 10669.278 C 3090.0576 10619.145 3088.4814 10609.747 3053.1687 10609.747 C 3030.1055 10609.747 2978.3806 10592.757 2938.2249 10571.991 C 2830.7542 10516.416 2786.0515 10554.695 2838.9546 10656.997 C 2861.9158 10701.4 2907.3708 10807.159 2939.9658 10892.019 L 2999.2297 11046.31 L 3015.2139 10887.56 C 3024.006 10800.247 3045.577 10702.0205 3063.1501 10669.278 z M 2800.307 10677.782 C 2769.8105 10608.84 2739.3562 10557.935 2732.6301 10564.661 C 2725.9043 10571.387 2747.0044 10631.646 2779.5186 10698.571 C 2856.275 10856.559 2872.2996 10840.532 2800.307 10677.782 z M 3182.1821 10675.893 C 3190.5586 10654.064 3185.8784 10636.205 3171.7837 10636.205 C 3157.6882 10636.205 3146.1555 10654.064 3146.1555 10675.893 C 3146.1555 10726.71 3162.6814 10726.71 3182.1821 10675.893 z M 2476.044 10600.762 C 2485.654 10591.151 2456.5159 10583.289 2411.2932 10583.289 C 2366.0708 10583.289 2322.9128 10593.251 2315.3875 10605.428 C 2299.4841 10631.159 2450.0176 10626.787 2476.044 10600.762 z M 2246.5723 10583.289 C 2274.9846 10564.928 2246.796 10557.524 2147.3535 10557.235 C 2070.9548 10557.013 2008.4473 10568.737 2008.4473 10583.289 C 2008.4473 10617.127 2194.2112 10617.127 2246.5723 10583.289 z M 2616.8298 10523.758 L 2616.67 10437.768 L 2471.309 10435.63 C 2296.348 10433.058 2276.2603 10480.651 2432.5444 10527.475 C 2491.1729 10545.04 2532.1418 10570.738 2523.587 10584.579 C 2515.032 10598.422 2532.5479 10609.747 2562.5105 10609.747 C 2606.367 10609.747 2616.9583 10592.981 2616.8298 10523.758 z M 3371.0513 10558.268 C 3462.463 10540.013 3648.8638 10430.78 3648.8638 10395.466 C 3648.8638 10357.327 3591.0469 10367.8545 3538.289 10415.601 C 3505.8494 10444.957 3434.7886 10461.505 3324.5393 10465.373 C 3233.7043 10468.559 3174.2676 10465.636 3192.4575 10458.878 C 3255.615 10435.408 3224.912 10399.939 3113.0825 10367.18 C 3008.7778 10336.626 3005.9937 10333.541 3074.6418 10324.595 C 3117.4138 10319.0205 3187.8462 10338.076 3241.5188 10369.744 C 3336.894 10426.017 3463.6555 10443.444 3463.6555 10400.285 C 3463.6555 10386.945 3430.9136 10364.072 3390.895 10349.458 L 3318.1348 10322.883 L 3398.8323 10320.794 C 3443.2166 10319.6455 3493.8184 10304.419 3511.2803 10286.955 C 3535.975 10262.261 3543.0305 10262.261 3543.0305 10286.955 C 3543.0305 10304.419 3530.4214 10318.705 3515.0105 10318.705 C 3499.5996 10318.705 3492.5112 10327.638 3499.258 10338.554 C 3509.8381 10355.674 3555.302 10357.44 3721.6243 10347.2 C 3739.8142 10346.079 3754.697 10331.933 3754.697 10315.762 C 3754.697 10296.373 3720.9006 10292.202 3655.4783 10303.513 C 3583.8792 10315.893 3567.3071 10313.143 3595.9473 10293.635 C 3617.7756 10278.765 3669.7556 10266.417 3711.4585 10266.194 C 3800.3574 10265.72 4045.7388 10183.175 4045.7388 10153.744 C 4045.7388 10125.848 4025.493 10128.311 3958.0334 10164.414 C 3926.2605 10181.417 3796.3347 10197.947 3669.309 10201.146 C 3491.0076 10205.638 3417.2783 10219.397 3345.9116 10261.505 C 3282.9082 10298.678 3247.733 10306.767 3235.458 10286.903 C 3201.4744 10231.918 3322.591 10172.698 3443.8118 10185.03 C 3528.2156 10193.616 3491.7393 10139.691 3401.7197 10122.804 C 3346.1594 10112.379 3276.3025 10121.69 3213.6514 10147.866 C 3158.8308 10170.772 3108.3767 10183.912 3101.5312 10177.066 C 3085.9565 10161.491 3311.6865 10027.664 3353.5322 10027.664 C 3370.444 10027.664 3384.2805 10008.347 3384.2805 9984.737 C 3384.2805 9949.209 3391.2576 9947.6 3424.7512 9975.397 C 3475.5903 10017.59 3579.1467 9976.202 3621.7039 9896.684 C 3637.6663 9866.858 3647.3296 9842.585 3643.1802 9842.741 C 3639.03 9842.899 3580.0493 9859.897 3512.1118 9880.516 C 3444.1736 9901.134 3363.513 9911.445 3332.8665 9903.431 C 3302.2192 9895.417 3220.8828 9904.872 3152.1184 9924.443 C 3083.355 9944.016 3012.2102 9956.864 2994.02 9952.998 C 2958.5095 9945.451 2946.5996 10068.59 2980.7957 10089.724 C 2991.7124 10096.471 2999.5454 10141.822 2998.202 10190.504 C 2995.8037 10277.443 2993.215 10279.325 2852.6763 10296.245 C 2773.981 10305.72 2667.921 10313.8125 2616.9888 10314.229 C 2542.2817 10314.84 2534.6118 10310.591 2577.3013 10292.247 C 2619.5298 10274.101 2621.311 10269.132 2586.121 10267.649 C 2561.8672 10266.625 2537.0737 10250.938 2531.0227 10232.785 C 2524.3274 10212.699 2507.1353 10223.861 2487.0928 10261.3125 C 2443.7122 10342.37 2467.888 10398.08 2546.4448 10398.08 C 2581.319 10398.08 2641.2332 10422.764 2679.5867 10452.934 C 2717.9404 10483.103 2770.1472 10502.343 2795.6028 10495.689 C 2828.1985 10487.171 2823.068 10482.687 2778.2524 10480.523 C 2718.315 10477.633 2717.1628 10474.647 2758.4087 10429.07 C 2782.4924 10402.458 2803.0386 10363.763 2804.0664 10343.081 C 2805.0942 10322.398 2828.2527 10355.687 2855.5288 10417.056 C 2892.5696 10500.392 2923.9072 10532.449 2979.3367 10543.708 C 3020.1545 10551.997 3083.317 10568.845 3119.6973 10581.1455 C 3156.0774 10593.446 3209.6553 10596.897 3238.7598 10588.814 C 3267.864 10580.732 3327.3953 10566.986 3371.0513 10558.268 z M 5898.6636 10536.986 C 5899.1265 10511.52 5915.7075 10469.321 5935.5107 10443.21 C 5966.4497 10402.415 5963.831 10380.078 5916.9 10284.46 C 5886.861 10223.259 5852.0693 10151.947 5839.585 10125.993 C 5814.606 10074.058 5849.48 9921.984 5910.673 9815.997 C 5963.3984 9724.677 5959.852 9752.263 5897.9165 9915.216 C 5853.9854 10030.8 5851.627 10054.122 5883.87 10054.122 C 5908.6816 10054.122 5917.383 10070.776 5908.061 10100.424 C 5895.63 10139.958 5899.618 10139.221 5935.3496 10095.366 C 5958.365 10067.12 5977.197 10028.425 5977.197 10009.377 C 5977.197 9990.331 5989.806 9974.747 6005.217 9974.747 C 6020.628 9974.747 6027.0767 9984.714 6019.5474 9996.896 C 6012.0186 10009.08 5994.2007 10071.587 5979.9526 10135.803 C 5958.2417 10233.652 5959.607 10245.062 5988.3823 10206.258 C 6007.267 10180.791 6028.729 10159.955 6036.075 10159.955 C 6047.8374 10159.955 6042.3965 10277.515 6023.218 10437.768 C 6017.503 10485.516 6029.808 10489.782 6149.1763 10481.441 C 6221.9365 10476.357 6283.96 10469.896 6287.006 10467.085 C 6290.052 10464.271 6300.627 10365.046 6310.506 10246.585 C 6326.4854 10054.982 6322.2217 10020.611 6271.895 9935.314 C 6206.7593 9824.918 6202.2754 9805.245 6248.395 9832.212 C 6266.585 9842.85 6257.6553 9824.049 6228.5513 9790.436 C 6199.447 9756.821 6136.9395 9712.943 6089.645 9692.928 C 5980.9697 9646.937 5978.5933 9619.162 6085.1562 9640.475 C 6143.857 9652.214 6163.419 9647.589 6155.0825 9623.938 C 6147.515 9602.472 6096.3916 9593.098 6007.4355 9596.865 C 5932.5957 9600.036 5871.364 9593.703 5871.364 9582.793 C 5871.364 9571.883 5842.4297 9560.561 5807.0654 9557.635 C 5747.8496 9552.733 5741.2007 9564.303 5722.948 9703.998 C 5712.048 9787.425 5702.286 9944.981 5701.257 10054.122 C 5699.7227 10216.736 5710.268 10270.062 5759.672 10349.51 C 5792.8296 10402.833 5818.209 10456.41 5816.07 10468.572 C 5804.685 10533.3 5823.015 10583.289 5858.135 10583.289 C 5879.9624 10583.289 5898.2007 10562.452 5898.6636 10536.986 z M 5897.8223 10020.088 C 5897.8223 9982.339 5961.0205 9868.914 5982.0537 9868.914 C 5994.6055 9868.914 5984.3916 9901.655 5959.3564 9941.674 C 5899.919 10036.683 5897.8223 10039.355 5897.8223 10020.088 z M 5784.933 9627.506 C 5802.881 9609.424 5824.23 9601.295 5832.3765 9609.44 C 5840.5225 9617.587 5825.838 9632.381 5799.7446 9642.317 C 5762.036 9656.676 5758.997 9653.637 5784.933 9627.506 z M 992.55725 10431.704 C 983.7658 10422.912 977.51215 10438.54 978.66113 10466.431 C 979.9304 10497.254 986.20026 10503.523 994.6461 10482.416 C 1002.28937 10463.317 1001.3495 10440.495 992.55725 10431.704 z M 2034.9055 10477.455 C 2034.9055 10462.903 2022.999 10450.997 2008.4473 10450.997 C 1993.8955 10450.997 1981.9889 10462.903 1981.9889 10477.455 C 1981.9889 10492.007 1993.8955 10503.914 2008.4473 10503.914 C 2022.999 10503.914 2034.9055 10492.007 2034.9055 10477.455 z M 2103.8071 10431.704 C 2095.0156 10422.912 2088.7622 10438.54 2089.9111 10466.431 C 2091.1804 10497.254 2097.4502 10503.523 2105.896 10482.416 C 2113.5393 10463.317 2112.5994 10440.495 2103.8071 10431.704 z M 2183.1821 10431.704 C 2174.3906 10422.912 2168.1372 10438.54 2169.2861 10466.431 C 2170.5554 10497.254 2176.8252 10503.523 2185.271 10482.416 C 2192.9143 10463.317 2191.9744 10440.495 2183.1821 10431.704 z M 923.65564 10437.768 C 923.65564 10415.939 911.749 10398.08 897.19727 10398.08 C 882.6455 10398.08 870.73895 10415.939 870.73895 10437.768 C 870.73895 10459.597 882.6455 10477.455 897.19727 10477.455 C 911.749 10477.455 923.65564 10459.597 923.65564 10437.768 z M 3858.3398 10409.657 C 3929.0745 10384.546 3846.2976 10344.041 3759.658 10361.369 C 3701.3137 10373.038 3675.322 10393.324 3675.322 10427.19 C 3675.322 10469.402 3685.3442 10472.483 3748.0825 10449.557 C 3788.101 10434.934 3837.717 10416.978 3858.3398 10409.657 z M 2378.8638 10345.164 C 2378.8638 10330.612 2366.9573 10318.705 2352.4055 10318.705 C 2337.8538 10318.705 2325.9473 10330.612 2325.9473 10345.164 C 2325.9473 10359.716 2337.8538 10371.622 2352.4055 10371.622 C 2366.9573 10371.622 2378.8638 10359.716 2378.8638 10345.164 z M 3981.1506 10306.317 C 4025.454 10272.809 4026.4465 10267.355 3988.3716 10266.63 C 3920.4639 10265.335 3859.1763 10295.108 3875.4731 10321.479 C 3896.067 10354.798 3921.964 10351.084 3981.1506 10306.317 z M 796.1626 10070.472 L 804.59314 9822.237 L 718.9742 9766.2 C 622.94324 9703.349 438.50842 9691.242 330.02747 9740.669 C 212.34895 9794.286 215.93642 10009.288 336.73654 10142.771 C 414.50876 10228.709 585.1161 10298.981 756.4751 10315.663 C 777.9757 10317.756 790.3643 10241.22 796.1626 10070.472 z M 2378.8638 10212.872 C 2378.8638 10198.32 2366.9573 10186.414 2352.4055 10186.414 C 2337.8538 10186.414 2325.9473 10198.32 2325.9473 10212.872 C 2325.9473 10227.424 2337.8538 10239.33 2352.4055 10239.33 C 2366.9573 10239.33 2378.8638 10227.424 2378.8638 10212.872 z M 2378.8638 10107.039 C 2378.8638 10092.487 2366.9573 10080.58 2352.4055 10080.58 C 2337.8538 10080.58 2325.9473 10092.487 2325.9473 10107.039 C 2325.9473 10121.591 2337.8538 10133.497 2352.4055 10133.497 C 2366.9573 10133.497 2378.8638 10121.591 2378.8638 10107.039 z M 2592.3472 10085.551 C 2593.3462 10060.988 2600.009 9930.759 2607.1543 9796.153 C 2617.2837 9605.322 2612.5125 9551.503 2585.4937 9551.819 C 2510.1018 9552.701 2496.7815 9598.84 2497.3457 9857.149 C 2497.857 10091.312 2503.475 10123.617 2544.2285 10126.702 C 2570.8127 10128.716 2591.304 10111.19 2592.3472 10085.551 z M 2378.8638 9974.747 C 2378.8638 9945.642 2366.9573 9921.83 2352.4055 9921.83 C 2337.8538 9921.83 2325.9473 9945.642 2325.9473 9974.747 C 2325.9473 10003.851 2337.8538 10027.664 2352.4055 10027.664 C 2366.9573 10027.664 2378.8638 10003.851 2378.8638 9974.747 z M 5649.766 9673.0 C 5656.782 9533.367 5655.5146 9419.122 5646.9497 9419.122 C 5638.385 9419.122 5601.5425 9438.67 5565.078 9462.5625 C 5512.315 9497.134 5485.599 9499.997 5434.2217 9476.588 C 5380.0493 9451.906 5365.4307 9455.086 5343.3457 9496.351 C 5321.521 9537.132 5329.923 9550.869 5392.5547 9576.8125 C 5434.095 9594.02 5480.6245 9634.038 5495.9536 9665.745 C 5523.5483 9722.821 5523.8643 9722.737 5527.8887 9657.247 C 5531.7744 9594.018 5533.0566 9594.603 5556.9663 9670.477 C 5580.3486 9744.677 5596.6816 9831.634 5603.7637 9919.626 C 5605.423 9940.24 5613.582 9950.306 5621.895 9941.994 C 5630.2085 9933.681 5642.75 9812.634 5649.766 9673.0 z M 3176.9626 9836.324 C 3188.6772 9817.869 3198.444 9781.558 3198.6667 9755.636 C 3198.8896 9729.712 3217.0208 9701.614 3238.9583 9693.196 C 3262.9128 9684.006 3276.6958 9649.687 3273.4644 9607.281 C 3266.631 9517.6045 3294.7454 9472.039 3356.9072 9472.039 C 3400.5432 9472.039 3402.737 9462.105 3377.3647 9379.435 C 3357.9304 9316.111 3333.0652 9286.83 3298.727 9286.83 C 3224.7231 9286.83 3146.1555 9237.859 3146.1555 9191.734 C 3146.1555 9169.559 3156.708 9157.938 3169.6062 9165.909 C 3182.5034 9173.88 3199.2449 9156.735 3206.809 9127.81 C 3214.374 9098.884 3210.6663 9069.1 3198.5708 9061.625 C 3169.234 9043.492 3040.3223 9103.394 3040.3223 9135.158 C 3040.3223 9148.931 3022.4631 9153.347 3000.6348 9144.971 C 2948.3147 9124.893 2950.3472 9151.887 3005.7659 9213.125 C 3048.2043 9260.019 3047.8533 9261.669 2999.1514 9244.175 C 2970.8625 9234.013 2931.0417 9212.694 2910.6587 9196.801 C 2879.652 9172.621 2876.2222 9187.334 2889.653 9286.896 C 2898.4824 9352.345 2913.7253 9513.049 2923.527 9644.018 C 2933.3276 9774.987 2953.3047 9889.784 2967.9194 9899.123 C 3003.8499 9922.084 3150.4907 9878.031 3176.9626 9836.324 z M 4204.489 9842.455 C 4204.489 9795.239 4186.6724 9789.48 4039.1243 9789.006 C 3948.1736 9788.714 3796.3694 9777.041 3701.7805 9763.067 C 3607.1917 9749.094 3473.2463 9744.915 3404.1243 9753.778 C 3302.1335 9766.859 3278.4473 9779.73 3278.4473 9822.069 C 3278.4473 9868.035 3291.825 9872.554 3390.895 9860.058 C 3452.7412 9852.256 3542.038 9837.8 3589.3325 9827.933 C 3637.4248 9817.897 3675.322 9820.805 3675.322 9834.526 C 3675.322 9848.0205 3743.783 9854.493 3827.4575 9848.91 C 3945.9573 9841.005 4120.5713 9861.653 4197.874 9892.714 C 4201.5127 9894.176 4204.489 9871.559 4204.489 9842.455 z M 5553.459 9875.528 C 5552.3013 9818.854 5487.1914 9781.54 5238.9424 9695.284 C 4963.1533 9599.458 4881.5317 9594.607 4897.0645 9674.968 C 4903.2793 9707.118 4963.809 9731.822 5117.3013 9764.854 C 5233.718 9789.905 5370.6396 9828.55 5421.5723 9850.729 C 5530.0938 9897.986 5554.0093 9902.484 5553.459 9875.528 z M 2398.7197 9822.611 C 2405.1792 9803.212 2386.9417 9789.539 2354.6106 9789.539 C 2322.111 9789.539 2299.4888 9806.623 2299.4888 9831.166 C 2299.4888 9879.793 2382.0508 9872.677 2398.7197 9822.611 z M 5313.413 9857.768 C 5300.4697 9844.826 4955.6377 9763.08 4913.9824 9763.08 C 4849.1123 9763.08 4954.9297 9840.105 5033.2817 9849.921 C 5159.61 9865.745 5326.052 9870.407 5313.413 9857.768 z M 4204.416 9704.282 C 4204.4805 9663.596 4169.7744 9658.803 3880.3743 9659.539 C 3534.5273 9660.419 3239.3733 9699.744 3503.343 9709.773 C 3576.1035 9712.538 3695.1658 9724.325 3767.9263 9735.967 C 3840.6868 9747.609 3968.6465 9755.495 4052.2808 9753.493 C 4177.091 9750.504 4204.357 9741.685 4204.416 9704.282 z M 2405.3223 9709.334 C 2405.3223 9672.532 2335.836 9648.014 2297.9314 9671.438 C 2275.6387 9685.217 2277.084 9696.468 2303.279 9713.065 C 2352.5186 9744.266 2405.3223 9742.334 2405.3223 9709.334 z M 5395.2007 9658.235 C 5325.608 9604.77 5042.9556 9523.408 4939.8843 9527.173 C 4906.495 9528.392 4944.6606 9543.969 5024.6973 9561.789 C 5104.7334 9579.608 5223.796 9619.279 5289.2803 9649.946 C 5439.651 9720.366 5480.202 9723.54 5395.2007 9658.235 z M 434.17648 9556.87 C 484.41727 9539.313 495.627 9528.366 464.71725 9527.044 C 401.44672 9524.337 268.28625 9603.218 248.32866 9655.224 C 237.95139 9682.267 253.03444 9677.267 293.80148 9640.148 C 327.35162 9609.602 390.5204 9572.125 434.17648 9556.87 z M 381.95987 9635.898 C 373.81357 9627.753 352.46475 9635.882 334.51688 9653.964 C 308.58096 9680.095 311.61935 9683.134 349.32782 9668.775 C 375.422 9658.84 390.10617 9644.046 381.95987 9635.898 z M 672.30145 9630.789 C 663.30817 9616.237 635.8163 9605.167 611.2086 9606.19 C 574.7364 9607.706 576.2471 9612.252 619.3848 9630.789 C 690.18475 9661.213 691.10443 9661.213 672.30145 9630.789 z M 506.9369 9613.266 C 488.7468 9605.926 458.98117 9605.926 440.79108 9613.266 C 422.60095 9620.605 437.48376 9626.611 473.86398 9626.611 C 510.24417 9626.611 525.127 9620.605 506.9369 9613.266 z M 3880.3743 9604.621 L 4204.489 9604.33 L 4204.489 9509.257 L 4204.489 9414.184 L 3946.52 9428.585 C 3789.1943 9437.369 3719.5183 9434.393 3767.9263 9420.957 C 3830.5242 9403.58 3806.3792 9398.263 3653.6956 9395.794 C 3474.1814 9392.892 3461.2622 9396.358 3476.2017 9443.428 C 3487.401 9478.715 3477.86 9497.861 3444.9114 9506.223 C 3418.8408 9512.839 3558.2444 9514.499 3754.697 9509.911 C 4073.8774 9502.457 4090.769 9504.149 3913.447 9525.816 C 3804.3064 9539.153 3634.6423 9557.27 3536.416 9566.074 C 3438.1895 9574.88 3357.8223 9594.601 3357.8223 9609.898 C 3357.8223 9627.315 3394.909 9631.582 3457.041 9621.3125 C 3511.6113 9612.292 3702.1116 9604.781 3880.3743 9604.621 z M 700.3174 9563.802 C 672.0697 9542.437 618.49176 9526.175 581.2549 9527.664 C 522.37036 9530.02 524.92755 9533.065 600.88385 9551.056 C 648.91626 9562.431 695.5494 9579.07 704.512 9588.034 C 713.47546 9596.997 727.7535 9603.951 736.2422 9603.489 C 744.73083 9603.025 728.565 9585.167 700.3174 9563.802 z M 2378.8638 9577.872 C 2378.8638 9563.32 2360.3015 9551.414 2337.6147 9551.414 C 2314.928 9551.414 2303.7249 9563.32 2312.718 9577.872 C 2333.8762 9612.106 2378.8638 9612.106 2378.8638 9577.872 z M 2633.862 9490.443 C 2643.9849 9480.32 2630.5774 9472.039 2604.0688 9472.039 C 2558.374 9472.039 2558.236 9469.425 2601.414 9421.714 C 2626.4626 9394.035 2643.8333 9355.341 2640.0146 9335.725 C 2636.1973 9316.108 2642.2183 9273.095 2653.3958 9240.14 C 2693.7979 9121.017 2569.4941 8387.247 2508.9124 8387.247 C 2481.3745 8387.247 2432.122 8212.503 2431.9282 8114.11 C 2431.8162 8057.356 2442.832 8041.5366 2477.779 8048.2676 C 2503.078 8053.1396 2526.1335 8074.8486 2529.0137 8096.5093 C 2531.8948 8118.1694 2541.6907 8192.448 2550.7825 8261.57 C 2559.875 8330.692 2575.953 8387.247 2586.512 8387.247 C 2622.721 8387.247 2576.2573 8079.0557 2529.226 8007.277 C 2488.627 7945.3154 2470.059 7937.804 2393.151 7952.232 C 2288.1274 7971.935 2193.6555 7947.4824 2193.6555 7900.597 C 2193.6555 7848.879 2087.4055 7764.154 1944.827 7702.1777 C 1873.4563 7671.156 1821.0265 7639.8076 1828.3169 7632.516 C 1835.6073 7625.2266 1886.3593 7637.9746 1941.0991 7660.846 C 2069.268 7714.3975 2089.1528 7694.362 1976.7664 7624.9053 C 1761.8417 7492.082 1551.7455 7404.2856 1487.439 7420.4263 C 1445.2937 7431.004 1427.9957 7427.0537 1438.9375 7409.35 C 1448.2917 7394.2134 1442.3441 7381.8306 1425.7203 7381.8306 C 1409.0967 7381.8306 1400.9795 7396.7134 1407.6821 7414.9033 C 1414.3839 7433.0938 1383.4475 7486.493 1338.9347 7533.569 C 1244.68 7633.251 1258.4236 7667.5996 1373.4917 7619.938 C 1477.937 7576.675 1682.3682 7600.2812 1814.8148 7670.9004 C 2164.7102 7857.459 2315.1348 8175.621 2445.6177 9005.106 C 2454.4365 9061.164 2466.7048 9101.976 2472.8818 9095.799 C 2482.8328 9085.848 2500.808 8976.958 2511.2297 8863.497 C 2513.8186 8835.308 2522.128 8839.142 2539.9094 8876.727 C 2558.2795 8915.557 2561.5667 8897.947 2552.2576 8810.58 C 2541.5889 8710.448 2543.928 8702.034 2566.9702 8757.664 C 2610.984 8863.924 2599.238 9033.745 2539.819 9150.218 C 2474.353 9278.54 2471.0642 9313.289 2524.3848 9313.289 C 2546.2131 9313.289 2564.0723 9325.195 2564.0723 9339.747 C 2564.0723 9354.299 2540.2598 9366.205 2511.1555 9366.205 C 2448.8508 9366.205 2441.8325 9425.395 2497.5332 9481.095 C 2536.9646 9520.525 2599.4915 9524.813 2633.862 9490.443 z M 5744.953 9447.289 C 5692.0303 9355.076 5686.2837 9355.778 5704.805 9452.195 C 5712.493 9492.214 5734.7 9524.955 5754.1553 9524.955 C 5781.59 9524.955 5779.5244 9507.526 5744.953 9447.289 z M 5825.537 9399.278 C 5818.3345 9351.983 5801.886 9313.289 5788.986 9313.289 C 5757.201 9313.289 5759.504 9350.489 5796.2866 9431.218 C 5834.9556 9516.087 5842.1333 9508.249 5825.537 9399.278 z M 2392.093 9445.58 C 2370.862 9411.229 2299.4888 9411.229 2299.4888 9445.58 C 2299.4888 9460.132 2324.0044 9472.039 2353.967 9472.039 C 2383.9297 9472.039 2401.0864 9460.132 2392.093 9445.58 z M 2357.3665 9321.673 C 2338.2664 9314.03 2315.4463 9314.97 2306.655 9323.762 C 2297.8628 9332.553 2313.49 9338.808 2341.3816 9337.657 C 2372.204 9336.389 2378.4731 9330.119 2357.3665 9321.673 z M 5686.1553 9188.935 C 5686.1553 9077.235 5678.4365 9045.841 5656.3945 9067.882 C 5628.7627 9095.515 5645.071 9339.747 5674.5474 9339.747 C 5680.9316 9339.747 5686.1553 9271.882 5686.1553 9188.935 z M 2378.8638 9220.685 C 2378.8638 9169.323 2336.0886 9169.323 2316.379 9220.685 C 2307.1023 9244.859 2316.337 9260.372 2340.0073 9260.372 C 2361.378 9260.372 2378.8638 9242.513 2378.8638 9220.685 z M 1945.0573 9161.704 C 1936.2657 9152.913 1930.0121 9168.54 1931.1611 9196.431 C 1932.4304 9227.254 1938.7002 9233.523 1947.1461 9212.416 C 1954.7893 9193.317 1953.8495 9170.495 1945.0573 9161.704 z M 3331.3638 9212.749 C 3331.3638 9201.109 3402.8018 9176.829 3490.1138 9158.796 C 3654.6765 9124.806 3676.5269 9104.602 3609.1763 9048.705 C 3577.179 9022.15 3569.4492 9022.805 3569.2822 9052.081 C 3569.169 9072.052 3537.5422 9103.033 3499.0015 9120.928 C 3373.577 9179.161 3215.2566 9051.793 3174.9731 8860.248 C 3157.7844 8778.512 3148.2395 8771.116 3063.0525 8773.513 C 2832.0735 8780.011 2803.7805 8811.884 2845.192 9018.939 C 2864.024 9113.101 2885.8218 9117.518 3052.4912 9060.932 C 3203.9734 9009.503 3278.4473 9040.662 3278.4473 9155.469 C 3278.4473 9198.614 3290.3538 9233.914 3304.9055 9233.914 C 3319.4573 9233.914 3331.3638 9224.39 3331.3638 9212.749 z M 2941.0115 9018.186 C 2922.872 9000.047 2908.0305 8976.161 2908.0305 8965.109 C 2908.0305 8938.321 3046.818 8810.58 3075.923 8810.58 C 3088.5242 8810.58 3059.6345 8847.2 3011.7224 8891.956 C 2903.2068 8993.324 2946.0554 9040.139 3091.8452 8979.493 C 3174.8657 8944.959 3181.2083 8944.969 3146.1555 8979.578 C 3088.537 9036.47 2979.7654 9056.939 2941.0115 9018.186 z M 2008.4473 9100.061 C 2008.4473 9084.649 1996.5406 9079.399 1981.9889 9088.393 C 1948.0859 9109.347 1948.0859 9128.08 1981.9889 9128.08 C 1996.5406 9128.08 2008.4473 9115.472 2008.4473 9100.061 z M 2373.9028 9076.817 C 2380.5176 9056.974 2370.5957 9047.052 2350.752 9053.666 C 2331.6519 9060.032 2310.8164 9080.869 2304.4497 9099.969 C 2297.8352 9119.8125 2307.757 9129.734 2327.6008 9123.119 C 2346.701 9116.752 2367.5361 9095.917 2373.9028 9076.817 z M 558.1999 9030.632 C 539.0998 9022.988 516.27985 9023.929 507.48837 9032.72 C 498.6961 9041.511 514.32336 9047.766 542.21497 9046.616 C 573.0375 9045.347 579.3065 9039.077 558.1999 9030.632 z M 1997.9739 8976.496 C 1989.1824 8967.704 1982.9287 8983.332 1984.0778 9011.223 C 1985.347 9042.046 1991.6168 9048.314 2000.0627 9027.208 C 2007.706 9008.108 2006.7661 8985.287 1997.9739 8976.496 z M 434.17648 8995.789 C 405.07214 8983.281 357.44748 8973.4 328.34314 8973.828 C 285.80377 8974.453 288.39807 8978.76 341.57233 8995.789 C 432.03757 9024.762 501.59808 9024.762 434.17648 8995.789 z M 2352.4055 8954.54 C 2352.4055 8931.853 2340.499 8920.649 2325.9473 8929.643 C 2291.7124 8950.802 2291.7124 8995.789 2325.9473 8995.789 C 2340.499 8995.789 2352.4055 8977.228 2352.4055 8954.54 z M 242.35358 8951.808 C 224.16347 8944.468 194.39784 8944.468 176.20775 8951.808 C 158.01764 8959.147 172.90045 8965.152 209.28065 8965.152 C 245.66086 8965.152 260.54367 8959.147 242.35358 8951.808 z M 1995.218 8889.955 C 1974.2649 8856.053 1955.5305 8856.053 1955.5305 8889.955 C 1955.5305 8904.507 1968.1396 8916.414 1983.5505 8916.414 C 1998.9614 8916.414 2004.2114 8904.507 1995.218 8889.955 z M 2352.4055 8837.039 C 2352.4055 8802.804 2307.418 8802.804 2286.2598 8837.039 C 2277.2664 8851.591 2288.4697 8863.497 2311.1565 8863.497 C 2333.8433 8863.497 2352.4055 8851.591 2352.4055 8837.039 z M 1981.9889 8784.122 C 1981.9889 8769.57 1970.0823 8757.664 1955.5305 8757.664 C 1940.9788 8757.664 1929.0723 8769.57 1929.0723 8784.122 C 1929.0723 8798.674 1940.9788 8810.58 1955.5305 8810.58 C 1970.0823 8810.58 1981.9889 8798.674 1981.9889 8784.122 z M 2304.4497 8739.59 C 2285.3496 8731.946 2262.5298 8732.887 2253.7383 8741.678 C 2244.946 8750.47 2260.5732 8756.724 2288.4648 8755.574 C 2319.2874 8754.305 2325.5564 8748.036 2304.4497 8739.59 z M 1955.5305 8650.269 C 1955.5305 8634.858 1943.624 8629.608 1929.0723 8638.602 C 1895.1693 8659.555 1895.1693 8678.289 1929.0723 8678.289 C 1943.624 8678.289 1955.5305 8665.68 1955.5305 8650.269 z M 2325.9473 8609.3125 C 2325.9473 8603.594 2308.0881 8598.914 2286.2598 8598.914 C 2264.4312 8598.914 2246.5723 8610.445 2246.5723 8624.542 C 2246.5723 8638.637 2264.4312 8643.316 2286.2598 8634.94 C 2308.0881 8626.564 2325.9473 8615.032 2325.9473 8609.3125 z M 3046.9368 8581.969 C 3114.3284 8562.933 3103.7017 8525.404 3033.7075 8535.252 C 2828.624 8564.1045 2775.7388 8577.878 2775.7388 8602.4375 C 2775.7388 8628.146 2922.7422 8617.051 3046.9368 8581.969 z M 1902.6139 8519.539 C 1866.3556 8451.789 1850.7727 8451.789 1868.4889 8519.539 C 1876.1007 8548.643 1893.2637 8572.455 1906.631 8572.455 C 1920.0571 8572.455 1918.2598 8548.773 1902.6139 8519.539 z M 2286.2598 8493.08 C 2295.253 8478.528 2278.0964 8466.622 2248.1338 8466.622 C 2218.1711 8466.622 2193.6555 8478.528 2193.6555 8493.08 C 2193.6555 8527.433 2265.0288 8527.433 2286.2598 8493.08 z M 2843.7144 8430.584 C 2845.229 8357.057 2837.1968 8343.97 2796.9998 8354.481 C 2770.3008 8361.464 2741.92 8377.752 2733.931 8390.677 C 2708.3052 8432.142 2751.3557 8519.542 2797.3655 8519.461 C 2829.8625 8519.403 2842.379 8495.402 2843.7144 8430.584 z M 3066.7805 8464.84 C 3066.7805 8448.702 3041.2668 8443.092 3007.2493 8451.749 L 2947.718 8466.901 L 3005.162 8437.19 C 3063.252 8407.147 3111.0825 8289.244 3077.6753 8258.448 C 3067.6985 8249.25 3054.2207 8256.609 3047.724 8274.799 C 3041.228 8292.989 3009.0508 8307.872 2976.2183 8307.872 C 2937.927 8307.872 2905.5154 8332.034 2885.8193 8375.263 C 2845.8904 8462.896 2845.3574 8461.0625 2914.645 8474.407 C 3025.528 8495.765 3066.7805 8493.169 3066.7805 8464.84 z M 1862.9264 8387.247 C 1841.9733 8353.345 1823.2389 8353.345 1823.2389 8387.247 C 1823.2389 8401.799 1835.8479 8413.705 1851.2588 8413.705 C 1866.6697 8413.705 1871.9197 8401.799 1862.9264 8387.247 z M 2259.9167 8387.06 C 2268.9739 8372.404 2257.257 8353.074 2233.8792 8344.104 C 2183.2202 8324.664 2154.9878 8346.087 2179.3389 8385.487 C 2201.3086 8421.035 2238.4702 8421.761 2259.9167 8387.06 z M 1810.0098 8254.955 C 1789.0565 8221.053 1770.3223 8221.053 1770.3223 8254.955 C 1770.3223 8269.507 1782.9313 8281.414 1798.3422 8281.414 C 1813.753 8281.414 1819.003 8269.507 1810.0098 8254.955 z M 2213.4993 8248.341 C 2201.0137 8210.886 2158.4663 8215.002 2145.1484 8254.955 C 2140.298 8269.507 2156.173 8281.414 2180.4263 8281.414 C 2204.6797 8281.414 2219.5625 8266.531 2213.4993 8248.341 z M 685.53064 8228.497 C 685.53064 8213.945 674.03906 8202.039 659.9928 8202.039 C 645.94727 8202.039 591.0863 8163.96 538.0808 8117.4204 C 448.84692 8039.0723 442.67484 8024.2007 454.79053 7916.7173 C 464.34583 7831.937 491.48645 7776.272 555.4344 7710.294 C 603.592 7660.6074 629.9857 7619.9556 614.08716 7619.9556 C 565.454 7619.9556 427.09357 7796.3223 408.18405 7882.4185 C 386.1077 7982.929 481.53067 8171.0444 579.8144 8220.77 C 660.0808 8261.378 685.53064 8263.238 685.53064 8228.497 z M 2901.428 8221.883 C 2895.3713 8203.692 2867.5906 8184.645 2839.6924 8179.553 C 2763.9817 8165.738 2669.6592 8068.0728 2671.6965 8005.604 C 2673.4253 7952.584 2674.4805 7952.7437 2702.1978 8010.216 C 2735.3691 8078.9956 2775.7388 8088.832 2775.7388 8028.1333 C 2775.7388 7997.471 2801.8508 8008.107 2874.9575 8068.544 C 2986.0457 8160.383 3019.654 8130.139 2952.5022 7998.763 C 2931.548 7957.7676 2906.0225 7885.309 2895.7776 7837.744 L 2877.1514 7751.262 L 2797.9565 7817.9004 C 2716.0454 7886.824 2632.2407 7904.163 2603.7598 7858.0806 C 2583.639 7825.5244 2562.2053 7825.245 2512.1746 7856.8906 C 2480.2634 7877.0747 2485.5635 7890.834 2542.5046 7935.6245 C 2580.4543 7965.4756 2632.9497 8049.537 2659.161 8122.4263 C 2705.2434 8250.579 2710.2124 8254.955 2809.629 8254.955 C 2880.1123 8254.955 2908.9775 8244.556 2901.428 8221.883 z M 726.77246 8116.0493 C 760.0973 8007.9375 896.6426 7845.898 1011.04205 7778.7056 C 1136.7296 7704.883 1346.6692 7488.4663 1347.5775 7431.7886 C 1348.356 7383.182 1426.0159 7289.1143 1493.972 7254.462 C 1523.8806 7239.211 1595.3176 7232.4883 1652.722 7239.522 C 1722.6298 7248.0874 1787.6105 7236.5635 1849.5132 7204.6226 C 1941.4568 7157.18 1941.9413 7155.981 1943.5771 6971.7266 C 1944.4807 6869.862 1961.45 6724.977 1981.2848 6649.761 C 2013.8693 6526.202 2012.8243 6506.0986 1970.4667 6441.451 C 1944.6809 6402.097 1937.9 6378.7466 1955.3989 6389.5615 C 1972.8978 6400.3765 2003.4323 6446.49 2023.2533 6492.0386 L 2059.2927 6574.8516 L 2060.328 6484.3306 C 2061.674 6366.68 1997.0873 6297.039 1886.6305 6297.039 C 1767.0989 6297.039 1684.8082 6411.651 1611.1733 6680.6846 C 1521.3904 7008.715 1452.3596 7188.8394 1397.3477 7238.6245 C 1369.6499 7263.6904 1346.9889 7300.2124 1346.9889 7319.785 C 1346.9889 7339.3574 1338.0594 7353.4814 1327.1451 7351.172 C 1316.231 7348.861 1285.9518 7356.2847 1259.8584 7367.6694 C 1198.0211 7394.648 1186.8541 7380.6904 1179.6041 7267.3623 C 1176.2888 7215.54 1163.385 7163.5405 1150.9293 7151.808 C 1138.4535 7140.0576 1134.3655 7187.1113 1141.8279 7256.572 C 1156.1721 7390.0874 1120.244 7460.652 1101.3999 7335.9775 C 1092.4163 7276.5425 1089.5886 7281.436 1086.3701 7361.987 C 1079.7968 7526.494 1029.4889 7473.8423 1029.4889 7302.4556 C 1029.4889 7208.9897 1018.0378 7143.7056 1001.64343 7143.7056 C 984.5684 7143.7056 976.04663 7206.003 979.6107 7304.773 C 985.71576 7473.944 956.04224 7525.714 865.3929 7504.0454 C 840.6245 7498.125 814.775 7506.9004 807.9505 7523.545 C 801.126 7540.1914 794.6018 7532.9727 793.4528 7507.508 C 790.53876 7442.912 738.4473 7449.1763 738.4473 7514.122 C 738.4473 7545.5527 719.6476 7568.4536 692.1452 7570.5225 C 666.67926 7572.4375 687.5153 7582.776 738.4473 7593.497 C 822.9536 7611.285 824.61206 7613.294 757.4093 7616.472 C 656.22363 7621.259 508.64624 7773.572 485.4637 7897.148 C 469.29626 7983.3296 477.1325 8004.454 555.1203 8084.9175 C 657.5923 8190.641 701.3356 8198.575 726.77246 8116.0493 z M 2172.4893 8117.372 C 2147.7944 8092.6772 2133.6833 8092.6772 2108.9885 8117.372 C 2084.2944 8142.067 2091.3499 8149.122 2140.7388 8149.122 C 2190.128 8149.122 2197.1833 8142.067 2172.4893 8117.372 z M 1678.8057 8018.591 C 1669.2141 8003.0703 1648.7042 7990.372 1633.2295 7990.372 C 1615.6846 7990.372 1617.6926 8005.5537 1638.561 8030.699 C 1674.8501 8074.424 1707.2826 8064.667 1678.8057 8018.591 z M 2114.2805 8019.3076 C 2114.2805 8006.117 2090.4683 8001.5537 2061.364 8009.1646 C 1993.5272 8026.9043 1993.5272 8043.289 2061.364 8043.289 C 2090.4683 8043.289 2114.2805 8032.4966 2114.2805 8019.3076 z M 2043.0059 7946.9946 C 2052.3115 7937.688 2053.9143 7920.349 2046.5682 7908.462 C 2030.0714 7881.7695 1955.5305 7907.827 1955.5305 7940.2866 C 1955.5305 7967.4346 2017.7902 7972.2095 2043.0059 7946.9946 z M 2394.9238 7869.146 C 2386.0913 7846.127 2378.8638 7816.3613 2378.8638 7803.0 C 2378.8638 7789.638 2335.7341 7778.7056 2283.0203 7778.7056 C 2197.8696 7778.7056 2191.125 7783.463 2222.57 7821.353 C 2256.105 7861.7593 2338.8171 7905.66 2388.3093 7909.3193 C 2400.7803 7910.243 2403.7566 7892.1646 2394.9238 7869.146 z M 1929.0723 7831.622 C 1929.0723 7817.0703 1910.5099 7805.164 1887.8231 7805.164 C 1865.1364 7805.164 1853.9331 7817.0703 1862.9264 7831.622 C 1884.0847 7865.8564 1929.0723 7865.8564 1929.0723 7831.622 z M 1201.4681 7805.164 C 1210.4614 7790.6123 1205.914 7778.7056 1191.3622 7778.7056 C 1176.8096 7778.7056 1157.5448 7790.6123 1148.5514 7805.164 C 1139.5581 7819.716 1144.1057 7831.622 1158.6575 7831.622 C 1173.21 7831.622 1192.4747 7819.716 1201.4681 7805.164 z M 1360.2181 7805.164 C 1369.2114 7790.6123 1358.0082 7778.7056 1335.3214 7778.7056 C 1312.6346 7778.7056 1294.0723 7790.6123 1294.0723 7805.164 C 1294.0723 7839.398 1339.0598 7839.398 1360.2181 7805.164 z M 1849.6973 7736.187 C 1849.6973 7730.4688 1831.8381 7725.789 1810.0098 7725.789 C 1788.1813 7725.789 1770.3223 7737.321 1770.3223 7751.417 C 1770.3223 7765.5117 1788.1813 7770.192 1810.0098 7761.8154 C 1831.8381 7753.439 1849.6973 7741.907 1849.6973 7736.187 z M 2246.5723 7688.3057 C 2246.5723 7667.69 2261.455 7644.4727 2279.645 7636.712 C 2297.8352 7628.9507 2275.5376 7627.8604 2230.0947 7634.291 C 2167.1616 7643.1953 2123.7349 7627.1177 2047.8634 7566.8228 C 1993.0784 7523.285 1929.0553 7488.194 1905.5901 7488.843 C 1872.7473 7489.7485 1876.7684 7500.4087 1923.0576 7535.145 C 1956.1296 7559.9624 2026.2279 7613.01 2078.8313 7653.0283 C 2183.9387 7732.9897 2246.5723 7746.1626 2246.5723 7688.3057 z M 1722.3665 7681.257 C 1703.2665 7673.6133 1680.4464 7674.553 1671.655 7683.3447 C 1662.8627 7692.136 1678.49 7698.3906 1706.3816 7697.2407 C 1737.2041 7695.9717 1743.4731 7689.7026 1722.3665 7681.257 z M 632.61395 7525.79 C 632.61395 7503.102 620.7074 7491.9 606.15564 7500.893 C 571.92084 7522.0513 571.92084 7567.039 606.15564 7567.039 C 620.7074 7567.039 632.61395 7548.4775 632.61395 7525.79 z M 2059.0747 7456.9277 C 2038.1716 7417.87 2021.8904 7407.648 2014.7421 7429.092 C 2003.1245 7463.9443 2059.7354 7551.0273 2080.5068 7530.257 C 2086.889 7523.876 2077.244 7490.8774 2059.0747 7456.9277 z M 2153.4214 7375.213 C 2152.8555 7204.2173 2119.7437 7160.3228 2078.909 7276.4355 C 2062.6396 7322.698 2068.0898 7373.1685 2096.7654 7441.8013 C 2119.466 7496.1294 2141.623 7540.579 2146.0034 7540.577 C 2150.3838 7540.574 2153.7217 7466.16 2153.4214 7375.213 z M 321.5138 7486.76 C 233.97633 7451.584 192.01831 7343.913 228.34361 7247.674 C 244.43517 7205.043 246.9552 7170.164 233.94485 7170.164 C 207.0392 7170.164 171.43413 7291.023 176.56221 7364.947 C 181.47066 7435.698 261.1194 7514.4033 325.8296 7512.4443 C 379.23798 7510.8296 379.08054 7509.893 321.5138 7486.76 z M 3009.9065 7309.0703 C 3112.8008 6923.752 3119.681 6877.269 3069.8787 6903.9224 C 3045.7344 6916.8438 3004.013 6990.965 2977.1663 7068.6333 C 2950.3188 7146.303 2907.4573 7228.375 2881.9177 7251.0156 C 2799.5842 7324.003 2791.136 7403.9126 2859.7107 7461.065 C 2893.5627 7489.2773 2928.8853 7512.758 2938.2046 7513.242 C 2947.5251 7513.7266 2979.7905 7421.849 3009.9065 7309.0703 z M 630.7544 7393.7373 C 632.05927 7429.9478 640.94196 7437.0015 660.5467 7417.3984 C 678.99677 7398.947 682.19025 7298.153 669.9534 7120.477 C 659.7635 6972.5347 644.2169 6858.66 635.4061 6867.4233 C 626.5945 6876.1865 612.38025 6968.7246 603.8189 7073.0625 L 588.2538 7262.768 L 583.97516 7057.716 C 581.62225 6944.937 570.76776 6852.6543 559.8536 6852.6436 C 537.8079 6852.6206 547.3915 7345.5684 570.6564 7408.289 C 582.42566 7440.02 589.7395 7437.368 607.13586 7395.0596 C 628.30786 7343.571 628.94495 7343.535 630.7544 7393.7373 z M 817.7924 7269.383 L 817.7625 7104.018 L 1122.0632 7110.0625 C 1325.3107 7114.1 1426.3639 7106.6562 1426.3639 7087.6465 C 1426.3639 7068.314 1324.7205 7062.69 1109.4437 7070.1113 C 900.6588 7077.308 788.1059 7071.4146 779.5777 7052.839 C 772.45844 7037.3315 772.1363 7066.3145 778.8615 7117.247 C 785.5875 7168.179 780.4651 7251.523 767.47736 7302.4556 C 749.0862 7374.5796 743.9573 7336.546 744.28595 7130.4766 C 744.56366 6956.3325 751.6119 6893.025 764.90564 6945.268 L 785.103 7024.643 L 792.40155 6932.039 C 796.41614 6881.106 798.4323 6821.5747 796.8828 6799.747 C 795.33417 6777.919 791.23315 6709.458 787.7708 6647.612 C 781.08765 6528.2256 754.72455 6513.7983 612.7702 6551.8403 C 562.09424 6565.4204 553.23895 6585.701 553.23895 6688.18 C 553.23895 6820.759 569.2062 6829.007 589.0241 6706.665 C 596.0529 6663.2715 602.96545 6621.815 604.3849 6614.539 C 611.26355 6579.2803 658.3133 6688.2124 658.667 6740.216 C 658.88983 6772.958 668.0874 6799.747 679.1066 6799.747 C 690.1258 6799.747 694.88 6746.1694 689.672 6680.6846 C 683.7284 6605.9517 691.0455 6561.6226 709.3252 6561.6226 C 725.34247 6561.6226 739.3581 6588.411 740.47156 6621.1533 C 741.585 6653.8955 746.6727 6702.8022 751.7774 6729.835 C 764.5754 6797.602 738.69196 6855.938 705.0522 6835.1475 C 685.7834 6823.2383 682.9339 6906.5947 695.80536 7105.684 C 713.0152 7371.873 732.0168 7432.995 797.9785 7434.342 C 808.89276 7434.565 817.8086 7360.333 817.7924 7269.383 z M 1902.6139 7408.289 C 1902.6139 7393.7373 1890.0049 7381.8306 1874.594 7381.8306 C 1859.1831 7381.8306 1853.9331 7393.7373 1862.9264 7408.289 C 1883.8796 7442.192 1902.6139 7442.192 1902.6139 7408.289 z M 2944.5842 7049.727 C 2953.6196 7026.181 2949.1843 7015.561 2934.186 7024.8306 C 2919.8005 7033.72 2908.0305 7052.1987 2908.0305 7065.892 C 2908.0305 7103.95 2926.9949 7095.564 2944.5842 7049.727 z M 1058.0208 6991.5703 C 972.47125 6921.715 1006.3613 6794.1177 1125.5635 6737.2754 C 1175.5742 6713.427 1227.144 6693.914 1240.1632 6693.914 C 1289.456 6693.914 1346.9889 6780.015 1346.9889 6853.7847 C 1346.9889 6918.131 1328.8569 6939.0024 1234.541 6983.22 L 1122.0931 7035.94 L 1267.6139 7036.5005 C 1347.6503 7036.809 1426.4398 7028.3145 1442.7009 7017.623 C 1458.9629 7006.9316 1492.5154 6928.079 1517.2628 6842.395 L 1562.2584 6686.606 L 1469.8036 6591.0405 C 1417.0848 6536.549 1373.6677 6462.239 1368.7834 6418.142 C 1358.3069 6323.5513 1301.6323 6298.451 1273.0408 6375.7397 C 1254.2572 6426.5186 1245.5626 6419.1787 1189.4703 6305.196 C 1155.0376 6235.225 1090.7529 6130.351 1046.6149 6072.143 C 1002.47754 6013.9346 962.7085 5961.349 958.23926 5955.285 C 953.7709 5949.2217 942.092 5952.282 932.288 5962.087 C 913.2832 5981.092 1016.9219 6206.774 1055.6453 6230.7065 C 1068.319 6238.539 1113.732 6315.077 1156.5637 6400.7915 L 1234.4401 6556.6357 L 1159.4948 6612.0454 C 1118.2739 6642.521 1073.1523 6667.4556 1059.2239 6667.4556 C 1045.2947 6667.4556 1027.6359 6682.3384 1019.9821 6700.5283 C 1010.9557 6721.98 977.6405 6701.4126 925.1728 6641.996 L 844.28064 6550.3916 L 844.28064 6622.1523 C 844.28064 6668.751 858.39557 6693.914 884.53577 6693.914 C 947.6278 6693.914 984.2664 6802.7583 956.3676 6907.312 C 937.31433 6978.714 919.8743 6996.834 874.97076 6991.882 C 843.53937 6988.4155 817.82227 6997.345 817.82227 7011.7256 C 817.82227 7026.1064 884.62537 7037.872 966.2742 7037.872 C 1111.6198 7037.872 1113.5398 7036.9033 1058.0208 6991.5703 z M 2957.2878 6940.858 C 2920.3198 6896.3145 2908.0305 6896.3145 2908.0305 6940.858 C 2908.0305 6960.2607 2925.7007 6976.1357 2947.298 6976.1357 C 2977.021 6976.1357 2979.449 6967.561 2957.2878 6940.858 z M 2166.6055 6853.7695 C 2189.12 6811.6997 2181.9023 6812.201 2086.6724 6859.3174 C 2029.096 6887.8037 1981.9889 6921.153 1981.9889 6933.427 C 1981.9889 6971.2 2140.3206 6902.883 2166.6055 6853.7695 z M 3007.245 6837.2266 C 2982.032 6812.012 2931.4827 6852.852 2950.2727 6883.2554 C 2961.4414 6901.327 2976.241 6900.87 2995.2427 6881.8687 C 3010.8198 6866.291 3016.2217 6846.202 3007.245 6837.2266 z M 2151.616 6771.2583 C 2189.2898 6726.4863 2220.1138 6677.9478 2220.1138 6663.396 C 2220.1138 6648.8433 2189.2898 6673.57 2151.616 6718.342 C 2113.9421 6763.1143 2060.3643 6799.747 2032.5535 6799.747 C 2004.7427 6799.747 1981.9889 6811.653 1981.9889 6826.2056 C 1981.9889 6882.5723 2086.414 6848.746 2151.616 6771.2583 z M 2138.8018 6683.019 C 2157.1711 6660.8853 2167.2183 6627.831 2161.1301 6609.565 C 2148.685 6572.2295 2008.4473 6698.057 2008.4473 6746.5586 C 2008.4473 6781.729 2089.782 6742.0835 2138.8018 6683.019 z M 500.3223 6588.0806 C 500.3223 6573.5283 487.71326 6561.6226 472.30237 6561.6226 C 456.8915 6561.6226 451.6415 6573.5283 460.6348 6588.0806 C 481.58798 6621.9834 500.3223 6621.9834 500.3223 6588.0806 z M 693.9498 6506.8164 C 769.3135 6485.8887 804.74976 6486.8774 833.4617 6510.7056 C 864.9294 6536.822 868.9101 6534.7256 855.2845 6499.2183 C 846.01825 6475.0693 851.6219 6455.789 867.9081 6455.789 C 884.0174 6455.789 897.19727 6430.657 897.19727 6399.9414 L 897.19727 6344.093 L 850.8952 6398.8506 C 817.4808 6438.3667 759.1938 6458.4736 641.4829 6471.09 C 484.7241 6487.891 477.9109 6486.1313 466.49283 6425.879 C 457.16605 6376.6626 453.83774 6381.6714 451.00845 6449.1743 C 447.77948 6526.248 454.9496 6535.1484 520.1661 6535.016 C 560.18463 6534.9355 638.3872 6522.245 693.9498 6506.8164 z M 2167.1973 6337.6577 C 2167.1973 6301.2603 2145.5457 6260.855 2118.2007 6246.22 C 2071.31 6221.1245 2071.026 6223.89 2111.5862 6310.573 C 2162.5083 6419.4 2167.1973 6421.6836 2167.1973 6337.6577 z M 3093.2388 6361.446 C 3093.2388 6328.8057 3028.4841 6226.18 2952.4312 6138.289 C 2870.8777 6044.0415 2778.3032 5977.4985 2683.1348 5944.7188 C 2630.218 5926.492 2630.218 5926.492 2683.1348 5966.745 C 2810.803 6063.8613 2879.9177 6145.711 2909.215 6234.4814 C 2934.786 6311.963 2933.905 6334.0684 2904.5051 6352.6943 C 2880.8108 6367.705 2907.1125 6375.743 2980.791 6376.009 C 3042.6372 6376.2314 3093.2388 6369.678 3093.2388 6361.446 z M 2048.1348 6270.5806 C 2039.1414 6256.0283 2017.602 6244.3047 2000.271 6244.527 C 1981.3373 6244.7705 1984.601 6255.17 2008.4473 6270.5806 C 2059.2766 6303.429 2068.4363 6303.429 2048.1348 6270.5806 z M 889.6897 5959.6953 C 883.6274 5919.677 878.66724 5952.4194 878.66724 6032.4556 C 878.66724 6112.492 883.6274 6145.234 889.6897 6105.2163 C 895.75195 6065.1978 895.75195 5999.713 889.6897 5959.6953 z M 462.3902 5853.412 C 434.1571 5825.179 428.46866 5860.55 444.2332 5966.31 L 460.00986 6072.143 L 468.6923 5970.2695 C 473.46753 5914.2393 470.63177 5861.654 462.3902 5853.412 z M 897.19727 5794.3306 C 897.19727 5750.675 887.2754 5714.9556 875.14844 5714.9556 C 851.4838 5714.9556 842.23535 5786.489 858.8994 5840.633 C 877.1186 5899.829 897.19727 5875.5537 897.19727 5794.3306 z M 804.59314 5794.3306 C 783.63995 5760.4277 764.90564 5760.4277 764.90564 5794.3306 C 764.90564 5808.8823 777.51465 5820.789 792.92554 5820.789 C 808.3364 5820.789 813.5864 5808.8823 804.59314 5794.3306 z M 7749.9053 13887.823 C 7698.9727 13855.431 7634.1685 13826.978 7605.8955 13824.598 C 7542.825 13819.289 7516.667 13758.289 7577.4604 13758.289 C 7601.4585 13758.289 7647.0986 13770.994 7678.8843 13786.523 L 7736.6763 13814.757 L 7680.241 13766.68 C 7610.124 13706.945 7564.697 13620.497 7564.697 13546.8 C 7564.697 13465.206 7607.8765 13504.553 7627.832 13604.332 C 7637.212 13651.228 7667.7944 13713.984 7695.7935 13743.787 C 7723.793 13773.591 7744.446 13809.883 7741.6885 13824.435 C 7732.704 13871.858 8007.221 13900.457 8195.147 13871.673 C 8292.238 13856.804 8375.8545 13848.238 8380.961 13852.64 C 8399.702 13868.794 8181.6445 13915.29 8014.489 13930.783 C 7865.5703 13944.585 7830.0923 13938.825 7749.9053 13887.823 z M 2585.0552 13808.01 C 2569.6372 13761.756 2337.8044 13733.381 2074.593 13745.532 C 1890.8623 13754.014 1860.6438 13751.031 1942.3014 13732.473 C 2079.6606 13701.257 2364.3203 13700.191 2494.5464 13730.404 C 2608.984 13756.955 2663.1885 13795.882 2621.5542 13821.613 C 2606.9773 13830.623 2590.5522 13824.501 2585.0552 13808.01 z M 1717.4056 13784.747 C 1739.234 13770.641 1774.9521 13759.753 1796.7805 13760.555 C 1822.9498 13761.512 1818.4426 13769.754 1783.5514 13784.747 C 1710.8152 13816.003 1669.0405 13816.003 1717.4056 13784.747 z M 8080.6343 13767.656 C 8036.978 13761.254 7983.4 13748.743 7961.572 13739.856 C 7939.7437 13730.97 7899.747 13726.496 7872.69 13729.917 C 7845.108 13733.405 7830.7676 13724.371 7840.049 13709.3545 C 7849.153 13694.623 7842.6616 13673.954 7825.6235 13663.425 C 7806.277 13651.467 7801.734 13655.748 7813.5244 13674.826 C 7824.3574 13692.353 7816.6333 13705.372 7795.401 13705.372 C 7775.0503 13705.372 7744.5815 13675.046 7727.694 13637.981 C 7683.42 13540.81 7689.938 13498.324 7738.4863 13567.637 C 7761.31 13600.222 7789.808 13620.812 7801.815 13613.39 C 7813.8223 13605.969 7874.035 13617.677 7935.623 13639.405 C 7997.21 13661.136 8072.892 13678.492 8103.8047 13677.976 L 8160.0093 13677.039 L 8102.794 13644.902 C 8045.3286 13612.627 7829.2803 13380.268 7829.2803 13350.739 C 7829.2803 13307.213 7902.306 13348.701 8057.635 13480.477 C 8185.003 13588.53 8250.237 13625.997 8311.006 13625.997 L 8392.845 13625.997 L 8285.706 13548.387 C 8226.78 13505.7 8140.3564 13423.227 8093.654 13365.111 C 8043.5566 13302.772 7993.741 13265.203 7972.16 13273.484 C 7952.041 13281.204 7872.968 13266.769 7796.441 13241.405 C 7719.914 13216.041 7643.1973 13191.668 7625.959 13187.241 C 7608.7207 13182.815 7580.547 13152.904 7563.3496 13120.771 C 7535.807 13069.308 7537.712 13064.509 7579.3477 13080.486 C 7606.6816 13090.975 7635.191 13084.743 7646.9556 13065.705 C 7662.3745 13040.757 7680.501 13044.735 7721.8315 13082.14 C 7752.2183 13109.638 7776.364 13117.96 7776.364 13100.931 C 7776.364 13084.123 7794.223 13070.372 7816.0513 13070.372 C 7837.879 13070.372 7855.739 13082.278 7855.739 13096.83 C 7855.739 13111.382 7880.334 13123.289 7910.3945 13123.289 C 7999.551 13123.289 8057.842 13167.797 8184.839 13332.838 C 8380.61 13587.259 8588.787 13682.61 8793.054 13611.418 C 8852.338 13590.755 8933.585 13573.678 8973.604 13573.465 C 9013.621 13573.253 9046.363 13563.46 9046.363 13551.702 C 9046.363 13539.944 8941.042 13535.361 8812.315 13541.516 C 8617.283 13550.84 8557.739 13543.625 8455.128 13498.235 C 8387.401 13468.275 8332.171 13428.212 8332.394 13409.203 C 8332.67 13385.678 8339.005 13383.938 8352.237 13403.754 C 8399.007 13473.799 8512.621 13503.99 8728.863 13503.84 C 9054.797 13503.614 9132.875 13470.395 9206.225 13300.744 C 9238.985 13224.972 9267.02 13130.262 9268.524 13090.275 C 9270.028 13050.291 9279.387 13017.549 9289.32 13017.515 C 9317.485 13017.422 9348.069 13129.419 9339.88 13202.664 C 9329.412 13296.295 9234.867 13508.995 9182.823 13555.996 C 9158.702 13577.781 9025.858 13631.589 8887.613 13675.572 C 8640.098 13754.319 8274.283 13796.0625 8080.6343 13767.656 z M 2636.8325 13555.557 C 2655.0227 13548.218 2684.7883 13548.218 2702.9785 13555.557 C 2721.1685 13562.896 2706.2856 13568.902 2669.9055 13568.902 C 2633.5254 13568.902 2618.6426 13562.896 2636.8325 13555.557 z M 1333.7598 13387.872 C 1275.5511 13377.449 1253.6572 13367.233 1285.1056 13365.168 C 1338.8684 13361.638 1479.2806 13225.048 1479.2806 13176.278 C 1479.2806 13148.518 1387.2375 13129.723 1148.5514 13108.742 C 1046.6866 13099.787 833.0798 13075.871 673.8695 13055.596 C 514.6593 13035.319 378.05426 13025.071 370.30362 13032.821 C 362.55215 13040.572 374.1414 13078.98 396.05704 13118.174 C 439.546 13195.949 486.82748 13210.773 963.34314 13296.051 C 1108.8639 13322.093 1212.7029 13348.56 1194.0962 13354.863 C 1175.4894 13361.17 1104.0516 13353.66 1035.3462 13338.177 C 966.64075 13322.695 798.7779 13290.307 662.31903 13266.206 C 386.3895 13217.474 315.11398 13171.519 315.11398 13042.352 C 315.11398 12997.838 324.2373 12967.055 335.3881 12973.945 C 346.5389 12980.838 409.0464 12976.532 474.29434 12964.377 C 690.63855 12924.079 1274.512 12929.944 1743.7064 12977.128 C 2219.4243 13024.968 2325.9473 13047.226 2325.9473 13098.791 C 2325.9473 13159.592 2239.2632 13308.497 2203.8696 13308.497 C 2154.4468 13308.497 2157.5999 13289.357 2220.1138 13209.884 C 2249.2183 13172.884 2273.0305 13128.726 2273.0305 13111.757 C 2273.0305 13024.191 799.48926 12914.609 553.23895 12983.864 C 438.33643 13016.178 1438.604 13113.538 1632.7329 13088.936 C 1724.4077 13077.316 1867.2833 13071.486 1950.2329 13075.979 C 2071.0273 13082.522 2041.7963 13088.722 1803.3951 13107.124 C 1534.5066 13127.877 1505.7389 13135.05 1505.7389 13181.349 C 1505.7389 13209.536 1492.6825 13256.996 1476.7242 13286.815 C 1448.0858 13340.328 1451.2534 13340.801 1721.4637 13323.383 C 1872.0287 13313.676 2030.937 13300.345 2074.593 13293.756 C 2144.2166 13283.25 2146.7446 13284.906 2095.1667 13307.244 C 2062.8254 13321.25 1899.4786 13340.895 1732.173 13350.8955 C 1564.8673 13360.898 1434.2728 13379.263 1441.9629 13391.706 C 1449.6531 13404.15 1452.2659 13412.642 1447.7693 13410.575 C 1443.2726 13408.51 1391.9684 13398.295 1333.7598 13387.872 z M 8689.176 13068.986 C 8587.312 12982.8545 8486.108 12912.635 8464.28 12912.941 C 8440.881 12913.27 8451.739 12929.016 8490.738 12951.31 C 8549.526 12984.917 8550.998 12989.224 8503.968 12990.039 C 8433.605 12991.257 8131.613 12847.189 8103.121 12798.8125 C 8090.7534 12777.8125 8062.775 12753.873 8040.947 12745.611 C 8013.451 12735.205 8018.5513 12729.95 8057.5513 12728.503 C 8088.511 12727.354 8129.3867 12745.144 8148.3853 12768.036 C 8208.097 12839.982 8373.615 12912.329 8405.52 12880.426 C 8462.207 12823.736 8573.928 12854.776 8767.801 12981.075 C 8972.36 13114.337 9019.77 13169.64 8961.27 13206.758 C 8904.247 13242.94 8880.961 13231.148 8689.176 13068.986 z M 9080.172 13162.5 C 9048.635 13140.411 8996.46 13083.856 8964.229 13036.822 C 8909.766 12957.35 8913.867 12959.028 9022.297 13060.586 C 9086.466 13120.688 9155.508 13163.792 9175.724 13156.373 C 9198.26 13148.102 9205.333 13154.446 9194.006 13172.773 C 9169.524 13212.386 9148.709 13210.506 9080.172 13162.5 z M 8371.676 13135.756 C 8313.468 13114.784 8263.677 13097.447 8261.029 13097.2295 C 8234.651 13095.046 8147.7783 12931.412 8161.344 12909.463 C 8172.3564 12891.645 8191.027 12904.097 8209.821 12941.795 C 8257.817 13038.064 8431.189 13122.292 8583.343 13123.258 C 8678.626 13123.863 8704.531 13131.274 8675.947 13149.747 C 8619.809 13186.025 8495.327 13180.303 8371.676 13135.756 z M 3172.6138 13131.67 C 3017.6104 13101.529 3087.5051 13084.183 3332.57 13091.973 C 3516.0715 13097.806 3595.9473 13091.253 3595.9473 13070.364 C 3595.9473 13053.874 3627.3728 12999.182 3665.7822 12948.824 C 3704.1924 12898.467 3728.996 12850.644 3720.9023 12842.55 C 3712.8093 12834.456 3576.6516 12828.052 3418.3303 12828.318 C 3134.2893 12828.794 3002.478 12802.346 3100.8247 12764.605 C 3172.8093 12736.983 3722.8975 12763.406 3755.5466 12796.056 C 3776.8105 12817.319 3769.2698 12858.109 3727.7422 12946.455 C 3696.4028 13013.127 3656.9043 13078.868 3639.9683 13092.546 C 3603.516 13121.983 3267.4724 13150.115 3172.6138 13131.67 z M 9601.988 12935.249 C 9601.988 12897.054 9589.734 12884.204 9563.066 12894.4375 C 9541.66 12902.653 9507.561 12892.789 9487.291 12872.52 C 9457.502 12842.73 9451.77 12718.696 9457.384 12225.415 C 9462.842 11745.836 9457.128 11615.164 9430.701 11615.164 C 9405.296 11615.164 9392.631 11739.71 9378.908 12124.486 C 9358.946 12684.21 9344.096 12848.474 9307.148 12918.236 C 9246.227 13033.269 9187.19 12914.606 9229.36 12761.883 C 9244.34 12707.631 9250.966 12657.613 9244.084 12650.731 C 9237.202 12643.85 9231.572 12650.459 9231.572 12665.418 C 9231.572 12680.378 9201.807 12686.928 9165.426 12679.973 C 9129.046 12673.018 9099.28 12656.811 9099.28 12643.954 C 9099.28 12631.098 9082.096 12620.58 9061.093 12620.58 C 9040.09 12620.58 9006.28 12596.843 8985.959 12567.832 C 8965.639 12538.82 8942.029 12522.067 8933.493 12530.604 C 8924.958 12539.139 8901.367 12512.274 8881.069 12470.902 C 8841.079 12389.392 8856.747 12207.124 8898.097 12272.832 C 8913.864 12297.889 8926.159 12299.875 8938.808 12279.409 C 8951.012 12259.662 8974.932 12266.86 9012.059 12301.449 C 9042.381 12329.698 9074.409 12345.591 9083.234 12336.766 C 9092.06 12327.939 9099.28 12334.305 9099.28 12350.908 C 9099.28 12376.226 9228.9795 12461.83 9267.335 12461.83 C 9273.898 12461.83 9287.014 12321.933 9296.4795 12150.945 C 9305.946 11979.957 9318.32 11762.669 9323.978 11668.08 C 9329.635 11573.491 9334.97 11391.922 9335.834 11264.591 C 9336.755 11128.937 9348.36 11033.08 9363.863 11033.08 C 9379.822 11033.08 9390.322 11143.324 9390.322 11310.893 C 9390.322 11499.18 9399.922 11588.705 9420.112 11588.705 C 9465.3955 11588.705 9435.195 10864.948 9383.957 10722.195 C 9361.758 10660.348 9352.815 10609.747 9364.086 10609.747 C 9394.872 10609.747 9469.298 10811.119 9487.445 10943.514 C 9499.813 11033.752 9518.682 11067.554 9570.843 11092.91 C 9609.448 11111.679 9647.32 11159.604 9659.469 11205.06 C 9681.669 11288.13 9668.073 12457.507 9642.4375 12669.902 C 9629.872 12774.011 9632.012 12782.557 9656.588 12726.414 C 9682.045 12668.257 9701.021 12586.187 9785.0625 12170.789 C 9820.166 11997.277 9815.939 11576.009 9776.881 11355.326 C 9737.9795 11135.53 9665.668 10972.8545 9631.467 11028.193 C 9603.353 11073.684 9550.34 11023.923 9522.13 10925.562 C 9484.485 10794.3 9487.727 10779.938 9578.271 10676.813 C 9623.435 10625.374 9648.705 10583.289 9634.428 10583.289 C 9620.149 10583.289 9593.6455 10601.147 9575.53 10622.977 C 9557.414 10644.805 9524.43 10662.664 9502.231 10662.664 C 9480.033 10662.664 9502.044 10635.592 9551.145 10602.503 C 9689.39 10509.34 9750.578 10398.946 9757.396 10230.394 C 9764.624 10051.763 9705.756 9972.895 9568.916 9977.877 L 9482.926 9981.008 L 9561.588 9997.857 C 9656.34 10018.153 9706.932 10106.565 9707.333 10252.56 C 9707.656 10370.043 9624.775 10530.372 9563.721 10530.372 C 9542.245 10530.372 9502.576 10554.092 9475.567 10583.082 C 9427.125 10635.08 9425.229 10633.05 9335.631 10433.443 C 9265.803 10277.881 9214.553 10206.044 9113.981 10122.763 C 8954.869 9991.004 8781.78 9816.973 8781.78 9788.751 C 8781.78 9777.362 8840.809 9725.636 8912.954 9673.805 C 8985.101 9621.974 9063.224 9542.641 9086.562 9497.511 C 9145.019 9384.465 9178.132 8803.336 9165.653 8109.4346 C 9160.158 7803.8413 9152.813 7378.1924 9149.331 7163.5493 C 9145.849 6948.906 9136.14 6773.4717 9127.755 6773.6934 C 9027.878 6776.348 9017.73 6980.639 9054.183 8254.955 C 9078.03 9088.64 9058.717 9315.69 8948.815 9493.638 C 8906.721 9561.794 8840.012 9633.092 8800.571 9652.076 C 8761.132 9671.061 8728.696 9706.779 8728.491 9731.451 C 8727.727 9823.592 8222.811 10662.664 8168.128 10662.664 C 8133.6353 10662.664 8142.88 10637.82 8210.629 10548.451 C 8325.056 10397.506 8594.103 9922.981 8626.424 9815.101 C 8669.6 9670.996 8637.271 9654.371 8540.997 9771.168 C 8496.684 9824.928 8448.33 9868.914 8433.544 9868.914 C 8410.39 9868.914 8439.248 9825.945 8570.513 9664.978 C 8620.036 9604.248 8598.581 9504.436 8523.812 9447.721 C 8483.793 9417.365 8471.317 9399.567 8496.086 9408.17 C 8568.391 9433.281 8594.965 9399.933 8561.001 9326.707 C 8524.592 9248.207 8487.985 9243.241 8428.693 9308.758 C 8360.742 9383.844 8374.871 9436.959 8467.737 9455.531 C 8546.613 9471.308 8549.828 9476.835 8535.044 9571.287 C 8517.852 9681.13 8394.59 9808.375 8216.91 9899.698 C 8160.8936 9928.49 8065.6436 9995.851 8005.2437 10049.388 C 7944.844 10102.924 7872.636 10159.285 7844.7817 10174.635 C 7816.9277 10189.984 7765.365 10239.854 7730.198 10285.455 L 7666.2583 10368.366 L 7776.993 10424.86 C 7837.898 10455.931 7879.828 10468.57 7870.172 10452.946 C 7847.661 10416.522 7889.4326 10415.899 7925.6514 10452.118 C 7944.7856 10471.253 7964.636 10465.685 7990.4746 10433.936 C 8023.4175 10393.457 8022.3716 10390.176 7981.4155 10405.525 C 7934.3765 10423.155 7918.8184 10396.737 7954.9575 10360.598 C 7965.8716 10349.684 7974.8013 10331.965 7974.8013 10321.225 C 7974.8013 10284.299 8063.51 10213.033 8098.512 10221.841 C 8117.7837 10226.69 8124.6216 10225.664 8113.7075 10219.56 C 8102.7935 10213.457 8093.864 10191.595 8093.864 10170.98 C 8093.864 10113.6045 8046.4707 10126.39 8012.1343 10193.028 C 7995.2637 10225.7705 7947.106 10280.3 7905.1167 10314.206 C 7863.1274 10348.112 7835.543 10386.809 7843.817 10400.196 C 7852.092 10413.585 7848.237 10424.539 7835.2515 10424.539 C 7796.1797 10424.539 7776.6025 10392.582 7796.5215 10361.317 C 7806.8174 10345.155 7815.4233 10324.55 7815.646 10315.525 C 7816.1753 10294.077 8040.1416 10107.039 8065.2964 10107.039 C 8075.935 10107.039 8112.824 10137.04 8147.2725 10173.708 L 8209.905 10240.379 L 8081.289 10370.957 C 8010.5503 10442.775 7939.7925 10495.235 7924.05 10487.534 C 7908.3066 10479.833 7918.5376 10492.273 7946.785 10515.181 C 7975.032 10538.088 8012.27 10556.83 8029.5347 10556.83 C 8074.476 10556.83 8128.451 10628.059 8097.844 10646.976 C 8032.292 10687.488 8017.7407 11316.986 8078.8276 11469.643 L 8121.1777 11575.477 L 8100.9062 11456.414 C 8069.421 11271.491 8077.9087 10853.243 8113.876 10817.276 C 8137.882 10793.271 8142.398 10849.833 8133.3926 11061.696 C 8124.216 11277.596 8127.1035 11312.167 8146.714 11221.175 C 8160.4854 11157.276 8165.431 11094.77 8157.705 11082.269 C 8149.9785 11069.768 8154.208 11059.539 8167.1035 11059.539 C 8179.9995 11059.539 8204.811 10982.144 8222.24 10887.55 C 8239.67 10792.956 8267.463 10682.824 8284.003 10642.811 C 8300.543 10602.797 8311.857 10560.244 8309.147 10548.249 C 8306.437 10536.254 8316.627 10534.107 8331.792 10543.48 C 8346.957 10552.852 8415.713 10510.75 8484.582 10449.918 C 8641.703 10311.137 8711.539 10283.814 8861.155 10302.589 C 8955.072 10314.374 8969.7705 10311.414 8930.753 10288.575 C 8842.181 10236.728 8659.621 10277.666 8537.13 10376.847 C 8378.758 10505.08 8324.616 10526.396 8451.051 10410.736 C 8608.001 10267.165 8691.321 10231.532 8837.299 10245.559 C 8952.725 10256.65 9243.084 10378.95 9274.439 10429.684 C 9304.352 10478.084 9251.84 10506.512 9207.181 10466.097 C 9147.182 10411.797 8926.113 10345.81 8802.998 10345.449 C 8723.881 10345.219 8673.963 10371.12 8542.21 10480.766 C 8452.591 10555.348 8390.688 10623.808 8404.649 10632.901 C 8418.612 10641.996 8400.838 10679.192 8365.14 10715.58 L 8300.247 10781.727 L 8317.381 10715.58 C 8329.672 10668.134 8327.379 10660.655 8309.2705 10689.122 C 8270.213 10750.526 8202.19 11275.884 8187.655 11628.393 C 8175.294 11928.173 8176.889 11941.64 8216.234 11869.696 C 8241.007 11824.398 8257.905 11729.383 8257.905 11635.399 C 8257.905 11548.444 8269.608 11439.859 8283.913 11394.097 C 8333.411 11235.744 8360.321 11125.247 8374.084 11023.852 C 8388.631 10916.6875 8510.145 10633.47 8580.136 10543.602 C 8627.415 10482.893 8636.48 10508.718 8595.06 10586.115 C 8579.676 10614.859 8562.381 10682.538 8556.626 10736.511 C 8539.442 10897.689 8473.788 11208.051 8448.514 11247.584 C 8435.557 11267.852 8423.173 11343.966 8420.996 11416.727 C 8418.818 11489.486 8409.02 11584.736 8399.222 11628.393 L 8381.406 11707.768 L 8420.614 11628.393 C 8513.95 11439.442 8563.589 11217.963 8588.134 10880.945 C 8612.903 10540.847 8662.917 10609.117 8651.129 10966.935 C 8645.741 11130.471 8549.839 11540.066 8486.962 11668.08 C 8476.24 11689.909 8430.105 11785.158 8384.4375 11879.747 C 8338.771 11974.336 8265.003 12097.685 8220.509 12153.854 C 8137.615 12258.501 8122.461 12346.34 8161.1724 12497.779 C 8179.457 12569.31 8177.355 12571.729 8122.4614 12542.351 C 8090.5366 12525.265 8057.3257 12491.228 8048.6597 12466.714 C 8017.971 12379.902 7961.4414 12336.902 7894.7607 12349.648 C 7851.4375 12357.93 7828.6064 12349.932 7827.2896 12326.009 C 7823.199 12251.721 7835.8984 11598.648 7843.041 11515.945 C 7847.5117 11464.177 7838.2783 11429.955 7819.8394 11429.955 C 7799.7754 11429.955 7792.4775 11471.022 7798.681 11549.018 C 7803.889 11614.502 7796.6963 11668.08 7782.697 11668.08 C 7768.6973 11668.08 7762.9336 11697.846 7769.8877 11734.227 C 7778.8965 11781.354 7770.9507 11800.372 7742.253 11800.372 C 7708.5884 11800.372 7703.7056 11764.524 7712.52 11582.091 C 7718.321 11462.035 7723.814 11277.489 7724.727 11171.986 C 7725.64 11066.484 7736.514 10980.164 7748.892 10980.164 C 7772.6226 10980.164 7818.547 11225.983 7809.2534 11303.26 C 7805.623 11333.444 7816.8745 11343.526 7843.002 11333.501 C 7884.9146 11317.417 7893.045 11290.873 7864.7305 11262.558 C 7845.3535 11243.181 7852.2812 10868.969 7872.3887 10848.86 C 7898.923 10822.326 7934.352 10918.299 7935.513 11019.852 C 7937.2 11167.504 7976.3745 11087.334 7998.283 10891.392 C 8007.8096 10806.187 8027.781 10713.724 8042.663 10685.915 C 8064.874 10644.414 8058.849 10631.204 8009.032 10612.179 C 7953.9126 10591.129 7941.147 10603.309 7869.9316 10744.8955 C 7826.8057 10830.637 7782.157 10900.789 7770.713 10900.789 C 7724.531 10900.789 7754.576 10796.446 7831.229 10690.631 C 7875.957 10628.885 7908.699 10575.589 7903.9893 10572.193 C 7899.28 10568.799 7847.801 10537.658 7789.593 10502.996 C 7731.3843 10468.333 7668.1387 10421.617 7649.0464 10399.182 C 7619.7104 10364.712 7616.877 10374.054 7630.754 10459.49 C 7639.7856 10515.094 7653.7036 10577.602 7661.683 10598.396 C 7671.103 10622.944 7658.6655 10636.205 7626.223 10636.205 C 7593.1367 10636.205 7540.7803 10694.29 7471.257 10808.122 C 7366.7144 10979.293 7326.572 11016.015 7326.572 10940.477 C 7326.572 10918.647 7338.478 10900.789 7353.0303 10900.789 C 7367.5825 10900.789 7379.489 10884.903 7379.489 10865.487 C 7379.489 10846.071 7427.114 10762.199 7485.322 10679.1045 C 7543.592 10595.921 7591.1553 10496.787 7591.1553 10458.5205 C 7591.1553 10420.293 7609.552 10368.689 7632.036 10343.845 C 7681.6514 10289.0205 7695.4966 10156.681 7653.1904 10141.631 C 7636.378 10135.649 7607.9556 10176.022 7590.031 10231.345 C 7572.1055 10286.669 7508.471 10433.138 7448.6206 10556.83 L 7339.8013 10781.727 L 7322.6416 10622.977 C 7302.2354 10434.191 7323.619 10378.369 7367.6914 10505.375 L 7399.319 10596.518 L 7419.1772 10495.322 C 7431.9634 10430.168 7428.4316 10383.523 7409.262 10364.354 C 7372.3726 10327.465 7370.0356 10239.33 7405.947 10239.33 C 7420.499 10239.33 7432.4863 10224.447 7432.586 10206.258 C 7432.6855 10188.067 7472.6157 10146.055 7521.3193 10112.895 L 7609.872 10052.605 L 7507.1533 9940.915 C 7338.442 9757.471 7306.9697 9725.077 7261.0806 9687.65 C 7236.978 9667.992 7221.9277 9647.238 7227.635 9641.531 C 7246.2104 9622.957 7458.864 9737.047 7458.864 9765.589 C 7458.864 9803.269 7511.0586 9850.139 7593.6465 9886.619 C 7643.0063 9908.424 7671.8384 9951.064 7696.3037 10038.446 C 7715.0146 10105.277 7743.6597 10159.777 7759.9585 10159.563 C 7806.9966 10158.938 8366.544 9686.924 8420.052 9602.73 C 8465.588 9531.081 8460.461 9454.924 8412.112 9484.805 C 8399.983 9492.301 8377.08 9461.199 8361.216 9415.692 C 8336.913 9345.976 8326.094 9338.16 8292.492 9366.046 C 8265.025 9388.843 8252.613 9389.9 8252.613 9369.445 C 8252.613 9353.11 8235.457 9339.747 8214.487 9339.747 C 8193.519 9339.747 8169.6895 9328.951 8161.5347 9315.757 C 8153.3794 9302.562 8173.5127 9296.739 8206.275 9302.821 C 8239.037 9308.901 8250.886 9306.772 8232.6045 9298.093 C 8214.324 9289.413 8206.097 9271.421 8214.322 9258.113 C 8222.548 9244.803 8207.739 9232.974 8181.4146 9231.824 C 8153.3657 9230.6 8147.3105 9224.189 8166.789 9216.336 C 8185.07 9208.966 8192.975 9191.524 8184.355 9177.578 C 8175.7354 9163.632 8183.311 9134.595 8201.189 9113.053 C 8219.068 9091.51 8226.19 9066.379 8217.018 9057.206 C 8207.844 9048.034 8177.111 9092.97 8148.721 9157.064 C 8062.0283 9352.792 7960.5386 9433.965 7890.3154 9363.741 C 7869.39 9342.815 7824.7773 9371.241 7728.978 9466.537 C 7620.781 9574.166 7576.3506 9600.184 7486.048 9608.796 C 7425.2646 9614.593 7369.767 9610.005 7362.72 9598.6045 C 7355.673 9587.201 7381.158 9577.872 7419.3535 9577.872 C 7565.3037 9577.872 7776.364 9402.744 7776.364 9281.641 C 7776.364 9240.839 7786.947 9207.455 7799.882 9207.455 C 7812.8174 9207.455 7821.747 9228.291 7819.7256 9253.758 C 7816.8364 9290.165 7833.011 9298.123 7895.4263 9290.998 C 7986.4536 9280.606 8056.72 9225.49 8109.802 9122.842 C 8156.77 9032.016 8157.589 8997.353 8111.269 9060.697 C 8077.362 9107.069 8073.7754 9106.433 8031.894 9046.639 C 7984.0073 8978.2705 7972.3696 8996.464 8014.1045 9074.447 C 8033.6074 9110.889 8027.5137 9138.789 7989.924 9185.154 C 7930.2812 9258.722 7905.117 9241.546 7891.4995 9117.972 C 7878.1416 8996.756 7939.6035 8934.519 8058.912 8948.447 C 8113.2363 8954.788 8144.1494 8948.018 8138.5767 8930.998 C 8126.0264 8892.667 7992.1714 8880.038 7951.9805 8913.394 C 7919.054 8940.721 7812.7715 8926.633 7763.1035 8888.358 C 7726.0674 8859.818 7711.4946 8561.946 7748.246 8584.659 C 7763.7104 8594.216 7776.364 8587.582 7776.364 8569.917 C 7776.364 8548.981 7793.213 8553.045 7824.749 8581.585 C 7869.795 8622.351 7938.5244 8646.422 7900.0654 8607.962 C 7890.49 8598.388 7897.4355 8571.598 7915.4995 8548.431 C 7943.9595 8511.931 7942.632 8510.767 7905.5513 8539.709 C 7870.6157 8566.977 7856.707 8565.815 7829.7925 8533.385 C 7811.661 8511.539 7786.4053 8500.104 7773.669 8507.975 C 7760.932 8515.848 7757.985 8502.811 7767.1196 8479.007 C 7780.3784 8444.455 7788.126 8442.843 7805.539 8471.018 C 7817.535 8490.429 7848.62 8506.492 7874.6177 8506.715 C 7900.6143 8506.9375 7936.767 8516.569 7954.9575 8528.12 C 8007.523 8561.497 7993.3667 8515.4 7930.5015 8448.483 C 7880.906 8395.691 7894.3076 8355.26 7944.6987 8405.652 C 7954.8213 8415.774 7981.647 8426.778 8004.3105 8430.1045 C 8038.5903 8435.135 8037.349 8426.655 7996.93 8379.665 L 7948.343 8323.178 L 8020.1724 8368.441 C 8059.6787 8393.337 8108.312 8413.705 8128.2466 8413.705 C 8148.1816 8413.705 8196.317 8449.424 8235.215 8493.08 C 8274.112 8536.735 8316.95 8572.455 8330.41 8572.455 C 8343.869 8572.455 8362.438 8596.267 8371.676 8625.372 C 8381.845 8657.411 8411.254 8677.971 8446.22 8677.484 C 8498.165 8676.761 8499.315 8673.969 8457.666 8649.712 C 8432.199 8634.879 8411.363 8598.649 8411.363 8569.2 C 8411.363 8532.401 8396.884 8518.486 8365.062 8524.702 C 8339.338 8529.728 8292.539 8502.715 8259.764 8463.929 C 8227.316 8425.528 8161.832 8379.964 8114.243 8362.672 C 8066.6543 8345.381 7964.691 8299.324 7887.6587 8260.327 C 7793.625 8212.72 7741.457 8198.869 7728.9087 8218.177 C 7698.621 8264.779 7595.4272 8242.198 7517.7974 8171.9795 C 7445.076 8106.203 7298.263 8087.9795 7221.7954 8135.2407 C 7183.3525 8158.999 7142.374 8107.1724 7141.7686 8034.0273 C 7141.546 8007.1074 7183.3516 7943.0933 7234.67 7891.7734 C 7319.4253 7807.0195 7337.0044 7800.264 7426.4927 7818.067 C 7480.677 7828.846 7614.8203 7839.283 7724.589 7841.2583 C 7857.0283 7843.642 7946.0366 7859.0205 7989.1724 7886.968 C 8097.1343 7956.918 8182.1797 7964.7197 8382.173 7923.02 C 8487.148 7901.132 8584.286 7890.175 8598.034 7898.671 C 8611.782 7907.1685 8623.03 7894.855 8623.03 7871.3096 C 8623.03 7847.763 8633.274 7834.8296 8645.795 7842.568 C 8668.184 7856.406 8702.405 7616.469 8702.405 7445.656 C 8702.405 7316.757 8667.85 7317.316 8575.945 7447.702 C 8473.668 7592.8047 8318.28 7697.877 8183.5615 7713.0312 L 8080.6343 7724.61 L 8190.559 7697.6836 C 8322.398 7665.387 8519.133 7499.753 8608.107 7346.1416 C 8677.332 7226.628 8718.782 7037.872 8675.803 7037.872 C 8661.33 7037.872 8649.488 6996.9023 8649.488 6946.8296 C 8649.488 6896.756 8637.582 6848.428 8623.03 6839.4346 C 8608.479 6830.441 8596.572 6794.0195 8596.572 6758.498 C 8596.572 6688.543 8549.025 6674.1943 8492.148 6726.987 C 8463.644 6753.4453 8460.252 6753.4453 8475.189 6726.987 C 8487.55 6705.0933 8475.052 6693.914 8438.217 6693.914 C 8386.302 6693.914 8383.094 6681.7153 8390.354 6511.925 L 8398.135 6329.936 L 8609.801 6271.011 C 8726.218 6238.6025 8842.304 6206.586 8867.77 6199.8633 C 8894.523 6192.8003 8914.243 6202.3555 8914.477 6222.4956 C 8914.766 6247.352 8920.459 6248.618 8934.32 6226.909 C 8971.813 6168.1934 9532.169 6026.1357 9571.427 6065.3936 C 9587.528 6081.495 9603.148 6070.484 9614.372 6035.1187 C 9626.669 5996.3765 9654.086 5979.539 9704.877 5979.539 C 9773.927 5979.539 9778.058 5986.504 9783.8125 6112.617 C 9788.864 6223.334 9776.175 6266.009 9708.292 6366.5913 C 9663.416 6433.0854 9624.116 6501.1924 9620.959 6517.9414 C 9617.801 6534.69 9604.463 6556.177 9591.318 6565.6904 C 9578.173 6575.2036 9598.217 6581.1567 9635.859 6578.9194 C 9684.992 6575.999 9715.872 6550.593 9745.32 6488.862 C 9767.882 6441.5674 9798.439 6402.8726 9813.228 6402.8726 C 9850.401 6402.8726 9846.842 6436.4727 9803.369 6495.9253 C 9783.16 6523.5635 9772.115 6560.483 9778.825 6577.969 C 9785.535 6595.456 9771.185 6648.131 9746.935 6695.026 C 9717.811 6751.344 9708.68 6808.2915 9720.038 6862.778 C 9729.494 6908.1475 9741.435 6980.987 9746.572 7024.643 C 9751.71 7068.2993 9764.226 7124.854 9774.386 7150.3203 C 9802.811 7221.567 9747.794 7205.165 9707.822 7130.4766 C 9688.352 7094.096 9661.824 7064.3306 9648.873 7064.3306 C 9635.921 7064.3306 9632.683 7052.424 9641.676 7037.872 C 9650.67 7023.32 9644.717 7011.414 9628.447 7011.414 C 9612.177 7011.414 9606.276 6999.4233 9615.333 6984.768 C 9624.391 6970.114 9612.188 6950.597 9588.218 6941.399 C 9559.133 6930.2383 9554.515 6918.5684 9574.337 6906.318 C 9595.251 6893.392 9596.189 6867.3135 9577.508 6818.1772 C 9556.058 6761.7593 9559.662 6743.331 9596.326 6721.959 C 9658.957 6685.4497 9619.13 6687.238 9537.088 6724.6196 C 9498.205 6742.335 9469.697 6777.283 9469.697 6807.234 C 9469.697 6850.3755 9462.993 6853.5796 9430.01 6826.2056 C 9368.929 6775.5137 9379.018 6876.3945 9443.238 6958.497 C 9488.05 7015.7847 9495.058 7018.0083 9495.566 6975.1016 C 9496.054 6934.0786 9502.9795 6931.2236 9535.843 6958.497 C 9557.671 6976.6133 9575.604 7004.86 9575.693 7021.268 C 9575.783 7037.6763 9594.624 7086.8203 9617.5625 7130.4766 C 9767.2 7415.2686 9856.011 7751.0166 9782.32 7753.3486 C 9763.174 7753.954 9700.877 7795.6265 9643.883 7845.9526 C 9529.209 7947.2095 9535.079 7968.9478 9653.461 7881.4224 C 9742.302 7815.7397 9765.51 7825.085 9825.023 7950.5005 C 9873.465 8052.5825 9891.505 8378.609 9852.204 8441.713 C 9839.14 8462.688 9825.077 8509.617 9820.953 8545.997 C 9816.83 8582.377 9810.524 8630.609 9806.94 8653.179 C 9801.55 8687.137 9575.413 8977.317 9519.328 9022.247 C 9473.489 9058.968 9390.508 9228.632 9390.421 9285.81 C 9390.331 9345.074 9394.57 9342.694 9437.527 9259.352 C 9500.605 9136.974 9783.44 8757.664 9811.615 8757.664 C 9833.999 8757.664 9829.281 8913.133 9802.383 9061.935 C 9794.491 9105.59 9780.03 9246.611 9770.247 9375.315 C 9756.705 9553.482 9760.616 9614.36 9786.639 9630.443 C 9826.084 9654.821 9802.511 9789.539 9758.799 9789.539 C 9743.735 9789.539 9693.36 9825.202 9646.855 9868.791 C 9583.973 9927.731 9573.79 9948.075 9607.128 9948.166 C 9631.782 9948.234 9684.767 9976.513 9724.87 10011.008 C 9788.936 10066.114 9797.946 10092.918 9799.105 10231.841 C 9799.892 10325.914 9815.28 10407.853 9837.101 10434.141 C 9881.1455 10487.208 9865.419 10989.275 9816.87 11079.989 C 9794.583 11121.633 9795.187 11171.139 9819.263 11276.205 C 9871.476 11504.061 9855.456 12343.11 9797.037 12440.348 C 9791.021 12450.361 9779.215 12509.893 9770.802 12572.639 C 9762.388 12635.388 9744.775 12698.037 9731.663 12711.862 C 9718.55 12725.686 9707.822 12753.933 9707.822 12774.633 C 9707.822 12806.554 9714.427 12806.787 9751.326 12776.163 C 9790.294 12743.822 9792.659 12746.933 9774.009 12805.995 C 9752.572 12873.881 9657.043 12989.7295 9621.832 12990.54 C 9610.918 12990.792 9601.988 12965.911 9601.988 12935.249 z M 9623.879 11918.508 C 9633.036 11292.797 9629.152 11198.8955 9592.868 11168.783 C 9570.056 11149.85 9541.902 11140.222 9530.308 11147.387 C 9518.712 11154.554 9517.785 11331.195 9528.248 11539.926 C 9538.711 11748.655 9543.346 12062.311 9538.547 12236.935 C 9533.748 12411.559 9535.924 12594.44 9543.381 12643.334 C 9555.326 12721.654 9560.3 12726.378 9585.175 12683.021 C 9602.497 12652.831 9617.456 12357.326 9623.879 11918.508 z M 9277.87 12552.226 C 9252.657 12527.012 9202.107 12567.853 9220.897 12598.256 C 9232.066 12616.327 9246.865 12615.87 9265.867 12596.869 C 9281.444 12581.29 9286.847 12561.202 9277.87 12552.226 z M 8075.5483 12180.306 C 8055.637 12128.417 8035.4946 12153.768 8025.989 12242.682 C 8018.7305 12310.565 8020.9297 12312.497 8054.173 12267.437 C 8074.004 12240.555 8083.623 12201.346 8075.5483 12180.306 z M 8061.7173 12015.852 C 8060.536 11974.292 8068.4517 11925.917 8079.3086 11908.352 C 8090.1646 11890.785 8082.137 11856.326 8061.469 11831.778 C 8023.529 11786.712 7970.896 11631.145 7952.376 11509.33 C 7946.845 11472.95 7940.881 11568.199 7939.1216 11720.997 C 7937.185 11889.247 7945.077 11984.356 7959.1333 11962.163 C 7977.655 11932.917 7988.508 11937.035 8012.8687 11982.553 C 8029.657 12013.923 8036.1875 12051.25 8027.38 12065.503 C 8018.572 12079.754 8023.178 12091.414 8037.6157 12091.414 C 8052.053 12091.414 8062.899 12057.41 8061.7173 12015.852 z M 8256.554 11992.195 C 8333.454 11872.77 8391.197 11744.928 8375.382 11729.112 C 8369.055 11722.785 8333.549 11783.8545 8296.48 11864.824 C 8259.411 11945.791 8212.549 12012.039 8192.341 12012.039 C 8172.1333 12012.039 8155.5996 12029.897 8155.5996 12051.727 C 8155.5996 12116.934 8188.863 12097.317 8256.554 11992.195 z M 7511.7803 10305.477 C 7511.7803 10285.366 7499.874 10261.553 7485.322 10252.56 C 7470.257 10243.248 7458.864 10266.034 7458.864 10305.477 C 7458.864 10344.918 7470.257 10367.704 7485.322 10358.393 C 7499.874 10349.399 7511.7803 10325.587 7511.7803 10305.477 z M 9315.525 9856.275 C 9322.427 9700.907 9317.368 9667.201 9290.506 9689.582 C 9271.987 9705.011 9262.665 9736.79 9269.791 9760.201 C 9276.916 9783.612 9273.255 9871.009 9261.654 9954.412 C 9244.924 10074.697 9247.419 10100.366 9273.719 10078.539 C 9293.093 10062.46 9310.471 9970.077 9315.525 9856.275 z M 9182.803 9961.599 C 9177.599 9896.158 9162.63 9849.236 9149.539 9857.327 C 9113.48 9879.612 9121.0625 10047.825 9158.812 10063.058 C 9177.002 10070.397 9191.97 10077.343 9192.075 10078.491 C 9192.18 10079.641 9188.008 10027.039 9182.803 9961.599 z M 9062.349 9928.996 C 9035.453 9902.102 9013.262 9942.593 9035.329 9978.298 C 9051.999 10005.2705 9058.23 10005.291 9067.192 9978.405 C 9073.32 9960.022 9071.141 9937.787 9062.349 9928.996 z M 9396.106 9743.236 C 9402.273 9615.906 9397.542 9500.416 9385.592 9486.591 C 9373.081 9472.119 9363.659 9483.345 9363.382 9513.049 C 9363.117 9541.426 9357.646 9656.916 9351.225 9769.695 C 9344.803 9882.474 9349.751 9974.747 9362.22 9974.747 C 9374.689 9974.747 9389.938 9870.567 9396.106 9743.236 z M 9019.644 9815.997 C 9073.811 9815.997 9282.123 9598.983 9307.403 9516.216 C 9359.337 9346.188 9367.978 9009.338 9349.119 7889.944 C 9332.597 6909.212 9324.29 6745.536 9291.378 6752.236 C 9235.302 6763.649 9182.953 6940.9644 9193.132 7085.0176 C 9197.983 7153.676 9204.434 7662.288 9207.467 8215.268 C 9214.155 9434.791 9205.586 9500.545 9015.145 9690.987 C 8901.436 9804.694 8890.664 9825.175 8917.851 9875.976 L 8948.423 9933.1 L 8970.082 9874.548 C 8981.995 9842.346 9004.298 9815.997 9019.644 9815.997 z M 9487.271 9652.057 C 9487.935 9487.11 9484.991 9474.308 9467.169 9564.643 C 9439.28 9705.994 9437.955 9875.303 9464.866 9858.671 C 9476.762 9851.318 9486.844 9758.343 9487.271 9652.057 z M 9561.273 9576.701 C 9561.839 9475.486 9553.371 9392.674 9542.457 9392.67 C 9531.543 9392.667 9522.613 9483.945 9522.613 9595.512 C 9522.613 9707.076 9531.081 9789.891 9541.43 9779.543 C 9551.778 9769.192 9560.709 9677.914 9561.273 9576.701 z M 9653.035 9366.205 L 9661.166 9458.81 L 9681.363 9379.435 C 9692.472 9335.777 9701.783 9270.294 9702.055 9233.914 L 9702.547 9167.768 L 9684.148 9233.914 C 9674.028 9270.294 9654.379 9294.105 9640.483 9286.83 C 9611.889 9271.858 9581.675 9581.512 9601.759 9683.705 C 9608.908 9720.086 9621.542 9642.695 9629.832 9511.727 C 9638.122 9380.757 9648.564 9315.273 9653.035 9366.205 z M 8957.637 9372.233 C 9003.338 9280.314 9006.367 9195.556 9002.141 8126.948 C 8999.6455 7496.2876 8990.716 6973.4053 8982.297 6964.986 C 8973.877 6956.567 8960.69 6955.9766 8952.992 6963.674 C 8945.294 6971.372 8941.337 7357.3325 8944.199 7821.3643 C 8953.338 9303.131 8956.727 9207.105 8890.787 9334.862 C 8857.878 9398.624 8791.592 9472.798 8740.672 9502.841 C 8690.521 9532.431 8649.488 9573.213 8649.488 9593.471 C 8649.488 9662.26 8904.451 9479.209 8957.637 9372.233 z M 8809.663 9351.51 L 8900.843 9257.4375 L 8903.733 8071.779 C 8905.323 7419.666 8914.956 6872.6387 8925.139 6856.1616 C 8935.629 6839.1885 8927.241 6826.2056 8905.786 6826.2056 C 8842.834 6826.2056 8833.859 6986.4463 8833.752 8112.44 C 8833.644 9247.594 8832.681 9257.471 8708.343 9399.278 C 8631.894 9486.471 8718.365 9445.701 8809.663 9351.51 z M 8490.738 9075.164 C 8490.738 9060.612 8478.13 9048.705 8462.719 9048.705 C 8447.308 9048.705 8442.058 9060.612 8451.051 9075.164 C 8472.005 9109.066 8490.738 9109.066 8490.738 9075.164 z M 8093.864 9022.247 C 8093.864 9007.695 8081.2544 8995.789 8065.8438 8995.789 C 8050.4326 8995.789 8045.182 9007.695 8054.1763 9022.247 C 8075.1294 9056.15 8093.864 9056.15 8093.864 9022.247 z M 8384.905 8928.081 C 8384.905 8882.43 8427.136 8877.718 8453.528 8920.422 C 8466.575 8941.532 8483.306 8935.917 8508.007 8902.135 C 8559.982 8831.054 8553.393 8821.576 8454.286 8824.864 C 8347.476 8828.409 8277.727 8783.458 8271.996 8707.388 C 8269.694 8676.831 8252.485 8651.83 8233.754 8651.83 C 8215.022 8651.83 8199.697 8637.939 8199.697 8620.962 C 8199.697 8603.984 8192.779 8597.012 8184.324 8605.467 C 8175.869 8613.923 8183.0513 8647.187 8200.285 8679.387 C 8225.165 8725.876 8224.244 8743.206 8195.814 8763.524 C 8168.3057 8783.184 8170.4243 8785.782 8204.957 8774.738 C 8234.197 8765.388 8255.564 8778.197 8266.101 8811.393 C 8275.009 8839.46 8296.454 8859.6875 8313.757 8856.345 C 8331.904 8852.839 8344.841 8880.223 8344.328 8921.052 C 8343.839 8959.982 8352.769 8986.068 8364.172 8979.021 C 8375.575 8971.974 8384.905 8949.051 8384.905 8928.081 z M 7896.951 8865.965 C 7888.7964 8852.77 7907.961 8848.73 7939.54 8856.987 C 7985.98 8869.133 7993.5737 8863.19 7979.2637 8825.897 C 7969.533 8800.541 7961.572 8774.3955 7961.572 8767.797 C 7961.572 8761.2 7937.76 8768.547 7908.6553 8784.122 C 7853.2896 8813.752 7835.3633 8889.955 7883.7583 8889.955 C 7899.1694 8889.955 7905.106 8879.16 7896.951 8865.965 z M 9443.238 8833.916 C 9443.238 8819.364 9431.332 8814.816 9416.78 8823.81 C 9402.228 8832.803 9390.322 8852.067 9390.322 8866.62 C 9390.322 8881.172 9402.228 8885.72 9416.78 8876.727 C 9431.332 8867.733 9443.238 8848.468 9443.238 8833.916 z M 8104.3394 8720.341 C 8090.5522 8684.412 7935.114 8645.135 7935.114 8677.58 C 7935.114 8712.117 7989.395 8746.235 8052.6787 8751.473 C 8099.0244 8755.308 8114.2393 8746.14 8104.3394 8720.341 z M 9529.05 8698.133 C 9563.316 8665.391 9571.973 8653.484 9548.285 8671.674 C 9524.599 8689.864 9479.366 8704.747 9447.77 8704.747 C 9416.174 8704.747 9390.322 8716.653 9390.322 8731.205 C 9390.322 8777.458 9464.551 8759.76 9529.05 8698.133 z M 9680.88 8468.416 C 9734.746 8268.374 9645.698 8064.9043 9476.301 8000.9644 C 9360.879 7957.396 9367.317 8048.9766 9483.574 8104.4155 C 9623.128 8170.9634 9664.366 8254.485 9642.819 8426.941 C 9621.613 8596.676 9640.733 8617.511 9680.88 8468.416 z M 9772.838 8438.336 C 9750.156 8401.636 9734.28 8408.4795 9734.28 8454.955 C 9734.28 8477.641 9746.381 8488.726 9761.17 8479.585 C 9775.959 8470.444 9781.21 8451.882 9772.838 8438.336 z M 8446.952 8399.335 C 8438.335 8376.88 8425.61 8364.18 8418.675 8371.116 C 8411.739 8378.052 8413.913 8396.425 8423.505 8411.945 C 8449.594 8454.158 8464.843 8445.958 8446.952 8399.335 z M 8543.655 8388.809 C 8543.655 8360.5625 8531.749 8330.095 8517.197 8321.102 C 8502.19 8311.827 8490.738 8334.056 8490.738 8372.456 C 8490.738 8409.695 8502.645 8440.164 8517.197 8440.164 C 8531.749 8440.164 8543.655 8417.053 8543.655 8388.809 z M 8632.869 8337.885 C 8620.182 8328.654 8566.508 8267.522 8513.595 8202.039 C 8460.681 8136.5537 8377.337 8060.5796 8328.387 8033.2056 L 8239.385 7983.4346 L 8313.014 8059.664 C 8353.509 8101.59 8442.806 8196.613 8511.451 8270.825 C 8580.096 8345.037 8640.6875 8394.261 8646.099 8380.213 C 8651.511 8366.163 8645.558 8347.115 8632.869 8337.885 z M 8186.468 8334.33 C 8177.474 8319.778 8183.4272 8307.872 8199.697 8307.872 C 8215.967 8307.872 8221.92 8295.966 8212.926 8281.414 C 8189.659 8243.766 8235.669 8248.595 8275.001 8287.927 C 8293.136 8306.061 8288.464 8281.793 8264.621 8233.997 C 8240.778 8186.203 8227.879 8129.876 8235.957 8108.8257 C 8244.474 8086.631 8227.878 8058.37 8196.445 8041.548 C 8131.191 8006.626 8122.186 8013.6025 8114.626 8104.95 C 8107.7017 8188.613 8111.017 8187.747 8020.1724 8129.6206 C 7890.1436 8046.425 7823.79 7957.2524 7936.9927 8017.835 C 7990.525 8046.485 7990.7593 8045.592 7947.178 7979.079 C 7922.6436 7941.6333 7887.0527 7910.997 7868.089 7910.997 C 7849.1245 7910.997 7811.7983 7903.0244 7785.142 7893.2817 C 7738.833 7876.3545 7738.7373 7877.9194 7782.978 7928.438 C 7849.3516 8004.2295 7843.081 8046.9307 7769.749 8018.5195 C 7737.007 8005.8364 7713.0757 7982.7627 7716.5693 7967.247 C 7720.062 7951.7295 7696.25 7926.1177 7663.6523 7910.327 C 7613.676 7886.12 7610.757 7887.032 7645.035 7916.152 C 7667.393 7935.1445 7681.5386 7970.8145 7676.4697 7995.417 C 7666.2285 8045.13 7741.8926 8175.5806 7780.9683 8175.5806 C 7794.7056 8175.5806 7797.004 8160.6978 7786.0757 8142.508 C 7770.375 8116.3755 7774.542 8116.177 7805.9307 8141.563 C 7827.779 8159.233 7897.464 8180.2007 7960.7856 8188.157 C 8071.9443 8202.123 8162.532 8248.022 8134.42 8276.135 C 8126.9185 8283.636 8134.042 8305.752 8150.2495 8325.28 C 8184.557 8366.62 8210.417 8373.081 8186.468 8334.33 z M 8464.28 8325.201 C 8464.28 8320.181 8440.468 8294.523 8411.363 8268.185 C 8349.013 8211.757 8339.544 8232.272 8400.024 8292.754 C 8439.746 8332.475 8464.28 8344.864 8464.28 8325.201 z M 7690.664 8148.8267 C 7672.386 8119.56 7636.567 8088.9917 7611.065 8080.898 C 7585.562 8072.804 7564.697 8055.8804 7564.697 8043.289 C 7564.697 8030.6978 7540.712 8012.7837 7511.396 8003.4785 C 7482.0806 7994.1753 7465.1064 7975.2183 7473.6753 7961.3525 C 7482.244 7947.489 7479.4404 7938.7974 7467.445 7942.042 C 7455.449 7945.286 7416.7866 7938.171 7381.5283 7926.234 L 7317.4214 7904.5264 L 7381.5283 7866.9707 L 7445.6343 7829.4146 L 7379.489 7846.9863 C 7304.134 7867.003 7247.197 7906.978 7247.197 7939.865 C 7247.197 7952.1787 7263.7446 7955.9023 7283.9697 7948.141 C 7304.1943 7940.3804 7349.181 7962.47 7383.94 7997.229 C 7418.6987 8031.988 7459.532 8056.2954 7474.681 8051.2456 C 7489.83 8046.196 7549.023 8077.2437 7606.221 8120.2397 C 7732.438 8215.118 7731.963 8214.956 7690.664 8148.8267 z M 8782.44 7001.491 C 8767.525 6986.575 8755.322 6941.0347 8755.322 6900.2886 C 8755.322 6859.5425 8745.588 6826.2056 8733.691 6826.2056 C 8699.362 6826.2056 8730.293 7867.959 8765.284 7890.2217 C 8805.02 7915.501 8821.903 7040.9536 8782.44 7001.491 z M 9549.072 7747.1895 C 9549.072 7668.573 9546.535 7666.227 9512.247 7713.1187 C 9480.96 7755.9067 9469.025 7758.169 9432.872 7728.1646 C 9395.617 7697.2456 9390.322 7701.485 9390.322 7762.237 C 9390.322 7821.6924 9401.681 7831.622 9469.697 7831.622 C 9541.309 7831.622 9549.072 7823.364 9549.072 7747.1895 z M 9515.999 7347.923 C 9534.189 7354.4453 9549.072 7347.246 9549.072 7331.9243 C 9549.072 7316.602 9508.498 7305.592 9458.908 7307.457 C 9395.873 7309.826 9372.786 7321.379 9382.178 7345.854 C 9391.061 7369.002 9410.401 7373.2734 9439.269 7358.4634 C 9463.28 7346.143 9497.809 7341.4004 9515.999 7347.923 z M 9682.763 6891.0215 C 9669.942 6848.096 9658.431 6832.839 9657.18 6857.1147 C 9654.641 6906.387 9682.882 6992.2563 9696.986 6978.1523 C 9701.983 6973.155 9695.583 6933.9463 9682.763 6891.0215 z M 8825.594 6845.5454 C 8818.346 6827.6323 8812.857 6848.6953 8813.396 6892.3516 C 8813.936 6936.0073 8819.866 6950.6636 8826.574 6924.9204 C 8833.282 6899.1777 8832.841 6863.4585 8825.594 6845.5454 z M 8728.863 6731.3965 C 8728.863 6688.475 8716.56 6667.147 8695.791 6674.0703 C 8677.601 6680.1333 8665.694 6693.032 8669.332 6702.733 C 8672.971 6712.434 8675.947 6738.2314 8675.947 6760.0596 C 8675.947 6781.887 8687.854 6799.747 8702.405 6799.747 C 8716.957 6799.747 8728.863 6768.9893 8728.863 6731.3965 z M 9157.158 6702.2983 C 9138.058 6694.6553 9115.237 6695.595 9106.446 6704.3867 C 9097.654 6713.1787 9113.281 6719.4326 9141.173 6718.2837 C 9171.995 6717.014 9178.265 6710.744 9157.158 6702.2983 z M 9476.768 6594.6953 C 9488.342 6504.0176 9483.069 6482.2476 9449.54 6482.2476 C 9426.672 6482.2476 9414.51 6488.7964 9422.515 6496.801 C 9430.52 6504.8057 9427.925 6551.8965 9416.749 6601.4473 C 9403.213 6661.4653 9406.451 6695.143 9426.449 6702.334 C 9464.494 6716.0137 9460.078 6725.46 9476.768 6594.6953 z M 8966.988 6640.997 C 8966.988 6611.893 8951.113 6588.0806 8931.711 6588.0806 C 8881.946 6588.0806 8862.434 6613.542 8879.038 6656.8125 C 8900.634 6713.092 8966.988 6701.159 8966.988 6640.997 z M 9185.27 6641.3584 C 9206.094 6640.9795 9213.916 6561.6226 9193.129 6561.6226 C 9186.538 6561.6226 9150.819 6575.4395 9113.754 6592.3276 C 9030.474 6630.273 9024.556 6679.471 9105.895 6657.6733 C 9138.637 6648.899 9174.355 6641.5566 9185.27 6641.3584 z M 9337.405 6582.7886 C 9337.405 6492.393 9303.377 6505.5605 9272.45 6607.9243 C 9259.137 6651.9897 9265.238 6667.4556 9295.935 6667.4556 C 9324.95 6667.4556 9337.405 6642.027 9337.405 6582.7886 z M 9641.676 6640.997 C 9632.683 6626.445 9613.418 6614.539 9598.865 6614.539 C 9584.313 6614.539 9579.766 6626.445 9588.76 6640.997 C 9597.753 6655.549 9617.018 6667.4556 9631.569 6667.4556 C 9646.122 6667.4556 9650.67 6655.549 9641.676 6640.997 z M 8748.266 6500.397 C 8778.148 6434.8115 8749.227 6349.9556 8696.989 6349.9556 C 8680.463 6349.9556 8685.974 6370.097 8709.663 6396.274 C 8762.352 6454.4937 8724.613 6535.164 8644.69 6535.164 C 8595.586 6535.164 8591.165 6523.5317 8603.974 6428.036 C 8616.066 6337.877 8612.427 6325.818 8580.998 6351.901 C 8535.338 6389.796 8532.29 6486.757 8575.405 6529.872 C 8627.866 6582.3335 8717.93 6566.9766 8748.266 6500.397 z M 8845.946 6505.502 C 8828.799 6477.758 8781.78 6500.029 8781.78 6535.8945 C 8781.78 6549.1313 8799.571 6553.1343 8821.315 6544.7905 C 8843.061 6536.4463 8854.144 6518.7656 8845.946 6505.502 z M 8958.169 6521.935 C 8958.169 6500.1064 8942.294 6482.2476 8922.892 6482.2476 C 8903.488 6482.2476 8887.613 6500.1064 8887.613 6521.935 C 8887.613 6543.7627 8903.488 6561.6226 8922.892 6561.6226 C 8942.294 6561.6226 8958.169 6543.7627 8958.169 6521.935 z M 9359.059 6467.853 C 9419.851 6443.53 9486.3545 6430.0605 9506.845 6437.9233 C 9555.55 6456.6133 9643.96 6362.6665 9602.045 6336.761 C 9585.628 6326.6147 9549.986 6338.4126 9522.843 6362.9775 C 9490.435 6392.306 9452.398 6401.6855 9412.062 6390.295 C 9370.32 6378.507 9361.996 6380.834 9386.087 6397.557 C 9411.183 6414.976 9368.669 6436.0293 9240.566 6469.618 C 9141.031 6495.7173 9049.625 6525.7515 9037.442 6536.3613 C 9002.616 6566.6904 9236.61 6516.847 9359.059 6467.853 z M 9178.655 6344.6636 C 9178.655 6301.9224 9170.831 6294.2793 9149.211 6315.9 C 9133.017 6332.094 9127.766 6358.2886 9137.543 6374.109 C 9164.911 6418.3916 9178.655 6408.548 9178.655 6344.6636 z M 9363.863 6300.7686 C 9363.863 6275.434 9349.576 6240.418 9332.113 6222.955 C 9289.239 6180.0815 9178.655 6182.5483 9178.655 6226.3794 C 9178.655 6245.839 9205.251 6260.6143 9238.187 6259.4526 C 9280.698 6257.952 9300.149 6274.483 9306.224 6317.2754 C 9315.856 6385.1353 9363.863 6371.3877 9363.863 6300.7686 z M 8935.726 12936.974 C 8845.131 12884.124 8544.124 12804.945 8394.134 12794.514 C 8250.238 12784.505 8238.791 12778.888 8230.919 12714.425 C 8223.569 12654.239 8230.545 12646.803 8283.835 12658.009 C 8317.596 12665.109 8446.421 12689.635 8570.113 12712.51 C 8796.841 12754.441 9006.499 12818.819 9064.635 12864.357 C 9081.96 12877.929 9089.615 12906.021 9081.647 12926.786 C 9064.999 12970.171 9000.367 12974.684 8935.726 12936.974 z M 1022.8744 12810.365 C 953.7523 12788.165 897.19727 12761.359 897.19727 12750.797 C 897.19727 12740.233 953.7523 12749.312 1022.8744 12770.967 C 1121.7686 12801.95 1230.3092 12806.824 1532.1973 12793.842 C 1895.5529 12778.215 2258.5215 12737.518 2309.5012 12706.6875 C 2343.6794 12686.019 2275.2695 12655.548 2147.3535 12634.464 C 2085.5073 12624.269 2034.9055 12606.813 2034.9055 12595.672 C 2034.9055 12565.105 2305.2937 12641.505 2347.8992 12684.11 C 2410.7336 12746.943 2309.9534 12775.473 1925.7222 12803.615 C 1263.3151 12852.131 1155.4285 12852.938 1022.8744 12810.365 z M 6951.092 12746.258 C 6932.7314 12713.516 6905.428 12663.428 6890.4185 12634.953 C 6875.4087 12606.478 6837.9683 12576.712 6807.218 12568.807 C 6729.965 12548.948 6611.999 12401.197 6613.135 12325.72 L 6614.0723 12263.393 L 6651.8843 12329.539 C 6672.6816 12365.919 6690.119 12380.802 6690.6343 12362.611 C 6692.268 12304.984 6744.489 12326.971 6744.489 12385.286 C 6744.489 12419.932 6757.4062 12436.076 6778.616 12427.9375 C 6824.328 12410.396 7009.072 12662.957 7009.072 12742.99 C 7009.072 12821.502 6993.77 12822.364 6951.092 12746.258 z M 817.82227 12727.344 C 817.82227 12713.304 839.184 12690.384 865.2927 12676.412 C 924.3565 12644.802 1553.1028 12592.948 1821.9131 12597.519 C 1946.635 12599.639 1823.2567 12614.794 1493.4746 12637.864 C 1125.0394 12663.638 947.2556 12686.619 905.70776 12713.844 C 836.04065 12759.491 817.82227 12762.29 817.82227 12727.344 z M 8812.638 12604.979 C 8708.482 12515.826 8484.846 12440.995 8527.155 12509.455 C 8557.266 12558.175 8424.932 12624.816 8316.213 12615.684 C 8179.138 12604.17 8171.8335 12550.563 8304.289 12528.187 C 8367.258 12517.547 8404.676 12498.873 8394.857 12482.985 C 8385.654 12468.096 8394.534 12445.521 8414.588 12432.819 C 8442.011 12415.451 8437.094 12409.623 8394.759 12409.319 C 8363.799 12409.096 8323.646 12426.772 8305.53 12448.602 C 8256.588 12507.573 8226.155 12496.83 8226.155 12420.581 C 8226.155 12382.181 8237.607 12359.952 8252.613 12369.227 C 8267.166 12378.22 8279.072 12372.267 8279.072 12355.997 C 8279.072 12339.727 8290.979 12333.774 8305.53 12342.768 C 8320.082 12351.761 8331.988 12347.194 8331.988 12332.618 C 8331.988 12318.044 8355.801 12310.704 8384.905 12316.31 C 8414.01 12321.915 8437.822 12316.666 8437.822 12304.646 C 8437.822 12256.086 8546.389 12257.927 8609.486 12307.56 C 8646.04 12336.313 8675.947 12352.601 8675.947 12343.758 C 8675.947 12334.913 8700.683 12340.916 8730.916 12357.095 C 8764.699 12375.176 8779.895 12402.123 8770.343 12427.015 C 8760.51 12452.64 8793.415 12504.991 8859.93 12569.542 C 8994.405 12700.046 8956.705 12728.295 8812.638 12604.979 z M 4310.3223 12355.997 C 4310.3223 12340.203 4412.266 12329.539 4563.238 12329.539 C 4725.111 12329.539 4810.267 12339.063 4799.8013 12355.997 C 4778.2007 12390.948 4310.3223 12390.948 4310.3223 12355.997 z M 5087.5317 12217.091 C 5048.9663 12155.244 5001.376 12086.784 4981.7764 12064.955 C 4962.1772 12043.127 4919.168 11993.432 4886.2 11954.52 C 4828.338 11886.225 4819.15 11884.28 4621.2075 11898.469 L 4416.1553 11913.164 L 4411.63 11995.675 C 4409.141 12041.055 4406.164 12101.998 4405.015 12131.102 C 4403.866 12160.205 4391.0195 12184.018 4376.468 12184.018 C 4340.7505 12184.018 4345.785 11997.174 4389.4653 11701.593 C 4414.97 11529.003 4417.5815 11439.688 4398.3604 11397.321 C 4383.396 11364.338 4356.1357 11295.679 4337.7827 11244.747 C 4319.429 11193.815 4275.9766 11077.1875 4241.2217 10985.575 C 4171.017 10800.519 4157.5317 10676.159 4223.421 10821.414 C 4402.7944 11216.847 4451.5806 11292.971 4533.4844 11305.225 C 4628.472 11319.434 4714.4253 11258.827 4957.608 11006.168 C 5044.4014 10915.991 5120.03 10856.058 5125.6714 10872.983 C 5131.313 10889.907 5051.399 10989.407 4948.0845 11094.096 C 4844.77 11198.781 4760.2114 11305.973 4760.177 11332.298 C 4760.142 11358.622 4769.672 11374.255 4781.354 11367.034 C 4793.036 11359.814 4801.0146 11403.761 4799.0845 11464.691 C 4797.154 11525.623 4807.78 11611.194 4822.6978 11654.852 L 4849.8203 11734.227 L 4866.784 11668.08 C 4880.8535 11613.221 4889.3047 11627.814 4916.315 11753.608 C 4934.227 11837.03 4959.951 11912.124 4973.4805 11920.485 C 4987.682 11929.263 4986.93 11906.363 4971.7007 11866.308 C 4957.1924 11828.148 4946.245 11776.867 4947.3726 11752.347 C 4948.5005 11727.83 4970.746 11767.299 4996.8066 11840.06 C 5035.246 11947.38 5046.096 11960.548 5054.287 11909.819 C 5061.79 11863.355 5086.5073 11904.151 5150.4717 12068.569 C 5248.898 12321.569 5250.32 12329.539 5197.0083 12329.539 C 5175.3623 12329.539 5126.098 12278.9375 5087.5317 12217.091 z M 4514.87 11861.411 C 4489.1274 11854.703 4453.4087 11855.145 4435.495 11862.392 C 4417.583 11869.64 4438.645 11875.129 4482.3013 11874.589 C 4525.9575 11874.05 4540.6143 11868.12 4514.87 11861.411 z M 4804.3486 11789.968 C 4806.85 11788.262 4767.2817 11700.609 4716.4194 11595.183 C 4639.2886 11435.308 4613.287 11403.497 4559.736 11403.497 C 4497.404 11403.497 4485.0522 11423.739 4493.4893 11512.0625 C 4495.718 11535.395 4485.845 11606.539 4471.5503 11670.162 C 4453.163 11751.996 4454.143 11791.146 4474.9004 11803.975 C 4497.3633 11817.856 4781.1333 11805.792 4804.3486 11789.968 z M 5285.4644 12197.84 C 5261.5376 12171.488 5233.712 12101.106 5223.631 12041.435 C 5213.5493 11981.763 5195.191 11926.693 5182.8345 11919.057 C 5132.353 11887.857 5071.8003 11507.247 5087.6743 11320.925 C 5096.4 11218.514 5110.314 11123.76 5118.596 11110.361 C 5126.8774 11096.961 5121.0444 11085.997 5105.634 11085.997 C 5090.2227 11085.997 5077.614 11099.887 5077.614 11116.865 C 5077.614 11133.843 5070.3022 11140.422 5061.366 11131.485 C 5042.463 11112.581 5151.4985 10927.247 5181.524 10927.247 C 5192.644 10927.247 5184.917 11013.567 5164.352 11119.07 C 5124.106 11325.547 5128.6885 11782.584 5171.436 11825.506 C 5187.4604 11841.596 5195.2188 11790.914 5192.6846 11686.705 C 5190.4897 11596.425 5193.331 11558.277 5198.9995 11601.935 C 5233.166 11865.066 5271.1104 12038.497 5294.514 12038.497 C 5309.4014 12038.497 5313.293 12017.833 5303.2334 11992.195 C 5281.678 11937.257 5235.9707 11671.85 5238.3027 11615.164 C 5240.473 11562.398 5308.8345 11811.776 5328.965 11945.893 C 5343.7812 12044.607 5352.888 12085.967 5385.7666 12203.861 C 5402.574 12264.129 5342.37 12260.515 5285.4644 12197.84 z M 6162.4053 12169.228 C 6162.4053 12153.816 6150.477 12148.579 6135.8975 12157.59 C 6090.5005 12185.647 6059.824 12052.841 6051.421 11791.871 C 6046.978 11653.887 6034.413 11546.476 6023.499 11553.181 C 6012.585 11559.885 6003.6553 11616.4 6003.6553 11678.7705 C 6003.6553 11755.029 5987.808 11806.512 5955.27 11835.959 C 5898.167 11887.636 5802.9707 11893.625 5784.971 11846.674 C 5777.9976 11828.484 5775.055 11659.641 5778.4316 11471.468 C 5784.417 11137.936 5786.327 11127.822 5854.426 11069.246 C 5892.8457 11036.199 5924.2803 10985.479 5924.2803 10956.536 C 5924.2803 10927.593 5936.1865 10896.553 5950.739 10887.56 C 5965.291 10878.566 5977.197 10889.472 5977.197 10911.794 C 5977.197 10942.333 5995.9204 10948.638 6052.8174 10937.258 C 6116.107 10924.601 6131.149 10932.258 6145.0605 10984.222 C 6180.7915 11117.685 6163.681 11250.62 6102.874 11311.981 C 5968.744 11447.332 5929.31 11536.82 6026.783 11484.655 C 6065.0005 11464.201 6087.1733 11470.055 6123.4883 11510.182 C 6150.466 11539.992 6157.544 11562.247 6140.048 11562.247 C 6120.4243 11562.247 6110.609 11611.955 6112.619 11701.153 C 6115.387 11823.971 6118.3213 11830.866 6137.9536 11760.685 C 6155.554 11697.767 6158.4087 11710.574 6151.721 11822.456 C 6146.701 11906.4375 6152.35 11949.3 6165.6685 11928.289 C 6180.39 11905.065 6188.316 11924.68 6188.82 11985.58 C 6189.241 12036.513 6196.765 12104.974 6205.54 12137.716 C 6215.1123 12173.434 6209.676 12197.247 6191.949 12197.247 C 6175.7 12197.247 6162.4053 12184.638 6162.4053 12169.228 z M 5950.739 11589.468 C 5950.739 11408.68 5985.886 11263.979 6032.779 11251.717 C 6086.196 11237.746 6102.5234 11186.191 6087.3564 11079.383 C 6075.049 10992.708 5990.7007 10978.584 5969.502 11059.648 C 5960.703 11093.295 5941.215 11107.141 5916.1763 11097.53 C 5894.473 11089.202 5870.245 11092.86 5862.336 11105.656 C 5838.319 11144.519 5820.6406 11541.287 5837.3745 11665.926 L 5853.0693 11782.834 L 5901.9043 11722.526 C 5928.763 11689.356 5950.739 11629.4795 5950.739 11589.468 z M 6056.572 11282.873 C 6056.572 11276.455 6044.666 11271.205 6030.114 11271.205 C 6015.5615 11271.205 6003.6553 11283.814 6003.6553 11299.226 C 6003.6553 11314.636 6015.5615 11319.886 6030.114 11310.893 C 6044.666 11301.899 6056.572 11289.291 6056.572 11282.873 z M 7726.6147 11998.81 C 7734.279 11809.385 7776.364 11809.385 7776.364 11998.81 C 7776.364 12082.926 7764.6255 12144.33 7748.5454 12144.33 C 7731.7524 12144.33 7723.061 12086.659 7726.6147 11998.81 z M 6164.494 11630.598 C 6163.345 11602.706 6169.5986 11587.079 6178.3906 11595.871 C 6187.1826 11604.664 6188.1226 11627.483 6180.479 11646.583 C 6172.033 11667.689 6165.7637 11661.421 6164.494 11630.598 z M 4221.4395 11583.141 C 4212.514 11549.82 4205.0483 11485.654 4204.8496 11440.549 C 4204.651 11395.443 4150.9106 11254.404 4085.4263 11127.127 C 4019.9417 10999.85 3966.5076 10881.974 3966.6826 10865.179 C 3967.126 10822.657 4090.7305 11042.997 4164.735 11218.232 C 4218.2656 11344.986 4227.7446 11355.195 4238.438 11297.607 C 4245.187 11261.258 4247.3955 11276.17 4243.3447 11330.743 C 4239.2944 11385.316 4245.6216 11424.01 4257.4053 11416.727 C 4275.387 11405.612 4262.612 11613.027 4243.896 11636.058 C 4240.4707 11640.272 4230.3647 11616.461 4221.4395 11583.141 z M 3259.5562 11443.185 C 3259.755 11370.424 3264.8933 11343.8 3270.975 11384.017 C 3277.0566 11424.235 3276.8936 11483.767 3270.6133 11516.309 C 3264.3337 11548.852 3259.3577 11515.945 3259.5562 11443.185 z M 4850.0225 11472.159 C 4840.139 11446.403 4849.382 11413.916 4871.7993 11395.611 C 4893.2207 11378.121 4937.357 11319.161 4969.88 11264.591 C 5061.4346 11110.972 5060.965 11147.322 4969.0254 11330.736 C 4868.772 11530.737 4871.333 11527.693 4850.0225 11472.159 z M 5178.0654 11448.908 C 5171.713 11415.677 5174.687 11329.355 5184.6753 11257.085 C 5202.2256 11130.093 5202.9536 11132.12 5206.3706 11317.508 C 5209.9355 11510.966 5199.3354 11560.175 5178.0654 11448.908 z M 4207.558 11164.112 C 4204.2563 11120.062 4055.6946 10820.434 3961.9397 10668.734 C 3926.355 10611.157 3917.8 10580.33 3939.4065 10587.532 C 3988.9763 10604.057 4236.9126 11104.964 4222.5645 11159.601 C 4213.189 11195.304 4209.9688 11196.273 4207.558 11164.112 z M 4865.9473 10983.403 C 4865.9473 10970.633 4885.1357 10944.26 4908.588 10924.796 C 4932.0405 10905.331 5005.4316 10796.12 5071.68 10682.104 C 5177.186 10500.522 5196.9165 10479.586 5230.694 10513.362 C 5264.4717 10547.141 5259.8477 10564.54 5193.429 10653.596 C 5151.724 10709.517 5111.2734 10761.221 5103.5386 10768.497 C 5095.804 10775.772 5050.0874 10832.327 5001.9463 10894.174 C 4919.278 11000.377 4865.9473 11035.367 4865.9473 10983.403 z M 5221.2812 10834.643 C 5281.261 10737.454 5527.0786 10394.831 5562.9697 10358.393 C 5625.8154 10294.589 5433.3984 10604.732 5365.207 10677.152 C 5323.4473 10721.501 5289.2803 10770.257 5289.2803 10785.5 C 5289.2803 10800.741 5262.9585 10835.893 5230.7876 10863.615 L 5172.295 10914.018 L 5221.2812 10834.643 z M 7177.8027 10330.544 C 7196.1533 10174.413 7249.4883 10080.58 7319.885 10080.58 C 7340.8003 10080.58 7388.3975 10056.601 7425.6567 10027.294 C 7462.9155 9997.985 7500.4937 9981.101 7509.1636 9989.769 C 7517.833 9998.439 7501.1323 10022.012 7472.0513 10042.154 C 7442.9697 10062.295 7404.796 10091.089 7387.2197 10106.136 C 7369.644 10121.186 7337.4614 10133.497 7315.703 10133.497 C 7275.4683 10133.497 7221.165 10280.346 7220.886 10389.904 C 7220.8047 10421.787 7206.975 10456.38 7190.1543 10466.776 C 7167.5923 10480.721 7164.3525 10444.985 7177.8027 10330.544 z M 7262.189 10348.016 C 7252.5977 10332.497 7259.9214 10292.764 7278.465 10259.722 L 7312.1797 10199.643 L 7321.6157 10262.227 C 7332.2373 10332.668 7290.2046 10393.346 7262.189 10348.016 z M 7829.2803 9989.698 C 7829.2803 9954.154 7885.859 9837.298 7897.454 9848.893 C 7918.3257 9869.765 7879.851 10001.205 7852.87 10001.205 C 7839.8955 10001.205 7829.2803 9996.026 7829.2803 9989.698 z M 7802.822 9791.101 C 7802.822 9748.303 7792.1655 9706.701 7779.141 9698.651 C 7750.1885 9680.757 7793.951 9469.846 7834.397 9432.352 C 7854.5586 9413.66 7857.3696 9425.3125 7843.973 9472.039 C 7833.5425 9508.419 7819.7617 9567.95 7813.3496 9604.33 C 7801.9937 9668.757 7802.3716 9668.928 7827.862 9610.945 C 7867.0625 9521.775 7874.733 9537.33 7867.006 9690.32 C 7857.595 9876.635 7859.2266 9868.914 7829.2803 9868.914 C 7814.728 9868.914 7802.822 9833.898 7802.822 9791.101 z M 6242.3647 9618.506 C 6172.5244 9505.501 6171.753 9483.498 6228.489 9222.469 C 6259.003 9082.079 6267.836 8972.575 6255.1665 8891.74 C 6244.749 8825.274 6237.665 8738.151 6239.4233 8698.133 C 6242.956 8617.74 6234.947 8613.007 6161.707 8652.203 C 6120.3 8674.364 6104.6636 8666.303 6071.9014 8605.901 L 6032.2324 8532.768 L 6031.173 8605.528 C 6030.5903 8645.547 6021.184 8678.263 6010.27 8678.23 C 5999.3555 8678.2 5990.4263 8583.921 5990.4263 8468.724 C 5990.4263 8353.525 5992.7305 8261.598 5995.547 8264.439 C 5998.364 8267.282 6019.1265 8305.006 6041.6865 8348.2705 C 6070.0225 8402.613 6082.7544 8412.136 6082.867 8379.071 C 6082.957 8352.745 6094.9365 8338.566 6109.489 8347.56 C 6141.5596 8367.381 6142.1353 8326.728 6111.6436 8195.424 C 6095.3315 8125.1797 6097.4478 8096.088 6118.8896 8095.8003 C 6137.428 8095.552 6135.252 8086.5728 6113.2783 8072.6494 C 6088.254 8056.7925 6086.2505 8044.421 6106.664 8031.8057 C 6122.7695 8021.851 6147.853 8021.0664 6162.4053 8030.0596 C 6176.9575 8039.053 6188.864 8033.803 6188.864 8018.392 C 6188.864 8002.9814 6172.393 7990.372 6152.2617 7990.372 C 6132.131 7990.372 6108.791 7964.103 6100.395 7931.9956 C 6079.1157 7850.6265 6103.2393 7836.7705 6132.129 7913.77 C 6150.4614 7962.63 6155.1357 7942.919 6152.5415 7827.695 C 6150.6904 7745.4985 6140.4287 7691.92 6129.7373 7708.6323 C 6115.209 7731.3423 6110.197 7731.21 6109.8936 7708.109 C 6109.6714 7691.1094 6102.412 7655.3896 6093.7637 7628.734 C 6080.6855 7588.4263 6082.844 7586.9487 6106.5874 7619.9556 C 6130.6875 7653.458 6134.9546 7651.396 6133.969 7606.7266 C 6131.9536 7515.403 6015.526 7235.993 5982.375 7242.9243 C 5964.975 7246.562 5950.739 7236.9297 5950.739 7221.519 C 5950.739 7206.108 5938.8325 7200.8574 5924.2803 7209.8516 C 5909.728 7218.8447 5897.8223 7207.4087 5897.8223 7184.437 C 5897.8223 7154.326 5879.363 7146.018 5831.6763 7154.665 C 5787.5415 7162.6685 5765.5303 7154.6294 5765.5303 7130.5073 C 5765.5303 7087.779 5724.593 7074.5405 5520.791 7051.3647 L 5368.6553 7034.0645 L 5368.6553 7119.4434 C 5368.6553 7203.38 5367.7534 7204.0073 5315.303 7156.54 C 5256.8823 7103.67 5244.6807 7102.957 4581.3506 7113.6523 C 4359.338 7117.232 4167.211 7113.683 4154.4004 7105.766 C 4141.5903 7097.849 4115.2607 7110.4688 4095.8892 7133.8096 C 4076.5178 7157.1504 4002.6074 7201.668 3931.6445 7232.737 L 3802.6206 7289.2266 L 4116.0024 7293.858 C 4436.6646 7298.5977 4770.43 7298.165 5202.3926 7292.451 C 5400.9985 7289.8247 5454.6973 7297.6987 5491.8594 7334.899 C 5555.5503 7398.6543 5523.671 7416.9805 5432.123 7369.238 C 5349.4146 7326.104 5150.6274 7320.885 4751.2305 7351.3594 C 4592.6094 7363.4614 4482.0293 7358.597 4407.272 7336.2275 C 4272.2334 7295.82 4087.503 7293.933 3861.2 7330.6484 C 3670.9546 7361.515 3645.8674 7373.732 3701.7805 7408.289 C 3769.0122 7449.84 3706.4556 7469.561 3620.4377 7433.9316 L 3537.3977 7399.536 L 3599.7454 7351.584 C 3634.0366 7325.211 3681.395 7303.368 3704.986 7303.0435 C 3736.0273 7302.617 3752.5283 7267.7275 3764.7014 7176.7783 C 3773.9531 7107.656 3799.2988 7016.998 3821.0264 6975.3164 C 3842.7537 6933.6343 3860.5305 6888.7124 3860.5305 6875.488 C 3860.5305 6856.2007 3769.4807 6900.4697 3701.8215 6952.6523 C 3694.569 6958.246 3711.2793 6979.382 3738.956 6999.6196 C 3820.0056 7058.8843 3724.8823 7077.6357 3619.539 7023.1606 C 3551.3965 6987.923 3492.05 6981.472 3345.9526 6993.4224 C 3197.3022 7005.582 3170.139 7002.469 3212.3013 6978.107 C 3241.4058 6961.2896 3342.6084 6944.6836 3437.1973 6941.2036 C 3621.3647 6934.4272 3781.1555 6890.778 3781.1555 6847.245 C 3781.1555 6832.5596 3763.2964 6827.3975 3741.468 6835.774 C 3717.2932 6845.051 3701.7805 6835.815 3701.7805 6812.1465 C 3701.7805 6790.7744 3689.874 6773.289 3675.322 6773.289 C 3660.7703 6773.289 3648.8638 6792.14 3648.8638 6815.1807 C 3648.8638 6866.759 3583.3535 6849.708 3581.095 6797.542 C 3580.202 6776.9263 3588.7537 6747.3887 3600.099 6731.902 C 3611.4443 6716.415 3637.4836 6633.0713 3657.9636 6546.6934 C 3678.4436 6460.3154 3744.3062 6247.336 3804.3242 6073.4053 C 3864.3416 5899.475 3913.4915 5720.8813 3913.5464 5676.5303 C 3913.7266 5529.659 4084.5776 5318.0225 4282.653 5219.3125 C 4347.3613 5187.065 4438.253 5172.56 4575.612 5172.56 C 4922.358 5172.56 5156.618 5344.6997 5205.7227 5635.5806 C 5226.142 5756.5415 5319.3022 6186.526 5418.138 6615.9956 C 5430.044 6667.7285 5429.478 6737.919 5416.881 6771.972 C 5404.2837 6806.026 5398.164 6838.075 5403.2812 6843.192 C 5408.3984 6848.3096 5473.713 6831.6978 5548.424 6806.278 C 5657.6274 6769.1216 5679.3403 6752.278 5659.1562 6720.372 C 5645.347 6698.544 5633.505 6633.0596 5632.839 6574.8516 C 5631.853 6488.5664 5626.544 6477.7573 5604.0957 6516.331 C 5588.9517 6542.3525 5584.634 6600.3965 5594.5005 6645.318 C 5606.951 6702.007 5603.4795 6721.455 5583.1514 6708.891 C 5567.0435 6698.936 5551.993 6646.8447 5549.707 6593.134 C 5545.963 6505.1636 5543.7505 6508.599 5527.4053 6627.768 L 5509.2603 6760.0596 L 5505.104 6625.254 C 5502.0605 6526.5576 5513.3496 6479.28 5547.249 6448.7515 C 5622.6274 6380.8687 5874.936 6290.761 6012.4526 6282.612 C 6082.7754 6278.4443 6145.6343 6269.713 6152.139 6263.208 C 6185.196 6230.1514 6165.271 5286.257 6131.752 5297.43 C 6114.64 5303.1343 6106.075 5479.406 6108.266 5780.7876 C 6110.1626 6041.6963 6105.647 6249.0996 6098.2314 6241.6846 C 6090.816 6234.269 6083.389 6029.378 6081.727 5786.37 C 6080.065 5543.3633 6073.7256 5344.539 6067.6387 5344.539 C 6061.552 5344.539 6033.5195 5367.592 6005.3447 5395.7666 C 5959.6216 5441.4897 5923.375 5445.943 5668.001 5437.211 C 5510.6367 5431.83 5352.119 5415.486 5315.739 5400.8896 C 5252.012 5375.3223 5252.9805 5374.2134 5342.1973 5370.5854 C 5393.1294 5368.5146 5419.9185 5360.814 5401.7285 5353.474 C 5383.538 5346.135 5368.6553 5323.262 5368.6553 5302.6465 C 5368.6553 5256.374 5298.2744 5252.8164 5281.4097 5298.237 C 5274.526 5316.777 5256.3027 5299.068 5239.9404 5257.939 C 5215.6304 5196.8325 5199.624 5187.3613 5144.182 5201.276 C 5038.828 5227.7188 5066.692 5197.073 5190.0615 5150.817 C 5251.9077 5127.628 5653.7437 4978.0854 6083.0303 4818.499 C 6512.317 4658.913 6905.223 4511.3384 6956.1553 4490.555 C 7007.088 4469.7725 7072.572 4444.2563 7101.6763 4433.8535 C 7151.078 4416.195 7151.4956 4413.1997 7107.9653 4388.7627 C 7059.6636 4361.647 6640.2983 4512.3296 5672.9263 4904.3877 C 5440.093 4998.751 5213.874 5083.057 5170.218 5091.7354 C 5109.042 5103.8965 5102.9756 5101.9287 5143.76 5083.155 C 5275.674 5022.4326 6601.335 4505.638 6954.673 4377.191 C 6981.5337 4367.427 6969.9062 4351.3853 6915.5146 4323.1655 C 6866.41 4297.69 6834.7935 4293.103 6828.9585 4310.6074 C 6823.903 4325.7764 6773.258 4350.7095 6716.414 4366.016 C 6593.908 4399.0034 6488.5386 4356.932 6415.8623 4246.0137 C 6374.0605 4182.217 6373.7944 4171.5073 6412.543 4112.3696 C 6435.711 4077.0107 6466.299 4048.0808 6480.515 4048.0808 C 6494.7314 4048.0808 6506.364 3996.0532 6506.364 3932.4644 C 6506.364 3830.6353 6499.5454 3817.2268 6449.18 3820.0166 C 6351.2593 3825.4417 6365.8447 3763.234 6480.2456 3687.527 C 6571.3286 3627.2515 6593.918 3621.415 6614.062 3652.9514 C 6629.5347 3677.174 6632.3716 3646.1294 6621.908 3567.0918 C 6612.894 3499.0017 6613.146 3412.9 6622.469 3375.7544 C 6652.245 3257.119 6796.0713 3125.7737 7058.212 2977.8264 C 7464.6973 2748.4138 7931.6616 2641.1262 8517.197 2642.616 C 8918.994 2643.6382 9267.854 2745.146 9278.662 2864.1802 C 9303.098 3133.282 9383.927 3232.0486 9367.831 2973.1367 C 9359.065 2832.132 9381.079 2779.8894 9449.854 2778.4854 C 9511.46 2777.2283 9575.53 2891.6729 9575.53 3002.9766 C 9575.53 3068.4612 9585.628 3122.039 9597.971 3122.039 C 9622.022 3122.039 9723.341 3329.2593 9705.348 3341.6519 C 9699.432 3345.7253 9658.874 3360.7666 9615.218 3375.077 C 9544.298 3398.324 9534.071 3415.542 9519.215 3536.703 C 9510.069 3611.2866 9493.44 3688.3975 9482.261 3708.0596 C 9466.548 3735.695 9469.499 3736.8247 9495.265 3713.0374 C 9513.596 3696.1135 9534.497 3629.9045 9541.71 3565.9075 C 9554.259 3454.577 9558.173 3450.039 9632.27 3460.9146 C 9683.309 3468.4053 9722.562 3497.1284 9747.399 3545.1594 C 9768.127 3585.2432 9780.173 3622.9517 9774.168 3628.9568 C 9768.163 3634.9624 9752.033 3710.8855 9738.325 3797.6753 C 9715.319 3943.331 9719.181 3967.875 9788.504 4116.5664 C 9875.581 4303.3403 9920.427 4675.813 9860.423 4713.8994 C 9833.972 4730.6885 9833.873 4735.2725 9859.957 4735.5923 C 9912.757 4736.239 9899.727 4841.709 9846.729 4842.672 C 9805.436 4843.4224 9804.878 4847.001 9841.578 4875.745 C 9873.812 4900.991 9882.413 4961.8687 9881.266 5156.654 C 9879.887 5390.754 9876.194 5406.941 9818.268 5432.7886 C 9773.125 5452.931 9751.396 5451.6084 9736.695 5427.8223 C 9725.674 5409.989 9681.927 5392.885 9639.479 5389.8125 C 9579.042 5385.4375 9563.987 5394.2695 9570.075 5430.529 C 9575.911 5465.2856 9559.707 5476.8306 9505.085 5476.8306 C 9465.063 5476.8306 9314.53 5496.454 9170.565 5520.4385 C 8871.855 5570.202 8894.874 5581.681 8804.584 5337.9243 C 8773.59 5254.25 8734.944 5185.8335 8718.704 5185.8877 C 8702.463 5185.942 8650.48 5209.5796 8603.187 5238.416 C 8503.597 5299.136 8486.24 5358.2695 8576.729 5328.557 C 8646.916 5305.5103 8727.986 5307.8066 8751.698 5333.5127 C 8760.967 5343.562 8753.594 5357.124 8735.313 5363.6494 C 8717.032 5370.1772 8710.734 5389.383 8721.318 5406.3296 C 8770.452 5485.0044 8753.245 5524.248 8662.119 5541.3433 C 8611.516 5550.8364 8570.113 5569.97 8570.113 5583.8623 C 8570.113 5597.7554 8549.277 5609.501 8523.812 5609.964 C 8498.346 5610.4263 8458.406 5625.355 8435.058 5643.138 C 8396.679 5672.3687 8384.0 5700.8745 8341.336 5853.862 C 8334.233 5879.328 8341.131 5900.164 8356.664 5900.164 C 8372.196 5900.164 8384.905 5863.172 8384.905 5817.958 C 8384.905 5758.691 8395.156 5739.686 8421.643 5749.8496 C 8441.848 5757.6035 8526.196 5738.965 8609.084 5708.4316 C 8734.049 5662.3975 8763.629 5659.1274 8782.269 5689.287 C 8794.632 5709.2905 8798.582 5735.6333 8791.047 5747.826 C 8783.512 5760.0176 8811.086 5763.082 8852.323 5754.6343 C 8893.562 5746.187 8867.77 5764.6177 8795.01 5795.593 C 8722.249 5826.567 8609.731 5852.845 8544.972 5853.989 C 8480.211 5855.1313 8447.712 5863.2524 8472.751 5872.036 C 8500.887 5881.9062 8391.714 5927.3643 8186.95 5991.041 C 8004.7207 6047.711 7860.831 6099.2847 7867.1963 6105.65 C 7873.5615 6112.014 7938.451 6097.3984 8011.396 6073.1704 C 8110.4116 6040.282 8157.343 6036.2466 8196.579 6057.245 C 8261.967 6092.2397 8279.072 6092.586 8279.072 6058.914 C 8279.072 6044.3613 8259.229 6032.4556 8234.975 6032.4556 C 8210.722 6032.4556 8197.918 6025.4155 8206.522 6016.8105 C 8215.127 6008.2056 8248.205 6009.4297 8280.028 6019.5303 C 8331.371 6035.825 8333.434 6042.349 8298.338 6077.445 C 8267.693 6108.091 8246.568 6110.457 8204.523 6087.9556 C 8134.566 6050.515 8112.3926 6051.1377 8136.33 6089.868 C 8149.4277 6111.061 8140.6733 6115.1484 8108.571 6102.829 C 8039.83 6076.4517 7261.4336 6308.7754 7285.903 6348.3667 C 7292.838 6359.5884 7266.1304 6364.3716 7226.5527 6358.9956 C 7163.0776 6350.3745 7160.8325 6352.377 7207.5093 6375.9795 C 7249.6313 6397.2793 7241.5356 6399.725 7167.822 6387.97 C 7107.298 6378.319 7087.4434 6381.6494 7110.5093 6397.5845 C 7138.9146 6417.2095 7137.2017 6425.266 7101.7305 6438.878 C 7035.666 6464.229 7017.282 6458.5635 7061.989 6426.63 C 7093.1104 6404.4 7087.4 6401.5547 7035.5303 6413.445 C 6999.15 6421.784 6951.525 6428.9526 6929.697 6429.374 C 6897.313 6429.999 6896.618 6434.3286 6925.9224 6452.8965 C 6948.077 6466.934 6910.287 6473.1733 6827.2817 6469.182 C 6740.539 6465.0117 6698.694 6472.365 6709.5166 6489.877 C 6719.9355 6506.735 6704.644 6511.3765 6669.2144 6502.1113 C 6632.981 6492.6357 6618.412 6497.3564 6629.336 6515.0317 C 6640.7524 6533.504 6620.7188 6536.8574 6569.8413 6524.9893 C 6526.251 6514.8223 6507.342 6516.643 6526.0425 6529.205 C 6547.453 6543.588 6491.9863 6572.8306 6367.2925 6612.899 C 6071.125 6708.0684 6090.0586 6703.3657 6135.947 6670.357 C 6207.8667 6618.6216 6122.337 6639.497 5768.423 6760.0596 C 5576.192 6825.5444 5401.6514 6879.122 5380.5547 6879.122 C 5335.1025 6879.122 5333.215 6892.2764 5369.0586 6959.2515 C 5385.3525 6989.6953 5412.0767 7003.2437 5436.9834 6993.6865 C 5464.7354 6983.036 5469.349 6969.2324 5451.2183 6951.101 C 5433.0864 6932.9697 5494.6904 6900.626 5641.262 6851.3213 C 5760.542 6811.1978 5861.9326 6782.0166 5866.5747 6786.4736 C 5873.459 6793.085 5723.3945 6852.826 5532.343 6919.5317 C 5475.0166 6939.5474 5517.5483 6972.9487 5609.2603 6979.9365 C 5656.4937 6983.536 5763.019 7013.8984 5845.9844 7047.4097 C 5994.3887 7107.353 5997.9316 7107.537 6064.856 7058.7866 C 6102.2695 7031.532 6196.079 6985.8535 6273.3203 6957.278 L 6413.7593 6905.3223 L 6284.6997 6920.809 C 6213.717 6929.3267 6136.326 6942.4136 6112.7207 6949.8926 C 6075.6284 6961.643 6075.19 6959.6626 6109.489 6935.3066 C 6198.8345 6871.863 6505.9004 6868.573 6467.024 6931.476 C 6459.5166 6943.6235 6475.665 6947.7324 6502.9097 6940.6084 C 6533.9897 6932.4805 6588.22 6959.065 6648.467 7011.9624 C 6701.2793 7058.332 6744.489 7084.189 6744.489 7069.4233 C 6744.489 7022.9556 6588.2485 6908.7676 6485.698 6880.2866 C 6431.5796 6865.256 6351.582 6853.5645 6307.9263 6854.3047 C 6196.7417 6856.19 6043.343 6912.4673 6043.343 6951.373 C 6043.343 6969.283 6014.579 7004.083 5979.4233 7028.708 C 5939.0225 7057.005 5923.5825 7060.406 5937.4614 7037.9497 C 5953.872 7011.397 5947.351 7007.0522 5911.649 7020.752 C 5804.777 7061.763 5939.146 6949.3135 6069.8013 6888.399 C 6217.563 6819.5093 6320.105 6811.854 6497.333 6856.481 C 6818.689 6937.3994 6997.8394 7397.237 6838.564 7732.3423 C 6777.8076 7860.1685 6568.429 8013.3022 6392.7593 8058.391 L 6255.0093 8093.7476 L 6374.072 8079.806 C 6532.2134 8061.2886 6759.1953 7950.5186 6867.4775 7839.0186 C 7020.7046 7681.236 7040.7783 7443.7876 6924.021 7170.164 C 6823.233 6933.963 6671.7495 6822.706 6415.5063 6796.6846 L 6228.5513 6777.698 L 6413.7593 6784.659 C 6515.624 6788.4873 6618.2847 6800.093 6641.8945 6810.448 C 6676.7944 6825.756 6682.3687 6816.4478 6671.7056 6760.668 C 6658.323 6690.664 6724.0894 6587.68 6781.662 6588.4854 C 6797.5967 6588.708 6792.775 6600.432 6770.947 6614.539 C 6736.7446 6636.642 6737.443 6640.243 6776.0 6640.592 C 6800.6074 6640.815 6826.804 6650.8086 6834.216 6662.801 C 6841.6274 6674.792 6821.8657 6683.7217 6790.301 6682.6445 C 6715.0337 6680.074 6698.9326 6761.2065 6767.434 6797.8667 C 6882.8594 6859.641 6956.34 6761.3794 6873.487 6656.049 C 6838.604 6611.7026 6833.267 6593.35 6858.0166 6602.847 C 6878.7964 6610.8213 6911.329 6646.364 6930.3105 6681.8306 C 6960.144 6737.5757 6958.299 6753.5234 6916.7 6799.4897 C 6890.2334 6828.7354 6840.8413 6852.664 6806.94 6852.664 C 6747.7554 6852.664 6749.403 6858.0825 6848.3096 6988.761 C 7025.1064 7222.3506 7081.42 7537.0713 6982.241 7737.279 C 6892.282 7918.8765 6556.5474 8122.664 6347.33 8122.664 C 6276.3804 8122.664 6267.9155 8131.515 6265.104 8208.653 C 6261.6045 8304.65 6268.2417 8368.834 6283.2705 8384.329 C 6288.771 8390.001 6469.209 8368.357 6684.2446 8336.234 C 6992.6235 8290.167 7087.772 8266.074 7134.645 8222.191 C 7224.2935 8138.2573 7232.1997 8181.741 7145.3716 8281.189 C 7103.4976 8329.15 7056.5225 8360.534 7040.982 8350.929 C 7025.443 8341.324 7004.1133 8347.408 6993.583 8364.445 C 6980.8193 8385.098 6985.9824 8388.287 7009.072 8374.018 C 7031.9893 8359.854 7037.32 8362.946 7024.8276 8383.158 C 7014.4443 8399.96 6988.792 8413.705 6967.8228 8413.705 C 6946.8535 8413.705 6907.9414 8435.461 6881.351 8462.052 C 6835.0405 8508.362 6632.3247 8565.411 6419.1865 8592.117 L 6318.7803 8604.698 L 6339.212 8727.483 C 6367.4995 8897.4795 6356.758 9161.375 6313.1064 9368.846 C 6282.2783 9515.368 6282.0986 9551.306 6311.99 9592.185 C 6331.583 9618.9795 6347.614 9656.486 6347.614 9675.532 C 6347.614 9737.736 6300.164 9712.025 6242.3647 9618.506 z M 6559.2803 7963.108 C 6744.4263 7868.6113 6876.9336 7660.4585 6876.6323 7464.589 C 6876.4414 7340.294 6835.4243 7194.544 6782.261 7129.254 C 6740.9956 7078.5747 6741.3535 7089.1167 6785.0 7209.8516 C 6795.5215 7238.9556 6767.1606 7206.213 6721.975 7137.091 C 6676.79 7067.9683 6636.582 7010.6733 6632.6235 7009.7686 C 6452.527 6968.595 6227.374 7001.8677 6115.611 7086.1704 L 6055.905 7131.207 L 6109.1553 7235.655 C 6138.4424 7293.1016 6162.4053 7362.6714 6162.4053 7390.2554 C 6162.4053 7424.3037 6175.345 7435.4434 6202.705 7424.9434 C 6234.6733 7412.677 6237.6763 7419.4365 6217.231 7457.638 C 6199.4087 7490.939 6204.2812 7549.9355 6233.025 7648.865 C 6255.887 7727.554 6273.1704 7830.629 6271.4316 7877.9243 C 6268.7466 7950.961 6277.448 7963.914 6329.2056 7963.914 C 6362.7197 7963.914 6451.557 7933.3086 6526.6226 7895.9014 C 6705.9883 7806.5205 6775.8 7692.7065 6800.4165 7449.538 L 6819.3237 7262.768 L 6814.729 7462.5913 C 6810.537 7644.896 6802.567 7671.9697 6723.821 7771.395 C 6624.932 7896.2515 6451.774 7990.1865 6319.4165 7990.7773 C 6250.5327 7991.0845 6238.152 7997.473 6268.239 8017.189 C 6316.411 8048.7554 6434.4478 8026.822 6559.2803 7963.108 z M 6461.7534 7778.266 C 6562.6646 7747.976 6612.197 7702.9834 6612.197 7641.613 C 6612.197 7613.4316 6624.103 7597.733 6638.6553 7606.7266 C 6680.7734 7632.757 6669.8936 7670.4985 6600.1704 7740.221 C 6560.218 7780.1733 6506.766 7804.2886 6461.264 7802.89 L 6387.3013 7800.6147 L 6461.7534 7778.266 z M 6228.7383 7514.4243 C 6219.7114 7499.8193 6229.5234 7494.7744 6250.959 7503.0005 C 6306.12 7524.167 6331.9727 7466.6123 6290.3604 7415.28 C 6270.9175 7391.2954 6266.9155 7378.699 6281.468 7387.2856 C 6296.02 7395.8735 6349.598 7367.9863 6400.5303 7325.3125 C 6476.9893 7261.2534 6486.2153 7243.342 6453.447 7222.579 C 6431.619 7208.7485 6391.4653 7197.2495 6364.218 7197.027 C 6323.191 7196.692 6320.337 7189.801 6347.614 7156.9346 C 6387.9634 7108.316 6532.424 7105.005 6595.666 7151.2485 C 6659.195 7197.7017 6685.416 7394.837 6630.8516 7415.7754 C 6603.675 7426.203 6580.29 7406.094 6558.543 7353.593 C 6540.8657 7310.916 6521.099 7275.997 6514.6177 7275.997 C 6508.136 7275.997 6462.664 7306.635 6413.5684 7344.0825 C 6356.079 7387.9316 6329.825 7426.555 6339.8145 7452.5854 C 6363.07 7513.187 6262.5576 7569.1465 6228.7383 7514.4243 z M 6638.6553 7321.571 C 6638.6553 7214.6313 6566.7905 7143.6953 6458.5615 7143.804 L 6360.843 7143.9033 L 6447.3716 7196.66 C 6494.963 7225.677 6547.4756 7279.21 6564.067 7315.6235 C 6601.7007 7398.2217 6638.6553 7401.169 6638.6553 7321.571 z M 4108.726 7060.3984 C 4179.7495 7004.353 4250.5557 6958.497 4266.074 6958.497 C 4281.5923 6958.497 4244.56 6921.927 4183.7803 6877.229 C 4055.332 6782.7666 4017.421 6792.7686 4033.3171 6916.9243 C 4041.2947 6979.234 4032.922 7010.6704 4005.5515 7021.1733 C 3979.598 7031.1323 3965.247 7018.621 3963.0564 6984.1255 C 3957.1719 6891.4453 3953.51 6879.228 3929.604 6872.508 C 3908.2253 6866.498 3838.047 7083.316 3835.2397 7164.053 C 3833.2307 7221.8228 3969.7163 7170.093 4108.726 7060.3984 z M 5315.739 7059.561 C 5315.739 7042.3867 5289.753 6970.8364 5257.9927 6900.5615 C 5194.4766 6760.022 5161.8994 6753.9395 5017.9956 6855.7524 C 4977.9297 6884.1 4900.5386 6938.0537 4846.0166 6975.649 C 4768.39 7029.1753 4761.234 7039.8877 4813.0303 7025.0273 C 4849.4106 7014.59 4923.1235 6971.54 4976.837 6929.3623 C 5042.4253 6877.859 5080.5737 6862.506 5092.9995 6882.6113 C 5103.176 6899.0767 5090.542 6924.278 5064.925 6938.614 C 5027.032 6959.82 5025.1064 6968.961 5054.5957 6987.641 C 5104.3125 7019.136 5163.7773 7017.3447 5143.76 6984.9556 C 5106.9956 6925.4697 5185.56 6963.584 5225.568 7024.643 C 5271.4077 7094.6035 5315.739 7111.7705 5315.739 7059.561 z M 4274.699 7034.326 C 4239.6875 7013.975 4217.574 7014.2026 4196.647 7035.1304 C 4175.353 7056.425 4188.579 7064.113 4245.499 7063.5254 C 4313.9233 7062.821 4317.5254 7059.2188 4274.699 7034.326 z M 4442.614 7053.932 C 4442.614 7028.833 4363.414 7016.1836 4349.296 7039.028 C 4340.6943 7052.944 4358.173 7064.3306 4388.1357 7064.3306 C 4418.098 7064.3306 4442.614 7059.651 4442.614 7053.932 z M 4660.895 7046.8076 C 4642.705 7039.468 4612.9395 7039.468 4594.749 7046.8076 C 4576.559 7054.147 4591.442 7060.153 4627.8223 7060.153 C 4664.202 7060.153 4679.085 7054.147 4660.895 7046.8076 z M 5024.6973 7037.872 C 5056.113 7017.57 5050.598 7012.2236 4998.239 7012.2236 C 4961.8584 7012.2236 4914.2334 7023.7656 4892.4053 7037.872 C 4860.9897 7058.175 4866.5044 7063.52 4918.864 7063.52 C 4955.244 7063.52 5002.869 7051.9785 5024.6973 7037.872 z M 4872.5615 6910.037 C 4998.8667 6831.5073 4998.8667 6817.4004 4872.5615 6871.0503 C 4761.2505 6918.33 4391.422 6922.526 4307.2217 6877.463 C 4279.8228 6862.799 4257.4053 6856.7554 4257.4053 6864.0312 C 4257.4053 6891.8896 4380.964 6942.9927 4482.3013 6957.048 C 4676.0312 6983.9175 4772.408 6972.3076 4872.5615 6910.037 z M 4810.911 6832.8203 C 4825.744 6807.354 4838.2417 6794.8403 4838.684 6805.0117 C 4839.1265 6815.183 4881.1606 6806.0938 4932.093 6784.813 C 4991.5854 6759.9556 5024.6973 6756.2666 5024.6973 6774.495 C 5024.6973 6790.1016 5036.603 6795.511 5051.1553 6786.518 C 5077.1045 6770.4805 5089.592 6640.997 5065.1895 6640.997 C 5058.356 6640.997 5007.7544 6666.755 4952.7417 6698.2363 C 4740.9634 6819.4272 4690.575 6836.654 4556.9565 6833.5454 C 4413.755 6830.214 4178.0303 6743.9424 4178.0303 6694.864 C 4178.0303 6678.7275 4223.4526 6689.5527 4282.81 6719.8345 C 4402.8384 6781.069 4426.9946 6785.7744 4400.4 6742.7427 C 4388.404 6723.3325 4393.176 6719.3984 4413.4893 6731.9536 C 4431.0713 6742.82 4515.086 6757.27 4600.189 6764.0654 C 4735.313 6774.8545 4759.8545 6769.3745 4793.8613 6720.8228 C 4815.2793 6690.245 4843.237 6668.087 4855.9897 6671.5835 C 4868.742 6675.0796 4903.739 6669.5317 4933.76 6659.256 C 4994.3164 6638.5273 5064.5586 6421.8506 5054.99 6285.2954 C 5051.9893 6242.4565 5061.3213 6147.2065 5075.7285 6073.629 C 5090.1357 6000.0513 5105.2285 5893.5366 5109.2686 5836.929 C 5116.1235 5740.8604 5111.4995 5733.4614 5039.8213 5725.82 C 4994.02 5720.9365 4926.206 5679.72 4871.7837 5623.6904 C 4821.5977 5572.021 4758.8237 5529.7476 4732.2856 5529.7476 C 4705.747 5529.7476 4596.972 5577.205 4490.563 5635.2085 C 4384.155 5693.212 4271.6562 5740.837 4240.5654 5741.042 C 4168.25 5741.518 4149.5527 5853.5 4147.663 6297.4526 C 4146.9077 6474.8955 4136.397 6654.5723 4124.3057 6696.733 C 4106.143 6760.062 4111.757 6778.439 4156.5977 6802.437 C 4196.048 6823.55 4205.9624 6823.536 4192.8906 6802.3867 C 4170.705 6766.4893 4210.908 6763.833 4245.956 6798.881 C 4284.604 6837.5283 4464.035 6873.485 4633.122 6876.4644 C 4750.7173 6878.537 4789.8833 6868.922 4810.911 6832.8203 z M 4247.0073 6625.604 C 4225.013 6568.2896 4224.3857 6569.5103 4283.864 6553.9556 C 4312.9683 6546.3447 4336.7803 6521.1436 4336.7803 6497.9536 C 4336.7803 6474.763 4349.3896 6455.789 4364.8003 6455.789 C 4380.2114 6455.789 4386.5454 6445.636 4378.8774 6433.228 C 4371.208 6420.8203 4382.0327 6388.078 4402.9326 6360.468 C 4439.586 6312.0454 4440.961 6312.3755 4441.7725 6369.7993 C 4442.536 6423.8223 4455.467 6429.364 4581.52 6429.6914 C 4756.3037 6430.146 4831.6343 6450.0737 4851.188 6501.0293 C 4861.9985 6529.2026 4854.4087 6536.398 4825.558 6525.3267 C 4802.0776 6516.316 4778.1367 6526.3594 4769.5107 6548.839 C 4752.099 6594.2124 4469.0723 6606.2544 4469.0723 6561.6226 C 4469.0723 6535.2534 4549.196 6525.2446 4687.3535 6534.354 C 4729.1914 6537.1133 4760.114 6525.5796 4760.114 6507.216 C 4760.114 6485.46 4727.7754 6479.6177 4658.67 6488.886 C 4602.8755 6496.3696 4536.5356 6490.9136 4511.2466 6476.7617 C 4454.8247 6445.1865 4375.819 6507.8984 4351.8853 6603.2563 C 4333.703 6675.6987 4271.3296 6688.989 4247.0073 6625.604 z M 4849.6313 6383.029 C 4832.8755 6321.8857 4817.827 6318.3345 4568.9087 6316.7744 C 4494.507 6316.3086 4466.2646 6303.417 4453.833 6264.247 C 4444.7715 6235.697 4452.1987 6198.653 4470.3384 6181.9272 C 4495.9126 6158.3477 4499.7334 6161.726 4487.351 6196.9727 C 4478.5684 6221.9727 4483.571 6249.96 4498.4673 6259.166 C 4513.363 6268.372 4532.0166 6251.1787 4539.92 6220.9585 C 4551.6973 6175.92 4563.484 6170.933 4605.2837 6193.303 C 4633.331 6208.314 4679.642 6213.18 4708.1963 6204.1177 C 4745.254 6192.3564 4760.114 6199.956 4760.114 6230.672 C 4760.114 6254.339 4772.0522 6266.325 4786.6436 6257.307 C 4804.1387 6246.4946 4803.264 6222.394 4784.074 6186.5386 C 4762.4463 6146.127 4762.8145 6134.779 4785.506 6142.3433 C 4835.247 6158.9233 4916.3237 6364.384 4889.5317 6405.959 C 4871.146 6434.491 4862.349 6429.435 4849.6313 6383.029 z M 4848.0205 6075.987 C 4806.9478 6041.824 4757.2104 6019.463 4737.4937 6026.295 C 4712.678 6034.8936 4706.385 6023.501 4717.0454 5989.284 C 4725.5166 5962.0957 4720.9956 5921.9917 4706.998 5900.164 C 4686.464 5868.1406 4681.4707 5871.973 4681.1436 5920.008 C 4680.9214 5952.7495 4668.8325 5979.539 4654.2803 5979.539 C 4639.7285 5979.539 4627.8223 5961.679 4627.8223 5939.8516 C 4627.8223 5918.023 4615.9155 5900.164 4601.364 5900.164 C 4586.812 5900.164 4574.9053 5923.1123 4574.9053 5951.1597 C 4574.9053 6008.8057 4457.566 6112.04 4392.7437 6111.4253 C 4356.9004 6111.0854 4356.1284 6107.1484 4387.958 6087.0073 C 4416.665 6068.8413 4407.0 6060.2344 4348.2705 6051.6606 C 4293.063 6043.6025 4300.3057 6041.1016 4373.34 6043.0063 C 4443.35 6044.832 4485.165 6031.3486 4504.696 6000.6514 C 4543.6606 5939.4067 4507.9766 5910.397 4456.722 5961.651 C 4422.3936 5995.9785 4400.894 5997.735 4329.7847 5972.017 L 4244.1763 5941.0547 L 4331.377 5927.224 L 4418.5786 5913.393 L 4361.9355 5865.196 C 4279.9097 5795.4023 4317.5493 5780.89 4446.6343 5832.5396 C 4557.4185 5876.8667 4559.2056 5876.68 4605.0527 5816.0083 C 4656.91 5747.382 4645.1875 5724.9243 4548.4473 5707.57 C 4505.08 5699.7896 4520.1714 5694.463 4592.272 5692.1 C 4692.5923 5688.813 4700.9336 5693.5044 4687.323 5745.5513 C 4677.1006 5784.642 4682.0454 5796.6455 4703.0293 5783.6772 C 4722.5015 5771.643 4733.6553 5784.9297 4733.6553 5820.158 C 4733.6553 5867.2915 4741.5264 5871.355 4786.3525 5847.3643 C 4851.919 5812.2744 5003.7266 5847.6274 5018.297 5901.3794 C 5026.5215 5931.7207 5023.576 5932.5376 5004.358 5905.2446 C 4988.634 5882.912 4955.071 5876.891 4909.7393 5888.2686 C 4819.6504 5910.8794 4820.1143 5942.4814 4910.869 5965.2593 C 4967.1 5979.372 4974.119 5988.404 4943.9424 6007.815 C 4910.519 6029.314 4910.534 6035.6064 4944.0586 6057.1685 C 4965.192 6070.7603 4991.981 6076.0103 5003.59 6068.836 C 5015.1987 6061.661 5024.6973 6062.0273 5024.6973 6069.6504 C 5024.6973 6077.2734 5001.747 6095.7925 4973.6978 6110.804 C 4933.431 6132.3545 4906.9814 6125.027 4848.0205 6075.987 z M 4838.958 5992.129 C 4820.551 5969.949 4800.041 5957.2505 4793.3813 5963.91 C 4775.0327 5982.2583 4812.314 6032.4556 4844.29 6032.4556 C 4861.8345 6032.4556 4859.827 6017.274 4838.958 5992.129 z M 4661.259 5643.0527 C 4701.477 5636.971 4761.0083 5637.1343 4793.5503 5643.4136 C 4826.0923 5649.694 4793.1865 5654.6704 4720.4263 5654.4717 C 4647.666 5654.273 4621.0405 5649.1343 4661.259 5643.0527 z M 5342.1973 6784.9565 C 5342.1973 6762.27 5330.291 6751.066 5315.739 6760.0596 C 5281.504 6781.2183 5281.504 6826.2056 5315.739 6826.2056 C 5330.291 6826.2056 5342.1973 6807.643 5342.1973 6784.9565 z M 5798.562 6720.372 C 5814.3496 6720.372 5818.337 6711.443 5807.4224 6700.5283 C 5796.509 6689.6143 5774.225 6680.6846 5757.904 6680.6846 C 5741.5825 6680.6846 5719.9487 6650.919 5709.829 6614.539 C 5694.3022 6558.7188 5691.0186 6564.323 5688.793 6650.443 C 5686.6533 6733.2104 5694.0625 6749.457 5728.007 6736.4326 C 5751.025 6727.599 5782.775 6720.372 5798.562 6720.372 z M 3946.4482 6563.364 C 4058.004 6548.4287 4058.3108 6548.079 4075.7483 6416.1016 C 4085.3616 6343.3413 4099.2764 6185.5835 4106.6685 6065.529 C 4117.259 5893.5503 4112.553 5847.2476 4084.4856 5847.2476 C 4028.6936 5847.2476 4019.1084 5810.402 4047.835 5706.3623 C 4063.5608 5649.409 4109.0527 5583.966 4159.2915 5546.028 C 4256.186 5472.8555 4489.6885 5397.4556 4619.395 5397.4556 C 4722.4995 5397.4556 4727.1636 5382.4316 4649.6685 5299.9424 C 4489.644 5129.6045 4072.4272 5362.5815 3992.0608 5667.1543 C 3975.5242 5729.8247 3921.7566 5906.117 3872.5776 6058.914 C 3823.3984 6211.711 3769.815 6396.258 3753.503 6469.018 C 3696.8164 6721.864 3695.6438 6708.9023 3768.9744 6640.013 C 3806.7498 6604.5234 3882.107 6571.978 3946.4482 6563.364 z M 5983.307 6659.6475 C 6030.7266 6638.726 6048.447 6616.5083 6034.8584 6595.0117 C 6008.301 6552.9966 5844.9053 6608.9214 5844.9053 6660.0273 C 5844.9053 6701.641 5888.398 6701.5215 5983.307 6659.6475 z M 6419.603 6517.199 L 6718.0303 6419.8594 L 6714.5474 6325.3765 L 6711.0645 6230.893 L 6691.572 6323.4976 C 6673.573 6409.005 6671.8125 6405.2954 6668.5967 6275.093 L 6665.114 6134.0845 L 6581.3916 6152.4727 C 6535.344 6162.5864 6421.125 6205.204 6327.571 6247.179 C 6234.0166 6289.1543 6141.426 6323.4976 6121.813 6323.4976 C 6102.2 6323.4976 6078.773 6335.4385 6069.753 6350.033 C 6050.4507 6381.265 6081.63 6614.539 6105.107 6614.539 C 6113.9443 6614.539 6255.468 6570.736 6419.603 6517.199 z M 6347.614 6588.0806 C 6369.442 6573.9736 6375.395 6562.432 6360.843 6562.432 C 6346.2905 6562.432 6316.525 6573.9736 6294.697 6588.0806 C 6272.869 6602.1865 6266.9155 6613.7285 6281.468 6613.7285 C 6296.02 6613.7285 6325.7856 6602.1865 6347.614 6588.0806 z M 5327.939 6462.404 C 5318.778 6407.8335 5301.0483 6327.466 5288.54 6283.81 C 5276.0317 6240.154 5257.5537 6132.997 5247.4775 6045.685 C 5217.119 5782.6245 5193.163 5765.5728 5175.2197 5994.2515 C 5166.149 6109.8525 5151.011 6270.047 5141.58 6350.2407 L 5124.4336 6496.0474 L 5213.4717 6525.114 C 5262.4424 6541.101 5311.979 6555.8555 5323.552 6557.902 C 5335.126 6559.9478 5337.0996 6516.974 5327.939 6462.404 z M 6458.4077 6543.5483 C 6439.308 6535.9053 6416.4883 6536.845 6407.696 6545.6367 C 6398.9043 6554.4287 6414.5312 6560.6826 6442.4224 6559.5337 C 6473.245 6558.264 6479.5146 6551.994 6458.4077 6543.5483 z M 5982.1577 6464.1733 C 5963.058 6456.5303 5940.2383 6457.47 5931.446 6466.2617 C 5922.6543 6475.0537 5938.2812 6481.3076 5966.1724 6480.1587 C 5996.995 6478.889 6003.2646 6472.619 5982.1577 6464.1733 z M 6000.1733 6335.799 C 6027.9707 6308.001 5917.8696 6326.3887 5812.3677 6367.163 C 5632.1157 6436.8286 5636.9165 6457.3306 5820.1294 6400.308 C 5912.3877 6371.5938 5993.407 6342.565 6000.1733 6335.799 z M 7174.293 6332.528 C 7388.8574 6264.3438 7559.1855 6203.3325 7552.8003 6196.9473 C 7541.503 6185.6494 6889.9287 6382.263 6784.1763 6428.881 C 6653.2593 6486.5913 6815.84 6446.4365 7174.293 6332.528 z M 5977.197 6402.8726 C 5999.025 6388.7656 6004.9785 6377.2236 5990.4263 6377.2236 C 5975.874 6377.2236 5946.1084 6388.7656 5924.2803 6402.8726 C 5902.452 6416.9785 5896.499 6428.52 5911.0513 6428.52 C 5925.6035 6428.52 5955.369 6416.9785 5977.197 6402.8726 z M 7274.946 6242.29 C 7410.478 6197.6255 7541.514 6166.351 7566.1367 6172.7905 C 7599.761 6181.5825 7607.5337 6171.6035 7597.36 6132.698 C 7588.168 6097.549 7577.5522 6091.0303 7564.3335 6112.4185 C 7538.347 6154.4653 7507.5435 6104.3135 7483.2705 5980.4375 L 7464.9487 5886.935 L 7461.9062 5986.154 C 7460.2324 6040.724 7446.06 6085.3726 7430.411 6085.3726 C 7414.762 6085.3726 7404.1177 6052.63 7406.7563 6012.612 C 7413.838 5905.22 7408.532 5873.7056 7383.3726 5873.7056 C 7370.9565 5873.7056 7366.3228 5931.203 7373.0757 6001.477 L 7385.3525 6129.2495 L 7250.4688 6187.275 C 7172.158 6220.9634 7090.077 6238.899 7054.769 6230.037 C 7006.1 6217.8223 6993.953 6225.632 6993.953 6269.1353 C 6993.953 6299.034 7001.731 6323.4976 7011.238 6323.4976 C 7020.7446 6323.4976 7139.4126 6286.954 7274.946 6242.29 z M 6308.776 6205.7847 C 6400.8906 6167.2964 6407.145 6152.0713 6407.145 5966.31 C 6407.145 5665.5796 6396.567 5476.8306 6379.713 5476.8306 C 6368.263 5476.8306 6363.6416 5634.5884 6369.442 5827.404 C 6375.2417 6020.2188 6370.398 6168.7256 6358.6777 6157.419 C 6346.957 6146.1133 6335.203 6009.191 6332.558 5853.148 C 6326.9155 5520.334 6326.479 5515.604 6303.49 5538.593 C 6293.774 5548.309 6286.172 5702.098 6286.5957 5880.3467 L 6287.367 6204.435 L 6268.2603 5873.7056 C 6257.752 5691.8047 6247.4946 5539.297 6245.4673 5534.8003 C 6243.4395 5530.3037 6229.107 5534.457 6213.6167 5544.0303 C 6195.34 5555.326 6188.3735 5681.181 6193.773 5902.5483 C 6198.349 6090.1597 6205.4517 6243.7637 6209.557 6243.8916 C 6213.6626 6244.018 6258.311 6226.8706 6308.776 6205.7847 z M 7816.0513 6138.2446 C 7830.603 6137.823 7825.271 6126.5723 7804.2017 6113.2437 C 7774.161 6094.2383 7781.2993 6085.1416 7837.275 6071.093 C 7876.5337 6061.2393 7909.0513 6039.5854 7909.535 6022.972 C 7911.7783 5946.0093 8111.137 5794.3306 8210.051 5794.3306 C 8278.029 5794.3306 8286.878 5739.9033 8228.927 5678.2188 C 8158.73 5603.497 8156.1343 5487.8457 8223.842 5451.6104 C 8270.649 5426.56 8271.886 5414.8286 8240.323 5295.1826 C 8210.58 5182.4316 8124.3257 5053.4976 8078.64 5053.4976 C 8070.2676 5053.4976 8065.576 5086.2393 8068.215 5126.258 C 8070.8535 5166.2754 8071.7505 5313.81 8070.2085 5454.112 L 8067.4053 5709.205 L 7935.114 5842.1943 C 7862.353 5915.3384 7802.822 5996.4043 7802.822 6022.34 C 7802.822 6059.018 7795.7666 6062.442 7771.072 6037.747 C 7718.878 5985.5537 7696.634 6001.6187 7723.447 6072.143 C 7743.228 6124.172 7740.265 6138.289 7709.563 6138.289 C 7687.3423 6138.289 7669.631 6112.648 7668.4414 6078.758 C 7667.2925 6046.015 7660.2163 6034.502 7652.7163 6053.1724 C 7626.7114 6117.909 7667.7603 6171.6655 7730.383 6154.8813 C 7762.948 6146.153 7801.499 6138.666 7816.0513 6138.2446 z M 6503.7466 5933.237 C 6500.042 5642.877 6472.172 5443.145 6433.585 5430.4116 C 6414.5083 5424.1167 6406.2705 5434.545 6414.134 5455.035 C 6421.6353 5474.5845 6432.1895 5603.5713 6437.588 5741.6733 C 6442.9863 5879.7754 6448.763 6025.5103 6450.425 6065.529 C 6452.087 6105.5464 6465.353 6138.289 6479.9053 6138.289 C 6495.4937 6138.289 6505.2886 6054.0435 6503.7466 5933.237 z M 6576.4746 5774.135 C 6555.1484 5458.9805 6546.045 5398.6626 6523.95 5426.118 C 6519.071 5432.182 6520.4507 5593.998 6527.016 5785.709 C 6535.4395 6031.6475 6547.835 6130.867 6569.116 6122.7007 C 6591.1743 6114.236 6593.1514 6020.5806 6576.4746 5774.135 z M 6876.7803 6085.004 C 6904.702 6066.7 6889.015 6064.025 6823.864 6075.98 C 6709.7544 6096.9194 6688.2305 6111.963 6773.152 6111.4253 C 6808.3193 6111.2026 6854.952 6099.313 6876.7803 6085.004 z M 6902.169 6015.3315 C 7041.002 5976.809 7172.0273 5929.1846 7193.3354 5909.498 C 7252.274 5855.0474 7191.1377 5862.3613 6942.9263 5939.4585 C 6705.7593 6013.124 6645.8604 6021.548 6745.8066 5967.18 C 6855.4604 5907.5327 7282.9985 5795.708 7312.564 5818.9424 C 7327.5444 5830.715 7381.473 5847.9175 7432.4053 5857.1694 C 7483.338 5866.422 7557.55 5890.976 7597.322 5911.735 C 7639.304 5933.647 7676.026 5939.1353 7684.873 5924.821 C 7693.2544 5911.2593 7687.503 5900.164 7672.092 5900.164 C 7612.4136 5900.164 7644.9136 5734.7373 7724.2783 5634.5312 C 7788.1816 5553.846 7807.4326 5499.292 7818.986 5366.1396 C 7826.962 5274.2227 7822.826 5151.3926 7809.7964 5093.185 C 7783.9805 4977.8594 7758.9424 4971.478 7604.3843 5040.835 C 7316.473 5170.0327 6842.6665 5345.177 6731.2593 5363.589 C 6617.761 5382.3467 6599.2363 5393.8223 6600.8574 5444.3706 C 6601.897 5476.776 6604.8735 5634.2573 6607.472 5794.3306 C 6610.071 5954.4033 6620.6455 6085.3726 6630.9707 6085.3726 C 6641.2964 6085.3726 6763.3354 6053.8535 6902.169 6015.3315 z M 7326.572 6058.914 C 7326.572 6044.3613 7313.963 6032.4556 7298.5522 6032.4556 C 7283.141 6032.4556 7277.8906 6044.3613 7286.8843 6058.914 C 7307.838 6092.817 7326.572 6092.817 7326.572 6058.914 z M 7317.8594 5935.548 C 7310.0356 5927.7246 7289.665 5929.957 7272.591 5940.509 C 7249.5737 5954.7344 7250.8286 5965.4614 7277.445 5981.9985 C 7312.726 6003.918 7346.9233 5964.613 7317.8594 5935.548 z M 4116.1787 5734.7993 C 4108.838 5716.6094 4102.833 5731.492 4102.833 5767.8726 C 4102.833 5804.2524 4108.838 5819.1353 4116.1787 5800.9453 C 4123.518 5782.7554 4123.518 5752.9897 4116.1787 5734.7993 z M 8019.086 5392.1323 C 8023.8335 5250.9595 8020.0854 5143.8037 8010.757 5154.0073 C 8001.4287 5164.211 7988.747 5275.47 7982.575 5401.249 C 7974.7573 5560.5806 7956.8833 5652.8623 7923.6416 5705.52 L 7875.929 5781.1016 L 7943.1914 5714.9556 C 8004.537 5654.6274 8011.213 5626.233 8019.086 5392.1323 z M 4416.1553 5603.5864 C 4510.744 5556.909 4623.8535 5503.199 4667.51 5484.232 C 4741.108 5452.2554 4734.8613 5450.7 4581.6816 5462.865 C 4350.0645 5481.26 4098.154 5597.012 4140.529 5665.5747 C 4166.003 5706.7935 4241.361 5689.845 4416.1553 5603.5864 z M 5071.223 5633.3804 C 5043.2705 5587.109 4872.1743 5476.8306 4828.3384 5476.8306 C 4821.046 5476.8306 4865.22 5524.158 4926.503 5582.003 C 5050.945 5699.4614 5127.5806 5726.6694 5071.223 5633.3804 z M 7906.4355 5564.9634 C 7929.0747 5500.648 7935.3813 5438.586 7922.371 5408.1455 C 7905.034 5367.585 7896.754 5379.441 7879.8784 5468.985 C 7868.3506 5530.1533 7845.1406 5605.9453 7828.301 5637.41 C 7803.717 5683.3467 7804.707 5692.332 7833.3257 5683.0117 C 7852.9287 5676.627 7885.828 5623.5054 7906.4355 5564.9634 z M 5038.883 5436.045 C 5000.2905 5385.448 4921.4497 5319.938 4863.681 5290.4663 L 4758.648 5236.8823 L 4776.4688 5307.8857 C 4789.0366 5357.9595 4785.353 5373.366 4763.9727 5360.153 C 4746.521 5349.3677 4733.6553 5357.6714 4733.6553 5379.72 C 4733.6553 5402.3086 4770.438 5424.925 4823.3027 5434.843 C 4872.609 5444.093 4952.976 5478.9517 5001.8965 5512.3076 C 5113.923 5588.6914 5130.0107 5555.52 5038.883 5436.045 z M 6263.1455 5375.555 C 6269.4673 5289.775 6262.094 5265.164 6230.0723 5265.164 C 6198.7607 5265.164 6188.864 5294.287 6188.864 5386.4307 C 6188.864 5542.589 6251.5107 5533.4165 6263.1455 5375.555 z M 6369.0547 5335.8794 C 6375.301 5261.9624 6367.3857 5238.7056 6335.9814 5238.7056 C 6305.315 5238.7056 6294.697 5266.4907 6294.697 5346.743 C 6294.697 5484.598 6357.2593 5475.457 6369.0547 5335.8794 z M 9183.616 5405.8403 C 9164.517 5398.197 9141.696 5399.1367 9132.904 5407.928 C 9124.112 5416.7207 9139.739 5422.974 9167.631 5421.825 C 9198.453 5420.5557 9204.723 5414.286 9183.616 5405.8403 z M 5505.908 5379.382 C 5486.808 5371.739 5463.9883 5372.6787 5455.1963 5381.4697 C 5446.4043 5390.262 5462.0312 5396.5156 5489.9224 5395.3667 C 5520.745 5394.0977 5527.0146 5387.8276 5505.908 5379.382 z M 6479.9053 5304.8516 C 6479.9053 5240.1753 6467.936 5212.2476 6440.218 5212.2476 C 6412.4995 5212.2476 6400.5303 5240.1753 6400.5303 5304.8516 C 6400.5303 5369.527 6412.4995 5397.4556 6440.218 5397.4556 C 6467.936 5397.4556 6479.9053 5369.527 6479.9053 5304.8516 z M 6565.4785 5285.008 C 6578.617 5159.3413 6575.103 5146.4287 6534.582 5171.4717 C 6500.5396 5192.511 6496.423 5397.4556 6530.043 5397.4556 C 6543.067 5397.4556 6559.0127 5346.854 6565.4785 5285.008 z M 6629.7437 5306.561 C 6621.7275 5285.6733 6628.7812 5264.046 6645.4185 5258.4995 C 6662.744 5252.7246 6656.4575 5241.046 6630.7026 5231.1626 C 6598.641 5218.859 6585.739 5227.589 6585.739 5261.5845 C 6585.739 5306.759 6607.1113 5344.539 6632.667 5344.539 C 6639.074 5344.539 6637.759 5327.4487 6629.7437 5306.561 z M 5728.599 5219.4126 C 5701.7036 5192.5176 5679.512 5233.0093 5701.579 5268.7153 C 5718.249 5295.687 5724.481 5295.708 5733.443 5268.822 C 5739.571 5250.4385 5737.391 5228.205 5728.599 5219.4126 z M 7917.09 5192.404 C 7924.464 5145.1094 7919.6294 5106.414 7906.347 5106.414 C 7893.0645 5106.414 7882.197 5150.0703 7882.197 5203.4277 C 7882.197 5318.0776 7898.2866 5312.993 7917.09 5192.404 z M 8505.437 5143.7827 C 8554.626 5123.23 8619.294 5106.414 8649.143 5106.414 C 8714.806 5106.414 8706.34 5055.474 8594.181 4775.685 C 8538.733 4637.369 8519.589 4608.8984 8518.566 4663.237 C 8517.813 4703.255 8506.753 4735.9976 8493.988 4735.9976 C 8481.225 4735.9976 8476.719 4788.6807 8483.977 4853.072 C 8494.366 4945.253 8484.854 4987.4478 8439.237 5051.5093 C 8407.373 5096.259 8364.956 5132.8726 8344.978 5132.8726 C 8295.34 5132.8726 8278.876 5166.097 8296.023 5231.667 C 8310.411 5286.6855 8310.465 5286.6875 8363.212 5233.94 C 8392.246 5204.9062 8456.248 5164.3354 8505.437 5143.7827 z M 6197.1997 5140.245 C 6296.373 5091.987 6389.4062 5059.851 6403.9395 5068.833 C 6420.9375 5079.339 6423.79 5048.84 6411.937 4983.341 C 6401.8022 4927.3384 6391.7476 4879.168 6389.593 4876.295 C 6387.438 4873.423 6291.168 4917.439 6175.66 4974.1094 C 5975.1387 5072.4893 5930.2993 5116.3223 5926.14 5218.0317 C 5923.978 5270.898 5935.4956 5267.593 6197.1997 5140.245 z M 5302.3223 5159.6333 C 5311.592 5144.6353 5300.971 5140.1997 5277.4253 5149.2354 C 5231.5884 5166.8247 5223.202 5185.789 5261.2603 5185.789 C 5274.954 5185.789 5293.4316 5174.019 5302.3223 5159.6333 z M 6877.441 5092.852 C 7085.185 4988.2334 7118.198 4988.9077 6949.5405 5094.3228 C 6833.1367 5167.079 6847.5137 5164.835 7081.978 5073.6577 C 7194.102 5030.0547 7215.2017 5012.56 7190.9316 4983.316 C 7167.0967 4954.5977 7171.197 4948.49 7210.6294 4953.971 C 7238.0176 4957.7783 7260.7783 4948.987 7261.208 4934.435 C 7262.1406 4902.872 7195.046 4914.726 7146.413 4954.7173 C 7127.362 4970.3823 7082.005 4986.3735 7045.6196 4990.253 C 7009.2344 4994.1323 6913.564 5034.498 6833.018 5079.9556 C 6697.5 5156.4375 6684.097 5159.2227 6653.423 5117.272 C 6630.198 5085.5107 6614.637 5081.0605 6601.445 5102.406 C 6577.0215 5141.924 6604.725 5185.789 6654.1064 5185.789 C 6675.439 5185.789 6775.9395 5143.9673 6877.441 5092.852 z M 8032.727 4980.737 C 8026.0723 4955.271 8020.627 4976.1064 8020.627 5027.039 C 8020.627 5077.971 8026.0723 5098.807 8032.727 5073.3413 C 8039.382 5047.875 8039.382 5006.203 8032.727 4980.737 z M 6755.402 5063.9536 C 6809.252 5043.2896 6783.014 5000.5806 6716.4688 5000.5806 C 6688.2236 5000.5806 6665.114 5018.44 6665.114 5040.268 C 6665.114 5082.9434 6689.348 5089.3013 6755.402 5063.9536 z M 8305.53 5038.7065 C 8305.53 5032.289 8293.624 5027.039 8279.072 5027.039 C 8264.52 5027.039 8252.613 5039.648 8252.613 5055.059 C 8252.613 5070.4697 8264.52 5075.7197 8279.072 5066.7266 C 8293.624 5057.7324 8305.53 5045.1235 8305.53 5038.7065 z M 6612.197 4989.9395 C 6612.197 4942.439 6591.147 4919.0444 6528.874 4897.3354 C 6483.046 4881.36 6443.765 4868.289 6441.5825 4868.289 C 6439.4 4868.289 6442.479 4909.9604 6448.4253 4960.893 C 6457.996 5042.8755 6468.009 5053.4976 6535.717 5053.4976 C 6598.826 5053.4976 6612.197 5042.386 6612.197 4989.9395 z M 8298.38 4955.885 C 8303.543 4940.397 8289.404 4920.6787 8266.961 4912.0664 C 8238.362 4901.0923 8226.155 4912.6494 8226.155 4950.699 C 8226.155 5005.1333 8280.66 5009.047 8298.38 4955.885 z M 7212.153 4851.531 C 7246.8325 4842.826 7292.6387 4851.106 7315.703 4870.248 C 7349.8257 4898.5664 7361.2524 4897.9263 7381.0015 4866.588 C 7401.4937 4834.069 7416.7593 4835.2744 7487.0635 4874.962 C 7537.205 4903.2676 7584.1577 4912.944 7607.627 4899.81 C 7638.208 4882.6963 7632.3394 4870.952 7578.9233 4842.3643 C 7541.9946 4822.6006 7511.7803 4796.117 7511.7803 4783.512 C 7511.7803 4770.907 7487.354 4773.6665 7457.499 4789.644 C 7427.6436 4805.6216 7377.0425 4814.971 7345.0513 4810.419 C 7298.5044 4803.796 7318.598 4783.9175 7445.6343 4710.911 C 7568.189 4640.48 7592.3193 4617.2344 7551.468 4608.9604 C 7522.3633 4603.0654 7479.7256 4581.5864 7456.717 4561.2285 C 7433.7075 4540.871 7405.9263 4533.171 7394.9805 4544.116 C 7384.0347 4555.062 7379.048 4546.8657 7383.8984 4525.902 C 7388.749 4504.9375 7370.1445 4482.8945 7342.555 4476.917 C 7304.0605 4468.575 7296.4736 4476.6826 7309.9385 4511.771 C 7319.5894 4536.9194 7313.915 4573.8467 7297.3306 4593.83 C 7263.0107 4635.182 7294.234 4641.4395 7352.143 4604.8135 C 7407.228 4569.9746 7470.487 4623.238 7424.6494 4665.8643 C 7306.4175 4775.814 7022.0493 4820.839 6909.913 4747.3647 C 6866.284 4718.778 6826.676 4714.2837 6764.172 4730.828 L 6678.343 4753.5464 L 6803.7036 4772.8037 C 6872.6523 4783.396 6946.2163 4809.2124 6967.1787 4830.1753 C 6988.141 4851.138 7017.2466 4868.289 7031.8574 4868.289 C 7046.4683 4868.289 7066.937 4895.0776 7077.3438 4927.8203 L 7096.265 4987.3516 L 7123.1143 4927.2446 C 7137.8813 4894.186 7177.9487 4860.1147 7212.153 4851.531 z M 8435.557 4855.06 C 8434.103 4802.143 8434.103 4802.143 8411.363 4855.06 C 8398.857 4884.164 8387.97 4925.8354 8387.17 4947.664 C 8385.877 4982.9414 8388.565 4982.9414 8411.363 4947.664 C 8425.47 4925.8354 8436.357 4884.164 8435.557 4855.06 z M 8083.3906 4875.454 C 8074.5986 4866.663 8068.345 4882.29 8069.494 4910.1807 C 8070.7637 4941.0034 8077.033 4947.2734 8085.4795 4926.1665 C 8093.122 4907.0664 8092.1826 4884.2466 8083.3906 4875.454 z M 9654.905 4868.289 C 9654.905 4853.7363 9642.999 4841.8306 9628.447 4841.8306 C 9613.895 4841.8306 9601.988 4853.7363 9601.988 4868.289 C 9601.988 4882.841 9613.895 4894.7476 9628.447 4894.7476 C 9642.999 4894.7476 9654.905 4882.841 9654.905 4868.289 z M 7776.364 4566.1206 C 7776.364 4523.102 7891.0986 4492.326 8073.938 4486.3003 C 8143.0156 4484.023 8214.453 4466.91 8232.688 4448.2705 C 8259.549 4420.813 8248.263 4417.2905 8173.239 4429.714 C 8122.306 4438.1484 7995.5645 4448.004 7891.5903 4451.616 C 7787.6157 4455.229 7707.951 4467.1143 7714.558 4478.029 C 7721.1646 4488.943 7701.6357 4497.8726 7671.1606 4497.8726 C 7623.9507 4497.8726 7619.9424 4505.702 7644.072 4550.789 C 7676.4097 4611.2124 7776.364 4622.7964 7776.364 4566.1206 z M 8478.951 4468.8027 C 8457.469 4419.3066 8439.427 4393.1323 8438.857 4410.6377 C 8437.584 4449.778 8495.769 4581.0366 8508.672 4568.134 C 8513.808 4562.9976 8500.434 4518.2993 8478.951 4468.8027 z M 8709.29 4346.6787 C 8764.008 4323.417 8804.723 4300.3286 8799.766 4295.372 C 8785.829 4281.4355 8533.77 4369.3384 8503.968 4398.5293 C 8470.998 4430.823 8570.417 4405.7163 8709.29 4346.6787 z M 8376.721 4329.0684 C 8625.32 4283.3687 8949.115 4160.9326 9133.475 4042.9172 C 9282.688 3947.4014 9402.662 3784.1272 9447.89 3615.0242 C 9477.788 3503.2393 9475.89 3489.2292 9423.254 3433.2007 C 9299.609 3301.5864 9427.807 3154.4377 9558.856 3277.553 C 9642.478 3356.1108 9663.394 3347.4922 9615.218 3254.3308 C 9568.793 3164.5544 9564.629 3163.6145 9398.627 3205.4143 C 9299.094 3230.4766 9256.006 3228.4346 9155.4 3193.8872 C 8819.021 3078.3774 8425.813 3072.5444 7912.512 3175.4507 C 7558.6562 3246.391 7432.5254 3290.1167 7212.904 3417.9836 C 6985.934 3550.1284 6861.1484 3659.2505 6766.308 3808.521 C 6652.098 3988.2773 6673.2764 4099.0386 6843.294 4211.148 C 6962.8813 4290.0034 6972.5093 4266.489 6861.3447 4167.0635 L 6757.718 4074.3792 L 6896.415 4165.134 C 6989.976 4226.353 7084.689 4262.973 7187.4565 4277.6616 C 7403.0693 4308.4775 8074.7554 4297.853 8279.072 4260.395 C 8536.318 4213.2324 8937.571 4054.9014 9072.822 3947.1875 C 9360.538 3718.0493 9428.213 3571.4885 9308.931 3435.8555 C 9278.719 3401.5012 9261.044 3387.438 9269.654 3404.6035 C 9283.927 3433.0579 9083.621 3603.371 8914.072 3706.9436 C 8793.919 3780.341 8560.928 3861.2139 8265.843 3931.9485 C 8017.199 3991.5508 7911.204 4002.2002 7538.239 4005.0537 C 7065.4023 4008.6711 6913.9824 3975.8186 6884.539 3863.226 C 6876.8774 3833.9272 6862.002 3809.9558 6851.483 3809.9558 C 6816.127 3809.9558 6769.144 3947.8018 6786.193 4001.5178 C 6797.409 4036.8574 6793.244 4048.6313 6773.7817 4036.603 C 6757.6704 4026.6465 6744.489 3987.5837 6744.489 3949.7979 C 6744.489 3839.2224 7106.6284 3505.0608 7346.637 3394.1697 C 7537.191 3306.1292 7593.234 3292.1257 8054.1763 3217.3733 C 8553.63 3136.3762 8797.933 3142.4038 9104.661 3243.2915 C 9358.558 3326.8013 9466.107 3566.277 9330.791 3746.804 C 9097.475 4058.072 8646.401 4254.814 8027.718 4315.1567 C 7737.9097 4343.423 7279.044 4335.4443 7114.9053 4299.2847 L 7048.7593 4284.713 L 7114.9053 4313.8994 C 7301.604 4396.281 7967.543 4404.2866 8376.721 4329.0684 z M 7041.556 4161.6226 C 6969.239 4147.7373 6780.5273 3961.1028 6824.1143 3946.5737 C 6840.8667 3940.9895 6886.5093 3967.0166 6925.5415 4004.4119 C 7029.514 4104.024 7227.9614 4137.953 7582.601 4116.7505 C 8061.479 4088.121 8291.509 4035.1584 8693.6455 3860.9412 C 8955.036 3747.6987 9150.203 3625.2466 9240.488 3517.838 C 9273.072 3479.0732 9297.86 3468.7864 9315.699 3486.6245 C 9387.708 3558.633 9199.587 3718.3213 8834.697 3894.9287 C 8518.37 4048.0315 8282.627 4120.409 7991.694 4153.7476 C 7767.774 4179.4067 7160.3965 4184.4404 7041.556 4161.6226 z M 6719.9883 4324.881 L 6798.6934 4284.1807 L 6714.012 4183.3154 L 6629.331 4082.4504 L 6528.4287 4124.797 C 6472.9326 4148.0874 6427.406 4174.839 6427.258 4184.2456 C 6426.9575 4203.3335 6606.265 4365.5806 6627.6606 4365.5806 C 6635.153 4365.5806 6676.7007 4347.2656 6719.9883 4324.881 z M 6534.6123 4236.6343 C 6492.452 4157.858 6498.436 4149.797 6592.353 4158.8525 C 6657.9404 4165.1753 6678.343 4179.698 6678.343 4220.06 C 6678.343 4293.9014 6571.8335 4306.1836 6534.6123 4236.6343 z M 9062.354 4209.7554 C 9180.376 4153.9214 9256.962 4092.717 9346.781 3982.4548 C 9414.385 3899.465 9469.652 3817.772 9469.598 3800.9155 C 9469.544 3784.0593 9447.046 3807.0886 9419.604 3852.0916 C 9353.365 3960.716 9175.483 4102.555 8980.218 4202.4478 C 8778.6 4305.59 8846.929 4311.6694 9062.354 4209.7554 z M 8106.267 3913.0205 L 8211.274 3883.6465 L 8139.3403 3845.9565 C 8099.776 3825.226 8067.4053 3798.462 8067.4053 3786.4802 C 8067.4053 3774.4978 8129.913 3746.498 8206.312 3724.2593 L 8345.218 3683.8232 L 8219.541 3680.7437 C 8095.6865 3677.7085 8037.623 3626.721 8153.395 3622.6587 C 8186.137 3621.5095 8197.969 3614.5398 8179.6885 3607.1694 C 8130.589 3587.375 8167.432 3545.4346 8234.331 3544.967 C 8281.46 3544.6377 8284.879 3539.7656 8252.613 3518.914 C 8230.785 3504.8074 8222.77 3493.0833 8234.8 3492.8604 C 8246.83 3492.6382 8221.299 3462.6902 8178.064 3426.31 C 8099.3794 3360.101 7988.0303 3336.8467 7988.0303 3386.6226 C 7988.0303 3401.1743 8005.8896 3413.0808 8027.718 3413.0808 C 8049.546 3413.0808 8067.4053 3424.9866 8067.4053 3439.539 C 8067.4053 3454.0908 8054.7964 3465.9976 8039.3853 3465.9976 C 8023.9746 3465.9976 8017.6475 3476.1616 8025.3247 3488.5842 C 8045.0107 3520.4363 7879.832 3696.652 7816.0513 3711.8408 C 7777.6064 3720.9956 7784.843 3725.9922 7842.5093 3730.1091 C 7915.5835 3735.3262 7912.433 3738.514 7802.822 3770.2683 C 7690.0205 3802.9473 7688.2363 3804.8972 7768.8965 3807.3582 C 7845.6797 3809.7007 7851.8843 3815.7969 7832.132 3869.487 C 7817.784 3908.4834 7779.2915 3935.4214 7720.536 3947.5806 C 7669.0864 3958.2292 7709.8125 3961.0803 7816.0513 3954.2695 C 7917.916 3947.738 8048.5127 3929.1765 8106.267 3913.0205 z M 6677.8105 3800.2688 C 6759.0034 3647.565 6761.009 3628.0532 6688.794 3693.407 C 6658.1626 3721.129 6625.42 3743.81 6616.0337 3743.81 C 6606.6475 3743.81 6597.684 3788.75 6596.1147 3843.677 C 6592.7563 3961.1997 6592.04 3961.58 6677.8105 3800.2688 z M 8416.324 3659.5903 C 8397.225 3651.947 8374.404 3652.887 8365.612 3661.6785 C 8356.82 3670.4707 8372.448 3676.7244 8400.339 3675.5752 C 8431.162 3674.306 8437.431 3668.0361 8416.324 3659.5903 z M 7081.4766 3405.411 C 7298.347 3261.8716 7526.059 3169.14 7839.1504 3096.8613 C 8120.7246 3031.859 8533.268 2983.2612 8627.606 3003.9812 C 8668.745 3013.0173 8702.405 3010.2195 8702.405 2997.7646 C 8702.405 2985.3098 8753.007 2977.9087 8814.854 2981.317 L 8927.301 2987.5142 L 8811.735 2959.9988 C 8697.812 2932.8743 8691.484 2901.2234 8795.01 2876.3225 C 8838.783 2865.7935 8836.498 2862.9941 8781.78 2860.1196 C 8728.937 2857.3435 8723.616 2851.4873 8755.322 2830.9976 C 8790.6 2808.1992 8790.6 2805.0115 8755.322 2802.3066 C 8733.494 2800.6335 8745.4 2789.7314 8781.78 2778.0808 L 8847.926 2756.8967 L 8775.166 2754.2595 C 8735.147 2752.8096 8702.405 2739.716 8702.405 2725.164 C 8702.405 2666.6826 7937.2266 2716.4988 7630.843 2794.9265 C 7351.5728 2866.4136 7024.7007 3030.0972 7041.5093 3090.0393 C 7044.4043 3100.3633 7031.918 3135.5986 7013.762 3168.3413 C 6991.2324 3208.972 6989.9434 3227.8726 7009.7026 3227.8726 C 7025.822 3227.8726 7029.8467 3242.5317 7018.7837 3260.9453 C 7007.2593 3280.128 7019.319 3277.4368 7047.497 3254.5383 C 7092.6997 3217.8052 7094.7573 3219.6462 7077.0728 3280.9966 C 7066.619 3317.2622 7002.3936 3399.1218 6934.35 3462.9058 C 6797.5474 3591.144 6805.6245 3587.9878 7081.4766 3405.411 z M 9535.843 3360.164 C 9556.538 3326.6787 9521.512 3326.6787 9469.697 3360.164 C 9435.494 3382.267 9436.193 3385.8684 9474.75 3386.217 C 9499.357 3386.44 9526.849 3374.7158 9535.843 3360.164 z M 6943.626 3100.6904 C 6935.48 3092.544 6914.131 3100.6733 6896.183 3118.756 C 6870.247 3144.8867 6873.286 3147.9258 6910.9946 3133.5671 C 6937.088 3123.6313 6951.7725 3108.8367 6943.626 3100.6904 z M 6981.4165 9659.767 C 6900.7217 9651.1045 6801.361 9622.164 6760.6147 9595.455 C 6695.008 9552.447 6688.5576 9536.092 6704.238 9452.505 C 6713.977 9400.593 6726.1445 9306.582 6731.278 9243.594 C 6736.41 9180.604 6747.704 9106.712 6756.376 9079.392 C 6765.5586 9050.459 6755.3203 9015.757 6731.857 8996.284 C 6655.603 8932.999 6685.2236 8852.753 6823.864 8747.025 C 6964.494 8639.778 6979.833 8613.661 6916.468 8589.346 C 6894.6396 8580.969 6876.7803 8557.156 6876.7803 8536.429 C 6876.7803 8490.478 6955.8115 8455.104 6956.9966 8500.525 C 6957.4854 8519.233 6972.5923 8513.331 6992.9863 8486.466 C 7042.327 8421.467 7088.447 8428.874 7088.447 8501.796 C 7088.447 8557.949 7100.5547 8563.704 7224.6187 8566.53 C 7299.513 8568.236 7372.666 8581.509 7387.1797 8596.021 C 7404.7275 8613.569 7392.345 8617.705 7350.227 8608.367 C 7302.1997 8597.719 7296.114 8600.816 7325.057 8621.175 C 7354.18 8641.661 7338.4985 8650.468 7258.911 8658.32 L 7154.593 8668.615 L 7240.5825 8705.711 C 7351.134 8753.402 7351.134 8786.943 7240.5825 8768.29 L 7154.593 8753.78 L 7217.872 8809.3 C 7252.676 8839.836 7273.228 8872.744 7263.544 8882.427 C 7236.0205 8909.951 7161.501 8821.678 7154.4604 8753.21 C 7144.257 8653.979 7143.1665 8651.83 7102.9907 8651.83 C 7081.8857 8651.83 7052.4824 8630.993 7037.6494 8605.528 C 7012.9185 8563.068 7010.6143 8562.9375 7009.8765 8603.954 C 7009.434 8628.554 6949.5405 8698.879 6876.7803 8760.2295 C 6756.3613 8861.77 6717.71 8933.731 6760.5703 8976.593 C 6769.415 8985.4375 6798.9883 8978.725 6826.2886 8961.676 C 6866.2817 8936.7 6884.715 8939.468 6921.169 8975.921 C 6962.0615 9016.814 6970.756 9017.234 7011.574 8980.296 C 7041.638 8953.088 7062.568 8948.861 7074.1836 8967.656 C 7101.8213 9012.377 6966.962 9051.504 6888.287 9021.592 C 6850.9595 9007.4 6817.6743 8995.789 6814.32 8995.789 C 6810.9653 8995.789 6805.4146 9037.461 6801.9844 9088.393 C 6796.536 9169.288 6803.472 9180.997 6856.8354 9180.997 C 6934.639 9180.997 7041.9595 9255.022 7018.705 9292.649 C 7007.0503 9311.506 6990.0923 9306.395 6969.1104 9277.701 C 6925.4473 9217.988 6770.947 9187.46 6770.947 9238.544 C 6770.947 9259.28 6783.962 9289.261 6799.8687 9305.169 C 6820.7915 9326.092 6815.981 9353.639 6782.4736 9404.778 C 6737.8975 9472.81 6738.146 9477.455 6789.0923 9528.401 C 6849.268 9588.577 6890.735 9599.455 7070.808 9602.306 C 7157.0728 9603.672 7195.2817 9614.555 7188.217 9635.75 C 7174.63 9676.51 7156.753 9678.586 6981.4165 9659.767 z M 4799.8013 9236.239 C 4608.5186 9168.679 4495.5303 9149.934 4495.5303 9185.76 C 4495.5303 9202.812 4474.5303 9196.652 4446.655 9171.426 C 4411.5215 9139.63 4324.112 9122.136 4135.7695 9109.204 C 3881.2397 9091.728 3877.5134 9090.562 4005.2664 9068.368 C 4090.3403 9053.591 4158.5103 9055.429 4198.3345 9073.573 C 4232.193 9089.0 4290.0474 9101.622 4326.898 9101.622 C 4388.314 9101.622 4392.495 9094.45 4377.0293 9015.633 C 4358.7163 8922.299 4330.413 8849.993 4253.9253 8701.145 C 4196.746 8589.87 4192.515 8504.797 4239.916 8419.412 C 4270.2197 8364.826 4273.3306 8372.941 4272.052 8503.217 C 4270.923 8618.128 4282.8926 8660.519 4330.9136 8711.679 C 4367.9824 8751.169 4384.7207 8792.76 4374.3857 8819.696 C 4364.9814 8844.202 4370.479 8863.497 4386.866 8863.497 C 4402.9756 8863.497 4416.827 8908.1455 4417.6484 8962.716 L 4419.142 9061.935 L 4450.721 8969.33 C 4477.0454 8892.138 4496.642 8875.344 4568.4727 8868.421 C 4628.718 8862.615 4659.559 8872.925 4670.98 8902.6875 C 4685.109 8939.507 4692.5415 8937.795 4726.0107 8890.011 C 4754.6895 8849.066 4757.143 8825.652 4735.4893 8799.561 C 4713.25 8772.765 4728.5 8731.325 4799.3384 8626.061 C 4850.5254 8549.996 4893.16 8456.218 4894.0825 8417.66 L 4895.76 8347.56 L 4921.905 8413.084 C 4954.7197 8495.32 4932.0107 8589.336 4854.651 8691.518 C 4821.5996 8735.173 4786.401 8818.518 4776.431 8876.727 C 4766.461 8934.935 4750.7397 9018.277 4741.495 9061.935 L 4724.685 9141.31 L 4705.3496 9075.164 C 4688.1636 9016.374 4685.72 9015.277 4683.3765 9065.31 C 4679.91 9139.291 4721.143 9170.423 4873.3633 9208.752 C 5000.928 9240.872 5067.5063 9288.433 4979.9565 9284.897 C 4953.6313 9283.833 4872.5615 9261.937 4799.8013 9236.239 z M 4638.22 9086.2295 C 4647.053 9063.21 4654.2803 9014.795 4654.2803 8978.639 C 4654.2803 8922.714 4643.5576 8914.148 4582.4614 8921.271 C 4525.456 8927.917 4507.081 8947.197 4493.3804 9014.746 C 4483.8853 9061.552 4482.47 9106.2 4490.2344 9113.965 C 4521.034 9144.766 4623.0986 9125.636 4638.22 9086.2295 z M 5355.4263 9262.018 C 5326.322 9250.341 5254.8843 9226.369 5196.6763 9208.747 C 5026.5713 9157.25 4866.1533 9089.882 4866.0464 9069.899 C 4865.9917 9059.728 4904.819 9067.646 4952.3286 9087.498 C 4999.8384 9107.349 5148.7446 9149.423 5283.232 9180.997 C 5417.7188 9212.571 5521.0195 9249.301 5512.7886 9262.617 C 5494.921 9291.528 5428.346 9291.274 5355.4263 9262.018 z M 6090.2363 9180.997 C 6090.2363 9115.512 6095.3965 9088.724 6101.703 9121.466 C 6108.0093 9154.208 6108.0093 9207.786 6101.703 9240.528 C 6095.3965 9273.2705 6090.2363 9246.48 6090.2363 9180.997 z M 3648.574 8989.174 C 3619.7378 8941.879 3596.4624 8885.325 3596.8506 8863.497 C 3597.3481 8835.497 3606.5537 8839.392 3628.1108 8876.727 C 3644.9163 8905.83 3674.3193 8945.375 3693.4524 8964.605 C 3727.2974 8998.621 3741.9524 9075.164 3714.6204 9075.164 C 3707.1306 9075.164 3677.4094 9036.468 3648.574 8989.174 z M 3787.2136 9030.997 C 3754.165 9017.699 3675.2625 8886.444 3675.3843 8844.968 C 3675.4182 8833.331 3711.109 8865.481 3754.697 8916.414 C 3820.764 8993.612 3855.2966 9055.407 3827.4575 9046.616 C 3823.819 9045.468 3805.71 9038.439 3787.2136 9030.997 z M 5064.385 8914.809 C 4985.458 8864.442 4954.9185 8791.333 5018.0825 8803.966 C 5036.2725 8807.6045 5051.1553 8798.674 5051.1553 8784.122 C 5051.1553 8769.57 5062.767 8757.664 5076.959 8757.664 C 5093.687 8757.664 5093.633 8783.253 5076.8047 8830.424 C 5051.797 8900.521 5052.4253 8901.248 5093.995 8850.268 C 5136.238 8798.463 5136.825 8798.74 5121.9785 8863.497 L 5106.814 8929.643 L 5158.36 8867.181 C 5186.71 8832.825 5209.9053 8818.6455 5209.9053 8835.67 C 5209.9053 8852.692 5221.8115 8859.262 5236.364 8850.268 C 5273.7393 8827.169 5269.3687 8899.283 5231.0723 8937.58 C 5189.131 8979.522 5159.4346 8975.466 5064.385 8914.809 z M 5262.8223 8946.111 C 5262.8223 8933.341 5282.9106 8906.552 5307.4634 8886.58 C 5346.7607 8854.615 5349.9277 8856.07 5333.9214 8898.734 C 5323.921 8925.39 5315.739 8952.179 5315.739 8958.266 C 5315.739 8964.351 5303.8325 8969.33 5289.2803 8969.33 C 5274.728 8969.33 5262.8223 8958.882 5262.8223 8946.111 z M 3528.7136 8914.653 C 3519.1213 8899.133 3516.9475 8880.761 3523.8835 8873.824 C 3530.8186 8866.889 3543.5432 8879.588 3552.1611 8902.043 C 3570.0515 8948.666 3554.8022 8956.867 3528.7136 8914.653 z M 3793.7517 8887.961 C 3767.7883 8806.155 3794.4614 8799.795 3844.3274 8875.901 C 3881.1284 8932.065 3881.9949 8942.872 3849.6946 8942.872 C 3828.5112 8942.872 3803.3367 8918.163 3793.7517 8887.961 z M 3939.9055 8883.958 C 3939.9055 8835.726 3986.8115 8795.749 4012.8516 8821.789 C 4021.9314 8830.87 4009.2327 8858.427 3984.633 8883.026 C 3943.3855 8924.273 3939.9055 8924.345 3939.9055 8883.958 z M 3879.8228 8873.97 C 3869.2122 8863.36 3860.5305 8836.422 3860.5305 8814.107 C 3860.5305 8784.327 3868.358 8781.365 3889.965 8802.973 C 3906.1543 8819.162 3914.836 8846.1 3909.258 8862.835 C 3903.6794 8879.57 3890.434 8884.581 3879.8228 8873.97 z M 4437.7563 8579.07 C 4429.485 8507.18 4516.642 8249.981 4555.0615 8232.907 C 4565.976 8228.057 4575.66 8079.228 4576.5825 7902.178 C 4578.5933 7516.312 4623.3223 7558.9985 4629.9844 7953.139 C 4633.215 8144.289 4625.2026 8213.814 4597.9854 8230.79 C 4568.341 8249.279 4573.334 8275.534 4625.1914 8373.836 C 4678.1777 8474.28 4683.754 8505.105 4658.831 8559.805 C 4642.4 8595.866 4616.0923 8625.372 4600.3696 8625.372 C 4584.6465 8625.372 4579.2065 8613.359 4588.281 8598.677 C 4597.355 8583.994 4596.549 8546.051 4586.4897 8514.355 C 4568.8247 8458.699 4566.9575 8458.429 4531.865 8506.421 C 4511.8813 8533.75 4495.5303 8577.647 4495.5303 8603.97 C 4495.5303 8680.236 4446.99 8659.315 4437.7563 8579.07 z M 5931.8477 8532.768 C 5932.0464 8460.008 5937.185 8433.383 5943.266 8473.601 C 5949.3477 8513.819 5949.185 8573.351 5942.9053 8605.892 C 5936.625 8638.435 5931.649 8605.528 5931.8477 8532.768 z M 5130.5303 8420.101 C 5130.5303 8407.104 5162.216 8367.607 5200.943 8332.328 C 5239.6694 8297.049 5262.045 8284.256 5250.6665 8303.898 C 5233.931 8332.785 5240.699 8333.872 5286.0874 8309.581 C 5316.9478 8293.065 5342.1973 8287.769 5342.1973 8297.813 C 5342.1973 8307.856 5366.522 8294.061 5396.2524 8267.154 C 5448.963 8219.452 5449.8965 8219.514 5433.78 8269.669 C 5417.625 8319.942 5418.175 8319.973 5458.145 8271.046 C 5480.637 8243.518 5505.421 8207.799 5513.222 8191.6714 C 5523.054 8171.346 5532.157 8172.548 5542.894 8195.589 C 5551.4136 8213.869 5569.273 8222.098 5582.5815 8213.871 C 5622.2754 8189.3394 5610.0283 8265.002 5563.5684 8331.333 C 5528.311 8381.671 5503.959 8390.365 5431.277 8378.572 C 5382.283 8370.62 5342.1973 8372.722 5342.1973 8383.24 C 5342.1973 8393.76 5321.361 8402.748 5295.895 8403.217 C 5270.429 8403.686 5222.8037 8412.992 5190.0615 8423.898 C 5157.3193 8434.806 5130.5303 8433.097 5130.5303 8420.101 z M 7124.5713 8419.471 C 7150.55 8377.437 7263.791 8358.701 7331.0015 8385.319 C 7388.9355 8408.264 7387.8535 8409.551 7313.343 8406.34 C 7269.6865 8404.459 7205.688 8412.575 7171.123 8424.377 C 7130.9688 8438.086 7114.1606 8436.315 7124.5713 8419.471 z M 5038.114 8387.549 C 5028.844 8372.552 5039.4644 8368.115 5063.0103 8377.151 C 5108.847 8394.74 5117.234 8413.705 5079.1753 8413.705 C 5065.482 8413.705 5047.004 8401.935 5038.114 8387.549 z M 4760.114 8362.709 C 4760.114 8315.758 4891.2393 8235.446 4994.9863 8218.856 C 5183.25 8188.7515 5334.63 8106.5054 5409.2144 7993.801 C 5491.2695 7869.808 5520.2124 7705.391 5474.8916 7620.708 C 5448.92 7572.179 5449.55 7563.1357 5478.236 7572.6973 C 5497.675 7579.1763 5530.3677 7628.5874 5550.886 7682.4985 C 5582.679 7766.0317 5582.8276 7797.0054 5551.8916 7892.061 C 5478.8745 8116.414 5272.172 8266.784 5004.6895 8290.136 C 4942.753 8295.544 4870.378 8319.606 4843.856 8343.606 C 4789.803 8392.524 4760.114 8399.296 4760.114 8362.709 z M 6301.863 8344.803 C 6310.655 8336.012 6333.475 8335.072 6352.5747 8342.715 C 6373.681 8351.161 6367.4116 8357.43 6336.5894 8358.699 C 6308.698 8359.849 6293.071 8353.595 6301.863 8344.803 z M 7546.7935 8301.258 C 7517.321 8268.516 7485.0923 8217.913 7475.1743 8188.8096 C 7460.9785 8147.152 7469.991 8150.8438 7517.5337 8206.162 C 7607.9224 8311.33 7684.516 8342.838 7756.52 8304.472 C 7810.5005 8275.708 7812.6655 8276.855 7779.739 8316.769 C 7727.9995 8379.487 7610.1475 8371.641 7546.7935 8301.258 z M 6402.9253 8323.117 C 6415.5405 8310.501 6869.3784 8228.712 6927.492 8228.581 C 7022.7754 8228.366 6915.7793 8259.802 6701.9272 8294.85 C 6456.2334 8335.118 6384.105 8341.937 6402.9253 8323.117 z M 3882.984 8270.907 C 3713.9414 8225.71 3632.4082 8166.621 3569.8289 8043.956 C 3484.2993 7876.303 3512.9468 7615.841 3627.351 7520.971 C 3659.192 7494.566 3657.01 7517.5796 3616.214 7638.4204 C 3559.8293 7805.4385 3567.7593 7904.221 3648.13 8035.98 C 3719.365 8152.762 3858.65 8206.158 4091.352 8205.891 C 4245.2847 8205.713 4294.2065 8216.006 4342.706 8258.781 L 4402.9263 8311.892 L 4336.7803 8294.457 C 4267.564 8276.214 4113.6304 8275.67 4045.7388 8293.431 C 4023.9104 8299.141 3950.6711 8289.006 3882.984 8270.907 z M 7016.238 8212.512 C 7025.0293 8203.72 7047.85 8202.78 7066.9497 8210.424 C 7088.056 8218.869 7081.7866 8225.139 7050.9644 8226.407 C 7023.073 8227.558 7007.446 8221.303 7016.238 8212.512 z M 4373.141 8181.207 C 4342.207 8176.5625 4289.5303 8143.63 4256.081 8108.025 C 4222.632 8072.42 4179.007 8043.289 4159.1353 8043.289 C 4090.9702 8043.289 3904.6047 7931.847 3816.4407 7838.366 C 3717.9043 7733.8877 3694.892 7659.1895 3787.77 7745.3 C 3825.9685 7780.7163 3901.6511 7807.142 3998.9724 7819.049 C 4147.7935 7837.255 4385.673 7956.3047 4393.0044 8016.2476 C 4394.8237 8031.1206 4397.8 8057.1787 4399.619 8074.1577 C 4401.438 8091.135 4417.809 8109.9854 4435.999 8116.0493 C 4460.8394 8124.3286 4469.0723 8067.249 4469.0723 7886.743 C 4469.0723 7744.163 4479.8335 7646.414 4495.5303 7646.414 C 4511.48 7646.414 4521.989 7756.1084 4521.989 7922.5825 C 4521.989 8221.49 4531.4907 8204.981 4373.141 8181.207 z M 4707.1973 8139.806 C 4707.1973 8041.4946 4835.081 7924.7725 5076.808 7802.4526 C 5214.6094 7732.7217 5332.308 7680.622 5338.3604 7686.675 C 5380.2896 7728.6035 5140.66 7951.2207 4909.0435 8085.513 C 4738.002 8184.6836 4707.1973 8192.97 4707.1973 8139.806 z M 5803.638 7940.33 C 5812.731 7842.297 5737.102 7506.1235 5696.272 7463.0854 C 5690.3496 7456.8423 5650.5825 7477.5547 5607.8994 7509.1113 C 5565.217 7540.668 5511.8535 7559.41 5489.3145 7550.7607 C 5436.703 7530.5713 5457.892 7497.605 5556.1313 7446.804 C 5663.107 7391.4844 5707.241 7422.8647 5782.4497 7607.7227 C 5846.9756 7766.3257 5856.666 7876.0396 5816.246 7990.372 C 5797.96 8042.0938 5795.2114 8031.182 5803.638 7940.33 z M 7789.593 7654.9844 C 7566.748 7605.5005 7438.3955 7505.6426 7353.4775 7315.6846 C 7296.423 7188.055 7262.2583 7011.414 7294.628 7011.414 C 7307.481 7011.414 7319.4893 7051.0767 7321.311 7099.5527 C 7331.382 7367.429 7590.7554 7637.262 7818.005 7616.277 C 7954.673 7603.6567 8148.533 7622.1714 8133.5513 7646.414 C 8117.474 7672.427 7893.3013 7678.012 7789.593 7654.9844 z M 8211.575 7622.1406 C 8227.162 7596.921 8085.377 7583.114 7822.6655 7584.2666 C 7797.1997 7584.378 7776.364 7573.8926 7776.364 7560.964 C 7776.364 7548.035 7764.9395 7544.5176 7750.9766 7553.1475 C 7716.0063 7574.76 7508.1045 7382.725 7529.317 7348.404 C 7539.041 7332.6685 7533.727 7328.5796 7516.995 7338.92 C 7480.61 7361.407 7396.346 7207.103 7422.183 7165.2983 C 7434.1616 7145.917 7428.5464 7142.968 7406.0913 7156.845 C 7378.6055 7173.833 7374.3887 7143.4424 7385.3267 7007.178 C 7400.8545 6813.7363 7481.2188 6609.7275 7584.295 6502.0913 C 7622.617 6462.0728 7642.815 6429.5957 7629.178 6429.9194 C 7586.205 6430.9385 7495.128 6518.038 7422.7896 6627.295 C 7340.1147 6752.163 7328.341 6726.879 7408.651 6596.934 C 7487.695 6469.039 7641.6543 6367.9893 7692.973 6410.323 C 7724.637 6436.4424 7729.5776 6435.074 7719.009 6403.108 C 7690.1226 6315.738 7778.856 6281.121 8001.2593 6292.996 C 8090.3667 6297.7544 8099.3984 6303.1206 8058.4097 6326.949 C 8029.4316 6343.795 7961.0156 6347.9453 7889.3813 6337.203 C 7780.622 6320.8936 7770.7974 6323.7446 7787.3276 6366.8223 C 7797.3877 6393.0386 7798.0596 6406.9287 7788.821 6397.69 C 7760.036 6368.906 7588.202 6568.3853 7522.2544 6707.143 C 7376.167 7014.5225 7498.0376 7385.3687 7788.498 7517.3066 C 7930.488 7581.8022 8178.7627 7581.3906 8321.831 7516.4204 C 8450.308 7458.0776 8552.007 7333.0464 8598.231 7176.6074 C 8616.534 7114.6675 8636.767 7069.248 8643.194 7075.6753 C 8675.524 7108.0054 8556.989 7358.371 8463.081 7456.101 C 8364.179 7559.0293 8172.285 7685.714 8211.575 7622.1406 z M 7359.4053 7481.0493 C 7328.7334 7448.3076 7290.397 7386.5737 7274.2124 7343.8647 C 7231.9775 7232.4097 7210.9385 6877.6626 7241.9424 6799.747 C 7262.1006 6749.0884 7265.064 6770.9062 7254.602 6892.9346 C 7237.4062 7093.496 7284.387 7324.814 7367.0605 7446.639 C 7440.6475 7555.0757 7438.364 7565.34 7359.4053 7481.0493 z M 7910.744 7450.1807 C 7909.595 7422.29 7915.8486 7406.6626 7924.6406 7415.454 C 7933.4326 7424.2456 7934.3726 7447.0674 7926.729 7466.1665 C 7918.283 7487.273 7912.013 7481.004 7910.744 7450.1807 z M 8252.613 7434.747 C 8252.613 7400.844 8271.348 7400.844 8292.301 7434.747 C 8301.295 7449.299 8296.044 7461.2056 8280.634 7461.2056 C 8265.223 7461.2056 8252.613 7449.299 8252.613 7434.747 z M 2516.7285 7420.354 C 2545.5576 7391.525 2674.3853 7379.6357 2657.2334 7407.3877 C 2647.9333 7422.4355 2609.2769 7434.747 2571.3303 7434.747 C 2533.3838 7434.747 2508.8123 7428.27 2516.7285 7420.354 z M 8047.518 7376.104 L 7987.943 7312.1807 L 8160.209 7277.94 C 8321.173 7245.946 8383.679 7213.034 8349.12 7178.4756 C 8341.076 7170.431 8251.089 7184.2896 8149.1484 7209.271 C 8047.2085 7234.2524 7948.4185 7248.52 7929.6143 7240.975 C 7910.8105 7233.4307 7929.5566 7226.3184 7971.272 7225.1694 C 8036.7925 7223.3647 8044.8887 7214.9756 8030.7407 7163.5493 C 8021.733 7130.8066 8000.508 7022.244 7983.5737 6922.298 L 7952.7847 6740.5776 L 7818.2715 6756.263 C 7693.806 6770.777 7681.474 6767.056 7653.1606 6706.4404 C 7636.331 6670.411 7631.495 6646.454 7642.414 6653.2017 C 7653.3335 6659.9507 7704.725 6653.7485 7756.618 6639.4194 C 7827.0366 6619.976 7858.12 6592.8574 7879.158 6532.5093 L 7907.3457 6451.6494 L 7971.05 6520.3867 C 8025.937 6579.6113 8044.576 6585.391 8105.7188 6562.1445 C 8213.337 6521.2285 8279.13 6528.5786 8278.667 6581.4663 C 8278.4 6611.8774 8271.505 6617.146 8258.573 6596.8174 C 8243.871 6573.7056 8185.3354 6578.6797 8027.468 6616.454 C 7911.1885 6644.278 7789.262 6667.1357 7756.52 6667.249 C 7720.192 6667.375 7696.989 6683.6196 7696.989 6708.926 C 7696.989 6735.838 7713.243 6745.7383 7743.2905 6737.126 C 7866.983 6701.677 8232.191 6638.214 8244.081 6650.1035 C 8258.287 6664.309 8079.4395 6719.9717 8018.7773 6720.2246 C 7981.025 6720.382 7988.219 6815.933 8045.3535 7073.1997 C 8070.3164 7185.602 8080.605 7199.2495 8130.116 7185.633 C 8161.1094 7177.1094 8232.166 7162.499 8288.019 7153.1655 C 8383.753 7137.1685 8389.057 7139.8193 8380.623 7199.452 C 8373.519 7249.681 8349.359 7267.398 8263.317 7285.4785 C 8182.8765 7302.383 8148.792 7325.224 8131.0254 7374.137 L 8107.093 7440.0264 L 8047.518 7376.104 z M 8120.322 7355.372 C 8120.322 7340.8203 8101.76 7328.914 8079.0728 7328.914 C 8056.3857 7328.914 8045.182 7340.8203 8054.1763 7355.372 C 8075.3345 7389.6064 8120.322 7389.6064 8120.322 7355.372 z M 7972.948 6591.0786 C 7980.9233 6578.175 7969.719 6552.9053 7948.0513 6534.922 C 7926.3833 6516.939 7908.6553 6508.6636 7908.6553 6516.5312 C 7908.6553 6524.3984 7901.428 6549.669 7892.595 6572.6875 C 7875.396 6617.508 7946.549 6633.7935 7972.948 6591.0786 z M 2253.7827 7308.0317 C 2269.9897 7181.1055 2311.1936 7116.813 2375.4888 7118.1274 C 2409.9077 7118.8306 2406.7886 7128.825 2359.948 7167.9194 C 2327.7163 7194.821 2294.3438 7256.571 2285.7866 7305.141 C 2262.6033 7436.7334 2237.054 7439.041 2253.7827 7308.0317 z M 7051.551 7313.4175 C 7042.0547 7288.671 7040.518 7262.19 7048.1367 7254.572 C 7055.7554 7246.9526 7061.989 7254.61 7061.989 7271.587 C 7061.989 7330.2817 7163.7256 7304.616 7175.608 7242.9243 C 7185.439 7191.882 7187.588 7193.7686 7190.6772 7256.1533 C 7192.659 7296.1714 7183.3477 7328.914 7169.986 7328.914 C 7156.624 7328.914 7128.395 7335.5513 7107.2544 7343.6626 C 7085.3735 7352.06 7061.38 7339.0327 7051.551 7313.4175 z M 7856.1436 7309.0703 C 7856.394 7280.5103 7863.997 7273.9204 7875.9873 7291.874 C 7886.6787 7307.882 7913.2856 7327.777 7935.114 7336.0874 C 7961.6323 7346.182 7955.0483 7351.887 7915.27 7353.2827 C 7875.2744 7354.686 7855.8716 7340.1777 7856.1436 7309.0703 z M 7657.3013 7249.539 C 7666.295 7234.9863 7685.559 7223.0806 7700.1113 7223.0806 C 7714.6636 7223.0806 7719.2114 7234.9863 7710.218 7249.539 C 7701.224 7264.091 7681.9595 7275.997 7667.4077 7275.997 C 7652.8555 7275.997 7648.3076 7264.091 7657.3013 7249.539 z M 8490.738 7170.164 C 8466.892 7154.753 8463.629 7144.354 8482.5625 7144.1104 C 8499.894 7143.888 8521.433 7155.6113 8530.426 7170.164 C 8550.728 7203.012 8541.568 7203.012 8490.738 7170.164 z M 7128.1343 7064.3306 C 7117.9688 7004.1606 7115.605 6948.9785 7122.881 6941.7026 C 7130.157 6934.426 7144.4272 6977.702 7154.593 7037.872 C 7164.7583 7098.0415 7167.122 7153.2246 7159.846 7160.5005 C 7152.5703 7167.7764 7138.3003 7124.4995 7128.1343 7064.3306 z M 2537.6138 7120.2803 C 2537.6138 7087.5957 2663.2837 6958.497 2695.1 6958.497 C 2710.3472 6958.497 2722.8223 6970.403 2722.8223 6984.9556 C 2722.8223 6999.5073 2708.3755 7008.437 2690.7173 7004.7993 C 2673.0603 7001.161 2646.5227 7024.7456 2631.7449 7057.209 C 2604.8684 7116.2524 2537.6138 7161.315 2537.6138 7120.2803 z M 6971.4883 7031.8364 C 6957.166 6942.2676 6962.7734 6913.2603 6999.622 6886.316 C 7054.6567 6846.0737 7114.9053 6842.314 7114.9053 6879.122 C 7114.9053 6893.674 7105.9756 6904.171 7095.0615 6902.447 C 6994.526 6886.573 6979.3613 6905.5137 6997.226 7024.643 C 7007.046 7090.1274 7009.2974 7143.7056 7002.2285 7143.7056 C 6995.16 7143.7056 6981.327 7093.3647 6971.4883 7031.8364 z M 2656.6763 7090.789 C 2647.683 7076.2363 2664.8396 7064.3306 2694.8022 7064.3306 C 2724.765 7064.3306 2749.2805 7076.2363 2749.2805 7090.789 C 2749.2805 7125.1406 2677.9072 7125.1406 2656.6763 7090.789 z M 7571.863 7101.2617 C 7580.6543 7092.47 7603.4746 7091.5303 7622.5747 7099.1733 C 7643.681 7107.619 7637.4116 7113.889 7606.5894 7115.158 C 7578.698 7116.3076 7563.071 7110.0537 7571.863 7101.2617 z M 2766.1707 6998.1846 C 2757.7942 6976.3564 2762.474 6958.497 2776.5688 6958.497 C 2790.6646 6958.497 2802.1973 6976.3564 2802.1973 6998.1846 C 2802.1973 7049.002 2785.6711 7049.002 2766.1707 6998.1846 z M 5818.4473 6973.288 C 5818.4473 6966.8706 5830.353 6954.261 5844.9053 6945.268 C 5859.4575 6936.274 5871.364 6941.525 5871.364 6956.9355 C 5871.364 6972.3467 5859.4575 6984.9556 5844.9053 6984.9556 C 5830.353 6984.9556 5818.4473 6979.7046 5818.4473 6973.288 z M 7300.5186 6903.3755 C 7300.741 6853.6562 7311.831 6795.736 7325.162 6774.664 C 7340.843 6749.878 7344.0854 6777.903 7334.346 6854.039 C 7315.6567 7000.1406 7299.983 7023.001 7300.5186 6903.3755 z M 5606.7803 6949.6387 C 5606.7803 6942.806 5645.2036 6923.821 5692.166 6907.4497 C 5739.128 6891.079 5765.917 6888.5757 5751.6973 6901.887 C 5721.569 6930.0923 5606.7803 6967.916 5606.7803 6949.6387 z M 2358.6956 6902.7295 C 2276.4194 6872.293 2284.363 6847.859 2369.5808 6869.247 C 2422.0007 6882.405 2434.5073 6878.481 2419.1843 6853.688 C 2404.1772 6829.406 2413.7397 6825.311 2454.925 6838.383 C 2529.7573 6862.134 2527.1624 6815.553 2451.6243 6779.1226 C 2400.4268 6754.431 2411.5378 6750.161 2530.9993 6748.6216 C 2615.9932 6747.526 2669.9055 6758.1987 2669.9055 6776.1196 C 2669.9055 6792.2285 2652.3718 6798.6807 2630.9424 6790.457 C 2609.512 6782.234 2576.6248 6795.8423 2557.8596 6820.6987 C 2502.2961 6894.2974 2423.5632 6926.725 2358.6956 6902.7295 z M 2669.1006 6846.0493 C 2748.1824 6755.0967 2744.3752 6741.1274 2630.218 6703.4014 L 2524.3848 6668.4263 L 2647.483 6680.31 C 2715.187 6686.846 2780.6716 6693.9917 2793.0037 6696.1875 C 2805.3364 6698.3833 2843.5342 6698.77 2877.8887 6697.047 L 2940.3508 6693.914 L 2877.8887 6639.6885 L 2815.4263 6585.463 L 2902.1926 6627.5405 C 2949.9143 6650.6826 3003.493 6662.145 3021.2551 6653.011 C 3039.018 6643.8784 3023.7856 6661.2866 2987.4055 6691.697 C 2951.0254 6722.107 2891.632 6754.908 2855.42 6764.5894 C 2819.2085 6774.271 2767.7427 6809.954 2741.0518 6843.886 C 2714.361 6877.8184 2675.607 6905.5806 2654.9307 6905.5806 C 2626.645 6905.5806 2630.1533 6890.8423 2669.1006 6846.0493 z M 5937.51 6852.664 C 5929.3013 6839.3833 5902.131 6835.0728 5877.131 6843.086 C 5839.479 6855.155 5838.337 6852.945 5870.476 6830.2144 C 5897.373 6811.193 5919.695 6811.4204 5943.237 6830.959 C 5968.067 6851.566 5977.283 6849.381 5977.5186 6822.8306 C 5977.827 6788.016 6682.6514 6533.745 6771.901 6536.2515 C 6793.2046 6536.849 6629.231 6597.787 6407.5156 6671.669 C 6185.8 6745.55 6010.1143 6815.251 6017.103 6826.559 C 6024.092 6837.8667 6012.4 6853.7993 5991.1216 6861.965 C 5969.843 6870.1304 5945.718 6865.945 5937.51 6852.664 z M 7571.863 6810.2197 C 7580.6543 6801.428 7603.4746 6800.489 7622.5747 6808.132 C 7643.681 6816.5776 7637.4116 6822.8477 7606.5894 6824.1167 C 7578.698 6825.2656 7563.071 6819.012 7571.863 6810.2197 z M 2312.718 6773.289 C 2303.7249 6758.7363 2314.928 6746.8306 2337.6147 6746.8306 C 2360.3015 6746.8306 2378.8638 6758.7363 2378.8638 6773.289 C 2378.8638 6807.524 2333.8762 6807.524 2312.718 6773.289 z M 6824.3945 6759.4204 C 6842.802 6737.2407 6863.3115 6724.542 6869.971 6731.2017 C 6888.3193 6749.5503 6851.0386 6799.747 6819.0625 6799.747 C 6801.518 6799.747 6803.5254 6784.566 6824.3945 6759.4204 z M 7014.364 6741.5386 C 6996.901 6724.076 6982.796 6691.334 6983.0186 6668.7783 C 6983.3765 6632.5894 6986.6265 6632.4346 7010.6577 6667.4556 C 7031.663 6698.065 7036.109 6689.1636 7030.0967 6628.539 C 7023.6714 6563.753 7034.8135 6545.511 7093.4805 6524.769 C 7184.953 6492.4277 7247.197 6540.4263 7247.197 6643.3057 C 7247.197 6754.172 7092.3335 6819.509 7014.364 6741.5386 z M 7188.989 6715.08 C 7234.968 6669.101 7227.9424 6570.048 7177.3237 6550.6235 C 7098.1353 6520.236 7041.9463 6556.798 7055.8726 6629.6494 C 7070.7173 6707.3037 7157.1313 6708.1235 7150.4473 6630.5464 C 7147.579 6597.256 7154.774 6590.9077 7173.8047 6609.938 C 7214.4746 6650.6074 7179.8296 6714.593 7109.9087 6727.9463 C 7056.4116 6738.1626 7055.5474 6740.0747 7102.999 6743.227 C 7132.831 6745.2095 7171.526 6732.543 7188.989 6715.08 z M 6003.6553 6720.372 C 6025.4834 6706.2656 6055.249 6694.7236 6069.8013 6694.7236 C 6084.3535 6694.7236 6078.4 6706.2656 6056.572 6720.372 C 6034.744 6734.4785 6004.9785 6746.02 5990.4263 6746.02 C 5975.874 6746.02 5981.827 6734.4785 6003.6553 6720.372 z M 6497.2544 6705.9473 C 6505.314 6684.944 6522.5674 6674.347 6535.594 6682.3984 C 6568.406 6702.6763 6565.3853 6712.368 6520.9404 6729.423 C 6495.365 6739.237 6487.479 6731.4204 6497.2544 6705.9473 z M 7274.715 6712.444 C 7272.2764 6663.746 7355.281 6542.2217 7449.991 6455.8237 L 7551.468 6363.2544 L 7455.288 6469.0527 C 7402.389 6527.242 7340.358 6610.5703 7317.441 6654.2266 C 7294.524 6697.8823 7275.2974 6724.08 7274.715 6712.444 z M 8093.864 6469.018 C 8093.864 6447.19 8105.3965 6429.3306 8119.4917 6429.3306 C 8133.587 6429.3306 8138.266 6447.19 8129.89 6469.018 C 8110.3896 6519.8354 8093.864 6519.8354 8093.864 6469.018 z M 7405.947 6350.599 C 7405.947 6333.9756 7416.8364 6327.104 7430.1455 6335.3296 C 7443.454 6343.555 7459.3296 6341.2812 7465.4233 6330.277 C 7471.5166 6319.272 7474.766 6321.43 7472.644 6335.0728 C 7466.9434 6371.7188 7405.947 6385.9175 7405.947 6350.599 z M 8212.926 6349.9556 C 8169.788 6331.4185 8168.2773 6326.8726 8204.75 6325.357 C 8229.357 6324.334 8256.849 6335.4033 8265.843 6349.9556 C 8284.6455 6380.3794 8283.727 6380.3794 8212.926 6349.9556 z M 7564.697 6336.9775 C 7564.697 6318.873 7726.6987 6238.555 7738.8027 6250.6587 C 7744.5435 6256.3994 7707.7183 6280.8975 7656.9688 6305.098 C 7606.219 6329.299 7564.697 6343.6445 7564.697 6336.9775 z M 8226.155 6297.039 C 8164.5796 6277.319 8164.015 6275.6733 8217.9795 6273.218 C 8249.862 6271.7676 8283.308 6282.4863 8292.301 6297.039 C 8301.295 6311.591 8304.974 6322.3105 8300.478 6320.8594 C 8295.98 6319.409 8262.535 6308.6895 8226.155 6297.039 z M 8379.388 6278.999 C 8355.753 6231.928 8390.887 5953.088 8420.427 5953.2964 C 8437.2705 5953.414 8567.137 5915.337 8709.02 5868.679 C 8903.31 5804.788 8966.988 5772.5425 8966.988 5738.0493 C 8966.988 5691.901 9002.559 5678.149 9434.948 5557.1357 C 9524.978 5531.9395 9610.224 5518.4844 9624.384 5527.2363 C 9638.544 5535.9883 9655.374 5578.8286 9661.783 5622.437 L 9673.435 5701.7266 L 9677.399 5615.737 C 9680.399 5550.6636 9693.446 5529.7476 9731.041 5529.7476 C 9833.645 5529.7476 9887.534 5677.1025 9838.863 5824.576 C 9813.014 5902.902 9791.307 5926.6226 9745.4795 5926.6226 C 9712.641 5926.6226 9678.828 5911.7397 9670.339 5893.5493 C 9661.031 5873.603 9658.464 5876.229 9663.871 5900.164 C 9670.616 5930.02 9607.536 5957.5337 9409.218 6011.2344 C 9264.227 6050.4946 9114.341 6089.4985 9076.137 6097.9087 L 9006.676 6113.2 L 9015.913 5960.38 C 9020.993 5876.329 9018.654 5813.8677 9010.714 5821.578 C 9002.774 5829.288 8993.236 5887.139 8989.52 5950.1357 C 8985.76 6013.8584 8967.592 6070.496 8948.568 6077.796 C 8929.763 6085.012 8920.353 6100.588 8927.658 6112.408 C 8940.728 6133.5557 8799.335 6186.377 8575.073 6244.128 C 8512.316 6260.289 8445.06 6279.6167 8425.614 6287.079 C 8406.168 6294.5405 8385.366 6290.905 8379.388 6278.999 z M 8617.26 6059.8247 C 8614.928 5977.7974 8570.113 5974.2246 8570.113 6056.0654 C 8570.113 6097.1343 8591.299 6138.289 8612.441 6138.289 C 8616.318 6138.289 8618.487 6102.9805 8617.26 6059.8247 z M 8802.901 6021.812 C 8798.561 5991.583 8771.576 5962.3784 8742.935 5956.9136 C 8698.362 5948.4087 8695.818 5952.9517 8725.277 5988.447 C 8746.477 6013.99 8752.309 6053.186 8740.462 6090.5093 C 8723.133 6145.1094 8725.659 6147.427 8766.011 6113.938 C 8790.641 6093.4976 8807.241 6052.041 8802.901 6021.812 z M 9280.537 5903.669 C 9237.491 5834.7427 9270.515 5767.8726 9347.599 5767.8726 C 9422.522 5767.8726 9447.035 5812.787 9410.636 5883.3813 C 9391.396 5920.6943 9393.885 5929.8843 9420.825 5921.0283 C 9467.848 5905.5713 9482.017 5774.909 9441.91 5726.5845 C 9396.959 5672.4214 9355.248 5679.122 9275.123 5753.3794 C 9194.099 5828.47 9189.459 5854.272 9246.69 5911.503 C 9302.736 5967.5483 9318.196 5963.9697 9280.537 5903.669 z M 9046.363 5738.291 C 9046.363 5723.7393 9034.457 5719.191 9019.905 5728.185 C 9005.354 5737.178 8993.447 5756.443 8993.447 5770.9946 C 8993.447 5785.5474 9005.354 5790.0947 9019.905 5781.1016 C 9034.457 5772.1074 9046.363 5752.8433 9046.363 5738.291 z M 7968.5503 6251.594 C 8008.7686 6245.5127 8068.3 6245.676 8100.842 6251.9556 C 8133.3843 6258.236 8100.478 6263.212 8027.718 6263.013 C 7954.9575 6262.8145 7928.332 6257.6763 7968.5503 6251.594 z M 8186.468 6217.664 L 8107.093 6197.467 L 8186.468 6194.7417 C 8230.124 6193.242 8283.702 6203.557 8305.53 6217.664 C 8340.808 6240.4624 8340.808 6243.009 8305.53 6240.5864 C 8283.702 6239.088 8230.124 6228.772 8186.468 6217.664 z M 7875.5825 6200.1406 C 7893.7725 6192.8013 7923.538 6192.8013 7941.728 6200.1406 C 7959.9185 6207.4805 7945.0356 6213.4863 7908.6553 6213.4863 C 7872.275 6213.4863 7857.392 6207.4805 7875.5825 6200.1406 z M 7995.196 6175.2197 C 8003.988 6166.428 8026.808 6165.489 8045.9077 6173.132 C 8067.0146 6181.5776 8060.745 6187.8477 8029.9224 6189.1167 C 8002.0312 6190.2656 7986.4043 6184.012 7995.196 6175.2197 z M 731.8327 5668.1055 C 408.1009 5663.6685 209.28065 5650.939 209.28065 5634.6504 C 209.28065 5592.3115 1829.0663 5613.313 1843.2288 5655.8354 C 1851.8749 5681.7964 1786.9766 5687.7407 1554.3826 5682.294 C 1389.3838 5678.429 1019.236 5672.045 731.8327 5668.1055 z M 204.7743 5536.8433 C 80.670944 5526.978 4.7760324 5476.541 36.585297 5425.0728 C 45.972645 5409.8833 70.81043 5397.4556 91.77976 5397.4556 C 112.749084 5397.4556 129.90565 5385.5493 129.90565 5370.9976 C 129.90565 5356.445 117.99909 5344.539 103.44733 5344.539 C 88.89557 5344.539 76.989 5333.7476 76.989 5320.558 C 76.989 5307.3677 101.10735 5302.883 130.58633 5310.5923 C 201.31926 5329.0894 288.65564 5228.294 288.65564 5128.1626 C 288.65564 5066.3584 275.01874 5049.4473 215.60052 5037.5635 L 142.5454 5022.9517 L 161.45816 4753.7974 C 171.86046 4605.762 174.31024 4464.257 166.90195 4439.34 C 142.48564 4357.2207 199.59213 4293.3726 294.0502 4297.1807 C 367.8958 4300.158 383.49158 4312.5205 397.8213 4379.435 C 407.09723 4422.747 416.09537 4442.5986 417.81686 4423.5503 C 419.53833 4404.501 431.60638 4395.503 444.6337 4403.5547 C 457.6602 4411.606 475.43607 4399.6475 484.13385 4376.981 C 492.83163 4354.3135 510.92242 4342.55 524.3341 4350.8394 C 537.7457 4359.1284 554.1336 4350.953 560.7514 4332.6724 C 570.23004 4306.488 584.26825 4306.202 626.9005 4331.3228 C 670.2893 4356.8896 687.12854 4355.8477 711.8404 4326.072 C 728.7935 4305.645 798.2692 4284.5117 866.2326 4279.1094 C 934.1952 4273.7065 849.52985 4267.1387 678.086 4264.516 C 425.7508 4260.656 363.41125 4252.037 350.83774 4219.271 C 341.4383 4194.7754 316.75067 4184.684 288.31006 4193.7104 C 262.46298 4201.914 222.20139 4189.5127 198.8396 4166.152 C 144.43965 4111.751 143.6742 4021.6226 197.61308 4021.6226 C 220.29985 4021.6226 232.28879 4010.986 224.2539 3997.986 C 216.21983 3984.9863 238.20493 3967.1829 273.11075 3958.422 L 336.57425 3942.4937 L 259.2122 3859.6775 C 201.92162 3798.3464 189.12766 3768.093 209.89915 3743.0647 C 230.07881 3718.7493 228.35895 3706.0417 203.77066 3697.7688 C 176.45805 3688.579 176.18997 3678.273 202.43677 3646.4597 C 220.50009 3624.5642 227.44572 3598.8157 217.87025 3589.24 C 208.29558 3579.6646 261.9769 3571.8308 337.16287 3571.8308 C 428.32654 3571.8308 474.2128 3560.8132 474.91122 3538.7578 C 475.48776 3520.5679 594.55023 3357.6853 739.49457 3176.796 C 884.4397 2995.9075 1003.03064 2841.126 1003.03143 2832.8376 C 1003.0322 2824.55 789.0805 2818.366 527.58405 2819.0967 C 160.87035 2820.122 49.116833 2812.5579 38.93415 2786.0237 C 31.673615 2767.1028 43.219257 2751.6226 64.58988 2751.6226 C 110.2662 2751.6226 116.17911 2709.6968 74.16456 2683.731 C 53.351875 2670.8684 54.38621 2659.7588 77.73911 2645.3257 C 101.46586 2630.6616 94.89811 2616.617 54.10522 2594.7854 C -8.47009 2561.296 -17.804953 2494.8674 31.528275 2434.1226 C 55.743526 2404.3062 128.04208 2393.4587 322.2211 2390.5093 L 580.6824 2386.5835 L 758.78357 2194.4763 C 856.7395 2088.8174 994.61707 1929.8494 1065.1788 1841.2146 C 1135.7397 1752.5791 1236.1697 1635.6296 1288.3547 1581.3267 C 1340.5406 1527.0236 1375.9043 1475.2599 1366.9409 1466.2965 C 1353.1788 1452.5352 850.42444 1481.9512 320.37045 1527.5322 C 83.022224 1547.9429 63.613686 1535.006 64.669014 1357.1001 C 66.965385 969.99365 56.77625 996.1799 274.7127 817.30914 C 478.98236 649.65466 1089.6581 223.81909 1229.5752 151.46523 C 1288.8627 120.80617 1321.6263 117.52754 1359.1062 138.50293 C 1403.7119 163.46547 1396.2842 171.71754 1292.1433 212.90648 C 1178.225 257.96188 1176.9541 259.73502 1245.8477 277.50122 C 1330.4291 299.3135 1331.3043 303.75848 1376.1401 939.2268 C 1393.5946 1186.6123 1417.7897 1400.1305 1429.9078 1413.7125 C 1463.646 1451.5267 1490.8279 1408.3542 1458.1062 1368.9268 C 1440.8083 1348.0834 1438.575 1319.4668 1452.4896 1296.952 C 1465.9481 1275.176 1464.9282 1239.659 1450.0454 1211.8499 C 1431.5994 1177.384 1433.9507 1164.0104 1458.5059 1163.7173 C 1484.642 1163.4056 1485.0643 1158.581 1460.3307 1142.8643 C 1414.476 1113.7268 1627.4789 980.0108 2101.0515 740.64233 C 2616.2783 480.21857 3126.0115 262.86267 3247.9307 251.60002 C 3301.0952 246.68834 3356.4995 239.04669 3371.0513 234.61705 C 3412.2908 222.06532 3569.4888 285.18567 3569.4888 314.29645 C 3569.4888 328.62494 3544.7793 348.19095 3514.5786 357.77612 C 3484.3777 367.3617 3465.7468 381.28323 3473.1768 388.71292 C 3480.6062 396.14304 3547.4197 382.0495 3621.6497 357.3942 C 3723.542 323.55136 3765.4734 319.9195 3792.7698 342.57355 C 3821.3557 366.29828 3833.867 357.75916 3852.524 301.78754 C 3874.182 236.8129 3879.611 234.48302 3918.5713 273.4426 C 3957.5303 312.4022 3962.3687 310.51883 3977.425 250.52774 C 4006.425 134.98286 4038.3862 180.84369 4025.115 318.95822 C 4013.575 439.06232 4020.0637 460.97272 4088.53 533.09204 C 4189.0635 638.98834 4360.825 724.44257 4587.306 781.24225 C 4912.0283 862.67944 5449.177 795.9401 5695.8955 643.50275 C 5937.9194 493.9657 6116.5005 257.63202 6073.0435 144.38556 C 6064.8975 123.15745 6070.8804 105.78932 6086.3374 105.78932 C 6101.7954 105.78932 6120.382 128.50111 6127.6406 156.25983 C 6134.9004 184.01855 6161.938 212.24721 6187.7246 218.99098 C 6238.4414 232.25366 6254.1953 294.33844 6283.2036 595.26843 C 6293.023 697.1332 6308.6504 794.6838 6317.9316 812.04706 C 6334.7314 843.4768 6555.6895 715.89984 6773.5767 548.9664 C 6825.8096 508.94785 6894.6855 476.20596 6926.634 476.20596 C 7022.1357 476.20596 7346.257 659.33673 7629.409 873.2796 C 7715.9326 938.6543 7906.4326 1073.927 8052.742 1173.8846 C 8199.052 1273.8413 8349.177 1383.9751 8386.353 1418.6241 C 8423.529 1453.2732 8468.178 1481.6226 8485.571 1481.6226 C 8569.051 1481.6226 8493.1455 1538.5134 8236.549 1668.2642 L 7955.902 1810.1772 L 7968.1377 1937.5233 C 7974.868 2007.5635 7986.5757 2071.0706 7994.156 2078.651 C 8001.7354 2086.2305 8048.1064 2074.6218 8097.202 2052.853 C 8533.304 1859.492 8765.092 1771.8503 8785.748 1792.5063 C 8800.047 1806.8062 8774.749 1833.3687 8722.98 1858.4132 C 8675.284 1881.4875 8483.632 1974.3945 8297.086 2064.8735 C 7914.0747 2250.643 7904.982 2249.8774 7882.87 2029.983 C 7875.2236 1953.9419 7857.0615 1895.8939 7842.5093 1900.9873 C 7827.957 1906.0798 7819.548 1922.5234 7823.822 1937.5282 C 7828.0957 1952.533 7838.8745 2100.6877 7847.775 2266.7603 C 7861.5415 2523.6511 7870.2534 2567.493 7906.15 2560.5457 C 7936.665 2554.6409 7945.96 2528.6929 7939.7344 2466.7935 C 7933.307 2402.8914 7941.6865 2381.2058 7972.807 2381.2058 C 8001.481 2381.2058 8014.489 2405.9758 8014.489 2460.5808 C 8014.489 2504.237 8026.6216 2539.9558 8041.451 2539.9558 C 8056.832 2539.9558 8061.4443 2512.1887 8052.1895 2475.3135 C 8043.266 2439.76 8044.099 2397.5105 8054.0405 2381.4248 C 8079.5835 2340.0957 8146.7803 2399.7974 8146.7803 2463.8203 C 8146.7803 2547.566 8324.961 2528.6614 8436.822 2433.047 C 8540.502 2344.426 8608.627 2333.708 8645.818 2400.1663 C 8667.843 2439.5203 8679.855 2440.9722 8735.789 2411.0376 C 8829.357 2360.9617 8925.478 2381.596 8935.756 2453.9663 C 8940.406 2486.7083 8955.289 2513.4976 8968.829 2513.4976 C 8999.592 2513.4976 8999.737 2473.0251 8969.399 2354.7476 C 8956.336 2303.8147 8938.337 2192.8147 8929.402 2108.0798 C 8913.488 1957.1676 8914.384 1954.3933 8973.1455 1972.4598 L 9033.135 1990.9034 L 8978.962 1928.0859 C 8879.396 1812.6302 8854.341 1772.6642 8881.525 1772.6642 C 8957.463 1772.6642 9681.363 2763.7083 9681.363 2867.67 C 9681.363 2944.991 9638.018 2932.2583 9588.553 2840.4067 C 9540.743 2751.63 9533.24 2747.9883 9430.035 2763.4646 C 9338.154 2777.2427 9312.705 2770.133 9262.462 2716.652 C 9229.88 2681.9707 9132.21 2632.0942 9045.418 2605.815 C 8910.545 2564.9785 8887.613 2548.9338 8887.613 2495.3994 C 8887.613 2434.5562 8885.38 2433.9182 8809.553 2473.1301 C 8711.469 2523.8513 8649.488 2524.7195 8649.488 2475.3716 C 8649.488 2404.5232 8607.617 2410.7405 8497.404 2497.9558 C 8400.095 2574.9595 8363.081 2586.7117 8171.2964 2601.5017 C 7646.2734 2641.9885 6996.7715 2884.088 6705.4873 3147.8757 C 6621.9824 3223.4985 6518.0854 3289.8423 6457.6973 3306.1025 C 6378.414 3327.4514 6350.711 3349.7732 6341.1 3400.051 C 6332.4214 3445.4512 6340.271 3465.9976 6366.295 3465.9976 C 6392.6636 3465.9976 6398.7593 3482.8125 6386.45 3521.595 C 6370.4033 3572.1538 6376.236 3575.5596 6450.813 3559.1797 C 6545.1777 3538.4543 6556.3726 3568.7747 6479.9053 3637.9766 C 6450.801 3664.3154 6426.989 3672.9421 6426.989 3657.1462 C 6426.989 3641.3508 6400.599 3624.623 6368.345 3619.9731 C 6294.2153 3609.285 6252.7124 3456.5051 6285.862 3316.3352 C 6306.629 3228.5225 6323.3604 3214.1355 6467.0835 3160.5059 C 6554.172 3128.0095 6622.4497 3091.1777 6618.8115 3078.6567 C 6615.174 3066.1375 6621.1265 3055.606 6632.0405 3055.254 C 6642.955 3054.9026 6737.0493 3003.6306 6841.1387 2941.317 C 7086.7217 2794.2966 7343.809 2687.6753 7591.1553 2630.263 C 7700.296 2604.9292 7799.1636 2575.9873 7810.862 2565.945 C 7842.6797 2538.6333 7783.389 1925.6499 7746.739 1902.9987 C 7714.8716 1883.3035 7514.9634 1951.5438 7233.968 2078.037 C 7146.6553 2117.341 6974.0146 2188.3423 6850.322 2235.8167 C 6726.6294 2283.2903 6494.4575 2378.0132 6334.3843 2446.3125 C 6174.3115 2514.611 5983.8115 2591.759 5911.0513 2617.7532 C 5838.291 2643.747 5653.7437 2718.8613 5500.9473 2784.6743 C 5184.9683 2920.774 4948.5225 3001.767 4927.769 2981.0142 C 4920.0 2973.2449 4971.3735 2949.5303 5041.931 2928.314 C 5112.489 2907.0974 5283.327 2839.6848 5421.5723 2778.508 C 5559.817 2717.3303 5839.614 2603.4016 6043.343 2525.3323 C 6375.6826 2397.978 6713.485 2261.244 7405.947 1973.7832 C 7529.6396 1922.4347 7630.843 1871.2225 7630.843 1859.978 C 7630.843 1807.6838 7519.5967 1832.3457 7243.057 1945.945 C 6874.735 2097.248 5886.5156 2514.8008 5368.6553 2737.9363 C 5157.65 2828.8545 4851.0645 2955.0024 4687.3535 3018.2664 C 4426.2905 3119.1501 4329.703 3174.9558 4416.1553 3174.9558 C 4430.707 3174.9558 4442.614 3193.5173 4442.614 3216.2048 C 4442.614 3238.8916 4433.684 3251.9092 4422.77 3245.1323 C 4411.856 3238.3555 4406.5146 3404.3403 4410.9004 3613.9875 C 4415.4424 3831.0986 4429.677 3995.164 4443.9736 3995.164 C 4457.7773 3995.164 4471.4365 3950.5156 4474.325 3895.9453 C 4477.2153 3841.375 4486.2417 4028.8984 4494.3853 4312.664 C 4510.381 4870.0176 4491.5586 5065.8813 4467.6875 4590.4766 L 4453.074 4299.435 L 4447.8438 4621.988 C 4444.9165 4802.495 4430.9624 4951.7427 4416.1553 4960.893 C 4399.3774 4971.262 4389.6973 4901.468 4389.6973 4770.124 L 4389.6973 4563.0034 L 4224.3325 4472.3877 C 4133.382 4422.55 3981.5776 4331.9707 3886.9888 4271.1025 C 3663.6216 4127.364 3057.755 3824.7693 2597.4463 3627.0527 C 2058.9011 3395.7305 1988.308 3361.4553 2048.1348 3360.34 C 2092.7185 3359.5085 2094.8018 3354.978 2061.364 3331.567 C 1995.9617 3285.7776 2126.891 3328.2847 2403.0476 3442.4968 C 2540.0417 3499.1553 2655.6404 3541.998 2659.9353 3537.704 C 2664.2292 3533.4102 2673.5754 3398.605 2680.705 3238.1367 L 2693.667 2946.3772 L 2549.4946 2862.2288 C 2470.1995 2815.9475 2338.692 2739.3857 2257.2546 2692.0913 C 2175.8174 2644.7969 2081.94 2579.0613 2048.637 2546.011 L 1988.0867 2485.921 L 1981.9784 2612.1567 C 1971.8651 2821.1345 1976.1462 3401.7783 1990.857 3816.5703 L 2004.6982 4206.8306 L 1761.8328 4210.117 C 1628.2573 4211.925 1435.6245 4221.9575 1333.7598 4232.412 C 1174.2257 4248.7866 1200.0841 4251.9985 1520.2906 4255.5845 C 1769.0667 4258.37 1902.5332 4270.25 1923.7803 4291.497 C 1948.4751 4316.192 1956.267 4311.782 1958.8427 4271.6533 C 1967.5236 4136.399 2006.1243 4500.9834 2020.6097 4855.06 C 2029.54 5073.3413 2042.5464 5296.849 2049.513 5351.7446 C 2061.5051 5446.248 2058.663 5450.9175 1996.0619 5439.5654 C 1959.6978 5432.972 1919.114 5420.883 1905.8768 5412.701 C 1892.6388 5404.52 1881.3757 5258.0674 1880.8477 5087.252 C 1880.3187 4916.4355 1871.5524 4676.63 1861.3672 4554.3506 L 1842.8469 4332.0244 L 1548.6158 4350.201 C 1072.1324 4379.6377 858.8881 4395.0703 853.4475 4400.5107 C 821.2055 4432.753 861.7925 5419.544 897.7544 5477.732 C 918.65753 5511.554 1679.8676 5520.3594 1807.765 5488.2593 C 1845.6503 5478.75 1876.1555 5482.395 1876.1555 5496.4297 C 1876.1555 5556.0435 1000.27563 5575.145 890.5827 5517.924 C 827.3138 5484.92 817.82227 5484.941 817.82227 5518.087 C 817.82227 5548.869 770.71924 5555.2876 573.0827 5551.436 C 438.4761 5548.8135 272.73688 5542.2466 204.7743 5536.8433 z M 542.8932 5212.3506 C 540.26337 5019.4014 535.35406 5000.783 487.09314 5000.748 C 439.61786 5000.7134 433.56686 5020.31 428.2458 5191.329 C 424.2869 5318.572 433.0832 5388.79 454.70413 5402.526 C 532.01935 5451.6465 545.7515 5422.034 542.8932 5212.3506 z M 672.03503 5397.024 C 662.8939 5382.2344 644.3324 5376.984 630.7859 5385.356 C 594.0868 5408.037 600.9299 5423.914 647.4047 5423.914 C 670.0915 5423.914 681.1753 5411.8135 672.03503 5397.024 z M 519.66223 4955.787 C 493.91928 4949.0786 458.20038 4949.5195 440.28723 4956.767 C 422.37488 4964.0146 443.43704 4969.503 487.09314 4968.9644 C 530.7492 4968.4253 545.40594 4962.495 519.66223 4955.787 z M 553.23895 4895.5776 C 553.23895 4881.483 573.0512 4877.5527 597.2665 4886.8447 C 625.2743 4897.592 634.84174 4893.299 623.5601 4875.045 C 613.80615 4859.2627 618.5176 4842.1196 634.0286 4836.9487 C 649.5404 4831.779 669.2986 4734.1167 677.935 4619.9224 C 693.54126 4413.5625 693.29016 4412.483 636.66736 4442.786 C 588.8941 4468.354 579.6973 4496.8867 579.6973 4619.5283 C 579.6973 4743.4146 572.616 4764.885 533.3952 4759.913 C 507.92923 4756.685 453.0731 4763.5015 411.49295 4775.06 C 313.91333 4802.186 294.701 4770.015 304.23608 4595.4536 L 311.73404 4458.185 L 283.33783 4623.081 C 252.92221 4799.704 278.19763 4874.53 365.46622 4866.2188 C 388.70526 4864.0063 437.48376 4864.403 473.86398 4867.1016 C 535.019 4871.638 536.01697 4873.724 487.09314 4894.7476 C 436.60123 4916.4443 436.90402 4917.5713 493.70773 4919.346 C 526.4496 4920.3687 553.23895 4909.673 553.23895 4895.5776 z M 4389.6973 4514.1167 C 4389.6973 4499.3257 4027.2476 4286.2056 4002.0933 4286.2056 C 3977.0972 4286.2056 4340.8013 4519.944 4369.8535 4522.5503 C 4380.7676 4523.53 4389.6973 4519.734 4389.6973 4514.1167 z M 336.898 4400.8457 C 324.02414 4334.4683 262.19733 4325.354 262.19733 4389.834 C 262.19733 4422.3335 279.28122 4444.9556 303.8251 4444.9556 C 328.46347 4444.9556 341.96152 4426.9536 336.898 4400.8457 z M 4389.6973 4251.197 L 4389.6973 4057.4375 L 4252.5566 3945.8794 C 4177.1304 3884.5225 4031.2783 3781.3909 3928.4421 3716.6975 C 3451.8596 3416.8862 2735.7527 2972.0798 2733.0461 2974.183 C 2731.3923 2975.467 2723.264 3110.97 2714.982 3275.2993 L 2699.9238 3574.0803 L 2868.6296 3657.273 C 2961.418 3703.0283 3032.6467 3748.053 3026.9153 3757.3267 C 3021.184 3766.5994 3042.6921 3773.3052 3074.7104 3772.228 C 3106.959 3771.1418 3130.1172 3784.5957 3126.6292 3802.3884 C 3123.1636 3820.0642 3136.865 3828.1653 3157.0972 3820.4016 C 3177.3171 3812.642 3251.589 3837.2305 3322.1445 3875.043 C 3392.699 3912.855 3420.6606 3936.923 3384.2805 3928.5273 C 3328.1882 3915.5825 3325.2039 3917.693 3364.6467 3942.4163 C 3390.228 3958.4504 3422.5615 3964.5217 3436.4995 3955.9077 C 3472.0068 3933.9631 3680.631 4044.5442 3661.6528 4075.2505 C 3652.7654 4089.631 3665.547 4092.9343 3691.5178 4082.9688 C 3724.7595 4070.213 3731.119 4074.9324 3715.2625 4100.589 C 3701.699 4122.534 3703.8936 4129.2725 3721.1326 4118.618 C 3736.2737 4109.2607 3883.9648 4178.525 4049.3352 4272.537 C 4214.706 4366.5503 4358.939 4443.805 4369.8535 4444.213 C 4380.7676 4444.6216 4389.6973 4357.7637 4389.6973 4251.197 z M 4469.0723 4140.685 C 4469.0723 4072.1797 4456.789 4021.6226 4440.147 4021.6226 C 4416.894 4021.6226 4417.448 4135.943 4441.2695 4253.133 C 4442.009 4256.7705 4448.567 4259.7476 4455.843 4259.7476 C 4463.1187 4259.7476 4469.0723 4206.1694 4469.0723 4140.685 z M 4387.492 3987.6768 C 4381.4287 3983.5596 4352.656 3962.7234 4323.5513 3941.3745 C 4274.603 3905.4707 4273.358 3906.032 4306.947 3948.862 C 4326.919 3974.3281 4355.6924 3995.164 4370.8887 3995.164 C 4386.084 3995.164 4393.5557 3991.7947 4387.492 3987.6768 z M 4374.0894 3459.3828 C 4362.4175 3193.8071 4352.2246 2946.7527 4351.439 2910.3726 L 4350.01 2844.2266 L 4059.9707 2853.3313 C 3732.267 2863.6174 3523.152 2817.6594 3394.4463 2707.0662 C 3353.2512 2671.6687 3301.3696 2648.3909 3279.1536 2655.3364 C 3154.0974 2694.4353 2778.418 2874.7102 2775.247 2897.1433 C 2773.189 2911.695 2936.1692 3022.394 3137.4246 3143.1409 C 3338.6792 3263.8877 3503.343 3373.0283 3503.343 3385.6753 C 3503.343 3398.3232 3514.1814 3418.5925 3527.429 3430.7195 C 3541.422 3443.5295 3543.539 3438.9102 3532.482 3419.6953 C 3503.9138 3370.0537 3547.8218 3380.897 3622.4055 3441.9033 L 3688.5513 3496.0068 L 3622.4055 3466.3132 C 3560.5754 3438.5574 3559.5354 3439.2493 3606.4592 3476.919 C 3634.0698 3499.0842 3666.8254 3510.9365 3679.2495 3503.257 C 3711.3003 3483.4495 4233.9854 3850.5833 4210.577 3876.4602 C 4199.9526 3888.2053 4204.3887 3890.3337 4220.435 3881.191 C 4236.4805 3872.0483 4272.199 3881.6665 4299.81 3902.5657 C 4327.42 3923.4646 4360.2026 3940.9426 4372.66 3941.406 C 4385.1724 3941.8704 4385.8115 3726.106 4374.0894 3459.3828 z M 3291.6763 3889.3308 C 3282.683 3874.7783 3261.1436 3863.055 3243.8127 3863.277 C 3224.879 3863.5208 3228.1426 3873.92 3251.9888 3889.3308 C 3302.8184 3922.1792 3311.9778 3922.1792 3291.6763 3889.3308 z M 1623.067 3837.0737 C 1706.2257 3805.4568 1787.8196 3676.7139 1810.7615 3540.9219 C 1823.6168 3464.8315 1813.4906 3409.6492 1770.2964 3320.4233 C 1709.4175 3194.6638 1676.7225 3181.4558 1542.3 3228.315 C 1475.9313 3251.4514 1463.8455 3270.89 1455.9358 3367.2212 C 1439.2297 3570.693 1445.9961 3707.8794 1474.125 3736.0085 C 1517.1715 3779.055 1626.6246 3738.6997 1677.5243 3661.017 C 1731.7144 3578.313 1739.5126 3352.5354 1690.2294 3293.1536 C 1671.9247 3271.0974 1663.7202 3246.2798 1671.9966 3238.0034 C 1680.2737 3229.7263 1707.189 3261.9087 1731.8087 3309.518 C 1797.7786 3437.0894 1768.6016 3641.4236 1671.6348 3730.9385 C 1581.843 3813.8308 1499.0009 3822.6836 1438.5184 3755.8513 C 1400.8213 3714.197 1395.1069 3669.555 1405.7305 3499.7114 C 1417.6047 3309.8806 1415.9915 3301.1602 1384.8055 3386.6226 C 1366.2206 3437.5544 1350.1089 3530.744 1349.0018 3593.7092 C 1347.3708 3686.4773 1361.6586 3722.8625 1424.3284 3785.5322 C 1509.609 3870.8127 1524.3029 3874.6233 1623.067 3837.0737 z M 680.304 3746.975 C 675.33344 3712.1404 649.74713 3687.6902 612.7702 3682.4385 C 565.2053 3675.6826 553.23895 3686.7625 553.23895 3737.5596 C 553.23895 3818.1787 569.7278 3834.067 635.5345 3816.8586 C 671.1347 3807.5488 685.7034 3784.8088 680.304 3746.975 z M 1214.6973 3755.4775 C 1214.6973 3718.9495 1196.4167 3704.1226 1151.3823 3704.1226 C 1064.9099 3704.1226 1039.3422 3778.9185 1115.9194 3807.8645 C 1188.9939 3835.4863 1214.6973 3821.8542 1214.6973 3755.4775 z M 962.02454 3785.6306 C 981.6099 3753.941 900.2946 3672.6265 868.6057 3692.212 C 855.2272 3700.48 844.28064 3730.3555 844.28064 3758.6008 C 844.28064 3812.0237 933.11 3832.4158 962.02454 3785.6306 z M 2837.996 3676.4207 C 2806.2053 3644.6309 2372.1758 3454.9524 2273.0305 3429.522 C 2217.7627 3415.3457 2219.9377 3419.0576 2286.2598 3452.094 C 2364.1086 3490.8723 2830.386 3695.566 2853.7913 3701.2375 C 2860.3396 3702.824 2853.2317 3691.6562 2837.996 3676.4207 z M 1159.0216 3521.179 C 1203.335 3493.1204 1176.6666 3403.7686 1128.694 3419.567 C 1091.8947 3431.6868 1066.1993 3545.6067 1100.4092 3544.967 C 1112.3352 3544.7444 1138.711 3534.04 1159.0216 3521.179 z M 950.11395 3495.6953 C 950.11395 3482.9248 931.34735 3456.9016 908.4103 3437.8652 C 873.8476 3409.181 862.5894 3409.759 842.66895 3441.2405 C 804.3024 3501.8738 813.362 3518.914 883.96814 3518.914 C 920.3483 3518.914 950.11395 3508.4658 950.11395 3495.6953 z M 2180.4263 3386.6226 C 2171.433 3372.0698 2143.9412 3361.0007 2119.3335 3362.0237 C 2082.8613 3363.5393 2084.372 3368.0852 2127.5098 3386.6226 C 2198.3096 3417.0461 2199.2292 3417.0461 2180.4263 3386.6226 z M 3463.6555 3374.3242 C 3463.6555 3367.5596 3436.8662 3349.044 3404.1243 3333.177 C 3346.9573 3305.4744 3346.6333 3305.963 3395.9521 3345.475 C 3449.9338 3388.7234 3463.6555 3394.57 3463.6555 3374.3242 z M 1435.186 3230.667 C 1719.0891 3130.6377 1858.0519 2988.9143 1928.4028 2727.6487 C 1986.8109 2510.7393 1835.3231 2203.3518 1615.6272 2092.9878 C 1481.9702 2025.8456 1278.2811 1981.8722 1128.7076 1987.8707 L 1003.03064 1992.91 L 1003.03064 2129.5974 L 1003.03064 2266.284 L 1138.8153 2297.6272 C 1233.8499 2319.564 1284.6268 2320.6484 1308.0095 2301.2432 C 1332.3386 2281.0513 1340.3784 2283.736 1337.5895 2311.1213 C 1332.0261 2365.7522 1532.9038 2519.068 1583.3553 2498.697 C 1686.8696 2456.9014 1700.5986 2456.3289 1651.2598 2495.867 C 1622.1554 2519.19 1612.2521 2538.6511 1629.2521 2539.1145 C 1646.252 2539.5771 1678.9939 2547.1824 1702.0125 2556.0159 C 1732.6888 2567.7869 1743.8639 2555.8503 1743.8639 2511.3118 C 1743.8639 2432.0344 1485.6182 2188.398 1419.713 2205.498 C 1394.2268 2212.11 1379.1277 2208.2117 1386.1597 2196.834 C 1398.3368 2177.1309 1250.4872 2129.5627 1108.8639 2107.6196 C 1060.1185 2100.0667 1067.0787 2096.388 1135.3223 2093.6362 C 1363.229 2084.4468 1694.7301 2299.2253 1779.452 2510.967 C 1819.7443 2611.6665 1818.7656 2619.167 1745.7848 2769.1401 C 1651.0692 2963.7769 1562.9181 3058.5085 1416.0698 3123.4668 C 1286.4783 3180.7913 979.6737 3211.3982 889.78577 3175.9692 C 848.51 3159.7007 892.72003 3152.7698 1038.5203 3152.651 C 1152.6282 3152.5588 1252.5059 3145.966 1260.4713 3138.0015 C 1282.6526 3115.8193 1141.7681 3069.1226 1052.6635 3069.1226 C 1009.09534 3069.1226 980.121 3058.3262 988.2762 3045.1318 C 996.4314 3031.9365 981.8239 3026.705 955.8153 3033.5068 C 915.9655 3043.9277 738.4473 3268.122 738.4473 3308.0283 C 738.4473 3341.777 1295.3279 3279.9446 1435.186 3230.667 z M 1510.7936 3039.0647 C 1551.7294 3009.9158 1597.5227 2963.0833 1612.5574 2934.9907 C 1635.4307 2892.251 1631.0421 2883.914 1585.6735 2883.914 C 1517.1981 2883.914 1347.752 2992.0657 1347.3168 3036.0496 C 1347.1367 3054.2397 1335.0824 3069.1226 1320.5306 3069.1226 C 1305.9789 3069.1226 1294.0723 3082.3193 1294.0723 3098.449 C 1294.0723 3139.089 1418.019 3105.1265 1510.7936 3039.0647 z M 4543.542 3044.25 C 4611.724 3016.0178 4810.3843 2937.4202 4985.01 2869.5894 C 5159.635 2801.7583 5314.4155 2737.4446 5328.968 2726.671 C 5343.52 2715.8972 5403.0513 2688.0784 5461.26 2664.8506 C 5519.468 2641.6235 5662.3433 2581.805 5778.76 2531.921 C 6441.674 2247.8645 7076.792 1981.3668 7273.6553 1904.658 C 7503.545 1815.0792 7579.8354 1772.5867 7510.4575 1772.7604 C 7445.0845 1772.9235 6694.3936 2070.9802 6281.468 2260.7222 C 6165.0513 2314.2163 5926.9263 2418.1924 5752.3013 2491.7805 C 5577.6763 2565.3687 5387.1763 2646.7905 5328.968 2672.7183 C 4939.3994 2846.2444 4437.262 3042.4753 4469.0723 3008.757 C 4480.3843 2996.7659 4733.1206 2888.9268 5818.4473 2432.996 C 5913.0356 2393.2617 6082.018 2318.0662 6193.964 2265.8965 C 6305.91 2213.7258 6514.2695 2122.0566 6656.985 2062.187 C 6799.7007 2002.3167 6964.093 1932.0803 7022.3013 1906.1057 C 7080.5093 1880.1302 7202.5483 1831.9314 7293.499 1798.9966 C 7384.4497 1766.0618 7458.864 1736.6991 7458.864 1733.7462 C 7458.864 1719.7015 7040.511 1455.1643 7018.301 1455.1643 C 6951.221 1455.1643 6021.501 1858.0668 5539.564 2095.989 C 5229.468 2249.0764 4548.939 2550.7756 4449.2285 2579.368 C 4416.4863 2588.756 4389.6973 2608.3447 4389.6973 2622.8965 C 4389.6973 2658.2932 4457.4966 2635.465 4773.343 2493.724 C 4918.864 2428.4187 5192.7075 2306.3647 5381.885 2222.4922 C 5766.2153 2052.0981 5990.9927 1949.4808 6318.767 1794.7786 C 6618.644 1653.2433 7008.3726 1498.562 7024.4907 1514.6802 C 7031.688 1521.8777 6938.8896 1567.0598 6818.272 1615.0858 C 6697.655 1663.111 6527.5303 1737.0681 6440.218 1779.4338 C 6255.5137 1869.0562 5925.2944 2017.6469 5514.1763 2196.1284 C 5354.103 2265.6218 5097.45 2382.149 4943.836 2455.0781 C 4790.222 2528.0066 4614.605 2602.6353 4553.576 2620.92 L 4442.614 2654.1648 L 4442.614 2848.4148 C 4442.614 2960.275 4431.392 3042.664 4416.1553 3042.664 C 4401.6035 3042.664 4389.6973 3054.5698 4389.6973 3069.1226 C 4389.6973 3105.1013 4400.9927 3103.275 4543.542 3044.25 z M 4408.648 2811.1538 C 4402.5854 2771.1353 4397.6255 2803.878 4397.6255 2883.914 C 4397.6255 2963.9504 4402.5854 2996.6924 4408.648 2956.6746 C 4414.71 2916.656 4414.71 2851.1714 4408.648 2811.1538 z M 1396.7823 2930.5813 C 1473.1295 2883.3933 1482.6008 2869.506 1443.5657 2861.9863 C 1375.6628 2848.9058 1219.8544 2880.6223 1200.8351 2911.3972 C 1178.59 2947.39 1210.2717 2989.7476 1259.4377 2989.7476 C 1282.328 2989.7476 1344.133 2963.1228 1396.7823 2930.5813 z M 1152.6597 2809.8804 C 1185.8062 2776.7341 1185.1198 2765.571 1147.371 2723.8594 C 1106.7274 2678.9492 1107.4226 2676.825 1158.399 2690.155 C 1188.3221 2697.98 1211.8203 2712.0352 1210.618 2721.3877 C 1203.7435 2774.8381 1219.3765 2804.539 1254.3848 2804.539 C 1276.4336 2804.539 1294.0723 2781.0208 1294.0723 2751.6226 C 1294.0723 2722.5183 1281.4633 2698.7058 1266.0524 2698.7058 C 1250.6415 2698.7058 1245.0216 2687.3967 1253.5645 2673.575 C 1271.1118 2645.182 1210.1005 2608.5806 1102.2494 2582.7988 C 1046.2644 2569.4163 1029.4889 2575.033 1029.4889 2607.1587 C 1029.4889 2630.123 1041.3955 2641.5532 1055.9473 2632.56 C 1070.499 2623.566 1082.4056 2628.1143 1082.4056 2642.666 C 1082.4056 2657.2185 1069.4299 2677.1438 1053.5709 2686.9446 C 1035.6489 2698.022 1031.5511 2741.091 1042.7439 2800.7532 C 1065.7101 2923.1746 1091.5718 2964.3347 1104.4819 2899.0142 C 1110.0308 2870.9395 1131.7106 2830.8289 1152.6597 2809.8804 z M 1226.796 2859.284 C 1253.306 2816.3909 1195.7006 2803.3555 1161.5392 2844.518 C 1134.9548 2876.5503 1136.5754 2883.914 1170.2087 2883.914 C 1192.9592 2883.914 1218.4244 2872.8303 1226.796 2859.284 z M 1695.8121 2791.1978 C 1729.749 2716.715 1727.6819 2712.5051 1644.6451 2686.9802 C 1603.8345 2674.4358 1585.0001 2679.642 1584.753 2703.5376 C 1584.5543 2722.708 1577.2123 2765.182 1568.4377 2797.9246 C 1544.8943 2885.7744 1655.3785 2879.94 1695.8121 2791.1978 z M 2870.0056 2795.4578 C 2941.852 2761.3594 3066.1191 2704.9539 3146.1555 2670.1125 C 3708.467 2425.3262 6217.6436 1145.4788 6334.3843 1043.9022 C 6412.5005 975.934 6411.452 976.0834 6268.239 1053.3494 C 5636.0244 1394.4388 3317.6519 2540.3555 3285.0771 2527.8555 C 3252.9795 2515.5378 3247.6626 2481.4163 3259.0442 2360.8018 C 3277.4272 2165.9849 3342.2756 1978.7272 3448.9736 1812.3517 C 3495.636 1739.5913 3552.4954 1649.6461 3575.329 1612.4746 C 3598.1628 1575.3015 3680.1353 1475.6378 3757.4917 1390.9974 L 3898.139 1237.1074 L 3740.4287 1315.558 C 3653.6875 1358.7062 3368.4053 1499.8829 3106.468 1629.2839 C 2844.5308 1758.6849 2497.2004 1945.0851 2334.6233 2043.5068 C 2172.046 2141.9287 2026.1948 2222.4558 2010.5087 2222.4558 C 1994.5438 2222.4558 1982.1318 2271.9578 1982.3135 2334.9038 C 1982.6365 2446.8784 1983.4722 2447.8345 2180.848 2562.1694 C 2289.8625 2625.3196 2372.4424 2687.6907 2364.3574 2700.773 C 2356.2725 2713.8542 2370.0886 2716.7175 2395.0596 2707.1355 C 2425.656 2695.3945 2434.2837 2699.708 2421.5178 2720.3647 C 2408.7515 2741.0208 2417.379 2745.335 2447.9763 2733.594 C 2478.5728 2721.8528 2487.2002 2726.1663 2474.4346 2746.823 C 2462.91 2765.4702 2468.982 2772.596 2489.9375 2765.018 C 2508.8833 2758.1667 2554.1504 2775.8975 2590.5305 2804.4204 C 2676.1116 2871.5159 2712.189 2870.3596 2870.0056 2795.4578 z M 1531.2662 2779.82 C 1583.0728 2683.0188 1560.6128 2659.741 1353.4161 2595.4983 C 1240.7406 2560.5618 1121.7621 2514.544 1089.0201 2493.2363 C 1035.8661 2458.6445 1029.4889 2459.0718 1029.4889 2497.225 C 1029.4889 2520.7273 1048.7037 2539.9558 1072.189 2539.9558 C 1095.6736 2539.9558 1161.0144 2565.8804 1217.3909 2597.5654 C 1294.7319 2641.0334 1323.942 2676.7546 1336.3856 2743.0862 C 1350.4908 2818.2705 1363.808 2830.9976 1428.3777 2830.9976 C 1475.9426 2830.9976 1514.0112 2812.0623 1531.2662 2779.82 z M 1399.9056 2445.8635 C 1399.9056 2421.9907 1182.7911 2336.0415 1082.4056 2320.1753 L 989.80145 2305.5396 L 1076.1439 2343.5918 C 1123.6321 2364.5217 1183.1633 2385.7397 1208.4355 2390.7434 C 1233.7078 2395.747 1284.1504 2412.7527 1320.5306 2428.5342 C 1402.7131 2464.1829 1399.9056 2463.57 1399.9056 2445.8635 z M 9212.075 2403.0933 C 9289.933 2365.6956 9299.874 2283.4065 9224.996 2296.1472 C 9194.878 2301.2712 9172.083 2275.8044 9153.946 2216.7722 C 9128.015 2132.3645 9127.412 2133.4116 9133.105 2253.0032 C 9141.238 2423.8462 9110.2295 2389.1091 9091.355 2206.2334 C 9082.837 2123.6973 9061.9375 2042.9812 9044.912 2026.8638 C 9021.672 2004.8625 9017.593 2010.7472 9028.542 2050.4768 C 9036.564 2079.581 9051.271 2184.473 9061.227 2283.5698 C 9073.092 2401.6924 9089.596 2459.3486 9109.146 2450.9788 C 9125.549 2443.9556 9171.866 2422.4072 9212.075 2403.0933 z M 2240.1965 2044.97 C 2615.0654 1800.1698 4503.592 875.52106 4637.3506 871.29004 C 4693.832 869.50397 4693.826 869.4313 4634.917 841.0028 C 4572.642 810.95056 4492.0244 839.5018 4058.968 1044.9761 C 3957.1033 1093.3081 3730.8848 1199.4773 3556.2598 1280.9081 C 3381.6345 1362.3389 3208.9941 1446.8629 3172.6138 1468.7406 C 3136.2336 1490.6183 2933.8276 1599.8138 2722.8223 1711.3978 C 2308.0889 1930.7174 1981.9889 2133.4343 1981.9889 2171.9302 C 1981.9889 2210.9958 1998.0522 2203.0974 2240.1965 2044.97 z M 1571.7693 2010.6019 C 1562.7122 1995.9476 1574.9143 1976.4309 1598.884 1967.2324 C 1633.7213 1953.8644 1635.3854 1946.0184 1607.1765 1928.1368 C 1580.6528 1911.3242 1584.1935 1905.6656 1621.4263 1905.3605 C 1662.4534 1905.0254 1665.3076 1898.1346 1638.0306 1865.2684 C 1619.9148 1843.44 1616.7141 1825.5809 1630.9186 1825.5809 C 1645.1223 1825.5809 1654.6421 1783.4445 1652.0736 1731.944 C 1648.4595 1659.4718 1656.1609 1641.6677 1686.147 1653.1746 C 1719.0842 1665.8143 1719.5227 1661.5745 1689.074 1624.8857 C 1658.597 1588.1632 1659.8744 1576.8914 1697.6401 1549.2759 C 1731.4236 1524.573 1734.6599 1509.4601 1711.1931 1485.9933 C 1691.3704 1466.1705 1690.3401 1455.1643 1708.3065 1455.1643 C 1727.6213 1455.1643 1728.3125 1415.0214 1710.5447 1325.16 C 1691.091 1226.7706 1671.1051 1191.4828 1628.3623 1180.0519 C 1569.7798 1164.385 1475.8877 1246.7759 1531.2816 1265.2412 C 1566.1697 1276.8701 1566.5637 1364.4923 1532.0172 1429.0426 C 1517.3661 1456.4191 1502.8628 1509.2146 1499.7881 1546.3658 C 1496.7133 1583.5172 1484.185 1613.9142 1471.9482 1613.9142 C 1459.7114 1613.9142 1457.0581 1625.8201 1466.0514 1640.3726 C 1475.0448 1654.9243 1469.3757 1666.8309 1453.4529 1666.8309 C 1432.7008 1666.8309 1432.5223 1681.817 1452.8223 1719.7476 C 1477.2717 1765.4312 1472.8776 1772.774 1420.6803 1773.4685 C 1361.9711 1774.25 1361.7522 1775.169 1413.1348 1805.1678 C 1464.3534 1835.0717 1463.9294 1836.659 1399.9056 1854.6425 C 1339.411 1871.6351 1338.6932 1873.4478 1391.5082 1875.8596 C 1426.8767 1877.4753 1456.4558 1901.5679 1467.8342 1938.0288 C 1486.219 1996.94 1525.4099 2036.0582 1566.8318 2036.8422 C 1578.6042 2037.0651 1580.8264 2025.257 1571.7693 2010.6019 z M 2024.4323 1832.7462 C 2015.6407 1823.9547 2009.3871 1839.582 2010.5361 1867.4728 C 2011.8054 1898.2953 2018.0752 1904.5651 2026.5211 1883.4585 C 2034.1643 1864.3593 2033.2245 1841.5385 2024.4323 1832.7462 z M 2167.1973 1771.1027 C 2167.1973 1755.6918 2155.2905 1750.4409 2140.7388 1759.435 C 2106.836 1780.3883 2106.836 1799.1226 2140.7388 1799.1226 C 2155.2905 1799.1226 2167.1973 1786.5135 2167.1973 1771.1027 z M 4111.885 814.4613 C 4283.0596 738.1877 4313.732 716.1477 4272.221 699.2487 C 4239.6304 685.9808 4217.0923 689.74915 4210.486 709.57025 C 4204.7617 726.74054 4183.5347 740.7893 4163.315 740.7893 C 4143.0947 740.7893 4022.0483 793.43463 3894.322 857.77905 C 3766.5957 922.1235 3447.7803 1078.6248 3185.843 1205.5607 C 2923.9058 1332.4965 2702.0813 1440.4122 2692.9006 1445.3723 C 2683.72 1450.3325 2631.4817 1418.8462 2576.8152 1375.4025 C 2424.1833 1254.1058 2401.721 1282.7782 2548.6663 1411.3337 L 2678.78 1525.1656 L 3289.4995 1216.9714 C 3625.3945 1047.4647 3995.468 866.3348 4111.885 814.4613 z M 6592.353 1468.0883 C 6632.3716 1457.8248 6665.114 1439.8462 6665.114 1428.1359 C 6665.114 1408.2703 6562.536 1433.9503 6440.218 1484.439 C 6395.115 1503.0554 6397.0684 1504.839 6453.447 1496.5151 C 6489.827 1491.1439 6552.335 1478.3524 6592.353 1468.0883 z M 2063.6094 1373.0156 C 2040.3009 1314.7456 2038.1249 1314.0812 2036.5826 1364.7644 C 2035.6605 1395.0815 2042.8428 1427.8242 2052.5442 1437.5248 C 2084.146 1469.1266 2089.5203 1437.7913 2063.6094 1373.0156 z M 6916.468 1349.3309 C 6895.3804 1315.21 6831.722 1315.21 6810.6343 1349.3309 C 6801.323 1364.3962 6824.1094 1375.7893 6863.5513 1375.7893 C 6902.9927 1375.7893 6925.779 1364.3962 6916.468 1349.3309 z M 865.0626 1276.5706 C 801.9915 1204.1694 795.4052 1157.8649 834.4936 1061.6595 C 868.5322 977.8832 867.9177 974.6469 824.4425 1008.74286 C 757.2018 1061.477 739.30804 1091.3477 738.85266 1151.621 C 738.31085 1223.3511 810.5222 1322.8726 863.111 1322.8726 C 901.11176 1322.8726 901.30963 1318.179 865.0626 1276.5706 z M 1066.3892 1262.0365 C 1134.372 1212.3262 1113.4495 1081.5792 1030.9658 1040.6716 C 948.952 999.99664 902.7283 1025.4198 971.3312 1073.4717 C 1040.8053 1122.1323 1060.0709 1209.136 1012.0142 1257.1919 C 963.6637 1305.5432 1002.19574 1308.9757 1066.3892 1262.0365 z M 2904.2405 1272.8579 C 2931.8542 1255.3606 2932.6987 1245.5138 2907.8972 1230.186 C 2889.8784 1219.0498 2865.6453 1226.3442 2852.963 1246.7225 C 2834.4998 1276.3888 2820.3235 1277.0203 2776.9048 1250.1122 C 2705.1594 1205.6478 2682.7092 1208.3932 2722.8223 1256.7268 C 2759.0684 1300.4006 2848.2563 1308.3313 2904.2405 1272.8579 z M 6771.189 1257.0182 C 6753.206 1235.3505 6725.749 1225.4972 6710.174 1235.1235 C 6693.0337 1245.7164 6702.051 1260.5338 6733.0156 1272.66 C 6806.033 1301.254 6807.4272 1300.6832 6771.189 1257.0182 z M 7855.739 1269.9559 C 7855.739 1255.4033 7843.1294 1243.4976 7827.7188 1243.4976 C 7812.3076 1243.4976 7807.0576 1255.4033 7816.0513 1269.9559 C 7837.005 1303.8589 7855.739 1303.8589 7855.739 1269.9559 z M 951.766 1140.7504 C 935.2812 1109.9487 911.10876 1084.7476 898.04913 1084.7476 C 856.6733 1084.7476 838.5478 1191.4796 872.89484 1232.866 C 901.5357 1267.3761 910.877 1267.6151 943.80945 1234.6827 C 973.47736 1205.0148 975.21014 1184.5566 951.766 1140.7504 z M 2334.4883 1179.6667 C 2293.4104 1130.0073 2202.4277 1038.9777 2132.3052 977.37854 C 2015.6117 874.87103 2001.2327 868.9557 1962.6176 907.5717 C 1924.0015 946.18774 1924.8574 948.60364 1972.7202 936.08746 C 2010.8833 926.1074 2074.6125 969.0618 2208.5537 1095.0409 C 2309.5005 1189.9867 2395.9365 1268.1836 2400.6343 1268.8126 C 2405.331 1269.4415 2375.5654 1229.3253 2334.4883 1179.6667 z M 2947.6348 1098.1359 C 2947.6995 1039.764 2931.4949 1017.8371 2874.0679 998.5925 C 2822.6821 981.37213 2788.6895 983.6451 2761.6199 1006.1106 C 2717.988 1042.322 2708.4763 1164.1226 2749.2805 1164.1226 C 2763.8323 1164.1226 2775.7388 1134.3569 2775.7388 1097.9768 C 2775.7388 1048.3359 2789.6592 1031.8309 2831.5237 1031.8309 C 2876.877 1031.8309 2884.3884 1043.4655 2871.693 1094.0486 C 2863.1042 1128.2688 2864.046 1164.2356 2873.786 1173.975 C 2909.642 1209.8312 2947.5532 1170.8978 2947.6348 1098.1359 z M 2537.6138 1108.1199 C 2537.6138 1091.7861 2514.387 1084.6499 2485.6702 1092.1592 C 2457.101 1099.6304 2419.924 1089.1127 2403.055 1068.7869 C 2386.1865 1048.461 2361.9358 1031.8309 2349.166 1031.8309 C 2313.4739 1031.8309 2321.6453 1105.0597 2359.02 1120.1411 C 2421.6536 1145.4141 2537.6138 1137.6094 2537.6138 1108.1199 z M 2559.15 905.4788 C 2551.959 843.07715 2537.5146 832.29047 2451.6243 825.18176 C 2383.401 819.5353 2352.2925 827.8003 2352.0447 851.6401 C 2351.846 870.7087 2344.504 913.0987 2335.7295 945.8414 C 2324.145 989.0679 2331.1497 1005.3726 2361.3035 1005.3726 C 2390.1973 1005.3726 2401.1985 983.419 2397.4626 933.217 C 2393.7185 882.9043 2406.1094 858.2886 2438.395 851.9017 C 2475.2234 844.6161 2484.6973 861.1841 2484.6973 932.877 C 2484.6973 982.45087 2492.967 1031.2819 2503.0754 1041.3894 C 2532.4722 1070.7861 2568.216 984.15216 2559.15 905.4788 z M 714.60425 883.62537 C 684.82654 845.76917 652.8138 774.0221 643.4644 724.18744 C 630.4072 654.58655 618.63385 640.0792 592.68427 661.61536 C 536.27374 708.43176 671.9543 943.331 760.2111 951.65094 C 764.90564 952.09424 744.3828 921.48236 714.60425 883.62537 z M 3469.9922 902.1594 C 3529.9153 879.3774 3541.3154 821.1187 3519.6953 648.1851 C 3515.8892 617.7461 3248.1123 597.7643 3171.188 622.17896 C 3135.0498 633.6487 3119.6973 662.5011 3119.6973 718.9447 C 3119.6973 781.40936 3129.0425 795.78107 3161.5486 783.3077 C 3184.5671 774.47424 3216.6082 767.2476 3232.7515 767.2476 C 3248.8948 767.2476 3239.11 750.435 3211.0078 729.88635 C 3161.622 693.77423 3162.273 691.4496 3230.4583 660.3824 C 3322.26 618.5552 3441.8052 647.1379 3431.57 708.4681 C 3427.3892 733.5207 3412.0615 762.7655 3397.5098 773.45685 C 3382.442 784.5269 3390.313 793.0697 3415.7917 793.3006 C 3440.3994 793.5235 3469.097 808.58875 3479.5654 826.7789 C 3490.033 844.969 3489.1716 851.3421 3477.651 840.94226 C 3466.1304 830.54156 3431.8066 839.47107 3401.3757 860.786 C 3329.3218 911.2545 3201.6987 910.71106 3182.1821 859.8518 C 3162.7178 809.13055 3119.6973 808.2254 3119.6973 858.5373 C 3119.6973 947.8802 3292.9805 969.4591 3469.9922 902.1594 z M 950.11395 913.1237 C 950.11395 906.0424 908.86566 883.01495 858.4513 861.9503 C 771.4774 825.6097 706.2876 711.2126 748.49915 669.00104 C 757.52234 659.97784 764.90564 674.4771 764.90564 701.2229 C 764.90564 774.4193 843.55475 846.6226 923.2858 846.6226 C 1017.76483 846.6226 1076.4515 743.00574 1039.8307 640.8527 C 1017.00665 577.18414 1000.94336 569.08466 901.6471 571.1703 C 833.9647 572.5922 798.8845 563.9356 813.4209 549.3992 C 861.3645 501.45557 1009.2536 539.9642 1064.9495 614.895 C 1117.0837 685.03204 1117.3518 690.6252 1073.0465 783.5354 C 1019.2061 896.4387 1028.105 921.24255 1095.6671 846.5871 C 1191.266 740.9516 1124.2417 502.6643 998.9296 502.6643 C 972.0813 502.6643 950.11395 490.75772 950.11395 476.20596 C 950.11395 425.054 871.61505 450.59506 779.0553 531.8631 C 660.70575 635.7755 655.6608 729.6748 762.29193 843.82404 C 826.3925 912.44464 950.11395 958.0927 950.11395 913.1237 z M 3410.7388 423.2893 C 3459.104 392.03354 3417.329 392.03354 3344.593 423.2893 C 3309.7017 438.28232 3305.1946 446.52393 3331.3638 447.48276 C 3353.1924 448.28253 3388.9104 437.39575 3410.7388 423.2893 z M 3794.3845 396.83096 C 3773.4314 362.9272 3754.697 362.9272 3754.697 396.83096 C 3754.697 411.38272 3767.3062 423.2893 3782.717 423.2893 C 3798.128 423.2893 3803.378 411.38272 3794.3845 396.83096 z M 1068.9891 344.2171 C 1078.2585 329.2188 1067.6383 324.78354 1044.0924 333.81885 C 998.2554 351.4078 989.86926 370.37265 1027.9274 370.37265 C 1041.6208 370.37265 1060.0984 358.60254 1068.9891 344.2171 z M 1201.4681 5405.0215 C 1157.812 5379.6 1092.3275 5358.5684 1055.9473 5358.284 C 1006.719 5357.9 987.53656 5341.761 980.947 5295.185 C 976.07654 5260.764 984.1372 5220.5576 998.8586 5205.8364 C 1015.95056 5188.7437 1016.81775 5155.907 1001.2583 5114.9805 C 945.02466 4967.0757 1078.2029 4709.7935 1230.8259 4671.4873 C 1265.6115 4662.7573 1294.0723 4639.439 1294.0723 4619.6704 C 1294.0723 4599.901 1311.8723 4568.954 1333.6273 4550.899 C 1365.5028 4524.445 1386.0498 4526.502 1439.4607 4561.498 C 1475.9136 4585.3833 1505.7389 4618.221 1505.7389 4634.4717 C 1505.7389 4650.7227 1526.5751 4680.87 1552.041 4701.4673 C 1593.3967 4734.916 1591.6454 4735.6533 1535.649 4708.3745 C 1501.1664 4691.5767 1467.0356 4655.201 1459.8026 4627.54 C 1442.0638 4559.7056 1409.1266 4564.0596 1389.9135 4636.779 C 1381.2626 4669.5205 1335.436 4714.169 1288.077 4735.9976 C 1151.8005 4798.8076 1075.2645 4934.864 1089.608 5088.8086 C 1098.1936 5180.9526 1091.4539 5220.589 1065.5074 5230.545 C 1011.87537 5251.126 1020.96313 5323.6763 1075.791 5312.6436 C 1101.257 5307.5195 1145.174 5324.5054 1173.3844 5350.3916 C 1254.4897 5424.8125 1481.0796 5414.789 1578.933 5332.4507 C 1636.7694 5283.7847 1663.7703 5275.029 1686.3553 5297.614 C 1702.9482 5314.2065 1724.8583 5319.4478 1735.0442 5309.261 C 1745.231 5299.075 1740.0334 5277.2085 1723.4945 5260.67 C 1702.4896 5239.665 1701.5337 5215.4463 1720.3213 5180.3403 C 1752.4696 5120.2705 1758.3276 4939.5557 1729.632 4893.1245 C 1717.3644 4873.276 1720.0468 4866.7983 1736.3588 4876.8794 C 1779.1346 4903.317 1796.8484 5040.382 1769.7142 5134.9917 C 1752.489 5195.0522 1754.3357 5232.672 1775.7758 5258.506 C 1811.0085 5300.958 1760.7096 5348.5527 1690.9473 5338.775 C 1669.1188 5335.7153 1618.346 5355.102 1578.1174 5381.856 C 1473.9724 5451.1187 1299.1011 5461.8745 1201.4681 5405.0215 z M 1263.8827 5317.7583 C 1162.1173 5263.9893 1108.8639 5161.853 1108.8639 5020.445 C 1108.8639 4915.907 1252.3339 4772.6836 1381.2843 4748.4927 C 1500.1974 4726.1836 1640.3334 4798.2427 1667.4885 4895.659 C 1713.5985 5061.0767 1694.462 5147.023 1586.1741 5260.857 C 1468.4108 5384.652 1410.0043 5394.964 1263.8827 5317.7583 z M 1611.5723 5185.789 C 1732.6501 5064.711 1632.0055 4868.289 1448.89 4868.289 C 1364.3126 4868.289 1341.9384 4880.684 1307.9805 4946.3506 C 1250.0779 5058.3213 1257.868 5121.3657 1337.3279 5183.868 C 1425.5742 5253.283 1543.2535 5254.107 1611.5723 5185.789 z M 1384.0223 5191.9985 C 1368.0107 5181.307 1340.0078 5144.284 1321.7926 5109.7246 C 1293.5377 5056.1167 1296.2145 5036.7896 1340.0166 4978.121 C 1401.1814 4896.197 1539.6217 4877.385 1589.8092 4944.1777 C 1617.0895 4980.4844 1616.3499 4982.0913 1585.1608 4954.279 C 1519.7958 4895.99 1494.4105 4918.966 1554.0435 4982.4424 C 1624.2749 5057.2 1626.9097 5110.791 1563.187 5168.459 C 1512.381 5214.438 1433.2078 5224.8403 1384.0223 5191.9985 z M 1488.6857 5125.46 C 1511.0592 5036.3174 1479.8959 4941.7666 1433.9523 4959.396 C 1412.8466 4967.4956 1384.6449 4974.1226 1371.2833 4974.1226 C 1357.9218 4974.1226 1346.9889 5007.4595 1346.9889 5048.2056 C 1346.9889 5177.2163 1460.2031 5238.9414 1488.6857 5125.46 z M 118.38989 5267.936 C 110.33887 5254.9097 121.54215 5237.4233 143.28662 5229.0796 C 191.19875 5210.694 195.84479 5116.078 149.7494 5097.478 C 126.480484 5088.0894 125.92012 5083.514 147.85918 5082.0444 C 165.0101 5080.8955 197.5816 5098.4946 220.2401 5121.1533 C 257.53192 5158.445 257.4221 5168.48 219.08707 5226.9863 C 174.68733 5294.749 142.94023 5307.659 118.38989 5267.936 z M 1648.7462 4782.2993 L 1598.3431 4722.768 L 1657.8744 4773.1704 C 1713.819 4820.5366 1729.4502 4841.8306 1708.2775 4841.8306 C 1703.2567 4841.8306 1676.4674 4815.0415 1648.7462 4782.2993 z M 5147.256 4732.96 C 5083.8306 4642.407 5158.743 4526.933 5282.0557 4525.172 C 5350.7534 4524.191 5430.2495 4629.6807 5406.822 4690.733 C 5392.8857 4727.0493 5267.2646 4788.914 5207.4575 4788.914 C 5195.902 4788.914 5168.8115 4763.735 5147.256 4732.96 z M 5366.699 4600.0503 C 5352.199 4572.9565 5327.39 4550.789 5311.5684 4550.789 C 5292.2817 4550.789 5293.308 4563.4497 5314.6836 4589.2056 C 5332.219 4610.334 5341.011 4649.03 5334.222 4675.1953 C 5324.011 4714.5444 5321.346 4713.0376 5318.8076 4666.4766 C 5314.5625 4588.606 5248.1875 4534.73 5226.4116 4591.478 C 5217.5386 4614.5996 5199.399 4626.794 5186.1016 4618.5747 C 5172.8037 4610.3564 5167.979 4626.787 5175.3794 4655.0884 C 5191.9556 4718.474 5315.959 4739.716 5361.015 4686.8877 C 5383.3906 4660.654 5385.106 4634.4434 5366.699 4600.0503 z M 4545.0703 4570.633 C 4543.2134 4494.234 4539.567 4407.914 4536.967 4378.81 C 4534.3677 4349.7056 4540.4316 4290.1743 4550.4424 4246.518 C 4561.512 4198.2437 4569.871 4273.404 4571.775 4438.3413 C 4573.4966 4587.4995 4568.952 4709.539 4561.6763 4709.539 C 4554.4004 4709.539 4546.9272 4647.031 4545.0703 4570.633 z M 5522.114 4624.872 C 5539.576 4607.4097 5553.864 4567.9434 5553.864 4537.1685 C 5553.864 4498.9077 5584.181 4466.7573 5649.7437 4435.4927 C 5702.4775 4410.3457 5751.9307 4396.078 5759.639 4403.7866 C 5767.348 4411.495 5730.1553 4435.978 5676.9883 4458.1924 C 5611.733 4485.458 5580.3223 4515.662 5580.3223 4551.1445 C 5580.3223 4614.1055 5576.4336 4613.685 5696.1533 4563.663 C 5772.185 4531.895 5792.373 4508.658 5793.8486 4451.215 C 5795.499 4386.945 5798.263 4384.7554 5818.4473 4431.7266 C 5854.567 4515.7817 5851.81 4519.941 5713.493 4590.031 C 5571.543 4661.962 5465.7666 4681.2197 5522.114 4624.872 z M 4624.786 4530.9453 C 4616.463 4258.9165 4635.127 3397.9219 4650.2354 3356.9263 C 4659.7363 3331.1462 4663.589 3595.1716 4658.7964 3943.65 C 4652.5405 4398.5728 4658.4336 4577.2476 4679.6943 4577.2476 C 4695.98 4577.2476 4755.65 4553.604 4812.2935 4524.706 L 4915.2817 4472.166 L 4925.5786 4531.321 C 4935.622 4589.021 4936.593 4588.7744 4965.0303 4521.3247 C 4981.0654 4483.291 5013.93 4444.5957 5038.063 4435.335 C 5113.3066 4406.4614 5120.296 4418.6606 5051.1553 4458.185 C 5014.7754 4478.9814 4999.8926 4496.419 5018.0825 4496.934 C 5075.139 4498.5522 5054.0566 4570.301 4991.624 4586.978 C 4954.47 4596.9023 4921.176 4588.2876 4903.05 4564.0596 C 4877.8286 4530.3477 4859.7173 4532.1426 4765.4214 4577.701 C 4705.6997 4606.556 4650.308 4630.164 4642.3296 4630.164 C 4634.35 4630.164 4626.456 4585.5156 4624.786 4530.9453 z M 1573.7346 4545.402 C 1493.9082 4431.4326 1638.8994 4324.905 1750.4785 4415.5444 C 1812.7502 4466.1294 1808.7695 4512.933 1737.9768 4562.518 C 1658.4872 4618.1943 1622.0626 4614.399 1573.7346 4545.402 z M 1624.8014 4485.966 C 1624.8014 4448.4893 1614.9481 4430.9966 1601.4445 4444.5005 C 1588.598 4457.346 1585.2479 4486.5166 1593.999 4509.3228 C 1616.3265 4567.5054 1624.8014 4561.079 1624.8014 4485.966 z M 1743.8639 4471.414 C 1743.8639 4415.611 1705.3699 4400.214 1677.7181 4444.9556 C 1658.425 4476.1733 1683.4509 4524.3306 1718.9672 4524.3306 C 1732.6606 4524.3306 1743.8639 4500.5186 1743.8639 4471.414 z M 5203.291 4376.5757 L 5289.2803 4338.9707 L 5294.0474 4014.932 C 5298.567 3707.6768 5299.7495 3701.1711 5316.8735 3889.3308 C 5334.4536 4082.4998 5334.854 4080.5674 5331.9507 3816.5469 C 5330.31 3667.3748 5337.8975 3545.3362 5348.8115 3545.349 C 5359.726 3545.362 5368.6553 3502.9978 5368.6553 3451.2068 C 5368.6553 3395.1667 5357.943 3363.662 5342.1973 3373.3933 C 5326.1484 3383.312 5316.9707 3350.0952 5318.869 3288.9653 C 5321.9614 3189.4075 5322.2446 3189.1482 5342.1973 3267.56 C 5361.7573 3344.4302 5362.493 3344.7637 5365.525 3278.122 C 5368.047 3222.6904 5326.391 3053.7842 5302.4224 3022.2512 C 5292.73 3009.5 4985.296 3132.502 4976.6855 3152.576 C 4972.1074 3163.2502 4951.12 3165.3667 4930.0464 3157.28 C 4908.973 3149.1936 4873.7363 3157.5117 4851.7417 3175.7656 C 4829.747 3194.0195 4804.1016 3201.3052 4794.7524 3191.9548 C 4785.4023 3182.6055 4790.2554 3174.9558 4805.5366 3174.9558 C 4820.8174 3174.9558 4839.01 3145.1902 4845.9644 3108.81 C 4852.919 3072.4297 4855.804 3042.664 4852.375 3042.664 C 4848.947 3042.664 4795.523 3060.5232 4733.6553 3082.3516 C 4569.1646 3140.3875 4567.766 3128.2402 4730.4336 3054.369 C 4890.046 2981.8855 4902.336 2978.7314 4879.1763 3016.2058 C 4870.1826 3030.7576 4887.339 3042.664 4917.3022 3042.664 C 4947.265 3042.664 4971.7803 3054.5698 4971.7803 3069.1226 C 4971.7803 3083.6743 4984.3896 3095.5808 4999.8003 3095.5808 C 5015.2114 3095.5808 5020.5454 3083.8108 5011.6553 3069.4253 C 5002.3813 3054.4197 5013.0176 3049.9958 5036.6055 3059.047 C 5059.2188 3067.7249 5123.783 3056.3948 5180.081 3033.8687 C 5236.379 3011.3425 5309.305 2999.9382 5342.1396 3008.5247 L 5401.839 3024.1357 L 5382.971 3542.7231 C 5372.594 3827.9456 5354.777 4071.0654 5343.378 4082.9883 C 5331.979 4094.9116 5328.4805 4156.3735 5335.604 4219.5713 C 5347.6646 4326.5737 5342.9683 4337.3647 5267.315 4376.4863 C 5222.633 4399.592 5170.6006 4417.526 5151.6885 4416.3394 C 5132.7754 4415.1523 5155.9966 4397.2583 5203.291 4376.5757 z M 4932.093 3095.5808 C 4941.0864 3081.0283 4929.883 3069.1226 4907.1963 3069.1226 C 4884.509 3069.1226 4865.9473 3081.0283 4865.9473 3095.5808 C 4865.9473 3129.8157 4910.9346 3129.8157 4932.093 3095.5808 z M 6067.4014 4350.784 C 6072.4297 4303.6206 6100.2017 4265.4585 6147.5483 4240.6504 C 6187.397 4219.7725 6224.8823 4207.572 6230.8506 4213.54 C 6236.8184 4219.507 6211.953 4240.31 6175.5947 4259.7686 C 6139.2363 4279.227 6109.489 4310.995 6109.489 4330.3643 C 6109.489 4372.9165 6107.3325 4372.8027 6213.414 4335.8223 C 6286.384 4310.3853 6296.4062 4296.6187 6282.4478 4241.002 C 6271.9556 4199.1973 6275.955 4182.018 6293.636 4192.946 C 6308.772 4202.3003 6321.1553 4238.4565 6321.1553 4273.294 C 6321.1553 4322.0225 6301.318 4342.3633 6235.1655 4361.468 C 6187.871 4375.1255 6129.046 4394.548 6104.4414 4404.628 C 6068.022 4419.5493 6061.1367 4409.5405 6067.4014 4350.784 z M 4772.6387 4360.057 C 4764.9995 4340.1494 4762.349 4127.8657 4766.749 3888.315 L 4774.7485 3452.7683 L 4780.66 3911.277 L 4786.5723 4369.785 L 4872.5615 4351.666 C 4919.856 4341.7007 4969.8623 4322.895 4983.6865 4309.877 C 4997.511 4296.8574 5027.277 4286.682 5049.8325 4287.265 C 5108.123 4288.771 4978.233 4355.0874 4872.54 4377.7837 C 4810.816 4391.038 4782.6064 4386.0317 4772.6387 4360.057 z M 4870.8413 4026.6755 C 4867.7075 3835.1003 4856.4287 3733.3398 4839.489 3743.81 C 4824.9365 3752.8032 4813.0303 3748.2559 4813.0303 3733.7031 C 4813.0303 3719.1514 4824.9365 3699.8867 4839.489 3690.8933 C 4854.041 3681.8992 4865.9473 3645.4778 4865.9473 3609.9568 C 4865.9473 3559.7095 4879.163 3546.054 4925.4785 3548.4417 C 4970.277 3550.751 4973.551 3554.5054 4938.7075 3563.611 C 4868.2544 3582.0215 4883.4287 3620.1968 4964.94 3629.6042 C 5067.3354 3641.4229 5070.6797 3714.587 4973.8643 3824.853 C 4929.062 3875.8804 4892.4053 3941.7017 4892.4053 3971.1216 C 4892.4053 4023.2996 4894.35 4023.465 4971.521 3977.8792 C 5080.547 3913.4758 5121.5835 3954.5376 5078.539 4084.964 C 5061.3545 4137.0327 5037.1577 4185.9004 5024.7676 4193.558 C 5012.3774 4201.215 5021.0557 4159.5815 5044.0522 4101.0376 C 5095.2646 3970.663 5078.8955 3949.3271 4974.822 4010.8052 C 4905.3833 4051.8232 4893.565 4075.7366 4885.2803 4191.977 C 4880.031 4265.6304 4873.533 4191.2446 4870.8413 4026.6755 z M 5024.6973 3684.441 C 5024.6973 3661.2915 5002.4966 3650.6777 4965.166 3655.9802 C 4918.49 3662.6086 4903.74 3684.4321 4896.8623 3757.039 L 4888.0903 3849.6433 L 4956.3936 3785.5 C 4993.9604 3750.2212 5024.6973 3704.7441 5024.6973 3684.441 z M 5726.0303 4286.509 C 5716.7607 4271.5103 5727.381 4267.075 5750.927 4276.1104 C 5773.511 4284.7764 5791.989 4279.679 5791.989 4264.7827 C 5791.989 4249.886 5777.106 4231.6934 5758.916 4224.353 C 5738.5522 4216.1367 5743.0356 4210.206 5770.5835 4208.9194 C 5830.654 4206.1147 5860.7407 4259.9277 5815.222 4288.759 C 5767.5205 4318.9727 5745.7544 4318.423 5726.0303 4286.509 z M 5136.1396 4239.904 C 5165.9473 4205.63 5180.7114 4099.0176 5192.97 3829.5227 L 5209.531 3465.4436 L 5113.8823 3505.408 C 5004.913 3550.9382 4962.695 3556.7598 5031.3115 3516.7947 C 5065.7046 3496.7627 5077.614 3455.5718 5077.614 3356.6445 C 5077.614 3201.751 5021.8857 3187.678 4995.107 3335.8083 C 4980.3613 3417.3772 4978.403 3419.0786 4975.263 3353.0457 C 4972.124 3287.0112 4964.5996 3281.5037 4899.02 3297.236 C 4787.671 3323.9487 4834.8994 3293.2915 5021.4165 3217.7866 C 5114.2 3180.226 5202.1973 3156.9626 5216.9653 3166.09 C 5254.2334 3189.1223 5219.779 4202.741 5180.103 4250.5474 C 5163.8267 4270.1597 5138.216 4286.2056 5123.19 4286.2056 C 5108.164 4286.2056 5113.9917 4265.3696 5136.1396 4239.904 z M 5204.7915 3310.2075 C 5211.7944 3187.623 5206.9624 3170.4236 5169.555 3184.7783 C 5145.711 3193.9275 5121.223 3201.414 5115.137 3201.414 C 5109.052 3201.414 5104.0723 3261.8184 5104.0723 3335.6453 C 5104.0723 3449.1995 5111.2046 3468.5215 5150.374 3461.0752 C 5186.3423 3454.237 5198.488 3420.565 5204.7915 3310.2075 z M 5902.396 4215.8477 C 5913.547 4157.9463 5990.4263 4149.755 5990.4263 4206.4683 C 5990.4263 4228.097 5968.509 4250.0146 5941.7217 4255.1733 C 5906.3623 4261.9824 5895.587 4251.207 5902.396 4215.8477 z M 5977.197 4206.8306 C 5977.197 4192.2783 5965.291 4180.3726 5950.739 4180.3726 C 5936.1865 4180.3726 5924.2803 4192.2783 5924.2803 4206.8306 C 5924.2803 4221.3823 5936.1865 4233.289 5950.739 4233.289 C 5965.291 4233.289 5977.197 4221.3823 5977.197 4206.8306 z M 5437.5 4176.1963 C 5384.004 4099.8193 5383.602 4023.3738 5436.3013 3948.1345 C 5476.5186 3890.7163 5580.3223 3865.6177 5580.3223 3913.3118 C 5580.3223 3926.5015 5554.648 3930.579 5523.268 3922.373 C 5480.7686 3911.2593 5471.687 3916.309 5487.6685 3942.1675 C 5501.0444 3963.8093 5498.7534 3970.4724 5481.585 3959.8618 C 5440.176 3934.27 5421.035 4044.4126 5454.231 4117.27 C 5486.4004 4187.8735 5566.3403 4183.151 5626.176 4107.111 C 5664.712 4058.1392 5626.2207 3995.408 5557.239 3994.7588 C 5519.788 3994.4067 5519.348 3991.0374 5553.864 3968.9043 C 5575.692 3954.9075 5617.364 3949.7527 5646.468 3957.451 C 5698.649 3971.2507 5698.671 3970.8745 5648.0254 3930.3877 C 5619.7783 3907.8066 5610.3843 3889.3308 5627.151 3889.3308 C 5681.373 3889.3308 5765.5303 4003.1506 5765.5303 4076.485 C 5765.5303 4214.2085 5517.0327 4289.744 5437.5 4176.1963 z M 5738.667 4079.592 C 5738.4443 4054.9844 5728.607 4019.6377 5716.807 4001.0432 C 5703.585 3980.2078 5696.1265 4002.041 5697.3687 4057.947 C 5698.4775 4107.838 5708.314 4143.1846 5719.2285 4136.495 C 5730.1426 4129.806 5738.8896 4104.1987 5738.667 4079.592 z M 5484.6494 4115.772 C 5476.5996 4094.794 5474.6763 4056.0986 5480.376 4029.7825 C 5486.846 3999.9055 5495.903 4014.2302 5504.4893 4067.9246 C 5518.8984 4158.029 5509.5327 4180.616 5484.6494 4115.772 z M 5924.2803 4048.0808 C 5872.4434 3996.2437 5850.917 3889.3308 5892.317 3889.3308 C 5903.8413 3889.3308 5912.7705 3829.8003 5912.1606 3757.0415 C 5910.972 3615.3037 5909.303 3614.1272 5758.916 3649.0508 L 5659.6973 3672.091 L 5659.6973 3532.3596 C 5659.6973 3395.0393 5661.1807 3392.402 5745.6865 3379.5322 C 5858.235 3362.391 5877.731 3381.3796 5769.7563 3402.9749 C 5693.187 3418.2888 5686.1553 3428.3188 5686.1553 3522.2214 C 5686.1553 3637.7456 5698.7266 3642.3303 5886.1055 3595.1482 L 6003.6553 3565.5488 L 6003.6553 3436.3982 C 6003.6553 3296.5845 6000.5435 3292.891 5919.348 3336.3455 C 5879.813 3357.5037 5869.885 3357.5037 5882.9614 3336.3455 C 5894.8755 3317.0684 5862.465 3306.1292 5786.9355 3303.9353 L 5672.9263 3300.624 L 5781.942 3282.769 C 5882.369 3266.3213 6030.114 3192.9675 6030.114 3159.5547 C 6030.114 3151.7556 6019.6943 3151.8137 6006.9595 3159.6846 C 5994.2246 3167.5547 5989.816 3120.6707 5997.162 3055.496 C 6010.2476 2939.4001 6008.526 2936.1655 5912.214 2895.9233 C 5794.545 2846.7588 5650.8843 2880.88 5603.605 2969.2222 C 5567.536 3036.618 5590.1934 3227.5269 5637.8467 3257.739 C 5657.1406 3269.971 5660.4243 3280.161 5645.145 3280.3838 C 5587.3706 3281.226 5553.864 3213.14 5553.864 3094.901 C 5553.864 2930.309 5640.1797 2844.2266 5805.218 2844.2266 C 5974.637 2844.2266 6056.5957 2928.93 6045.204 3092.2485 C 6040.509 3159.566 6034.289 3220.5967 6031.383 3227.8726 C 6028.4766 3235.1484 6027.801 3321.469 6029.8813 3419.6953 C 6033.397 3585.6858 6029.6714 3598.289 5977.0825 3598.289 C 5925.644 3598.289 5924.2803 3602.0688 5962.078 3639.866 C 6015.029 3692.8167 6016.4487 3721.2192 5963.968 3677.664 C 5931.6626 3650.853 5924.2803 3652.1772 5924.2803 3684.785 C 5924.2803 3729.9663 6037.109 3766.7825 6107.3 3744.5044 C 6207.052 3712.8445 6296.272 3916.9082 6226.3345 4016.7583 C 6184.9834 4075.7947 6089.9673 4101.072 6125.4966 4043.5842 C 6138.54 4022.48 6129.9287 4018.27 6098.436 4030.355 C 6073.031 4040.104 6032.382 4049.2678 6008.106 4050.7178 C 5981.415 4052.3125 5990.1143 4061.729 6030.114 4074.539 C 6093.572 4094.8616 6093.8403 4095.8298 6036.728 4098.3594 C 6003.986 4099.8105 5953.385 4077.185 5924.2803 4048.0808 z M 6162.136 3908.3445 C 6162.284 3882.4207 6144.6143 3854.3845 6122.8696 3846.0405 C 6101.125 3837.6963 6090.401 3819.4353 6099.0386 3805.46 C 6108.008 3790.946 6136.3076 3799.5664 6165.0317 3825.562 C 6195.8896 3853.4875 6215.322 3858.9443 6215.322 3839.6843 C 6215.322 3801.346 6149.0967 3773.876 6056.67 3773.876 C 5961.0205 3773.876 5919.58 3805.3599 5936.433 3865.2236 C 5944.3013 3893.171 5957.9673 3941.285 5966.8022 3972.143 C 5978.5166 4013.0571 5973.8276 4022.6633 5949.4854 4007.6182 C 5928.663 3994.75 5922.7227 3997.697 5933.696 4015.452 C 5961.276 4060.077 6161.807 3966.055 6162.136 3908.3445 z M 5992.134 3962.0913 C 5986.711 3943.9011 5975.552 3908.1821 5967.3364 3882.7163 C 5958.6465 3855.7773 5965.8833 3836.414 5984.642 3836.414 C 6002.828 3836.414 6016.8843 3871.018 6016.8843 3915.789 C 6016.8843 4000.1235 6008.275 4016.2295 5992.134 3962.0913 z M 5977.197 3280.789 C 5999.025 3266.6824 6004.9785 3255.1406 5990.4263 3255.1406 C 5975.874 3255.1406 5946.1084 3266.6824 5924.2803 3280.789 C 5902.452 3294.8953 5896.499 3306.4368 5911.0513 3306.4368 C 5925.6035 3306.4368 5955.369 3294.8953 5977.197 3280.789 z M 4554.5854 3942.2476 C 4554.5854 3891.3147 4560.031 3870.4795 4566.6855 3895.9453 C 4573.341 3921.4114 4573.341 3963.0835 4566.6855 3988.5496 C 4560.031 4014.0156 4554.5854 3993.1794 4554.5854 3942.2476 z M 4532.3804 3505.9111 C 4531.7646 3324.1343 4536.9434 3181.0908 4543.8896 3188.038 C 4563.015 3207.1624 4568.9287 3836.414 4549.984 3836.414 C 4540.9185 3836.414 4532.9966 3687.6877 4532.3804 3505.9111 z M 5659.6973 3814.324 C 5659.6973 3799.7498 5653.071 3770.5566 5644.971 3749.4507 C 5635.697 3725.2808 5650.963 3705.659 5686.217 3696.4404 C 5733.844 3683.9849 5740.9697 3692.0366 5734.015 3750.4536 C 5726.36 3814.7585 5659.6973 3872.0498 5659.6973 3814.324 z M 5702.1406 3737.746 C 5693.3486 3728.9546 5687.095 3744.5818 5688.244 3772.4727 C 5689.5137 3803.2952 5695.783 3809.565 5704.229 3788.4585 C 5711.8726 3769.3584 5710.9326 3746.5383 5702.1406 3737.746 z M 4451.8584 3492.4558 C 4451.8584 3368.7627 4456.416 3318.1616 4461.987 3380.0078 C 4467.557 3441.854 4467.557 3543.0576 4461.987 3604.9038 C 4456.416 3666.75 4451.8584 3616.1482 4451.8584 3492.4558 z M 4865.9473 3427.8716 C 4865.9473 3376.0806 4870.5493 3333.7058 4876.1733 3333.7058 C 4897.9004 3333.7058 4908.849 3495.5225 4887.994 3508.4116 C 4875.868 3515.9055 4865.9473 3479.6626 4865.9473 3427.8716 z M 4762.2026 3375.5977 C 4761.0537 3347.7068 4767.3066 3332.0796 4776.099 3340.871 C 4784.891 3349.6633 4785.831 3372.4834 4778.1875 3391.5835 C 4769.7417 3412.69 4763.4717 3406.4202 4762.2026 3375.5977 z M 4680.739 3227.8726 C 4702.567 3213.7656 4732.3325 3202.224 4746.885 3202.224 C 4761.4365 3202.224 4755.4834 3213.7656 4733.6553 3227.8726 C 4711.827 3241.9785 4682.0615 3253.5203 4667.51 3253.5203 C 4652.9575 3253.5203 4658.9106 3241.9785 4680.739 3227.8726 z M 5692.0425 3186.6848 C 5625.008 3139.732 5616.858 3089.1963 5669.302 3045.6719 C 5698.5693 3021.3823 5702.872 3028.7793 5692.137 3084.9346 C 5667.3203 3214.757 5852.682 3253.9949 5900.213 3128.98 C 5923.706 3067.187 5919.181 3049.6057 5869.4116 3009.3047 C 5834.409 2980.961 5788.733 2968.1064 5755.228 2977.1692 C 5704.582 2990.8682 5703.826 2989.4973 5747.1094 2962.4414 C 5784.2114 2939.249 5809.556 2942.2554 5860.979 2975.949 C 5950.8096 3034.8086 5964.5874 3083.7341 5913.3506 3161.931 C 5863.7285 3237.6636 5778.4443 3247.2026 5692.0425 3186.6848 z M 6162.4053 3083.9133 C 6162.4053 3062.9438 6174.1753 3038.5122 6188.561 3029.6223 C 6203.8994 3020.142 6208.3384 3033.1736 6199.294 3061.1335 C 6188.068 3095.8384 6190.662 3099.346 6208.83 3074.0261 C 6222.557 3054.8953 6228.6577 3012.4043 6222.387 2979.602 C 6213.8994 2935.2007 6234.7524 2901.833 6303.9927 2849.0205 C 6355.1465 2810.0032 6409.7 2778.0808 6425.223 2778.0808 C 6463.2593 2778.0808 6461.214 2849.5325 6422.492 2873.4634 C 6401.3823 2886.511 6397.18 2877.89 6409.2812 2846.356 C 6421.134 2815.4695 6416.038 2804.003 6393.934 2811.8215 C 6374.8184 2818.583 6363.679 2858.6274 6367.558 2906.6365 C 6371.2515 2952.3474 6362.243 2989.7476 6347.5396 2989.7476 C 6332.836 2989.7476 6294.925 3019.5132 6263.2925 3055.8933 C 6198.5396 3130.3655 6162.4053 3140.4004 6162.4053 3083.9133 z M 6347.614 2935.5615 C 6347.614 2902.9844 6298.5244 2878.426 6269.394 2896.4287 C 6230.7407 2920.3186 6267.419 2988.4016 6310.1157 2972.0168 C 6330.7397 2964.1023 6347.614 2947.6982 6347.614 2935.5615 z M 6632.0405 2934.6257 C 6606.5747 2906.7341 6585.921 2845.219 6586.1436 2797.9246 C 6586.4194 2739.4607 6593.8506 2723.4597 6609.3594 2747.9365 C 6621.905 2767.7375 6626.287 2806.4326 6619.097 2833.926 C 6611.9077 2861.4197 6616.456 2883.914 6629.205 2883.914 C 6641.9536 2883.914 6667.256 2907.7266 6685.4316 2936.8308 C 6726.9614 3003.3303 6693.5093 3001.9487 6632.0405 2934.6257 z M 6692.2837 2856.7454 C 6673.0117 2806.204 6656.038 2755.4878 6654.564 2744.043 C 6653.0903 2732.5974 6634.025 2711.9448 6612.197 2698.1455 C 6577.293 2676.0813 6577.476 2673.009 6613.7197 2672.652 C 6658.118 2672.216 6755.637 2863.6965 6737.986 2916.652 C 6732.1216 2934.2446 6711.5557 2907.2864 6692.2837 2856.7454 z M 6109.489 2724.775 C 6109.489 2663.1782 6129.074 2633.0696 6195.478 2592.5828 C 6242.7725 2563.7463 6293.374 2540.635 6307.9263 2541.2236 C 6322.4785 2541.813 6288.518 2566.49 6232.459 2596.062 C 6143.4785 2643.002 6131.976 2659.6545 6141.887 2727.1843 C 6148.132 2769.7295 6143.3965 2804.539 6131.3647 2804.539 C 6119.3325 2804.539 6109.489 2768.645 6109.489 2724.775 z M 6241.7803 2738.3933 C 6278.1606 2717.596 6325.7856 2700.6252 6347.614 2700.6792 C 6369.442 2700.7324 6347.2393 2718.1702 6298.274 2739.4285 C 6185.6055 2788.345 6155.3687 2787.7903 6241.7803 2738.3933 z M 7013.483 2722.3955 C 6994.3564 2691.7683 6990.143 2673.7776 7004.1206 2682.4165 C 7035.1895 2701.6184 7103.258 2625.322 7077.7847 2599.8489 C 7067.773 2589.8374 7038.1636 2595.022 7011.9863 2611.3704 C 6970.365 2637.3635 6965.914 2633.1252 6976.5273 2577.6038 C 6983.203 2542.6843 6999.2095 2520.6313 7012.0977 2528.596 C 7024.9854 2536.5613 7035.5303 2531.1724 7035.5303 2516.6199 C 7035.5303 2459.6167 6985.999 2470.0369 6723.4785 2582.2676 C 6573.6777 2646.3083 6439.7324 2698.7058 6425.8223 2698.7058 C 6411.9116 2698.7058 6400.5303 2662.987 6400.5303 2619.3308 C 6400.5303 2574.4248 6386.1685 2539.1782 6367.4575 2538.165 C 6349.267 2537.18 6364.15 2523.1077 6400.5303 2506.8936 C 6436.9106 2490.6792 6536.359 2443.8604 6621.5264 2402.851 C 6706.695 2361.8418 6780.5693 2328.2893 6785.6924 2328.2893 C 6790.816 2328.2893 6802.7603 2369.615 6812.236 2420.1248 C 6829.4546 2511.906 6829.509 2511.9368 6906.039 2472.3616 C 6959.1987 2444.872 6982.614 2412.7454 6982.614 2367.2969 C 6982.614 2331.2905 6993.4053 2301.8308 7006.595 2301.8308 C 7019.7847 2301.8308 7024.349 2325.6433 7016.7383 2354.7476 C 7000.674 2416.1787 7009.3174 2418.4727 7100.4316 2376.9587 C 7149.615 2354.5488 7167.822 2325.9565 7167.822 2271.1255 C 7167.822 2229.8052 7162.208 2195.9976 7155.347 2195.9976 C 7148.4863 2195.9976 7075.2183 2225.9175 6992.5303 2262.4858 C 6909.842 2299.054 6838.0996 2324.8857 6833.103 2319.8894 C 6828.106 2314.892 6880.5376 2285.7305 6949.6177 2255.0854 C 7451.1055 2032.6168 7616.2695 1965.3479 7629.217 1978.2953 C 7637.387 1986.4658 7644.072 2033.0504 7644.072 2081.8176 C 7644.072 2168.0107 7636.9736 2173.8025 7389.765 2289.3115 C 7249.8965 2354.666 7106.4697 2415.414 7071.039 2424.3064 C 7013.7207 2438.692 7010.8394 2445.229 7044.9033 2483.6003 C 7089.5864 2533.9348 7145.6953 2723.2085 7125.581 2755.7534 C 7101.2314 2795.1526 7049.2627 2779.6868 7013.483 2722.3955 z M 7077.974 2679.4128 C 7069.182 2670.6213 7062.9287 2686.2485 7064.0776 2714.1394 C 7065.3467 2744.962 7071.6167 2751.2317 7080.0625 2730.125 C 7087.7056 2711.026 7086.7656 2688.205 7077.974 2679.4128 z M 6760.631 2536.2683 C 6785.41 2516.7742 6781.6914 2381.2058 6756.3774 2381.2058 C 6751.757 2381.2058 6675.7544 2412.5273 6587.4824 2450.81 C 6444.8545 2512.6658 6426.989 2528.8237 6426.989 2595.9595 L 6426.989 2671.5046 L 6579.124 2615.4407 C 6662.799 2584.6052 6744.477 2548.9775 6760.631 2536.2683 z M 6577.9946 2539.6572 C 6563.4727 2484.1267 6578.4194 2460.5808 6628.1914 2460.5808 C 6670.2188 2460.5808 6665.291 2560.6846 6622.4546 2577.1226 C 6605.1284 2583.771 6585.1216 2566.9116 6577.9946 2539.6572 z M 7420.91 2237.4065 C 7590.7983 2158.9133 7617.614 2137.2722 7617.614 2078.6565 C 7617.614 2041.3292 7602.731 2011.2107 7584.5405 2011.7267 C 7539.131 2013.0137 7411.0312 2088.0576 7452.249 2089.226 C 7498.324 2090.5325 7493.986 2169.5393 7447.8394 2169.5393 C 7427.224 2169.5393 7404.3516 2184.422 7397.011 2202.612 C 7389.039 2222.3694 7382.825 2217.0435 7381.5776 2189.383 C 7380.4287 2163.917 7393.776 2143.0808 7411.239 2143.0808 C 7431.94 2143.0808 7433.9795 2134.0715 7417.0996 2117.192 C 7400.2207 2100.313 7356.9453 2106.8347 7292.7456 2135.9333 C 7213.2695 2171.9568 7194.2803 2194.809 7194.2803 2254.4265 C 7194.2803 2295.0508 7201.0137 2328.2893 7209.2437 2328.2893 C 7217.473 2328.2893 7312.7236 2287.392 7420.91 2237.4065 z M 6215.322 2687.886 C 6215.322 2682.8484 6233.1816 2663.905 6255.0093 2645.7893 C 6277.8853 2626.8037 6294.697 2624.232 6294.697 2639.7188 C 6294.697 2654.4958 6276.8374 2673.4392 6255.0093 2681.8157 C 6233.1816 2690.1914 6215.322 2692.9229 6215.322 2687.886 z M 7315.1245 2622.2134 C 7294.892 2589.4773 7365.251 2437.122 7444.501 2342.061 C 7497.2715 2278.7622 7516.774 2269.7827 7543.479 2296.488 C 7569.494 2322.5032 7569.823 2339.6702 7544.99 2375.3196 C 7527.5293 2400.385 7493.5024 2460.0002 7469.3755 2507.7979 C 7422.5986 2600.464 7339.69 2661.9614 7315.1245 2622.2134 z M 7395.1177 2546.7651 C 7376.7686 2528.4167 7326.572 2565.6973 7326.572 2597.6736 C 7326.572 2615.2178 7341.753 2613.2104 7366.899 2592.3413 C 7389.0786 2573.9338 7401.7773 2553.4248 7395.1177 2546.7651 z M 7445.6343 2464.9902 C 7445.6343 2413.196 7394.0796 2417.5852 7383.9385 2470.2427 C 7377.75 2502.379 7386.852 2515.4524 7410.0347 2507.725 C 7429.6143 2501.1985 7445.6343 2481.9675 7445.6343 2464.9902 z M 7528.6104 2309.8416 C 7517.7715 2299.0024 7497.8267 2307.6484 7484.2886 2329.0554 C 7443.5513 2393.4702 7455.7705 2422.0964 7503.591 2374.2764 C 7528.191 2349.676 7539.4497 2320.6807 7528.6104 2309.8416 z M 9612.269 2544.1223 C 9598.734 2534.555 9508.256 2419.57 9411.206 2288.6018 C 9108.082 1879.5367 8862.456 1667.9412 7829.2803 925.84985 C 7325.577 564.05914 7036.322 385.24295 6684.9575 218.43546 C 6522.412 141.26802 6503.7935 118.56834 6582.5464 93.5731 C 6657.212 69.87541 6857.833 147.50189 7134.04 306.96283 C 7270.0664 385.49445 7386.6616 449.74765 7393.1406 449.74765 C 7404.2036 449.74765 7602.543 578.27094 7749.9053 680.9294 C 7819.0635 729.108 8389.329 1153.9576 8662.718 1360.9783 C 8750.03 1427.0942 8878.555 1530.3632 8948.328 1590.4652 C 9078.294 1702.4158 9125.685 1712.6897 9074.966 1617.9199 C 9034.289 1541.9153 9039.584 1456.105 9086.051 1438.2742 C 9149.85 1413.7916 9132.782 1366.9486 9019.905 1256.7268 C 8961.697 1199.8876 8914.072 1166.7137 8914.072 1183.0063 C 8914.072 1199.299 8928.955 1217.9445 8947.145 1224.4412 C 9005.066 1245.1278 8947.051 1275.7211 8823.489 1289.6478 C 8713.688 1302.0244 8696.149 1295.4493 8610.516 1209.8159 C 8532.008 1131.3088 8517.197 1098.0204 8517.197 1000.0806 C 8517.197 936.0519 8529.314 871.5468 8544.125 856.73663 C 8562.39 838.4715 8532.079 801.82074 8449.911 742.81116 C 8383.283 694.96277 8325.951 660.05054 8322.507 665.22864 C 8319.0625 670.4068 8302.183 707.3853 8284.996 747.4039 C 8257.659 811.0579 8239.143 820.1643 8137.0493 820.1643 C 7983.8555 820.1643 7909.6245 759.1005 7890.6255 617.44977 C 7877.9424 522.89197 7884.0723 503.52222 7935.3657 476.0707 L 7994.8022 444.26144 L 7927.919 382.24368 C 7891.133 348.134 7799.7163 282.49567 7724.7705 236.38132 C 7649.8247 190.26656 7595.201 145.84058 7603.385 137.65672 C 7611.569 129.47287 7653.3545 148.72032 7696.243 180.42906 C 7739.131 212.1378 7782.981 238.08098 7793.688 238.08098 C 7804.395 238.08098 7843.5728 266.3246 7880.749 300.84442 C 7917.926 335.3643 8097.171 462.96994 8279.072 584.41156 C 8517.146 743.35693 8708.24 901.2777 8961.178 1148.1078 C 9154.435 1336.6985 9327.075 1517.1573 9344.823 1549.1266 C 9362.571 1581.0957 9398.096 1644.2014 9423.766 1689.361 L 9470.438 1771.47 L 9401.106 1788.8712 C 9362.973 1798.4419 9289.726 1793.3679 9238.334 1777.5953 L 9144.895 1748.9174 L 9211.6875 1820.322 C 9414.055 2036.6605 9460.401 2093.742 9578.547 2272.1523 C 9649.648 2379.5225 9707.822 2482.428 9707.822 2500.832 C 9707.822 2540.9102 9646.82 2568.5474 9612.269 2544.1223 z M 8173.239 2387.416 C 8173.239 2323.4019 8190.6104 2307.7422 8312.145 2262.2073 C 8509.191 2188.3794 8514.682 2187.5168 8411.363 2246.63 C 8360.432 2275.7705 8336.619 2300.4736 8358.447 2301.5264 C 8389.66 2303.0308 8388.134 2309.2617 8351.299 2330.7068 C 8325.538 2345.704 8280.89 2350.4932 8252.08 2341.3489 C 8198.161 2324.2358 8178.6484 2365.074 8226.587 2394.7014 C 8256.809 2413.3801 8236.424 2460.5808 8198.136 2460.5808 C 8184.442 2460.5808 8173.239 2427.6565 8173.239 2387.416 z M 8310.491 2310.2153 C 8291.392 2302.572 8268.571 2303.512 8259.779 2312.3035 C 8250.987 2321.0957 8266.614 2327.3494 8294.506 2326.2004 C 8325.328 2324.9312 8331.598 2318.6611 8310.491 2310.2153 z M 7945.838 2320.0098 C 7909.759 2299.8186 7924.9043 2283.7651 8030.981 2229.7607 C 8101.9463 2193.6318 8213.588 2142.6643 8279.072 2116.499 C 8344.557 2090.3337 8477.451 2032.0322 8574.393 1986.9406 C 8750.255 1905.14 8834.697 1885.5853 8834.697 1926.6592 C 8834.697 1945.9474 8735.601 1995.5333 8141.012 2273.7737 C 8033.719 2323.9814 7976.9614 2337.428 7945.838 2320.0098 z M 8437.822 2275.3726 C 8459.65 2261.2656 8489.416 2249.724 8503.968 2249.724 C 8518.52 2249.724 8512.566 2261.2656 8490.738 2275.3726 C 8468.91 2289.4785 8439.145 2301.0203 8424.593 2301.0203 C 8410.041 2301.0203 8415.994 2289.4785 8437.822 2275.3726 z M 8755.322 2224.6602 C 8755.322 2160.2876 8739.209 2157.9377 8649.488 2209.2268 C 8547.669 2267.4321 8519.031 2255.6636 8617.055 2195.8982 C 8664.701 2166.8489 8721.256 2143.0808 8742.732 2143.0808 C 8764.209 2143.0808 8781.78 2124.5186 8781.78 2101.8318 C 8781.78 2076.5127 8769.008 2067.794 8748.707 2079.255 C 8722.249 2094.1926 8722.249 2090.8005 8748.707 2062.2952 C 8797.819 2009.3843 8840.258 2065.9966 8830.01 2170.752 C 8820.584 2267.1052 8755.322 2314.2107 8755.322 2224.6602 z M 8608.243 2131.3115 C 8636.491 2108.6804 8671.218 2090.1643 8685.414 2090.1643 C 8719.03 2090.1643 8704.02 2102.3848 8623.03 2140.9565 C 8560.661 2170.66 8559.816 2170.1094 8608.243 2131.3115 z M 8009.5557 1918.9432 C 8003.443 1866.5837 8011.43 1822.2631 8028.1343 1815.8528 C 8046.8496 1808.6714 8053.372 1832.294 8046.188 1881.2405 C 8037.2 1942.4818 8044.8433 1957.791 8084.246 1957.4672 C 8123.0547 1957.1483 8125.6895 1952.084 8096.6226 1933.6791 C 8053.5723 1906.4198 8076.3267 1824.6023 8126.1064 1827.6698 C 8152.6606 1829.3057 8152.841 1832.6509 8126.9365 1843.1033 C 8108.7466 1850.4437 8093.864 1868.1655 8093.864 1882.4855 C 8093.864 1915.0393 8175.4023 1891.0945 8337.927 1810.8143 C 8406.677 1776.8549 8468.58 1758.2158 8475.489 1769.3958 C 8485.724 1785.9547 8072.854 2010.7892 8032.2114 2010.7892 C 8025.6484 2010.7892 8015.4526 1969.4586 8009.5557 1918.9432 z M 8305.53 1746.2059 C 8454.942 1667.271 8543.655 1647.2479 8543.655 1692.4584 C 8543.655 1706.554 8527.001 1711.6957 8506.646 1703.8845 C 8486.291 1696.0741 8409.296 1720.2603 8335.546 1757.6321 C 8261.797 1795.0038 8192.131 1825.0189 8180.7324 1824.3326 C 8169.335 1823.6455 8225.494 1788.4894 8305.53 1746.2059 z M 8586.945 1706.6702 C 8595.29 1684.9258 8612.97 1673.8419 8626.234 1682.0399 C 8653.978 1699.1868 8631.706 1746.2059 8595.841 1746.2059 C 8582.6045 1746.2059 8578.602 1728.4147 8586.945 1706.6702 z M 8980.218 1040.792 C 8642.619 715.45575 8429.702 540.01587 8279.072 463.05997 C 8228.14 437.03888 8109.077 366.33826 8014.489 305.94666 C 7919.9 245.55508 7806.7905 180.16058 7763.1343 160.62527 L 7683.7593 125.10622 L 7763.1343 90.17577 C 7851.2183 51.413204 7999.389 60.148136 8294.906 121.52399 C 8512.295 166.67384 8612.563 238.1375 8570.03 317.61142 C 8548.195 358.40955 8554.193 374.15067 8601.148 399.27994 C 8633.14 416.401 8756.604 528.5792 8875.514 648.5654 C 9040.272 814.81494 9086.214 876.54895 9068.598 908.02716 C 9053.508 934.9909 9057.475 956.76526 9080.021 970.7381 C 9099.019 982.5106 9170.863 1053.1329 9239.677 1127.6754 C 9323.402 1218.3716 9359.326 1277.453 9348.268 1306.2692 C 9339.18 1329.9531 9324.088 1348.752 9314.73 1348.0455 C 9305.374 1347.3381 9154.843 1209.0746 8980.218 1040.792 z M 8133.5513 238.08098 C 8124.557 223.52882 8105.293 211.62265 8090.7407 211.62265 C 8076.1885 211.62265 8071.6406 223.52882 8080.6343 238.08098 C 8089.628 252.63274 8108.8926 264.5393 8123.445 264.5393 C 8137.997 264.5393 8142.545 252.63274 8133.5513 238.08098 z M 183.66368 773.8622 C 186.01576 718.4021 293.49628 631.7157 750.24 316.90085 C 894.97034 217.14395 1025.102 142.76543 1039.4213 151.61542 C 1053.986 160.6168 1042.9619 183.38995 1014.40027 203.30396 C 799.7202 352.98312 273.70987 752.05316 266.60678 770.63403 C 255.84839 798.7783 182.48643 801.6334 183.66368 773.8622 z M 4714.1006 752.385 C 4673.9233 734.50977 4582.517 704.6271 4510.976 685.9792 C 4350.256 644.08655 4214.088 528.4185 4179.953 404.79318 C 4151.964 303.42664 4169.3867 158.70598 4209.579 158.70598 C 4223.2925 158.70598 4226.671 183.41377 4217.0864 213.613 C 4201.891 261.48798 4209.2876 267.41785 4274.835 259.91507 C 4334.959 253.03284 4348.7476 239.39146 4343.7065 191.7789 C 4340.24 159.03664 4349.17 132.24765 4363.5503 132.24765 C 4377.931 132.24765 4389.6973 156.06 4389.6973 185.16432 C 4389.6973 214.56215 4407.336 238.08098 4429.385 238.08098 C 4451.213 238.08098 4469.0723 225.37221 4469.0723 209.83942 C 4469.0723 194.307 4491.1016 188.5899 4518.027 197.1359 C 4554.277 208.64157 4586.107 185.07388 4640.687 106.31457 C 4712.251 3.048102 4760.114 -28.602097 4760.114 27.341677 C 4760.114 42.404144 4681.781 158.48999 4586.041 285.31042 C 4443.969 473.50223 4420.623 517.6537 4459.046 525.46814 C 4508.9517 535.61774 4521.7803 522.14105 4704.3794 267.74286 C 4768.314 178.66843 4832.28 105.78932 4846.5254 105.78932 C 4860.771 105.78932 4857.6045 123.64838 4839.489 145.47682 C 4812.2544 178.29176 4815.13 185.69562 4856.0933 188.23341 C 4900.455 190.98195 4900.794 192.56737 4859.3325 203.40247 C 4800.1904 218.85815 4800.776 245.24745 4861.4795 300.18353 C 4919.311 352.52005 4945.3223 333.52695 4945.3223 238.9627 C 4945.3223 200.64221 4959.6094 155.00143 4977.072 137.53925 C 5049.6797 64.931435 5209.1235 133.00624 5174.962 222.02899 C 5153.432 278.13586 5244.0396 352.1131 5284.6055 311.54752 C 5309.1587 286.99432 5302.8525 272.21164 5256.4624 245.5785 C 5197.7837 211.88951 5198.0947 211.38002 5273.276 218.05273 C 5316.201 221.86266 5354.9727 210.31216 5361.47 191.7789 C 5367.8477 173.58879 5351.2373 157.32486 5324.558 155.63649 C 5280.2725 152.83426 5280.0806 151.51448 5322.3535 140.46744 C 5347.8193 133.81248 5368.6553 118.04027 5368.6553 105.418304 C 5368.6553 92.79593 5401.3975 99.54899 5441.416 120.42425 C 5481.434 141.29991 5567.7544 159.29018 5633.239 160.40242 C 5751.054 162.40408 5909.6597 205.73679 5813.906 209.7631 C 5789.58 210.78574 5736.002 264.0807 5694.8433 328.1966 C 5653.6846 392.3121 5584.2905 464.5949 5540.635 488.8243 C 5491.704 515.9811 5479.019 518.35376 5507.5615 495.01053 C 5610.115 411.1385 5524.1436 347.32495 5409.7197 422.38577 L 5337.3867 469.83563 L 5393.286 508.9894 C 5456.7153 553.417 5431.0723 589.67206 5315.739 618.6278 L 5249.593 635.23456 L 5315.739 603.4374 C 5407.567 559.2944 5406.306 561.2597 5370.4917 518.10547 C 5352.802 496.79056 5319.3857 486.62 5296.2344 495.50388 C 5267.62 506.4843 5260.4966 501.3736 5273.989 479.54312 C 5299.2344 438.69495 5239.9956 365.00476 5201.1914 388.98706 C 5185.1445 398.90448 5129.939 415.2637 5078.512 425.3406 L 4985.01 443.66193 L 5094.6265 446.70477 C 5217.5513 450.11664 5250.681 493.5188 5181.0996 559.9904 C 5120.3467 618.0287 5091.247 587.148 5147.8027 524.655 C 5189.835 478.20966 5185.186 476.2318 5035.412 476.8293 L 4879.1763 477.45306 L 4821.3315 609.121 C 4767.561 731.51337 4766.8125 740.7893 4810.6987 740.7893 C 4840.1323 740.7893 4875.7593 701.2076 4905.3096 635.677 C 4950.8906 534.5955 4998.239 515.5983 4998.239 598.39087 C 4998.239 620.2193 4987.686 631.55664 4974.7886 623.5855 C 4961.8906 615.61444 4944.9517 633.5155 4937.1455 663.36505 C 4924.8804 710.2679 4932.555 715.7343 4993.669 703.6234 C 5032.563 695.9156 5140.6494 676.45215 5233.8613 660.3727 C 5575.1455 601.4971 5751.8877 497.8168 5889.6514 275.67276 C 5906.986 247.72105 5921.8687 237.94815 5922.7246 253.95493 C 5925.4844 305.57645 5766.498 502.8395 5678.7407 556.6799 C 5571.328 622.5778 5471.65 650.85455 5156.989 704.69006 C 5018.7437 728.3425 4899.681 756.2462 4892.4053 766.69855 C 4872.634 795.1004 4796.343 788.97595 4714.1006 752.385 z M 4746.0645 662.74176 C 4773.2466 618.75946 4660.8896 576.6399 4601.364 608.4976 C 4572.2593 624.07324 4548.4473 648.3054 4548.4473 662.3453 C 4548.4473 695.3891 4725.667 695.7452 4746.0645 662.74176 z M 4599.426 561.871 C 4614.1587 536.58344 4626.575 526.668 4627.018 539.8374 C 4627.4604 553.00684 4651.5923 542.27026 4680.6455 515.97784 C 4724.1934 476.5673 4727.6777 460.74866 4700.4893 425.88766 C 4671.6235 388.87643 4673.027 387.91678 4711.739 418.1935 C 4748.0273 446.5756 4765.839 446.6204 4810.9575 418.44342 C 4885.0464 372.17404 4882.1665 313.75708 4806.416 326.32333 C 4773.6733 331.755 4762.4263 330.98187 4781.422 324.6055 C 4818.6064 312.1228 4810.7227 251.31015 4771.9194 251.31015 C 4759.01 251.31015 4736.1895 275.309 4721.2075 304.64102 C 4646.556 450.79852 4540.6147 555.581 4467.4937 555.581 C 4361.356 555.581 4357.619 530.1828 4444.919 402.15082 C 4521.7173 289.52124 4539.831 237.71642 4502.145 238.48592 C 4451.7188 239.51581 4415.7524 286.51874 4429.9756 332.80023 C 4444.1777 379.01028 4441.8525 378.63763 4404.2456 328.67743 C 4351.024 257.97238 4204.489 270.4393 4204.489 345.67212 C 4204.489 435.73645 4261.142 519.722 4369.1313 589.7431 C 4483.17 663.68726 4544.427 656.2733 4599.426 561.871 z M 4826.26 529.1226 C 4850.8394 481.59042 4888.262 449.74765 4919.543 449.74765 C 4977.092 449.74765 4989.244 410.74728 4940.9883 380.92313 C 4923.24 369.95398 4884.012 392.3335 4848.3843 433.75378 C 4814.3877 473.27737 4786.5723 497.15268 4786.5723 486.80972 C 4786.5723 476.46677 4762.478 489.809 4733.0303 516.4591 C 4692.1313 553.4719 4687.4453 569.964 4713.1865 586.3002 C 4767.4854 620.7611 4782.903 612.9652 4826.26 529.1226 z M 5434.0684 371.55798 C 5442.563 357.81406 5423.9775 332.9032 5392.768 316.2004 C 5347.4897 291.9686 5327.7505 294.1051 5295.081 326.7743 C 5261.6387 360.2166 5260.29 375.12848 5287.717 408.17596 C 5321.622 449.02942 5397.999 429.91922 5434.0684 371.55798 z M 5669.3276 322.64825 C 5707.687 267.29593 5739.0723 213.71756 5739.0723 203.58575 C 5739.0723 173.33446 5611.3945 182.75127 5591.8057 214.44708 C 5579.6772 234.07082 5568.165 234.76279 5556.906 216.54523 C 5547.665 201.59299 5509.0947 181.57684 5471.1953 172.06435 C 5385.401 150.53142 5344.6504 225.41501 5407.7983 288.5632 C 5441.1826 321.9474 5458.543 323.6196 5500.396 297.4818 C 5543.46 270.5879 5549.412 271.81277 5536.6953 304.95068 C 5524.5254 336.6663 5565.8804 423.2893 5593.1924 423.2893 C 5596.7075 423.2893 5630.9688 378.00058 5669.3276 322.64825 z M 5104.0723 354.93835 C 5104.0723 308.21478 5047.114 316.3518 5030.7607 365.4117 C 5025.0005 382.69223 5039.139 396.83096 5062.1797 396.83096 C 5085.2207 396.83096 5104.0723 377.97916 5104.0723 354.93835 z M 4998.239 343.9143 C 4998.239 329.36215 4986.3325 317.45596 4971.7803 317.45596 C 4957.228 317.45596 4945.3223 329.36215 4945.3223 343.9143 C 4945.3223 358.46606 4957.228 370.37265 4971.7803 370.37265 C 4986.3325 370.37265 4998.239 358.46606 4998.239 343.9143 z M 5193.015 330.68515 C 5184.6387 308.8567 5161.5737 290.99765 5141.7593 290.99765 C 5120.6055 290.99765 5112.02 307.3819 5120.9624 330.68515 C 5129.3384 352.51318 5152.404 370.37265 5172.2183 370.37265 C 5193.3716 370.37265 5201.9575 353.98798 5193.015 330.68515 z M 5131.6323 249.9819 C 5159.766 216.08337 5157.9463 201.24094 5121.1465 164.44086 C 5066.5444 109.83906 4989.5264 146.97987 4976.5547 234.16852 C 4969.8667 279.12296 4981.629 290.99765 5032.846 290.99765 C 5068.457 290.99765 5112.91 272.54068 5131.6323 249.9819 z M 1757.093 608.4976 C 1579.8889 429.42508 1601.6956 390.77676 1784.7391 559.5003 L 1903.8073 669.253 L 2134.721 570.20294 C 2261.7231 515.72595 2487.8818 412.18494 2637.2952 340.11246 C 2786.7087 268.03998 2918.7842 215.14513 2930.7957 222.56877 C 2942.8071 229.99242 3026.4922 200.03381 3116.7622 155.99377 C 3207.0327 111.95376 3301.176 80.618866 3325.971 86.361404 C 3361.8657 94.67404 3357.5742 102.530075 3304.9055 124.91848 C 2934.3582 282.43066 2845.4705 314.61902 2821.6694 299.909 C 2806.463 290.51074 2801.7458 295.3195 2811.1865 310.59552 C 2831.7925 343.9361 2756.2705 377.81525 2716.3464 353.1414 C 2700.859 343.56952 2695.7437 347.96405 2704.9792 362.9074 C 2723.9963 393.67792 2417.945 540.54315 2345.2192 535.54584 C 2317.5386 533.6435 2305.67 544.17664 2316.2344 561.2702 C 2327.2358 579.07196 2321.8406 582.6239 2302.2197 570.4977 C 2253.3467 540.292 1930.063 686.12695 1947.1558 730.66876 C 1975.7764 805.254 1909.8809 762.8963 1757.093 608.4976 z M 2167.1973 621.7268 C 2203.5774 600.92944 2245.2495 583.9142 2259.8013 583.9142 C 2274.353 583.9142 2256.4941 600.92944 2220.1138 621.7268 C 2183.7336 642.5233 2142.0615 659.5394 2127.5098 659.5394 C 2112.958 659.5394 2130.817 642.5233 2167.1973 621.7268 z M 7171.386 224.86917 C 7063.734 102.25958 7082.5977 66.10182 7254.214 66.10182 C 7505.5576 66.10182 7606.3867 197.84119 7415.9453 277.4132 C 7281.8774 333.43045 7263.177 329.4122 7171.386 224.86917 z" svg:height="149.4622mm" draw:style-name="style-2" svg:viewBox="0.0 0.0 9893.622 14946.221" svg:width="98.93622mm" svg:x="0.0mm" svg:y="0.0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49.4622mm" fo:page-width="98.9362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